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Mono" svg:font-family="'Liberation Mono'" style:font-family-generic="modern" style:font-pitch="fixed"/>
    <style:font-face style:name="Nimbus Mono L" svg:font-family="'Nimbus Mono L'" style:font-adornments="Regular" style:font-family-generic="modern" style:font-pitch="fixed"/>
    <style:font-face style:name="Arial Unicode MS" svg:font-family="'Arial Unicode MS'" style:font-pitch="variable"/>
    <style:font-face style:name="DejaVu Sans" svg:font-family="'DejaVu Sans'" style:font-pitch="variable"/>
    <style:font-face style:name="HG Mincho Light J" svg:font-family="'HG Mincho Light J'" style:font-pitch="variable"/>
    <style:font-face style:name="Liberation Sans1" svg:font-family="'Liberation Sans'" style:font-pitch="variable"/>
    <style:font-face style:name="Arial" svg:font-family="Arial" style:font-family-generic="roman" style:font-pitch="variable"/>
    <style:font-face style:name="FreeSans" svg:font-family="FreeSans"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horndale" svg:font-family="Thorndale" style:font-family-generic="roman" style:font-pitch="variable"/>
    <style:font-face style:name="Times1" svg:font-family="Times" style:font-adornments="Bold" style:font-family-generic="roman" style:font-pitch="variable"/>
    <style:font-face style:name="Times2" svg:font-family="Times"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3" svg:font-family="Times, 'Times New Roman'" style:font-family-generic="roman" style:font-pitch="variable"/>
    <style:font-face style:name="Helvetica" svg:font-family="Helvetica" style:font-family-generic="swiss" style:font-pitch="variable"/>
    <style:font-face style:name="Helvetica1" svg:font-family="Helvetica" style:font-adornments="Bold" style:font-family-generic="swiss" style:font-pitch="variable"/>
    <style:font-face style:name="Helvetica2" svg:font-family="Helvetica" style:font-adornments="Italic" style:font-family-generic="swiss" style:font-pitch="variable"/>
  </office:font-face-decls>
  <office:automatic-styles>
    <style:style style:name="Table7" style:family="table">
      <style:table-properties style:width="15.981cm" fo:margin-left="0cm" fo:margin-right="0.021cm" table:align="margins" style:may-break-between-rows="false"/>
    </style:style>
    <style:style style:name="Table7.A" style:family="table-column">
      <style:table-column-properties style:column-width="1.536cm" style:rel-column-width="6300*"/>
    </style:style>
    <style:style style:name="Table7.B" style:family="table-column">
      <style:table-column-properties style:column-width="2.221cm" style:rel-column-width="9106*"/>
    </style:style>
    <style:style style:name="Table7.C" style:family="table-column">
      <style:table-column-properties style:column-width="9.208cm" style:rel-column-width="37758*"/>
    </style:style>
    <style:style style:name="Table7.D" style:family="table-column">
      <style:table-column-properties style:column-width="3.016cm" style:rel-column-width="12371*"/>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24" style:family="table">
      <style:table-properties style:width="16.014cm" fo:margin-left="0cm" fo:margin-right="-0.012cm" table:align="margins" style:may-break-between-rows="false"/>
    </style:style>
    <style:style style:name="Table24.A" style:family="table-column">
      <style:table-column-properties style:column-width="3.609cm" style:rel-column-width="14771*"/>
    </style:style>
    <style:style style:name="Table24.B" style:family="table-column">
      <style:table-column-properties style:column-width="12.405cm" style:rel-column-width="50764*"/>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4.4" style:family="table-row">
      <style:table-row-properties style:min-row-height="0.746cm"/>
    </style:style>
    <style:style style:name="Table39" style:family="table">
      <style:table-properties style:width="16.014cm" fo:margin-left="0cm" fo:margin-right="-0.012cm" table:align="margins" style:may-break-between-rows="false"/>
    </style:style>
    <style:style style:name="Table39.A" style:family="table-column">
      <style:table-column-properties style:column-width="3.609cm" style:rel-column-width="14771*"/>
    </style:style>
    <style:style style:name="Table39.B" style:family="table-column">
      <style:table-column-properties style:column-width="12.405cm" style:rel-column-width="50764*"/>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44" style:family="table">
      <style:table-properties style:width="16.014cm" fo:margin-left="0cm" fo:margin-right="-0.012cm" table:align="margins" style:may-break-between-rows="false"/>
    </style:style>
    <style:style style:name="Table44.A" style:family="table-column">
      <style:table-column-properties style:column-width="3.609cm" style:rel-column-width="14771*"/>
    </style:style>
    <style:style style:name="Table44.B" style:family="table-column">
      <style:table-column-properties style:column-width="12.405cm" style:rel-column-width="50764*"/>
    </style:style>
    <style:style style:name="Table44.A1" style:family="table-cell">
      <style:table-cell-properties fo:padding="0.097cm" fo:border-left="0.05pt solid #000000" fo:border-right="none" fo:border-top="0.05pt solid #000000" fo:border-bottom="0.05pt solid #000000"/>
    </style:style>
    <style:style style:name="Table44.B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25" style:family="table">
      <style:table-properties style:width="16.014cm" fo:margin-left="0cm" fo:margin-right="-0.012cm" table:align="margins" style:may-break-between-rows="false"/>
    </style:style>
    <style:style style:name="Table25.A" style:family="table-column">
      <style:table-column-properties style:column-width="3.609cm" style:rel-column-width="14771*"/>
    </style:style>
    <style:style style:name="Table25.B" style:family="table-column">
      <style:table-column-properties style:column-width="12.405cm" style:rel-column-width="50764*"/>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5" style:family="table">
      <style:table-properties style:width="16.014cm" fo:margin-left="0cm" fo:margin-right="-0.012cm" table:align="margins" style:may-break-between-rows="true"/>
    </style:style>
    <style:style style:name="Table5.A" style:family="table-column">
      <style:table-column-properties style:column-width="3.611cm" style:rel-column-width="14778*"/>
    </style:style>
    <style:style style:name="Table5.B" style:family="table-column">
      <style:table-column-properties style:column-width="12.404cm" style:rel-column-width="50757*"/>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2" style:family="table">
      <style:table-properties style:width="16.014cm" fo:margin-left="0cm" fo:margin-right="-0.012cm" table:align="margins" style:may-break-between-rows="false"/>
    </style:style>
    <style:style style:name="Table2.A" style:family="table-column">
      <style:table-column-properties style:column-width="3.609cm" style:rel-column-width="14771*"/>
    </style:style>
    <style:style style:name="Table2.B" style:family="table-column">
      <style:table-column-properties style:column-width="12.405cm" style:rel-column-width="50764*"/>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6" style:family="table">
      <style:table-properties style:width="16.014cm" fo:margin-left="0cm" fo:margin-right="-0.012cm" table:align="margins" style:may-break-between-rows="false"/>
    </style:style>
    <style:style style:name="Table6.A" style:family="table-column">
      <style:table-column-properties style:column-width="3.611cm" style:rel-column-width="14778*"/>
    </style:style>
    <style:style style:name="Table6.B" style:family="table-column">
      <style:table-column-properties style:column-width="12.404cm" style:rel-column-width="50757*"/>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23" style:family="table">
      <style:table-properties style:width="16.014cm" fo:margin-left="0cm" fo:margin-right="-0.012cm" table:align="margins"/>
    </style:style>
    <style:style style:name="Table23.A" style:family="table-column">
      <style:table-column-properties style:column-width="3.609cm" style:rel-column-width="14771*"/>
    </style:style>
    <style:style style:name="Table23.B" style:family="table-column">
      <style:table-column-properties style:column-width="12.405cm" style:rel-column-width="50764*"/>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1" style:family="table">
      <style:table-properties style:width="16.014cm" fo:margin-left="0cm" fo:margin-right="-0.012cm" table:align="margins" style:may-break-between-rows="false"/>
    </style:style>
    <style:style style:name="Table21.A" style:family="table-column">
      <style:table-column-properties style:column-width="3.609cm" style:rel-column-width="14771*"/>
    </style:style>
    <style:style style:name="Table21.B" style:family="table-column">
      <style:table-column-properties style:column-width="12.405cm" style:rel-column-width="50764*"/>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37" style:family="table">
      <style:table-properties style:width="16.014cm" fo:margin-left="0cm" fo:margin-right="-0.012cm" table:align="margins"/>
    </style:style>
    <style:style style:name="Table37.A" style:family="table-column">
      <style:table-column-properties style:column-width="3.609cm" style:rel-column-width="14771*"/>
    </style:style>
    <style:style style:name="Table37.B" style:family="table-column">
      <style:table-column-properties style:column-width="12.405cm" style:rel-column-width="50764*"/>
    </style:style>
    <style:style style:name="Table37.A1" style:family="table-cell">
      <style:table-cell-properties fo:padding="0.097cm" fo:border-left="0.05pt solid #000000" fo:border-right="none" fo:border-top="0.05pt solid #000000" fo:border-bottom="0.05pt solid #000000"/>
    </style:style>
    <style:style style:name="Table37.B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0.05pt solid #000000" fo:border-right="0.05pt solid #000000" fo:border-top="none" fo:border-bottom="0.05pt solid #000000"/>
    </style:style>
    <style:style style:name="Table8" style:family="table">
      <style:table-properties style:width="16.014cm" fo:margin-left="0cm" fo:margin-right="-0.012cm" table:align="margins"/>
    </style:style>
    <style:style style:name="Table8.A" style:family="table-column">
      <style:table-column-properties style:column-width="3.611cm" style:rel-column-width="14778*"/>
    </style:style>
    <style:style style:name="Table8.B" style:family="table-column">
      <style:table-column-properties style:column-width="12.404cm" style:rel-column-width="50757*"/>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6.014cm" fo:margin-left="0cm" fo:margin-right="-0.012cm" table:align="margins" style:may-break-between-rows="false"/>
    </style:style>
    <style:style style:name="Table9.A" style:family="table-column">
      <style:table-column-properties style:column-width="3.609cm" style:rel-column-width="14771*"/>
    </style:style>
    <style:style style:name="Table9.B" style:family="table-column">
      <style:table-column-properties style:column-width="12.405cm" style:rel-column-width="50764*"/>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6.014cm" fo:margin-left="0cm" fo:margin-right="-0.012cm" table:align="margins" style:may-break-between-rows="false"/>
    </style:style>
    <style:style style:name="Table10.A" style:family="table-column">
      <style:table-column-properties style:column-width="3.611cm" style:rel-column-width="14778*"/>
    </style:style>
    <style:style style:name="Table10.B" style:family="table-column">
      <style:table-column-properties style:column-width="12.404cm" style:rel-column-width="50757*"/>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6.014cm" fo:margin-left="0cm" fo:margin-right="-0.012cm" table:align="margins" style:may-break-between-rows="false"/>
    </style:style>
    <style:style style:name="Table11.A" style:family="table-column">
      <style:table-column-properties style:column-width="3.611cm" style:rel-column-width="14778*"/>
    </style:style>
    <style:style style:name="Table11.B" style:family="table-column">
      <style:table-column-properties style:column-width="12.404cm" style:rel-column-width="50757*"/>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8" style:family="table">
      <style:table-properties style:width="16.014cm" fo:margin-left="0cm" fo:margin-right="-0.012cm" table:align="margins" style:may-break-between-rows="true"/>
    </style:style>
    <style:style style:name="Table18.A" style:family="table-column">
      <style:table-column-properties style:column-width="3.609cm" style:rel-column-width="14771*"/>
    </style:style>
    <style:style style:name="Table18.B" style:family="table-column">
      <style:table-column-properties style:column-width="12.405cm" style:rel-column-width="50764*"/>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2" style:family="table">
      <style:table-properties style:width="16.014cm" fo:margin-left="0cm" fo:margin-right="-0.012cm" table:align="margins"/>
    </style:style>
    <style:style style:name="Table12.A" style:family="table-column">
      <style:table-column-properties style:column-width="3.609cm" style:rel-column-width="14771*"/>
    </style:style>
    <style:style style:name="Table12.B" style:family="table-column">
      <style:table-column-properties style:column-width="12.405cm" style:rel-column-width="50764*"/>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26" style:family="table">
      <style:table-properties style:width="16.014cm" fo:margin-left="0cm" fo:margin-right="-0.012cm" table:align="margins"/>
    </style:style>
    <style:style style:name="Table26.A" style:family="table-column">
      <style:table-column-properties style:column-width="3.609cm" style:rel-column-width="14771*"/>
    </style:style>
    <style:style style:name="Table26.B" style:family="table-column">
      <style:table-column-properties style:column-width="12.405cm" style:rel-column-width="50764*"/>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15" style:family="table">
      <style:table-properties style:width="16.014cm" fo:margin-left="0cm" fo:margin-right="-0.012cm" table:align="margins" style:may-break-between-rows="false"/>
    </style:style>
    <style:style style:name="Table15.A" style:family="table-column">
      <style:table-column-properties style:column-width="3.611cm" style:rel-column-width="14778*"/>
    </style:style>
    <style:style style:name="Table15.B" style:family="table-column">
      <style:table-column-properties style:column-width="12.404cm" style:rel-column-width="50757*"/>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36" style:family="table">
      <style:table-properties style:width="16.014cm" fo:margin-left="0cm" fo:margin-right="-0.012cm" table:align="margins" style:may-break-between-rows="false"/>
    </style:style>
    <style:style style:name="Table36.A" style:family="table-column">
      <style:table-column-properties style:column-width="3.611cm" style:rel-column-width="14778*"/>
    </style:style>
    <style:style style:name="Table36.B" style:family="table-column">
      <style:table-column-properties style:column-width="12.404cm" style:rel-column-width="50757*"/>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0.05pt solid #000000" fo:border-top="none" fo:border-bottom="0.05pt solid #000000"/>
    </style:style>
    <style:style style:name="Table13" style:family="table">
      <style:table-properties style:width="16.014cm" fo:margin-left="0cm" fo:margin-right="-0.012cm" table:align="margins" style:may-break-between-rows="false"/>
    </style:style>
    <style:style style:name="Table13.A" style:family="table-column">
      <style:table-column-properties style:column-width="3.611cm" style:rel-column-width="14778*"/>
    </style:style>
    <style:style style:name="Table13.B" style:family="table-column">
      <style:table-column-properties style:column-width="12.404cm" style:rel-column-width="50757*"/>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6" style:family="table">
      <style:table-properties style:width="16.014cm" fo:margin-left="0cm" fo:margin-right="-0.012cm" table:align="margins" style:may-break-between-rows="false"/>
    </style:style>
    <style:style style:name="Table16.A" style:family="table-column">
      <style:table-column-properties style:column-width="3.609cm" style:rel-column-width="14771*"/>
    </style:style>
    <style:style style:name="Table16.B" style:family="table-column">
      <style:table-column-properties style:column-width="12.405cm" style:rel-column-width="50764*"/>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22" style:family="table">
      <style:table-properties style:width="16.014cm" fo:margin-left="0cm" fo:margin-right="-0.012cm" table:align="margins" style:may-break-between-rows="false"/>
    </style:style>
    <style:style style:name="Table22.A" style:family="table-column">
      <style:table-column-properties style:column-width="3.609cm" style:rel-column-width="14771*"/>
    </style:style>
    <style:style style:name="Table22.B" style:family="table-column">
      <style:table-column-properties style:column-width="12.405cm" style:rel-column-width="50764*"/>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42" style:family="table">
      <style:table-properties style:width="16.014cm" fo:margin-left="0cm" fo:margin-right="-0.012cm" table:align="margins" style:may-break-between-rows="false"/>
    </style:style>
    <style:style style:name="Table42.A" style:family="table-column">
      <style:table-column-properties style:column-width="3.611cm" style:rel-column-width="14778*"/>
    </style:style>
    <style:style style:name="Table42.B" style:family="table-column">
      <style:table-column-properties style:column-width="12.404cm" style:rel-column-width="50757*"/>
    </style:style>
    <style:style style:name="Table42.A1" style:family="table-cell">
      <style:table-cell-properties fo:padding="0.097cm" fo:border-left="0.05pt solid #000000" fo:border-right="none" fo:border-top="0.05pt solid #000000" fo:border-bottom="0.05pt solid #000000"/>
    </style:style>
    <style:style style:name="Table42.B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0.05pt solid #000000" fo:border-top="none" fo:border-bottom="0.05pt solid #000000"/>
    </style:style>
    <style:style style:name="Table14" style:family="table">
      <style:table-properties style:width="16.014cm" fo:margin-left="0cm" fo:margin-right="-0.012cm" table:align="margins" style:may-break-between-rows="false"/>
    </style:style>
    <style:style style:name="Table14.A" style:family="table-column">
      <style:table-column-properties style:column-width="3.611cm" style:rel-column-width="14778*"/>
    </style:style>
    <style:style style:name="Table14.B" style:family="table-column">
      <style:table-column-properties style:column-width="12.404cm" style:rel-column-width="50757*"/>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7" style:family="table">
      <style:table-properties style:width="16.014cm" fo:margin-left="0cm" fo:margin-right="-0.012cm" table:align="margins"/>
    </style:style>
    <style:style style:name="Table17.A" style:family="table-column">
      <style:table-column-properties style:column-width="3.611cm" style:rel-column-width="14778*"/>
    </style:style>
    <style:style style:name="Table17.B" style:family="table-column">
      <style:table-column-properties style:column-width="12.404cm" style:rel-column-width="50757*"/>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9" style:family="table">
      <style:table-properties style:width="16.03cm" fo:margin-left="-0.016cm" fo:margin-right="-0.012cm" table:align="margins"/>
    </style:style>
    <style:style style:name="Table19.A" style:family="table-column">
      <style:table-column-properties style:column-width="3.637cm" style:rel-column-width="14866*"/>
    </style:style>
    <style:style style:name="Table19.B" style:family="table-column">
      <style:table-column-properties style:column-width="12.393cm" style:rel-column-width="50669*"/>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16.014cm" fo:margin-left="0cm" fo:margin-right="-0.012cm" table:align="margins" style:may-break-between-rows="true"/>
    </style:style>
    <style:style style:name="Table20.A" style:family="table-column">
      <style:table-column-properties style:column-width="3.611cm" style:rel-column-width="14778*"/>
    </style:style>
    <style:style style:name="Table20.B" style:family="table-column">
      <style:table-column-properties style:column-width="12.404cm" style:rel-column-width="50757*"/>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7" style:family="table">
      <style:table-properties style:width="16.014cm" fo:margin-left="0cm" fo:margin-right="-0.012cm" table:align="margins"/>
    </style:style>
    <style:style style:name="Table27.A" style:family="table-column">
      <style:table-column-properties style:column-width="3.609cm" style:rel-column-width="14771*"/>
    </style:style>
    <style:style style:name="Table27.B" style:family="table-column">
      <style:table-column-properties style:column-width="12.405cm" style:rel-column-width="50764*"/>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8" style:family="table">
      <style:table-properties style:width="16.014cm" fo:margin-left="0cm" fo:margin-right="-0.012cm" table:align="margins"/>
    </style:style>
    <style:style style:name="Table28.A" style:family="table-column">
      <style:table-column-properties style:column-width="3.609cm" style:rel-column-width="14771*"/>
    </style:style>
    <style:style style:name="Table28.B" style:family="table-column">
      <style:table-column-properties style:column-width="12.405cm" style:rel-column-width="50764*"/>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29" style:family="table">
      <style:table-properties style:width="16.014cm" fo:margin-left="0cm" fo:margin-right="-0.012cm" table:align="margins"/>
    </style:style>
    <style:style style:name="Table29.A" style:family="table-column">
      <style:table-column-properties style:column-width="3.609cm" style:rel-column-width="14771*"/>
    </style:style>
    <style:style style:name="Table29.B" style:family="table-column">
      <style:table-column-properties style:column-width="12.405cm" style:rel-column-width="50764*"/>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49" style:family="table">
      <style:table-properties style:width="16.014cm" fo:margin-left="0cm" fo:margin-right="-0.012cm" table:align="margins"/>
    </style:style>
    <style:style style:name="Table49.A" style:family="table-column">
      <style:table-column-properties style:column-width="3.609cm" style:rel-column-width="14771*"/>
    </style:style>
    <style:style style:name="Table49.B" style:family="table-column">
      <style:table-column-properties style:column-width="12.405cm" style:rel-column-width="50764*"/>
    </style:style>
    <style:style style:name="Table49.A1" style:family="table-cell">
      <style:table-cell-properties fo:padding="0.097cm" fo:border-left="0.05pt solid #000000" fo:border-right="none" fo:border-top="0.05pt solid #000000" fo:border-bottom="0.05pt solid #000000"/>
    </style:style>
    <style:style style:name="Table49.B1" style:family="table-cell">
      <style:table-cell-properties fo:padding="0.097cm" fo:border="0.05pt solid #000000"/>
    </style:style>
    <style:style style:name="Table49.A2" style:family="table-cell">
      <style:table-cell-properties fo:padding="0.097cm" fo:border-left="0.05pt solid #000000" fo:border-right="none" fo:border-top="none" fo:border-bottom="0.05pt solid #000000"/>
    </style:style>
    <style:style style:name="Table49.B2" style:family="table-cell">
      <style:table-cell-properties fo:padding="0.097cm" fo:border-left="0.05pt solid #000000" fo:border-right="0.05pt solid #000000" fo:border-top="none" fo:border-bottom="0.05pt solid #000000"/>
    </style:style>
    <style:style style:name="Table45" style:family="table">
      <style:table-properties style:width="16.002cm" table:align="margins"/>
    </style:style>
    <style:style style:name="Table45.A" style:family="table-column">
      <style:table-column-properties style:column-width="4.392cm" style:rel-column-width="17987*"/>
    </style:style>
    <style:style style:name="Table45.B" style:family="table-column">
      <style:table-column-properties style:column-width="11.61cm" style:rel-column-width="47548*"/>
    </style:style>
    <style:style style:name="Table45.A1" style:family="table-cell">
      <style:table-cell-properties fo:padding="0.097cm" fo:border-left="0.05pt solid #000000" fo:border-right="none" fo:border-top="0.05pt solid #000000" fo:border-bottom="0.05pt solid #000000"/>
    </style:style>
    <style:style style:name="Table45.B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B2" style:family="table-cell">
      <style:table-cell-properties fo:padding="0.097cm" fo:border-left="0.05pt solid #000000" fo:border-right="0.05pt solid #000000" fo:border-top="none" fo:border-bottom="0.05pt solid #000000"/>
    </style:style>
    <style:style style:name="Table30" style:family="table">
      <style:table-properties style:width="16.014cm" fo:margin-left="0cm" fo:margin-right="-0.012cm" table:align="margins" style:may-break-between-rows="false"/>
    </style:style>
    <style:style style:name="Table30.A" style:family="table-column">
      <style:table-column-properties style:column-width="4.359cm" style:rel-column-width="17836*"/>
    </style:style>
    <style:style style:name="Table30.B" style:family="table-column">
      <style:table-column-properties style:column-width="11.656cm" style:rel-column-width="47699*"/>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31" style:family="table">
      <style:table-properties style:width="16.002cm" table:align="margins"/>
    </style:style>
    <style:style style:name="Table31.A" style:family="table-column">
      <style:table-column-properties style:column-width="8.001cm" style:rel-column-width="32767*"/>
    </style:style>
    <style:style style:name="Table31.B" style:family="table-column">
      <style:table-column-properties style:column-width="8.001cm" style:rel-column-width="32768*"/>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2" style:family="table">
      <style:table-properties style:width="16.002cm" table:align="margins"/>
    </style:style>
    <style:style style:name="Table32.A" style:family="table-column">
      <style:table-column-properties style:column-width="8.001cm" style:rel-column-width="32767*"/>
    </style:style>
    <style:style style:name="Table32.B" style:family="table-column">
      <style:table-column-properties style:column-width="8.001cm" style:rel-column-width="32768*"/>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0.05pt solid #000000" fo:border-top="none" fo:border-bottom="0.05pt solid #000000"/>
    </style:style>
    <style:style style:name="Table38" style:family="table">
      <style:table-properties style:width="16.014cm" fo:margin-left="0cm" fo:margin-right="-0.012cm" table:align="margins" style:may-break-between-rows="false"/>
    </style:style>
    <style:style style:name="Table38.A" style:family="table-column">
      <style:table-column-properties style:column-width="4.359cm" style:rel-column-width="17836*"/>
    </style:style>
    <style:style style:name="Table38.B" style:family="table-column">
      <style:table-column-properties style:column-width="11.656cm" style:rel-column-width="47699*"/>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3" style:family="table">
      <style:table-properties style:width="16.014cm" fo:margin-left="0cm" fo:margin-right="-0.012cm" table:align="margins" style:may-break-between-rows="false"/>
    </style:style>
    <style:style style:name="Table3.A" style:family="table-column">
      <style:table-column-properties style:column-width="4.359cm" style:rel-column-width="17836*"/>
    </style:style>
    <style:style style:name="Table3.B" style:family="table-column">
      <style:table-column-properties style:column-width="11.656cm" style:rel-column-width="4769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6.014cm" fo:margin-left="0cm" fo:margin-right="-0.012cm" table:align="margins" style:may-break-between-rows="false"/>
    </style:style>
    <style:style style:name="Table4.A" style:family="table-column">
      <style:table-column-properties style:column-width="4.359cm" style:rel-column-width="17836*"/>
    </style:style>
    <style:style style:name="Table4.B" style:family="table-column">
      <style:table-column-properties style:column-width="11.656cm" style:rel-column-width="47699*"/>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0" style:family="table">
      <style:table-properties style:width="16.014cm" fo:margin-left="0cm" fo:margin-right="-0.012cm" table:align="margins" style:may-break-between-rows="false"/>
    </style:style>
    <style:style style:name="Table40.A" style:family="table-column">
      <style:table-column-properties style:column-width="4.359cm" style:rel-column-width="17836*"/>
    </style:style>
    <style:style style:name="Table40.B" style:family="table-column">
      <style:table-column-properties style:column-width="11.656cm" style:rel-column-width="47699*"/>
    </style:style>
    <style:style style:name="Table40.A1" style:family="table-cell">
      <style:table-cell-properties fo:padding="0.097cm" fo:border-left="0.05pt solid #000000" fo:border-right="none" fo:border-top="0.05pt solid #000000" fo:border-bottom="0.05pt solid #000000"/>
    </style:style>
    <style:style style:name="Table40.B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8" style:family="table">
      <style:table-properties style:width="16.002cm" table:align="margins"/>
    </style:style>
    <style:style style:name="Table48.A" style:family="table-column">
      <style:table-column-properties style:column-width="3.445cm" style:rel-column-width="14108*"/>
    </style:style>
    <style:style style:name="Table48.C" style:family="table-column">
      <style:table-column-properties style:column-width="9.112cm" style:rel-column-width="37319*"/>
    </style:style>
    <style:style style:name="Table48.A1" style:family="table-cell">
      <style:table-cell-properties fo:padding="0.097cm" fo:border-left="0.05pt solid #000000" fo:border-right="none" fo:border-top="0.05pt solid #000000" fo:border-bottom="0.05pt solid #000000"/>
    </style:style>
    <style:style style:name="Table48.C1" style:family="table-cell">
      <style:table-cell-properties fo:padding="0.097cm" fo:border="0.05pt solid #000000"/>
    </style:style>
    <style:style style:name="Table48.A2" style:family="table-cell">
      <style:table-cell-properties fo:padding="0.097cm" fo:border-left="0.05pt solid #000000" fo:border-right="none" fo:border-top="none" fo:border-bottom="0.05pt solid #000000"/>
    </style:style>
    <style:style style:name="Table48.C2" style:family="table-cell">
      <style:table-cell-properties fo:padding="0.097cm" fo:border-left="0.05pt solid #000000" fo:border-right="0.05pt solid #000000" fo:border-top="none" fo:border-bottom="0.05pt solid #000000"/>
    </style:style>
    <style:style style:name="Table46" style:family="table">
      <style:table-properties style:width="16.002cm" table:align="margins"/>
    </style:style>
    <style:style style:name="Table46.A" style:family="table-column">
      <style:table-column-properties style:column-width="3.445cm" style:rel-column-width="14108*"/>
    </style:style>
    <style:style style:name="Table46.C" style:family="table-column">
      <style:table-column-properties style:column-width="9.112cm" style:rel-column-width="37319*"/>
    </style:style>
    <style:style style:name="Table46.A1" style:family="table-cell">
      <style:table-cell-properties fo:padding="0.097cm" fo:border-left="0.05pt solid #000000" fo:border-right="none" fo:border-top="0.05pt solid #000000" fo:border-bottom="0.05pt solid #000000"/>
    </style:style>
    <style:style style:name="Table46.C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C2" style:family="table-cell">
      <style:table-cell-properties fo:padding="0.097cm" fo:border-left="0.05pt solid #000000" fo:border-right="0.05pt solid #000000" fo:border-top="none" fo:border-bottom="0.05pt solid #000000"/>
    </style:style>
    <style:style style:name="Table47" style:family="table">
      <style:table-properties style:width="16.002cm" fo:break-before="page" table:align="margins"/>
    </style:style>
    <style:style style:name="Table47.A" style:family="table-column">
      <style:table-column-properties style:column-width="3.445cm" style:rel-column-width="14108*"/>
    </style:style>
    <style:style style:name="Table47.C" style:family="table-column">
      <style:table-column-properties style:column-width="9.112cm" style:rel-column-width="37319*"/>
    </style:style>
    <style:style style:name="Table47.A1" style:family="table-cell">
      <style:table-cell-properties fo:padding="0.097cm" fo:border-left="0.05pt solid #000000" fo:border-right="none" fo:border-top="0.05pt solid #000000" fo:border-bottom="0.05pt solid #000000"/>
    </style:style>
    <style:style style:name="Table47.C1" style:family="table-cell">
      <style:table-cell-properties fo:padding="0.097cm" fo:border="0.05pt solid #000000"/>
    </style:style>
    <style:style style:name="Table47.A2" style:family="table-cell">
      <style:table-cell-properties fo:padding="0.097cm" fo:border-left="0.05pt solid #000000" fo:border-right="none" fo:border-top="none" fo:border-bottom="0.05pt solid #000000"/>
    </style:style>
    <style:style style:name="Table47.C2" style:family="table-cell">
      <style:table-cell-properties fo:padding="0.097cm" fo:border-left="0.05pt solid #000000" fo:border-right="0.05pt solid #000000" fo:border-top="none" fo:border-bottom="0.05pt solid #000000"/>
    </style:style>
    <style:style style:name="Table33" style:family="table">
      <style:table-properties style:width="16.014cm" fo:margin-left="0cm" fo:margin-right="-0.012cm" table:align="margins" style:may-break-between-rows="false"/>
    </style:style>
    <style:style style:name="Table33.A" style:family="table-column">
      <style:table-column-properties style:column-width="4.359cm" style:rel-column-width="17836*"/>
    </style:style>
    <style:style style:name="Table33.B" style:family="table-column">
      <style:table-column-properties style:column-width="11.656cm" style:rel-column-width="47699*"/>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0.05pt solid #000000" fo:border-top="none" fo:border-bottom="0.05pt solid #000000"/>
    </style:style>
    <style:style style:name="Table35" style:family="table">
      <style:table-properties style:width="16.002cm" table:align="margins"/>
    </style:style>
    <style:style style:name="Table35.A" style:family="table-column">
      <style:table-column-properties style:column-width="8.001cm" style:rel-column-width="32767*"/>
    </style:style>
    <style:style style:name="Table35.B" style:family="table-column">
      <style:table-column-properties style:column-width="8.001cm" style:rel-column-width="32768*"/>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4" style:family="table">
      <style:table-properties style:width="16.03cm" fo:margin-left="-0.016cm" fo:margin-right="-0.012cm" table:align="margins"/>
    </style:style>
    <style:style style:name="Table34.A" style:family="table-column">
      <style:table-column-properties style:column-width="4.383cm" style:rel-column-width="17921*"/>
    </style:style>
    <style:style style:name="Table34.B" style:family="table-column">
      <style:table-column-properties style:column-width="11.647cm" style:rel-column-width="47614*"/>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43" style:family="table">
      <style:table-properties style:width="16.002cm" table:align="margins"/>
    </style:style>
    <style:style style:name="Table43.A" style:family="table-column">
      <style:table-column-properties style:column-width="4.392cm" style:rel-column-width="17987*"/>
    </style:style>
    <style:style style:name="Table43.B" style:family="table-column">
      <style:table-column-properties style:column-width="11.61cm" style:rel-column-width="47548*"/>
    </style:style>
    <style:style style:name="Table43.A1" style:family="table-cell">
      <style:table-cell-properties fo:padding="0.097cm" fo:border-left="0.05pt solid #000000" fo:border-right="none" fo:border-top="0.05pt solid #000000" fo:border-bottom="0.05pt solid #000000"/>
    </style:style>
    <style:style style:name="Table43.B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0.05pt solid #000000" fo:border-top="none" fo:border-bottom="0.05pt solid #000000"/>
    </style:style>
    <style:style style:name="Table41" style:family="table">
      <style:table-properties style:width="16.002cm" table:align="margins"/>
    </style:style>
    <style:style style:name="Table41.A" style:family="table-column">
      <style:table-column-properties style:column-width="4.392cm" style:rel-column-width="17987*"/>
    </style:style>
    <style:style style:name="Table41.B" style:family="table-column">
      <style:table-column-properties style:column-width="11.61cm" style:rel-column-width="47548*"/>
    </style:style>
    <style:style style:name="Table41.A1" style:family="table-cell">
      <style:table-cell-properties fo:padding="0.097cm" fo:border-left="0.05pt solid #000000" fo:border-right="none" fo:border-top="0.05pt solid #000000" fo:border-bottom="0.05pt solid #000000"/>
    </style:style>
    <style:style style:name="Table41.B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language="en" fo:country="GB"/>
    </style:style>
    <style:style style:name="P2" style:family="paragraph" style:parent-style-name="Table_20_Contents">
      <style:text-properties fo:language="en" fo:country="GB" officeooo:paragraph-rsid="013c51a1"/>
    </style:style>
    <style:style style:name="P3" style:family="paragraph" style:parent-style-name="Table_20_Contents">
      <style:text-properties fo:language="en" fo:country="GB" officeooo:paragraph-rsid="013c51a1" fo:background-color="#ffff00"/>
    </style:style>
    <style:style style:name="P4" style:family="paragraph" style:parent-style-name="Text_20_body">
      <style:text-properties fo:language="en" fo:country="GB" officeooo:paragraph-rsid="01428650"/>
    </style:style>
    <style:style style:name="P5" style:family="paragraph" style:parent-style-name="Text_20_body">
      <style:text-properties fo:language="en" fo:country="GB" fo:background-color="#ffff00"/>
    </style:style>
    <style:style style:name="P6" style:family="paragraph" style:parent-style-name="Table_20_Contents">
      <style:paragraph-properties fo:margin-top="0cm" fo:margin-bottom="0cm" loext:contextual-spacing="false" fo:text-align="center" style:justify-single-word="false"/>
      <style:text-properties fo:font-size="8pt" fo:language="en" fo:country="GB" fo:font-weight="normal" officeooo:rsid="0132a95b" officeooo:paragraph-rsid="0132a95b"/>
    </style:style>
    <style:style style:name="P7" style:family="paragraph" style:parent-style-name="Table_20_Contents">
      <style:paragraph-properties fo:margin-top="0cm" fo:margin-bottom="0cm" loext:contextual-spacing="false" fo:text-align="center" style:justify-single-word="false"/>
      <style:text-properties fo:font-size="8pt" fo:language="en" fo:country="GB" fo:font-weight="normal"/>
    </style:style>
    <style:style style:name="P8" style:family="paragraph" style:parent-style-name="Header">
      <style:paragraph-properties fo:text-align="center" style:justify-single-word="false"/>
      <style:text-properties fo:language="en" fo:country="GB"/>
    </style:style>
    <style:style style:name="P9" style:family="paragraph" style:parent-style-name="Table_20_Contents">
      <style:text-properties fo:language="en" fo:country="GB"/>
    </style:style>
    <style:style style:name="P10" style:family="paragraph" style:parent-style-name="Table_20_Contents">
      <style:text-properties fo:language="en" fo:country="GB" fo:background-color="#ffff00"/>
    </style:style>
    <style:style style:name="P11" style:family="paragraph" style:parent-style-name="Table_20_Contents">
      <style:text-properties fo:language="en" fo:country="GB" fo:font-weight="bold" style:font-weight-asian="bold" style:font-weight-complex="bold"/>
    </style:style>
    <style:style style:name="P12" style:family="paragraph" style:parent-style-name="Table_20_Contents">
      <style:text-properties fo:language="en" fo:country="GB" fo:font-weight="bold" officeooo:paragraph-rsid="003aff46" style:font-weight-asian="bold" style:font-weight-complex="bold"/>
    </style:style>
    <style:style style:name="P13" style:family="paragraph" style:parent-style-name="Table_20_Contents">
      <style:text-properties fo:language="en" fo:country="GB" fo:font-weight="bold" officeooo:paragraph-rsid="0031b447" style:font-weight-asian="bold" style:font-weight-complex="bold"/>
    </style:style>
    <style:style style:name="P14" style:family="paragraph" style:parent-style-name="Table_20_Contents">
      <style:text-properties fo:language="en" fo:country="GB" fo:font-weight="bold" officeooo:paragraph-rsid="00ab520d" style:font-weight-asian="bold" style:font-weight-complex="bold"/>
    </style:style>
    <style:style style:name="P15" style:family="paragraph" style:parent-style-name="Table_20_Contents">
      <style:text-properties fo:language="en" fo:country="GB" fo:font-weight="bold" officeooo:paragraph-rsid="0105858e" style:font-weight-asian="bold" style:font-weight-complex="bold"/>
    </style:style>
    <style:style style:name="P16" style:family="paragraph" style:parent-style-name="Table_20_Contents">
      <style:text-properties fo:language="en" fo:country="GB" fo:font-weight="bold" officeooo:paragraph-rsid="015f9881" style:font-weight-asian="bold" style:font-weight-complex="bold"/>
    </style:style>
    <style:style style:name="P17" style:family="paragraph" style:parent-style-name="Table_20_Contents">
      <style:paragraph-properties fo:text-align="justify" style:justify-single-word="false"/>
      <style:text-properties fo:language="en" fo:country="GB"/>
    </style:style>
    <style:style style:name="P18" style:family="paragraph" style:parent-style-name="Table_20_Contents">
      <style:paragraph-properties fo:text-align="justify" style:justify-single-word="false"/>
      <style:text-properties fo:language="en" fo:country="GB" officeooo:paragraph-rsid="0040218b"/>
    </style:style>
    <style:style style:name="P19" style:family="paragraph" style:parent-style-name="Table_20_Contents">
      <style:paragraph-properties fo:text-align="center" style:justify-single-word="false"/>
      <style:text-properties fo:language="en" fo:country="GB"/>
    </style:style>
    <style:style style:name="P20" style:family="paragraph" style:parent-style-name="Table_20_Contents">
      <style:text-properties fo:language="en" fo:country="GB" officeooo:paragraph-rsid="003aff46"/>
    </style:style>
    <style:style style:name="P21" style:family="paragraph" style:parent-style-name="Table_20_Contents">
      <style:text-properties fo:language="en" fo:country="GB" officeooo:rsid="003aff46" officeooo:paragraph-rsid="003aff46"/>
    </style:style>
    <style:style style:name="P22" style:family="paragraph" style:parent-style-name="Table_20_Contents">
      <style:text-properties fo:language="en" fo:country="GB" officeooo:rsid="003aff46" officeooo:paragraph-rsid="0105858e"/>
    </style:style>
    <style:style style:name="P23" style:family="paragraph" style:parent-style-name="Table_20_Contents">
      <style:text-properties fo:language="en" fo:country="GB" fo:background-color="transparent"/>
    </style:style>
    <style:style style:name="P24" style:family="paragraph" style:parent-style-name="Table_20_Contents">
      <style:text-properties fo:language="en" fo:country="GB" officeooo:rsid="003aff46" officeooo:paragraph-rsid="003aff46" fo:background-color="transparent"/>
    </style:style>
    <style:style style:name="P25" style:family="paragraph" style:parent-style-name="Table_20_Contents">
      <style:text-properties fo:language="en" fo:country="GB" officeooo:rsid="003aff46" officeooo:paragraph-rsid="0105858e" fo:background-color="transparent"/>
    </style:style>
    <style:style style:name="P26" style:family="paragraph" style:parent-style-name="Table_20_Contents">
      <style:text-properties fo:language="en" fo:country="GB" officeooo:paragraph-rsid="011681e9" fo:background-color="transparent"/>
    </style:style>
    <style:style style:name="P27" style:family="paragraph" style:parent-style-name="Table_20_Contents">
      <style:text-properties fo:language="en" fo:country="GB" officeooo:rsid="003ba914" officeooo:paragraph-rsid="003ba914"/>
    </style:style>
    <style:style style:name="P28" style:family="paragraph" style:parent-style-name="Table_20_Contents">
      <style:text-properties fo:language="en" fo:country="GB" officeooo:paragraph-rsid="0031b447"/>
    </style:style>
    <style:style style:name="P29" style:family="paragraph" style:parent-style-name="Table_20_Contents">
      <style:text-properties fo:language="en" fo:country="GB" officeooo:rsid="0031b447" officeooo:paragraph-rsid="0031b447"/>
    </style:style>
    <style:style style:name="P30" style:family="paragraph" style:parent-style-name="Table_20_Contents">
      <style:paragraph-properties fo:text-align="justify" style:justify-single-word="false"/>
      <style:text-properties fo:language="en" fo:country="GB" officeooo:rsid="0031b447" officeooo:paragraph-rsid="0031b447"/>
    </style:style>
    <style:style style:name="P31" style:family="paragraph" style:parent-style-name="Table_20_Contents">
      <style:paragraph-properties fo:text-align="justify" style:justify-single-word="false"/>
      <style:text-properties fo:language="en" fo:country="GB" officeooo:rsid="00427ccf" officeooo:paragraph-rsid="00427ccf"/>
    </style:style>
    <style:style style:name="P32" style:family="paragraph" style:parent-style-name="Table_20_Contents">
      <style:paragraph-properties fo:text-align="justify" style:justify-single-word="false"/>
      <style:text-properties fo:language="en" fo:country="GB" officeooo:rsid="0041ed58" officeooo:paragraph-rsid="0041ed58"/>
    </style:style>
    <style:style style:name="P33" style:family="paragraph" style:parent-style-name="Table_20_Contents">
      <style:text-properties fo:language="en" fo:country="GB" officeooo:rsid="00345a06" officeooo:paragraph-rsid="00345a06"/>
    </style:style>
    <style:style style:name="P34" style:family="paragraph" style:parent-style-name="Table_20_Contents">
      <style:text-properties fo:language="en" fo:country="GB" officeooo:rsid="00361a86" officeooo:paragraph-rsid="00361a86"/>
    </style:style>
    <style:style style:name="P35" style:family="paragraph" style:parent-style-name="Table_20_Contents">
      <style:text-properties fo:language="en" fo:country="GB" officeooo:rsid="0037796f" officeooo:paragraph-rsid="0037796f"/>
    </style:style>
    <style:style style:name="P36" style:family="paragraph" style:parent-style-name="Table_20_Contents">
      <style:text-properties fo:language="en" fo:country="GB" officeooo:rsid="0038c3b9" officeooo:paragraph-rsid="0038c3b9"/>
    </style:style>
    <style:style style:name="P37" style:family="paragraph" style:parent-style-name="Table_20_Contents">
      <style:text-properties fo:language="en" fo:country="GB" officeooo:rsid="006d20e0" officeooo:paragraph-rsid="006d20e0"/>
    </style:style>
    <style:style style:name="P38" style:family="paragraph" style:parent-style-name="Table_20_Contents">
      <style:paragraph-properties fo:text-align="center" style:justify-single-word="false"/>
      <style:text-properties fo:language="en" fo:country="GB" officeooo:rsid="0078aa09" officeooo:paragraph-rsid="0078aa09"/>
    </style:style>
    <style:style style:name="P39" style:family="paragraph" style:parent-style-name="Table_20_Contents">
      <style:text-properties fo:language="en" fo:country="GB" officeooo:rsid="0078aa09" officeooo:paragraph-rsid="0078aa09"/>
    </style:style>
    <style:style style:name="P40" style:family="paragraph" style:parent-style-name="Table_20_Contents">
      <style:text-properties fo:language="en" fo:country="GB" officeooo:rsid="007a6d7d" officeooo:paragraph-rsid="007a6d7d"/>
    </style:style>
    <style:style style:name="P41" style:family="paragraph" style:parent-style-name="Table_20_Contents">
      <style:text-properties fo:language="en" fo:country="GB" officeooo:rsid="007ab34a" officeooo:paragraph-rsid="007ab34a"/>
    </style:style>
    <style:style style:name="P42" style:family="paragraph" style:parent-style-name="Table_20_Contents">
      <style:text-properties fo:language="en" fo:country="GB" officeooo:rsid="00a700aa" officeooo:paragraph-rsid="00a700aa"/>
    </style:style>
    <style:style style:name="P43" style:family="paragraph" style:parent-style-name="Table_20_Contents">
      <style:text-properties fo:language="en" fo:country="GB" officeooo:paragraph-rsid="00ab520d"/>
    </style:style>
    <style:style style:name="P44" style:family="paragraph" style:parent-style-name="Table_20_Contents">
      <style:text-properties fo:language="en" fo:country="GB" officeooo:rsid="00ab520d" officeooo:paragraph-rsid="00ab520d"/>
    </style:style>
    <style:style style:name="P45" style:family="paragraph" style:parent-style-name="Table_20_Contents">
      <style:text-properties fo:language="en" fo:country="GB" officeooo:rsid="00e7b4ad"/>
    </style:style>
    <style:style style:name="P46" style:family="paragraph" style:parent-style-name="Table_20_Contents">
      <style:paragraph-properties fo:text-align="justify" style:justify-single-word="false"/>
      <style:text-properties fo:language="en" fo:country="GB" officeooo:rsid="003eeac2"/>
    </style:style>
    <style:style style:name="P47" style:family="paragraph" style:parent-style-name="Table_20_Contents">
      <style:text-properties fo:language="en" fo:country="GB" officeooo:rsid="00efa126" officeooo:paragraph-rsid="00efa126"/>
    </style:style>
    <style:style style:name="P48" style:family="paragraph" style:parent-style-name="Table_20_Contents">
      <style:paragraph-properties fo:text-align="start" style:justify-single-word="false"/>
      <style:text-properties fo:language="en" fo:country="GB"/>
    </style:style>
    <style:style style:name="P49" style:family="paragraph" style:parent-style-name="Table_20_Contents">
      <style:text-properties fo:language="en" fo:country="GB" officeooo:rsid="0103c6ed" officeooo:paragraph-rsid="0103c6ed"/>
    </style:style>
    <style:style style:name="P50" style:family="paragraph" style:parent-style-name="Table_20_Contents">
      <style:text-properties fo:language="en" fo:country="GB" officeooo:paragraph-rsid="0105858e"/>
    </style:style>
    <style:style style:name="P51" style:family="paragraph" style:parent-style-name="Table_20_Contents">
      <style:paragraph-properties fo:text-align="center" style:justify-single-word="false"/>
      <style:text-properties fo:language="en" fo:country="GB" officeooo:rsid="010a7823" officeooo:paragraph-rsid="010a7823"/>
    </style:style>
    <style:style style:name="P52" style:family="paragraph" style:parent-style-name="Table_20_Contents">
      <style:text-properties fo:language="en" fo:country="GB" officeooo:rsid="010a7823" officeooo:paragraph-rsid="010a7823"/>
    </style:style>
    <style:style style:name="P53" style:family="paragraph" style:parent-style-name="Table_20_Contents">
      <style:text-properties fo:language="en" fo:country="GB" officeooo:rsid="010c0829" officeooo:paragraph-rsid="010c0829"/>
    </style:style>
    <style:style style:name="P54" style:family="paragraph" style:parent-style-name="Table_20_Contents">
      <style:text-properties fo:language="en" fo:country="GB" officeooo:rsid="0112a695" officeooo:paragraph-rsid="0112a695"/>
    </style:style>
    <style:style style:name="P55" style:family="paragraph" style:parent-style-name="Table_20_Contents">
      <style:text-properties fo:language="en" fo:country="GB" officeooo:rsid="0112a695" officeooo:paragraph-rsid="01064b38"/>
    </style:style>
    <style:style style:name="P56" style:family="paragraph" style:parent-style-name="Table_20_Contents">
      <style:paragraph-properties fo:text-align="start" style:justify-single-word="false"/>
      <style:text-properties fo:language="en" fo:country="GB" officeooo:rsid="004ee8af" officeooo:paragraph-rsid="004ee8af"/>
    </style:style>
    <style:style style:name="P57" style:family="paragraph" style:parent-style-name="Table_20_Contents">
      <style:paragraph-properties fo:text-align="start" style:justify-single-word="false"/>
      <style:text-properties fo:language="en" fo:country="GB" officeooo:rsid="00507b91" officeooo:paragraph-rsid="00507b91"/>
    </style:style>
    <style:style style:name="P58" style:family="paragraph" style:parent-style-name="Table_20_Contents">
      <style:text-properties fo:language="en" fo:country="GB" officeooo:rsid="0105858e" officeooo:paragraph-rsid="0105858e"/>
    </style:style>
    <style:style style:name="P59" style:family="paragraph" style:parent-style-name="Table_20_Contents">
      <style:text-properties fo:language="en" fo:country="GB" officeooo:rsid="00850ae8"/>
    </style:style>
    <style:style style:name="P60" style:family="paragraph" style:parent-style-name="Table_20_Contents">
      <style:paragraph-properties fo:text-align="center" style:justify-single-word="false"/>
      <style:text-properties fo:language="en" fo:country="GB" officeooo:rsid="014ac2be" officeooo:paragraph-rsid="014ac2be"/>
    </style:style>
    <style:style style:name="P61" style:family="paragraph" style:parent-style-name="Table_20_Contents">
      <style:text-properties fo:language="en" fo:country="GB" officeooo:rsid="014ac2be" officeooo:paragraph-rsid="014ac2be"/>
    </style:style>
    <style:style style:name="P62" style:family="paragraph" style:parent-style-name="Table_20_Contents">
      <style:text-properties fo:language="en" fo:country="GB" officeooo:paragraph-rsid="015f9881"/>
    </style:style>
    <style:style style:name="P63" style:family="paragraph" style:parent-style-name="Table_20_Contents">
      <style:text-properties fo:language="en" fo:country="GB" officeooo:rsid="0161a412" officeooo:paragraph-rsid="0161a412"/>
    </style:style>
    <style:style style:name="P64" style:family="paragraph" style:parent-style-name="Table_20_Contents">
      <style:text-properties fo:language="en" fo:country="GB" officeooo:rsid="0162f265" officeooo:paragraph-rsid="0162f265"/>
    </style:style>
    <style:style style:name="P65" style:family="paragraph" style:parent-style-name="Table_20_Contents">
      <style:text-properties fo:language="en" fo:country="GB" officeooo:rsid="0162f72d" officeooo:paragraph-rsid="0162f72d"/>
    </style:style>
    <style:style style:name="P66" style:family="paragraph" style:parent-style-name="Table_20_Contents">
      <style:text-properties fo:language="en" fo:country="GB" officeooo:rsid="0163a2a4" officeooo:paragraph-rsid="0163a2a4"/>
    </style:style>
    <style:style style:name="P67" style:family="paragraph" style:parent-style-name="Table_20_Contents">
      <style:text-properties fo:language="en" fo:country="GB" officeooo:rsid="0163fdf3" officeooo:paragraph-rsid="0163fdf3"/>
    </style:style>
    <style:style style:name="P68" style:family="paragraph" style:parent-style-name="Table_20_Contents">
      <style:text-properties fo:font-variant="normal" fo:text-transform="none" fo:color="#000000" style:font-name="Times New Roman" fo:font-size="12pt" fo:letter-spacing="normal" fo:language="en" fo:country="GB" fo:font-style="normal" fo:font-weight="normal" style:font-size-asian="12pt" style:font-size-complex="12pt"/>
    </style:style>
    <style:style style:name="P69" style:family="paragraph" style:parent-style-name="Table_20_Contents">
      <style:paragraph-properties fo:text-align="justify" style:justify-single-word="false"/>
      <style:text-properties officeooo:paragraph-rsid="0040218b"/>
    </style:style>
    <style:style style:name="P70" style:family="paragraph" style:parent-style-name="Table_20_Contents">
      <style:text-properties officeooo:paragraph-rsid="00ab520d"/>
    </style:style>
    <style:style style:name="P71" style:family="paragraph" style:parent-style-name="Table_20_Contents">
      <style:text-properties officeooo:rsid="00a72204" officeooo:paragraph-rsid="00a72204"/>
    </style:style>
    <style:style style:name="P72" style:family="paragraph" style:parent-style-name="Table_20_Contents">
      <style:text-properties officeooo:rsid="00a72204" officeooo:paragraph-rsid="00afb31c"/>
    </style:style>
    <style:style style:name="P73" style:family="paragraph" style:parent-style-name="Table_20_Contents">
      <style:text-properties officeooo:rsid="00a8ad37" officeooo:paragraph-rsid="00a8ad37"/>
    </style:style>
    <style:style style:name="P74" style:family="paragraph" style:parent-style-name="Table_20_Contents">
      <style:text-properties officeooo:rsid="00a8ad37" officeooo:paragraph-rsid="00afb31c"/>
    </style:style>
    <style:style style:name="P75" style:family="paragraph" style:parent-style-name="Table_20_Contents">
      <style:text-properties officeooo:rsid="00afb31c" officeooo:paragraph-rsid="00afb31c"/>
    </style:style>
    <style:style style:name="P76" style:family="paragraph" style:parent-style-name="Table_20_Contents">
      <style:text-properties officeooo:rsid="00b17fb6" officeooo:paragraph-rsid="00b17fb6"/>
    </style:style>
    <style:style style:name="P77" style:family="paragraph" style:parent-style-name="Table_20_Contents">
      <style:text-properties officeooo:rsid="00fb8bc1" officeooo:paragraph-rsid="00fb8bc1"/>
    </style:style>
    <style:style style:name="P78" style:family="paragraph" style:parent-style-name="Table_20_Contents">
      <style:text-properties officeooo:rsid="0107be25" officeooo:paragraph-rsid="0107be25"/>
    </style:style>
    <style:style style:name="P79" style:family="paragraph" style:parent-style-name="Table_20_Contents">
      <style:text-properties officeooo:rsid="012a41fa" officeooo:paragraph-rsid="012a41fa"/>
    </style:style>
    <style:style style:name="P80" style:family="paragraph" style:parent-style-name="Table_20_Contents">
      <style:text-properties officeooo:rsid="012b1566" officeooo:paragraph-rsid="012b1566"/>
    </style:style>
    <style:style style:name="P81" style:family="paragraph" style:parent-style-name="Table_20_Contents">
      <style:text-properties officeooo:paragraph-rsid="012b1566"/>
    </style:style>
    <style:style style:name="P82" style:family="paragraph" style:parent-style-name="Table_20_Contents">
      <style:text-properties officeooo:rsid="012e3259" officeooo:paragraph-rsid="012e3259"/>
    </style:style>
    <style:style style:name="P83" style:family="paragraph" style:parent-style-name="Table_20_Contents">
      <style:text-properties officeooo:rsid="012e5d1e" officeooo:paragraph-rsid="012e5d1e"/>
    </style:style>
    <style:style style:name="P84" style:family="paragraph" style:parent-style-name="Table_20_Contents">
      <style:text-properties officeooo:rsid="012ef459" officeooo:paragraph-rsid="012ef459"/>
    </style:style>
    <style:style style:name="P85" style:family="paragraph" style:parent-style-name="Table_20_Contents">
      <style:text-properties officeooo:rsid="012f1ca0" officeooo:paragraph-rsid="012f1ca0"/>
    </style:style>
    <style:style style:name="P86" style:family="paragraph" style:parent-style-name="Table_20_Contents">
      <style:text-properties officeooo:rsid="012fd978" officeooo:paragraph-rsid="012fd978"/>
    </style:style>
    <style:style style:name="P87" style:family="paragraph" style:parent-style-name="Table_20_Contents">
      <style:text-properties officeooo:rsid="0131f172" officeooo:paragraph-rsid="0131f172"/>
    </style:style>
    <style:style style:name="P88" style:family="paragraph" style:parent-style-name="Table_20_Contents">
      <style:text-properties officeooo:rsid="01416c20" officeooo:paragraph-rsid="01416c20"/>
    </style:style>
    <style:style style:name="P89" style:family="paragraph" style:parent-style-name="Table_20_Contents">
      <style:text-properties officeooo:paragraph-rsid="01425eea"/>
    </style:style>
    <style:style style:name="P90" style:family="paragraph" style:parent-style-name="Table_20_Contents">
      <style:text-properties officeooo:rsid="0143940c" officeooo:paragraph-rsid="0143940c"/>
    </style:style>
    <style:style style:name="P91" style:family="paragraph" style:parent-style-name="Table_20_Contents">
      <style:text-properties officeooo:rsid="014539a0" officeooo:paragraph-rsid="014539a0"/>
    </style:style>
    <style:style style:name="P92" style:family="paragraph" style:parent-style-name="Table_20_Contents">
      <style:text-properties officeooo:rsid="0145508c" officeooo:paragraph-rsid="0145508c"/>
    </style:style>
    <style:style style:name="P93" style:family="paragraph" style:parent-style-name="Table_20_Contents">
      <style:text-properties officeooo:rsid="0146d774" officeooo:paragraph-rsid="0146d774"/>
    </style:style>
    <style:style style:name="P94" style:family="paragraph" style:parent-style-name="Table_20_Contents">
      <style:text-properties officeooo:rsid="014887a8" officeooo:paragraph-rsid="014887a8"/>
    </style:style>
    <style:style style:name="P95" style:family="paragraph" style:parent-style-name="Table_20_Contents">
      <style:text-properties officeooo:rsid="01573112" officeooo:paragraph-rsid="01573112"/>
    </style:style>
    <style:style style:name="P96" style:family="paragraph" style:parent-style-name="Table_20_Contents">
      <style:text-properties officeooo:rsid="0158950d" officeooo:paragraph-rsid="0158950d"/>
    </style:style>
    <style:style style:name="P97" style:family="paragraph" style:parent-style-name="Table_20_Contents">
      <style:text-properties officeooo:rsid="015a8e70" officeooo:paragraph-rsid="015a8e70"/>
    </style:style>
    <style:style style:name="P98" style:family="paragraph" style:parent-style-name="Table_20_Contents">
      <style:text-properties officeooo:rsid="015b85ed" officeooo:paragraph-rsid="015b85ed"/>
    </style:style>
    <style:style style:name="P99" style:family="paragraph" style:parent-style-name="Table_20_Contents">
      <style:text-properties officeooo:rsid="015da1b6" officeooo:paragraph-rsid="015da1b6"/>
    </style:style>
    <style:style style:name="P100" style:family="paragraph" style:parent-style-name="Table_20_Contents">
      <style:text-properties officeooo:paragraph-rsid="015da1b6"/>
    </style:style>
    <style:style style:name="P101" style:family="paragraph" style:parent-style-name="Text_20_body">
      <style:text-properties fo:language="en" fo:country="GB"/>
    </style:style>
    <style:style style:name="P102" style:family="paragraph" style:parent-style-name="Text_20_body">
      <style:text-properties fo:language="en" fo:country="GB" officeooo:paragraph-rsid="01428650"/>
    </style:style>
    <style:style style:name="P103" style:family="paragraph" style:parent-style-name="Text_20_body">
      <style:text-properties fo:language="en" fo:country="GB" fo:background-color="#ffff00"/>
    </style:style>
    <style:style style:name="P104" style:family="paragraph" style:parent-style-name="Text_20_body">
      <style:text-properties fo:language="en" fo:country="GB" officeooo:rsid="0049fc4d" officeooo:paragraph-rsid="004d6e7c" fo:background-color="#ffff00"/>
    </style:style>
    <style:style style:name="P105" style:family="paragraph" style:parent-style-name="Text_20_body">
      <style:text-properties fo:language="en" fo:country="GB" officeooo:paragraph-rsid="01425eea" fo:background-color="#ffff00"/>
    </style:style>
    <style:style style:name="P106" style:family="paragraph" style:parent-style-name="Text_20_body">
      <style:text-properties fo:language="en" fo:country="GB" officeooo:paragraph-rsid="013f987a" fo:background-color="#ffff00"/>
    </style:style>
    <style:style style:name="P107" style:family="paragraph" style:parent-style-name="Text_20_body">
      <style:text-properties fo:language="en" fo:country="GB" officeooo:rsid="004d6e7c" officeooo:paragraph-rsid="004d6e7c"/>
    </style:style>
    <style:style style:name="P108" style:family="paragraph" style:parent-style-name="Text_20_body">
      <style:text-properties fo:language="en" fo:country="GB" officeooo:rsid="01270ac2" officeooo:paragraph-rsid="01270ac2"/>
    </style:style>
    <style:style style:name="P109" style:family="paragraph" style:parent-style-name="Text_20_body">
      <style:text-properties fo:language="en" fo:country="GB" officeooo:paragraph-rsid="01573112"/>
    </style:style>
    <style:style style:name="P110" style:family="paragraph" style:parent-style-name="Text_20_body">
      <style:text-properties officeooo:paragraph-rsid="00a0bfd6"/>
    </style:style>
    <style:style style:name="P111" style:family="paragraph" style:parent-style-name="Text_20_body">
      <style:text-properties officeooo:paragraph-rsid="00afb31c"/>
    </style:style>
    <style:style style:name="P112" style:family="paragraph" style:parent-style-name="Text_20_body">
      <style:text-properties officeooo:rsid="01573112" officeooo:paragraph-rsid="01573112"/>
    </style:style>
    <style:style style:name="P113" style:family="paragraph" style:parent-style-name="XML_20_code">
      <style:text-properties fo:language="en" fo:country="GB"/>
    </style:style>
    <style:style style:name="P114" style:family="paragraph" style:parent-style-name="XML_20_code">
      <style:text-properties fo:language="en" fo:country="GB" fo:font-style="normal" fo:font-weight="normal"/>
    </style:style>
    <style:style style:name="P115" style:family="paragraph" style:parent-style-name="XML_20_code">
      <style:text-properties fo:language="en" fo:country="GB" fo:font-style="normal" fo:font-weight="normal" officeooo:rsid="00a5c474" officeooo:paragraph-rsid="011e010a"/>
    </style:style>
    <style:style style:name="P116" style:family="paragraph" style:parent-style-name="XML_20_code">
      <style:text-properties fo:language="en" fo:country="GB" officeooo:paragraph-rsid="003aff46"/>
    </style:style>
    <style:style style:name="P117" style:family="paragraph" style:parent-style-name="XML_20_code">
      <style:text-properties fo:language="en" fo:country="GB" officeooo:rsid="003ba914" officeooo:paragraph-rsid="003ba914"/>
    </style:style>
    <style:style style:name="P118" style:family="paragraph" style:parent-style-name="XML_20_code">
      <style:text-properties fo:language="en" fo:country="GB" officeooo:paragraph-rsid="00314562"/>
    </style:style>
    <style:style style:name="P119" style:family="paragraph" style:parent-style-name="XML_20_code">
      <style:text-properties fo:language="en" fo:country="GB" officeooo:paragraph-rsid="0031b447"/>
    </style:style>
    <style:style style:name="P120" style:family="paragraph" style:parent-style-name="XML_20_code">
      <style:text-properties fo:language="en" fo:country="GB" officeooo:rsid="0031b447" officeooo:paragraph-rsid="0031b447"/>
    </style:style>
    <style:style style:name="P121" style:family="paragraph" style:parent-style-name="XML_20_code">
      <style:text-properties fo:language="en" fo:country="GB" officeooo:paragraph-rsid="009512e6"/>
    </style:style>
    <style:style style:name="P122" style:family="paragraph" style:parent-style-name="XML_20_code">
      <style:text-properties fo:language="en" fo:country="GB" officeooo:rsid="00978565" officeooo:paragraph-rsid="00978565"/>
    </style:style>
    <style:style style:name="P123" style:family="paragraph" style:parent-style-name="XML_20_code">
      <style:text-properties fo:language="en" fo:country="GB" officeooo:rsid="00998190" officeooo:paragraph-rsid="00998190"/>
    </style:style>
    <style:style style:name="P124" style:family="paragraph" style:parent-style-name="XML_20_code">
      <style:text-properties fo:language="en" fo:country="GB" officeooo:paragraph-rsid="00ab520d"/>
    </style:style>
    <style:style style:name="P125" style:family="paragraph" style:parent-style-name="XML_20_code">
      <style:text-properties fo:language="en" fo:country="GB" officeooo:paragraph-rsid="00ce2d2e"/>
    </style:style>
    <style:style style:name="P126" style:family="paragraph" style:parent-style-name="XML_20_code">
      <style:text-properties fo:language="en" fo:country="GB" officeooo:paragraph-rsid="0105858e"/>
    </style:style>
    <style:style style:name="P127" style:family="paragraph" style:parent-style-name="XML_20_code">
      <style:text-properties fo:language="en" fo:country="GB" officeooo:rsid="01251280" officeooo:paragraph-rsid="01251280"/>
    </style:style>
    <style:style style:name="P128" style:family="paragraph" style:parent-style-name="XML_20_code">
      <style:text-properties fo:font-variant="normal" fo:text-transform="none" fo:color="#000000" fo:letter-spacing="normal" fo:language="en" fo:country="GB" fo:font-style="normal" fo:font-weight="normal"/>
    </style:style>
    <style:style style:name="P129" style:family="paragraph" style:parent-style-name="Heading">
      <style:paragraph-properties fo:break-before="page"/>
      <style:text-properties fo:language="en" fo:country="GB"/>
    </style:style>
    <style:style style:name="P130" style:family="paragraph" style:parent-style-name="Contents_20_Heading">
      <style:paragraph-properties fo:break-before="page"/>
    </style:style>
    <style:style style:name="P131" style:family="paragraph" style:parent-style-name="Standard">
      <style:text-properties fo:language="en" fo:country="GB"/>
    </style:style>
    <style:style style:name="P132" style:family="paragraph" style:parent-style-name="Table_20_Heading">
      <style:text-properties fo:language="en" fo:country="GB"/>
    </style:style>
    <style:style style:name="P133" style:family="paragraph" style:parent-style-name="Table_20_Heading">
      <style:text-properties fo:language="en" fo:country="GB" officeooo:paragraph-rsid="0032b5e4"/>
    </style:style>
    <style:style style:name="P134" style:family="paragraph" style:parent-style-name="Table_20_Heading">
      <style:text-properties fo:language="en" fo:country="GB" officeooo:paragraph-rsid="004d6e7c"/>
    </style:style>
    <style:style style:name="P135" style:family="paragraph" style:parent-style-name="Table_20_Heading">
      <style:text-properties officeooo:rsid="00a0bfd6" officeooo:paragraph-rsid="00a0bfd6"/>
    </style:style>
    <style:style style:name="P136" style:family="paragraph" style:parent-style-name="Table_20_Heading">
      <style:text-properties officeooo:rsid="00a0bfd6" officeooo:paragraph-rsid="00afb31c"/>
    </style:style>
    <style:style style:name="P137" style:family="paragraph" style:parent-style-name="Table_20_Heading">
      <style:text-properties officeooo:rsid="012a078a" officeooo:paragraph-rsid="012a078a"/>
    </style:style>
    <style:style style:name="P138" style:family="paragraph" style:parent-style-name="Table_20_Heading">
      <style:text-properties officeooo:rsid="013f987a" officeooo:paragraph-rsid="013f987a"/>
    </style:style>
    <style:style style:name="P139" style:family="paragraph" style:parent-style-name="Table_20_Heading">
      <style:text-properties officeooo:rsid="013f987a" officeooo:paragraph-rsid="01425eea"/>
    </style:style>
    <style:style style:name="P140" style:family="paragraph" style:parent-style-name="Table_20_Heading">
      <style:text-properties officeooo:rsid="013f987a" officeooo:paragraph-rsid="01560c9f"/>
    </style:style>
    <style:style style:name="P141" style:family="paragraph" style:parent-style-name="Table_20_Heading">
      <style:text-properties officeooo:rsid="0143940c" officeooo:paragraph-rsid="0143940c"/>
    </style:style>
    <style:style style:name="P142" style:family="paragraph" style:parent-style-name="Table_20_Heading">
      <style:text-properties officeooo:rsid="0146e9b3" officeooo:paragraph-rsid="0146e9b3"/>
    </style:style>
    <style:style style:name="P143" style:family="paragraph" style:parent-style-name="Table_20_Heading">
      <style:text-properties officeooo:rsid="0146e9b3" officeooo:paragraph-rsid="01560c9f"/>
    </style:style>
    <style:style style:name="P144" style:family="paragraph" style:parent-style-name="Text_20_body">
      <style:paragraph-properties fo:margin-top="2cm" fo:margin-bottom="0.21cm" loext:contextual-spacing="false" fo:text-align="end" style:justify-single-word="false"/>
      <style:text-properties style:font-name="Helvetica2" fo:font-size="12pt" fo:language="en" fo:country="GB" fo:font-style="italic" fo:font-weight="normal"/>
    </style:style>
    <style:style style:name="P145" style:family="paragraph" style:parent-style-name="Footnote">
      <style:text-properties officeooo:rsid="00a56d25" officeooo:paragraph-rsid="00a56d25"/>
    </style:style>
    <style:style style:name="P146" style:family="paragraph" style:parent-style-name="Subtitle">
      <style:text-properties fo:language="en" fo:country="GB"/>
    </style:style>
    <style:style style:name="P147" style:family="paragraph" style:parent-style-name="Date" style:master-page-name="">
      <style:paragraph-properties fo:margin-top="3cm" fo:margin-bottom="0.499cm" loext:contextual-spacing="false" fo:text-align="end" style:justify-single-word="false" style:page-number="auto"/>
      <style:text-properties style:font-name="Helvetica" fo:font-size="16pt" fo:language="en" fo:country="GB" fo:font-style="normal"/>
    </style:style>
    <style:style style:name="P148" style:family="paragraph" style:parent-style-name="Table_20_Contents">
      <style:paragraph-properties fo:margin-left="1.27cm" fo:margin-right="0cm" fo:text-indent="0cm" style:auto-text-indent="false"/>
      <style:text-properties fo:language="en" fo:country="GB" officeooo:paragraph-rsid="011681e9" fo:background-color="transparent"/>
    </style:style>
    <style:style style:name="P149" style:family="paragraph" style:parent-style-name="XML_20_code">
      <style:paragraph-properties fo:margin-left="1.27cm" fo:margin-right="0cm" fo:text-indent="0cm" style:auto-text-indent="false"/>
      <style:text-properties fo:language="en" fo:country="GB" officeooo:rsid="01064b38" officeooo:paragraph-rsid="01064b38"/>
    </style:style>
    <style:style style:name="P150" style:family="paragraph" style:parent-style-name="XML_20_code">
      <style:paragraph-properties fo:margin-left="0cm" fo:margin-right="0cm" fo:text-indent="0cm" style:auto-text-indent="false"/>
      <style:text-properties fo:language="en" fo:country="GB" fo:font-style="normal" fo:font-weight="normal" officeooo:rsid="00a5c474" officeooo:paragraph-rsid="011e010a"/>
    </style:style>
    <style:style style:name="P151" style:family="paragraph" style:parent-style-name="XML_20_code">
      <style:paragraph-properties fo:margin-left="0cm" fo:margin-right="0cm" fo:text-indent="0cm" style:auto-text-indent="false"/>
      <style:text-properties fo:language="en" fo:country="GB" officeooo:rsid="01251280" officeooo:paragraph-rsid="01251280"/>
    </style:style>
    <style:style style:name="P152" style:family="paragraph" style:parent-style-name="Contents_20_2">
      <style:paragraph-properties>
        <style:tab-stops>
          <style:tab-stop style:position="16.002cm" style:type="right" style:leader-style="dotted" style:leader-text="."/>
        </style:tab-stops>
      </style:paragraph-properties>
    </style:style>
    <style:style style:name="P153" style:family="paragraph" style:parent-style-name="Contents_20_3">
      <style:paragraph-properties>
        <style:tab-stops>
          <style:tab-stop style:position="16.002cm" style:type="right" style:leader-style="dotted" style:leader-text="."/>
        </style:tab-stops>
      </style:paragraph-properties>
    </style:style>
    <style:style style:name="P154" style:family="paragraph" style:parent-style-name="Contents_20_1">
      <style:paragraph-properties>
        <style:tab-stops>
          <style:tab-stop style:position="16.002cm" style:type="right" style:leader-style="dotted" style:leader-text="."/>
        </style:tab-stops>
      </style:paragraph-properties>
    </style:style>
    <style:style style:name="P155" style:family="paragraph" style:parent-style-name="Text_20_body">
      <style:text-properties fo:language="en" fo:country="GB" fo:background-color="#ffff00"/>
    </style:style>
    <style:style style:name="P156" style:family="paragraph" style:parent-style-name="Text_20_body" style:list-style-name="Reference">
      <style:text-properties fo:language="en" fo:country="GB"/>
    </style:style>
    <style:style style:name="P157" style:family="paragraph" style:parent-style-name="Text_20_body" style:list-style-name="Reference">
      <style:text-properties fo:language="en" fo:country="GB" officeooo:rsid="007f217d" officeooo:paragraph-rsid="007f217d"/>
    </style:style>
    <style:style style:name="P158" style:family="paragraph" style:parent-style-name="Text_20_body" style:list-style-name="Reference">
      <style:text-properties fo:language="en" fo:country="GB" officeooo:rsid="0086765e" officeooo:paragraph-rsid="0086765e"/>
    </style:style>
    <style:style style:name="P159" style:family="paragraph" style:parent-style-name="Text_20_body" style:list-style-name="L2">
      <style:text-properties fo:language="en" fo:country="GB"/>
    </style:style>
    <style:style style:name="P160" style:family="paragraph" style:parent-style-name="Text_20_body" style:list-style-name="L2">
      <style:text-properties fo:language="en" fo:country="GB" officeooo:rsid="0082f299" officeooo:paragraph-rsid="0082f299"/>
    </style:style>
    <style:style style:name="P161" style:family="paragraph" style:parent-style-name="Text_20_body" style:list-style-name="L3">
      <style:text-properties fo:language="en" fo:country="GB"/>
    </style:style>
    <style:style style:name="P162" style:family="paragraph" style:parent-style-name="Text_20_body">
      <style:text-properties fo:language="en" fo:country="GB" officeooo:paragraph-rsid="01428650"/>
    </style:style>
    <style:style style:name="P163" style:family="paragraph" style:parent-style-name="Text_20_body" style:list-style-name="Reference">
      <style:text-properties officeooo:paragraph-rsid="007f217d"/>
    </style:style>
    <style:style style:name="P164" style:family="paragraph" style:parent-style-name="Text_20_body" style:list-style-name="Reference">
      <style:text-properties officeooo:paragraph-rsid="007e6d62"/>
    </style:style>
    <style:style style:name="P165" style:family="paragraph" style:parent-style-name="Text_20_body" style:list-style-name="Reference">
      <style:text-properties style:use-window-font-color="true" style:font-name="Times" fo:font-size="11pt" fo:language="en" fo:country="GB" fo:font-weight="normal"/>
    </style:style>
    <style:style style:name="P166" style:family="paragraph" style:parent-style-name="Text_20_body" style:list-style-name="Reference">
      <style:text-properties style:use-window-font-color="true" style:font-name="Times" fo:font-size="11pt" fo:language="en" fo:country="GB" fo:font-weight="normal" officeooo:rsid="0086765e" officeooo:paragraph-rsid="0086765e"/>
    </style:style>
    <style:style style:name="P167" style:family="paragraph" style:parent-style-name="Text_20_body" style:list-style-name="Reference">
      <style:text-properties style:use-window-font-color="true" style:font-name="Times" fo:font-size="11pt" fo:language="en" fo:country="GB" fo:font-weight="normal" officeooo:rsid="00f0717d" officeooo:paragraph-rsid="00f0717d"/>
    </style:style>
    <style:style style:name="P168" style:family="paragraph" style:parent-style-name="Text_20_body">
      <style:text-properties officeooo:paragraph-rsid="01738598"/>
    </style:style>
    <style:style style:name="P169" style:family="paragraph" style:parent-style-name="Heading_20_1">
      <style:text-properties fo:language="en" fo:country="GB"/>
    </style:style>
    <style:style style:name="P170" style:family="paragraph" style:parent-style-name="Heading_20_1">
      <style:text-properties fo:language="en" fo:country="GB" officeooo:paragraph-rsid="015f9881"/>
    </style:style>
    <style:style style:name="P171" style:family="paragraph" style:parent-style-name="Heading_20_1">
      <style:paragraph-properties fo:break-before="page"/>
      <style:text-properties fo:language="en" fo:country="GB"/>
    </style:style>
    <style:style style:name="P172" style:family="paragraph" style:parent-style-name="Heading_20_2">
      <style:text-properties fo:language="en" fo:country="GB"/>
    </style:style>
    <style:style style:name="P173" style:family="paragraph" style:parent-style-name="Heading_20_2">
      <style:text-properties fo:language="en" fo:country="GB" officeooo:rsid="003ba914" officeooo:paragraph-rsid="003aff46"/>
    </style:style>
    <style:style style:name="P174" style:family="paragraph" style:parent-style-name="Heading_20_2">
      <style:text-properties fo:language="en" fo:country="GB" officeooo:rsid="01044367" officeooo:paragraph-rsid="01044367"/>
    </style:style>
    <style:style style:name="P175" style:family="paragraph" style:parent-style-name="Heading_20_2">
      <style:text-properties fo:language="en" fo:country="GB" officeooo:paragraph-rsid="0105858e"/>
    </style:style>
    <style:style style:name="P176" style:family="paragraph" style:parent-style-name="Heading_20_2">
      <style:text-properties fo:language="en" fo:country="GB" officeooo:rsid="002719bc" officeooo:paragraph-rsid="002719bc"/>
    </style:style>
    <style:style style:name="P177" style:family="paragraph" style:parent-style-name="Heading_20_2">
      <style:text-properties fo:language="en" fo:country="GB" officeooo:paragraph-rsid="0031b447"/>
    </style:style>
    <style:style style:name="P178" style:family="paragraph" style:parent-style-name="Heading_20_2">
      <style:text-properties fo:language="en" fo:country="GB" officeooo:rsid="00a88d41" officeooo:paragraph-rsid="00a88d41"/>
    </style:style>
    <style:style style:name="P179" style:family="paragraph" style:parent-style-name="Heading_20_2">
      <style:text-properties fo:language="en" fo:country="GB" officeooo:paragraph-rsid="00ab520d"/>
    </style:style>
    <style:style style:name="P180" style:family="paragraph" style:parent-style-name="Heading_20_2">
      <style:text-properties fo:language="en" fo:country="GB" officeooo:rsid="00f99858"/>
    </style:style>
    <style:style style:name="P181" style:family="paragraph" style:parent-style-name="Heading_20_2">
      <style:text-properties fo:language="en" fo:country="GB" officeooo:rsid="01270ac2" officeooo:paragraph-rsid="01270ac2"/>
    </style:style>
    <style:style style:name="P182" style:family="paragraph" style:parent-style-name="Heading_20_2">
      <style:text-properties fo:language="en" fo:country="GB" officeooo:rsid="0032b5e4" officeooo:paragraph-rsid="0032b5e4"/>
    </style:style>
    <style:style style:name="P183" style:family="paragraph" style:parent-style-name="Heading_20_2">
      <style:text-properties fo:language="en" fo:country="GB" officeooo:paragraph-rsid="0032b5e4"/>
    </style:style>
    <style:style style:name="P184" style:family="paragraph" style:parent-style-name="Heading_20_2">
      <style:text-properties fo:language="en" fo:country="GB" officeooo:rsid="0049fc4d" officeooo:paragraph-rsid="0049fc4d"/>
    </style:style>
    <style:style style:name="P185" style:family="paragraph" style:parent-style-name="Heading_20_2">
      <style:text-properties fo:language="en" fo:country="GB" officeooo:paragraph-rsid="01560c9f"/>
    </style:style>
    <style:style style:name="P186" style:family="paragraph" style:parent-style-name="Heading_20_2">
      <style:text-properties fo:language="en" fo:country="GB" officeooo:paragraph-rsid="017105e5"/>
    </style:style>
    <style:style style:name="P187" style:family="paragraph" style:parent-style-name="Heading_20_2">
      <style:text-properties fo:language="en" fo:country="GB" officeooo:paragraph-rsid="01732181"/>
    </style:style>
    <style:style style:name="P188" style:family="paragraph" style:parent-style-name="Heading_20_2">
      <style:text-properties officeooo:rsid="015f9881" officeooo:paragraph-rsid="015f9881"/>
    </style:style>
    <style:style style:name="P189" style:family="paragraph" style:parent-style-name="Heading_20_2">
      <style:text-properties officeooo:rsid="00afb31c" officeooo:paragraph-rsid="00afb31c"/>
    </style:style>
    <style:style style:name="P190" style:family="paragraph" style:parent-style-name="Heading_20_2">
      <style:text-properties officeooo:rsid="00a0bfd6" officeooo:paragraph-rsid="00a0bfd6"/>
    </style:style>
    <style:style style:name="P191" style:family="paragraph" style:parent-style-name="Heading_20_2" style:master-page-name="">
      <style:paragraph-properties style:page-number="auto"/>
      <style:text-properties fo:language="en" fo:country="GB"/>
    </style:style>
    <style:style style:name="P192" style:family="paragraph" style:parent-style-name="Heading_20_2" style:master-page-name="">
      <style:paragraph-properties style:page-number="auto"/>
      <style:text-properties fo:language="en" fo:country="GB" officeooo:rsid="01560c9f" officeooo:paragraph-rsid="01560c9f"/>
    </style:style>
    <style:style style:name="P193" style:family="paragraph" style:parent-style-name="Heading_20_3">
      <style:text-properties fo:language="en" fo:country="GB"/>
    </style:style>
    <style:style style:name="P194" style:family="paragraph" style:parent-style-name="Table_20_Contents">
      <style:text-properties fo:language="en" fo:country="GB"/>
    </style:style>
    <style:style style:name="P195" style:family="paragraph" style:parent-style-name="Table_20_Contents">
      <style:text-properties fo:language="en" fo:country="GB" officeooo:paragraph-rsid="013c51a1" fo:background-color="#ffff00"/>
    </style:style>
    <style:style style:name="P196" style:family="paragraph" style:parent-style-name="Table_20_Contents" style:list-style-name="L1">
      <style:text-properties fo:language="en" fo:country="GB"/>
    </style:style>
    <style:style style:name="P197" style:family="paragraph" style:parent-style-name="Table_20_Contents" style:list-style-name="L4">
      <style:text-properties fo:language="en" fo:country="GB"/>
    </style:style>
    <style:style style:name="P198" style:family="paragraph" style:parent-style-name="Table_20_Contents" style:list-style-name="L5">
      <style:text-properties fo:language="en" fo:country="GB"/>
    </style:style>
    <style:style style:name="P199" style:family="paragraph" style:parent-style-name="Table_20_Contents" style:list-style-name="L6">
      <style:text-properties fo:language="en" fo:country="GB"/>
    </style:style>
    <style:style style:name="P200" style:family="paragraph" style:parent-style-name="Table_20_Contents" style:list-style-name="L7">
      <style:text-properties fo:language="en" fo:country="GB"/>
    </style:style>
    <style:style style:name="P201" style:family="paragraph" style:parent-style-name="Table_20_Contents" style:list-style-name="L8">
      <style:text-properties fo:language="en" fo:country="GB"/>
    </style:style>
    <style:style style:name="P202" style:family="paragraph" style:parent-style-name="Table_20_Contents" style:list-style-name="L8">
      <style:text-properties fo:language="en" fo:country="GB" officeooo:rsid="0124b5bc" officeooo:paragraph-rsid="0124b5bc"/>
    </style:style>
    <style:style style:name="P203" style:family="paragraph" style:parent-style-name="Table_20_Contents" style:list-style-name="L9">
      <style:text-properties fo:language="en" fo:country="GB"/>
    </style:style>
    <style:style style:name="P204" style:family="paragraph" style:parent-style-name="Table_20_Contents" style:list-style-name="L10">
      <style:paragraph-properties fo:text-align="justify" style:justify-single-word="false"/>
      <style:text-properties fo:language="en" fo:country="GB" officeooo:paragraph-rsid="0040218b"/>
    </style:style>
    <style:style style:name="P205" style:family="paragraph" style:parent-style-name="Table_20_Contents" style:list-style-name="L11">
      <style:text-properties fo:language="en" fo:country="GB"/>
    </style:style>
    <style:style style:name="P206" style:family="paragraph" style:parent-style-name="Table_20_Contents" style:list-style-name="L12">
      <style:text-properties fo:language="en" fo:country="GB"/>
    </style:style>
    <style:style style:name="P207" style:family="paragraph" style:parent-style-name="Table_20_Contents" style:list-style-name="L12">
      <style:text-properties fo:language="en" fo:country="GB" officeooo:rsid="009512e6" officeooo:paragraph-rsid="009512e6"/>
    </style:style>
    <style:style style:name="P208" style:family="paragraph" style:parent-style-name="Table_20_Contents" style:list-style-name="L13">
      <style:text-properties fo:language="en" fo:country="GB"/>
    </style:style>
    <style:style style:name="P209" style:family="paragraph" style:parent-style-name="Table_20_Contents" style:list-style-name="L14">
      <style:text-properties fo:language="en" fo:country="GB"/>
    </style:style>
    <style:style style:name="P210" style:family="paragraph" style:parent-style-name="Table_20_Contents" style:list-style-name="L14">
      <style:text-properties fo:language="en" fo:country="GB" officeooo:rsid="01542d73" officeooo:paragraph-rsid="01542d73"/>
    </style:style>
    <style:style style:name="P211" style:family="paragraph" style:parent-style-name="Table_20_Contents" style:list-style-name="L14">
      <style:text-properties fo:language="en" fo:country="GB" officeooo:rsid="01251280" officeooo:paragraph-rsid="01251280"/>
    </style:style>
    <style:style style:name="P212" style:family="paragraph" style:parent-style-name="Table_20_Contents" style:list-style-name="L15">
      <style:text-properties fo:language="en" fo:country="GB" officeooo:rsid="0100f476" officeooo:paragraph-rsid="0100f476"/>
    </style:style>
    <style:style style:name="P213" style:family="paragraph" style:parent-style-name="Table_20_Contents" style:list-style-name="L15">
      <style:text-properties fo:language="en" fo:country="GB" fo:background-color="transparent"/>
    </style:style>
    <style:style style:name="P214" style:family="paragraph" style:parent-style-name="Table_20_Contents" style:list-style-name="L16">
      <style:text-properties fo:language="en" fo:country="GB"/>
    </style:style>
    <style:style style:name="P215" style:family="paragraph" style:parent-style-name="Table_20_Contents" style:list-style-name="L17">
      <style:text-properties fo:language="en" fo:country="GB"/>
    </style:style>
    <style:style style:name="P216" style:family="paragraph" style:parent-style-name="Table_20_Contents" style:list-style-name="L18">
      <style:text-properties fo:language="en" fo:country="GB"/>
    </style:style>
    <style:style style:name="P217" style:family="paragraph" style:parent-style-name="Table_20_Contents" style:list-style-name="L19">
      <style:text-properties fo:language="en" fo:country="GB"/>
    </style:style>
    <style:style style:name="P218" style:family="paragraph" style:parent-style-name="Table_20_Contents" style:list-style-name="L20">
      <style:text-properties fo:language="en" fo:country="GB"/>
    </style:style>
    <style:style style:name="P219" style:family="paragraph" style:parent-style-name="Table_20_Contents" style:list-style-name="L21">
      <style:text-properties fo:language="en" fo:country="GB"/>
    </style:style>
    <style:style style:name="P220" style:family="paragraph" style:parent-style-name="Table_20_Contents" style:list-style-name="L22">
      <style:text-properties fo:language="en" fo:country="GB" officeooo:rsid="0167bf40" officeooo:paragraph-rsid="0167bf40"/>
    </style:style>
    <style:style style:name="P221" style:family="paragraph" style:parent-style-name="Table_20_Contents">
      <style:text-properties fo:language="en" fo:country="GB" officeooo:paragraph-rsid="013c51a1"/>
    </style:style>
    <style:style style:name="P222" style:family="paragraph" style:parent-style-name="Table_20_Contents">
      <style:text-properties fo:language="en" fo:country="GB" officeooo:rsid="014c6b79" officeooo:paragraph-rsid="014c6b79"/>
    </style:style>
    <style:style style:name="P223" style:family="paragraph" style:parent-style-name="Table_20_Contents">
      <style:text-properties fo:language="en" fo:country="GB" officeooo:rsid="0179ba1c" officeooo:paragraph-rsid="0179ba1c"/>
    </style:style>
    <style:style style:name="P224" style:family="paragraph" style:parent-style-name="Table_20_Contents" style:list-style-name="L15"/>
    <style:style style:name="P225" style:family="paragraph" style:parent-style-name="Table_20_Contents" style:list-style-name="L15">
      <style:text-properties officeooo:paragraph-rsid="00ab520d"/>
    </style:style>
    <style:style style:name="P226" style:family="paragraph" style:parent-style-name="Table_20_Contents" style:list-style-name="L15">
      <style:text-properties style:text-line-through-style="solid" style:text-line-through-type="single" fo:language="en" fo:country="GB"/>
    </style:style>
    <style:style style:name="P227" style:family="paragraph" style:parent-style-name="Table_20_Contents" style:list-style-name="L23">
      <style:text-properties officeooo:paragraph-rsid="01764555"/>
    </style:style>
    <style:style style:name="P228" style:family="paragraph" style:parent-style-name="Table_20_Contents" style:list-style-name="L7">
      <style:paragraph-properties fo:margin-left="2.501cm" fo:margin-right="0cm" fo:text-indent="-0.635cm" style:auto-text-indent="false"/>
      <style:text-properties fo:language="en" fo:country="GB"/>
    </style:style>
    <style:style style:name="P229" style:family="paragraph" style:parent-style-name="Title" style:master-page-name="First_20_Page">
      <style:paragraph-properties style:page-number="auto"/>
      <style:text-properties fo:language="en" fo:country="GB"/>
    </style:style>
    <style:style style:name="P23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3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13a6dcc" fo:background-color="#ffff00" loext:char-shading-value="0"/>
    </style:style>
    <style:style style:name="T2" style:family="text">
      <style:text-properties fo:background-color="#ffff00" loext:char-shading-value="0"/>
    </style:style>
    <style:style style:name="T3" style:family="text">
      <style:text-properties fo:background-color="#ffff00" loext:char-shading-value="0"/>
    </style:style>
    <style:style style:name="T4" style:family="text">
      <style:text-properties officeooo:rsid="013a6dcc" fo:background-color="#ffff00" loext:char-shading-value="0"/>
    </style:style>
    <style:style style:name="T5" style:family="text">
      <style:text-properties officeooo:rsid="00841760" fo:background-color="#ffff00" loext:char-shading-value="0"/>
    </style:style>
    <style:style style:name="T6" style:family="text">
      <style:text-properties fo:language="en" fo:country="GB"/>
    </style:style>
    <style:style style:name="T7" style:family="text">
      <style:text-properties fo:language="en" fo:country="GB" officeooo:rsid="00a27036"/>
    </style:style>
    <style:style style:name="T8" style:family="text">
      <style:text-properties fo:language="en" fo:country="GB" officeooo:rsid="003eeac2"/>
    </style:style>
    <style:style style:name="T9" style:family="text">
      <style:text-properties fo:language="en" fo:country="GB" officeooo:rsid="0047e656"/>
    </style:style>
    <style:style style:name="T10" style:family="text">
      <style:text-properties fo:language="en" fo:country="GB" officeooo:rsid="0020bd0c"/>
    </style:style>
    <style:style style:name="T11" style:family="text">
      <style:text-properties fo:language="en" fo:country="GB" fo:background-color="transparent" loext:char-shading-value="0"/>
    </style:style>
    <style:style style:name="T12" style:family="text">
      <style:text-properties fo:language="en" fo:country="GB" officeooo:rsid="00ac8b63" fo:background-color="transparent" loext:char-shading-value="0"/>
    </style:style>
    <style:style style:name="T13" style:family="text">
      <style:text-properties fo:language="en" fo:country="GB" officeooo:rsid="00ac8b63"/>
    </style:style>
    <style:style style:name="T14" style:family="text">
      <style:text-properties fo:language="en" fo:country="GB" officeooo:rsid="017105e5"/>
    </style:style>
    <style:style style:name="T15" style:family="text">
      <style:text-properties fo:language="en" fo:country="GB" officeooo:rsid="01732181"/>
    </style:style>
    <style:style style:name="T16" style:family="text">
      <style:text-properties fo:language="en" fo:country="GB" officeooo:rsid="01738598"/>
    </style:style>
    <style:style style:name="T17" style:family="text">
      <style:text-properties fo:language="en" fo:country="GB" officeooo:rsid="0163fdf3"/>
    </style:style>
    <style:style style:name="T18" style:family="text">
      <style:text-properties fo:language="en" fo:country="GB" officeooo:rsid="01756f6b"/>
    </style:style>
    <style:style style:name="T19" style:family="text">
      <style:text-properties officeooo:rsid="007db3ac"/>
    </style:style>
    <style:style style:name="T20" style:family="text">
      <style:text-properties officeooo:rsid="007e20e1"/>
    </style:style>
    <style:style style:name="T21" style:family="text">
      <style:text-properties officeooo:rsid="003f8ce9"/>
    </style:style>
    <style:style style:name="T22" style:family="text">
      <style:text-properties fo:font-style="normal" fo:font-weight="normal"/>
    </style:style>
    <style:style style:name="T23" style:family="text">
      <style:text-properties fo:font-style="normal" fo:font-weight="normal" officeooo:rsid="00ae1f2e"/>
    </style:style>
    <style:style style:name="T24" style:family="text">
      <style:text-properties officeooo:rsid="006a0bd2"/>
    </style:style>
    <style:style style:name="T25" style:family="text">
      <style:text-properties fo:font-weight="bold" style:font-weight-asian="bold" style:font-weight-complex="bold"/>
    </style:style>
    <style:style style:name="T26" style:family="text">
      <style:text-properties fo:font-variant="normal" fo:text-transform="none" fo:color="#000000" fo:letter-spacing="normal" fo:font-style="normal" fo:font-weight="normal"/>
    </style:style>
    <style:style style:name="T27" style:family="text">
      <style:text-properties fo:font-style="italic" style:font-style-asian="italic" style:font-style-complex="italic"/>
    </style:style>
    <style:style style:name="T28" style:family="text">
      <style:text-properties fo:font-size="8pt" fo:font-weight="normal"/>
    </style:style>
    <style:style style:name="T29" style:family="text">
      <style:text-properties style:font-name="Helvetica" fo:font-size="10pt" fo:font-weight="normal"/>
    </style:style>
    <style:style style:name="T30" style:family="text">
      <style:text-properties style:use-window-font-color="true" style:font-name="Times" fo:font-size="11pt" fo:language="en" fo:country="GB" fo:font-weight="normal" officeooo:rsid="007e20e1"/>
    </style:style>
    <style:style style:name="T31" style:family="text">
      <style:text-properties style:use-window-font-color="true" style:font-name="Times" fo:font-size="11pt" fo:language="en" fo:country="GB" fo:font-weight="normal" officeooo:rsid="007f217d"/>
    </style:style>
    <style:style style:name="T32" style:family="text">
      <style:text-properties style:use-window-font-color="true" style:font-name="Times" fo:font-size="11pt" fo:font-weight="normal"/>
    </style:style>
    <style:style style:name="T33" style:family="text">
      <style:text-properties style:use-window-font-color="true" style:font-name="Times" fo:font-size="11pt" fo:font-weight="normal" officeooo:rsid="007e20e1"/>
    </style:style>
    <style:style style:name="T34" style:family="text">
      <style:text-properties officeooo:rsid="0031b447"/>
    </style:style>
    <style:style style:name="T35" style:family="text">
      <style:text-properties officeooo:rsid="0032b5e4"/>
    </style:style>
    <style:style style:name="T36" style:family="text">
      <style:text-properties officeooo:rsid="003ba914"/>
    </style:style>
    <style:style style:name="T37" style:family="text">
      <style:text-properties officeooo:rsid="004b93f6"/>
    </style:style>
    <style:style style:name="T38" style:family="text">
      <style:text-properties officeooo:rsid="005d391c"/>
    </style:style>
    <style:style style:name="T39" style:family="text">
      <style:text-properties officeooo:rsid="0080a98e"/>
    </style:style>
    <style:style style:name="T40" style:family="text">
      <style:text-properties officeooo:rsid="009512e6"/>
    </style:style>
    <style:style style:name="T41" style:family="text">
      <style:text-properties officeooo:rsid="00978565"/>
    </style:style>
    <style:style style:name="T42" style:family="text">
      <style:text-properties officeooo:rsid="00998190"/>
    </style:style>
    <style:style style:name="T43" style:family="text">
      <style:text-properties officeooo:rsid="009b3e15"/>
    </style:style>
    <style:style style:name="T44" style:family="text">
      <style:text-properties officeooo:rsid="00a27036"/>
    </style:style>
    <style:style style:name="T45" style:family="text">
      <style:text-properties officeooo:rsid="00ab520d"/>
    </style:style>
    <style:style style:name="T46" style:family="text">
      <style:text-properties officeooo:rsid="00efa126"/>
    </style:style>
    <style:style style:name="T47" style:family="text">
      <style:text-properties officeooo:rsid="00fd0380"/>
    </style:style>
    <style:style style:name="T48" style:family="text">
      <style:text-properties officeooo:rsid="01005eb9"/>
    </style:style>
    <style:style style:name="T49" style:family="text">
      <style:text-properties officeooo:rsid="0105858e"/>
    </style:style>
    <style:style style:name="T50" style:family="text">
      <style:text-properties officeooo:rsid="01064b38"/>
    </style:style>
    <style:style style:name="T51" style:family="text">
      <style:text-properties officeooo:rsid="01101e93"/>
    </style:style>
    <style:style style:name="T52" style:family="text">
      <style:text-properties officeooo:rsid="011792c4"/>
    </style:style>
    <style:style style:name="T53" style:family="text">
      <style:text-properties officeooo:rsid="011a9bdd"/>
    </style:style>
    <style:style style:name="T54" style:family="text">
      <style:text-properties officeooo:rsid="012814c9"/>
    </style:style>
    <style:style style:name="T55" style:family="text">
      <style:text-properties officeooo:rsid="012b1566"/>
    </style:style>
    <style:style style:name="T56" style:family="text">
      <style:text-properties officeooo:rsid="01300b73"/>
    </style:style>
    <style:style style:name="T57" style:family="text">
      <style:text-properties officeooo:rsid="013692f2"/>
    </style:style>
    <style:style style:name="T58" style:family="text">
      <style:text-properties officeooo:rsid="013c51a1"/>
    </style:style>
    <style:style style:name="T59" style:family="text">
      <style:text-properties officeooo:rsid="014539a0"/>
    </style:style>
    <style:style style:name="T60" style:family="text">
      <style:text-properties officeooo:rsid="0145508c"/>
    </style:style>
    <style:style style:name="T61" style:family="text">
      <style:text-properties officeooo:rsid="01516803"/>
    </style:style>
    <style:style style:name="T62" style:family="text">
      <style:text-properties officeooo:rsid="01521217"/>
    </style:style>
    <style:style style:name="T63" style:family="text">
      <style:text-properties officeooo:rsid="01542d73"/>
    </style:style>
    <style:style style:name="T64" style:family="text">
      <style:text-properties officeooo:rsid="0154d1b1"/>
    </style:style>
    <style:style style:name="T65" style:family="text">
      <style:text-properties officeooo:rsid="015a8e70"/>
    </style:style>
    <style:style style:name="T66" style:family="text">
      <style:text-properties officeooo:rsid="015da1b6"/>
    </style:style>
    <style:style style:name="T67" style:family="text">
      <style:text-properties officeooo:rsid="0161a412"/>
    </style:style>
    <style:style style:name="T68" style:family="text">
      <style:text-properties officeooo:rsid="01659059"/>
    </style:style>
    <style:style style:name="T69" style:family="text">
      <style:text-properties officeooo:rsid="01697e1b"/>
    </style:style>
    <style:style style:name="T70" style:family="text">
      <style:text-properties officeooo:rsid="016af8a2"/>
    </style:style>
    <style:style style:name="T71" style:family="text">
      <style:text-properties officeooo:rsid="017105e5"/>
    </style:style>
    <style:style style:name="T72" style:family="text">
      <style:text-properties officeooo:rsid="01732181"/>
    </style:style>
    <style:style style:name="T73" style:family="text">
      <style:text-properties officeooo:rsid="01738598"/>
    </style:style>
    <style:style style:name="T74" style:family="text">
      <style:text-properties officeooo:rsid="0179ba1c"/>
    </style:style>
    <style:style style:name="T75" style:family="text">
      <style:text-properties fo:font-variant="normal" fo:text-transform="none" fo:color="#000000" style:text-outline="false" style:text-line-through-style="none" style:text-line-through-type="none" style:text-position="0% 100%" style:font-name="Thorndale" fo:font-size="10pt" fo:letter-spacing="normal" fo:language="en" fo:country="GB" fo:font-style="normal" fo:text-shadow="none" style:text-underline-style="none" fo:font-weight="normal" style:text-underline-mode="continuous" style:text-overline-mode="continuous" style:text-line-through-mode="continuous" style:letter-kerning="false" fo:background-color="transparent" style:font-name-asian="HG Mincho Light J" style:font-size-asian="12pt" style:language-asian="zxx" style:country-asian="none" style:font-style-asian="normal" style:font-weight-asian="normal" style:font-name-complex="Arial Unicode M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76" style:family="text">
      <style:text-properties fo:font-variant="normal" fo:text-transform="none" fo:color="#000000" style:text-outline="false" style:text-line-through-style="none" style:text-line-through-type="none" style:text-position="0% 100%" style:font-name="Thorndale" fo:font-size="10pt" fo:letter-spacing="normal" fo:language="en" fo:country="GB" fo:font-style="normal" fo:text-shadow="none" style:text-underline-style="none" fo:font-weight="normal" style:text-underline-mode="continuous" style:text-overline-mode="continuous" style:text-line-through-mode="continuous" style:letter-kerning="false" fo:background-color="transparent" style:font-name-asian="HG Mincho Light J" style:font-size-asian="12pt" style:language-asian="zxx" style:country-asian="none" style:font-style-asian="normal" style:font-weight-asian="normal" style:font-name-complex="Arial Unicode M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77" style:family="text">
      <style:text-properties fo:font-variant="normal" fo:text-transform="none" fo:color="#000000" style:text-outline="false" style:text-line-through-style="none" style:text-line-through-type="none" style:text-position="0% 100%" style:font-name="Thorndale" fo:font-size="8pt" fo:letter-spacing="normal" fo:language="en" fo:country="GB" fo:font-style="italic" fo:text-shadow="none" style:text-underline-style="none" fo:font-weight="normal" style:text-underline-mode="continuous" style:text-overline-mode="continuous" style:text-line-through-mode="continuous" style:letter-kerning="false" fo:background-color="transparent" style:font-name-asian="HG Mincho Light J" style:font-size-asian="12pt" style:language-asian="zxx" style:country-asian="none" style:font-style-asian="normal" style:font-weight-asian="normal" style:font-name-complex="Arial Unicode M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78" style:family="text">
      <style:text-properties fo:font-size="10pt" fo:language="en" fo:country="GB" style:language-asian="zxx" style:country-asian="none" style:language-complex="zxx" style:country-complex="non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21502768" text:id="ct121502768">
          <text:insertion>
            <office:change-info>
              <dc:creator>Øystein Godøy</dc:creator>
              <dc:date>2017-01-09T09:15:00</dc:date>
            </office:change-info>
          </text:insertion>
        </text:changed-region>
        <text:changed-region xml:id="ct124628272" text:id="ct124628272">
          <text:insertion>
            <office:change-info>
              <dc:creator>Øystein Godøy</dc:creator>
              <dc:date>2017-01-09T09:15:00</dc:date>
            </office:change-info>
          </text:insertion>
        </text:changed-region>
        <text:changed-region xml:id="ct138772464" text:id="ct138772464">
          <text:insertion>
            <office:change-info>
              <dc:creator>Øystein Godøy</dc:creator>
              <dc:date>2017-03-09T11:46:00</dc:date>
            </office:change-info>
          </text:insertion>
        </text:changed-region>
        <text:changed-region xml:id="ct140305776" text:id="ct140305776">
          <text:insertion>
            <office:change-info>
              <dc:creator>Øystein Godøy</dc:creator>
              <dc:date>2017-03-09T11:47:00</dc:date>
            </office:change-info>
          </text:insertion>
        </text:changed-region>
        <text:changed-region xml:id="ct133430576" text:id="ct133430576">
          <text:insertion>
            <office:change-info>
              <dc:creator>Øystein Godøy</dc:creator>
              <dc:date>2017-03-09T11:48:00</dc:date>
            </office:change-info>
          </text:insertion>
        </text:changed-region>
        <text:changed-region xml:id="ct124774256" text:id="ct124774256">
          <text:insertion>
            <office:change-info>
              <dc:creator>Øystein Godøy</dc:creator>
              <dc:date>2017-01-09T09:15:00</dc:date>
            </office:change-info>
          </text:insertion>
        </text:changed-region>
        <text:changed-region xml:id="ct141163392" text:id="ct141163392">
          <text:insertion>
            <office:change-info>
              <dc:creator>Øystein Godøy</dc:creator>
              <dc:date>2017-03-09T11:46:00</dc:date>
            </office:change-info>
          </text:insertion>
        </text:changed-region>
        <text:changed-region xml:id="ct140980080" text:id="ct140980080">
          <text:insertion>
            <office:change-info>
              <dc:creator>Øystein Godøy</dc:creator>
              <dc:date>2017-03-09T11:47:00</dc:date>
            </office:change-info>
          </text:insertion>
        </text:changed-region>
        <text:changed-region xml:id="ct125382960" text:id="ct125382960">
          <text:insertion>
            <office:change-info>
              <dc:creator>Øystein Godøy</dc:creator>
              <dc:date>2017-01-09T09:17:00</dc:date>
            </office:change-info>
          </text:insertion>
        </text:changed-region>
        <text:changed-region xml:id="ct123937936" text:id="ct123937936">
          <text:insertion>
            <office:change-info>
              <dc:creator>Øystein Godøy</dc:creator>
              <dc:date>2016-12-20T10:03:00</dc:date>
            </office:change-info>
          </text:insertion>
        </text:changed-region>
        <text:changed-region xml:id="ct123941376" text:id="ct123941376">
          <text:insertion>
            <office:change-info>
              <dc:creator>Øystein Godøy</dc:creator>
              <dc:date>2016-12-20T10:04:00</dc:date>
            </office:change-info>
          </text:insertion>
        </text:changed-region>
        <text:changed-region xml:id="ct122628048" text:id="ct122628048">
          <text:insertion>
            <office:change-info>
              <dc:creator>Øystein Godøy</dc:creator>
              <dc:date>2016-12-20T10:26:00</dc:date>
            </office:change-info>
          </text:insertion>
        </text:changed-region>
        <text:changed-region xml:id="ct121084928" text:id="ct121084928">
          <text:insertion>
            <office:change-info>
              <dc:creator>Øystein Godøy</dc:creator>
              <dc:date>2017-01-09T09:19:00</dc:date>
            </office:change-info>
          </text:insertion>
        </text:changed-region>
        <text:changed-region xml:id="ct122614288" text:id="ct122614288">
          <text:insertion>
            <office:change-info>
              <dc:creator>Øystein Godøy</dc:creator>
              <dc:date>2017-01-09T09:22:00</dc:date>
            </office:change-info>
          </text:insertion>
        </text:changed-region>
        <text:changed-region xml:id="ct125272064" text:id="ct125272064">
          <text:insertion>
            <office:change-info>
              <dc:creator>Øystein Godøy</dc:creator>
              <dc:date>2017-01-09T09:24:00</dc:date>
            </office:change-info>
          </text:insertion>
        </text:changed-region>
        <text:changed-region xml:id="ct122186464" text:id="ct122186464">
          <text:insertion>
            <office:change-info>
              <dc:creator>Øystein Godøy</dc:creator>
              <dc:date>2017-01-09T09:21:00</dc:date>
            </office:change-info>
          </text:insertion>
        </text:changed-region>
        <text:changed-region xml:id="ct125100928" text:id="ct125100928">
          <text:insertion>
            <office:change-info>
              <dc:creator>Øystein Godøy</dc:creator>
              <dc:date>2016-12-20T10:27:00</dc:date>
            </office:change-info>
          </text:insertion>
        </text:changed-region>
        <text:changed-region xml:id="ct125103840" text:id="ct125103840">
          <text:insertion>
            <office:change-info>
              <dc:creator>Øystein Godøy</dc:creator>
              <dc:date>2016-12-20T10:28:00</dc:date>
            </office:change-info>
          </text:insertion>
        </text:changed-region>
        <text:changed-region xml:id="ct125026560" text:id="ct125026560">
          <text:insertion>
            <office:change-info>
              <dc:creator>Øystein Godøy</dc:creator>
              <dc:date>2016-12-20T09:40:00</dc:date>
            </office:change-info>
          </text:insertion>
        </text:changed-region>
        <text:changed-region xml:id="ct125025232" text:id="ct125025232">
          <text:insertion>
            <office:change-info>
              <dc:creator>Øystein Godøy</dc:creator>
              <dc:date>2016-12-20T09:41:00</dc:date>
            </office:change-info>
          </text:insertion>
        </text:changed-region>
        <text:changed-region xml:id="ct123566960" text:id="ct123566960">
          <text:insertion>
            <office:change-info>
              <dc:creator>Øystein Godøy</dc:creator>
              <dc:date>2017-01-09T09:26:00</dc:date>
            </office:change-info>
          </text:insertion>
        </text:changed-region>
        <text:changed-region xml:id="ct120879520" text:id="ct120879520">
          <text:insertion>
            <office:change-info>
              <dc:creator>Øystein Godøy</dc:creator>
              <dc:date>2017-01-09T09:29:00</dc:date>
            </office:change-info>
          </text:insertion>
        </text:changed-region>
        <text:changed-region xml:id="ct123825696" text:id="ct123825696">
          <text:insertion>
            <office:change-info>
              <dc:creator>Øystein Godøy</dc:creator>
              <dc:date>2017-01-09T09:29:00</dc:date>
            </office:change-info>
          </text:insertion>
        </text:changed-region>
        <text:changed-region xml:id="ct123570064" text:id="ct123570064">
          <text:insertion>
            <office:change-info>
              <dc:creator>Øystein Godøy</dc:creator>
              <dc:date>2017-01-09T09:29:00</dc:date>
            </office:change-info>
          </text:insertion>
        </text:changed-region>
        <text:changed-region xml:id="ct120872080" text:id="ct120872080">
          <text:insertion>
            <office:change-info>
              <dc:creator>Øystein Godøy</dc:creator>
              <dc:date>2016-12-20T10:37:00</dc:date>
            </office:change-info>
          </text:insertion>
        </text:changed-region>
        <text:changed-region xml:id="ct124085280" text:id="ct124085280">
          <text:deletion>
            <office:change-info>
              <dc:creator>Øystein Godøy</dc:creator>
              <dc:date>2016-12-20T10:38:00</dc:date>
            </office:change-info>
            <text:p text:style-name="P1"><text:span text:style-name="T1">TODO: Define list of instruments</text:span></text:p>
          </text:deletion>
        </text:changed-region>
        <text:changed-region xml:id="ct120642640" text:id="ct120642640">
          <text:insertion>
            <office:change-info>
              <dc:creator>Øystein Godøy</dc:creator>
              <dc:date>2016-12-20T09:42:00</dc:date>
            </office:change-info>
          </text:insertion>
        </text:changed-region>
        <text:changed-region xml:id="ct123539504" text:id="ct123539504">
          <text:insertion>
            <office:change-info>
              <dc:creator>Øystein Godøy</dc:creator>
              <dc:date>2016-12-20T10:37:00</dc:date>
            </office:change-info>
          </text:insertion>
        </text:changed-region>
        <text:changed-region xml:id="ct123540048" text:id="ct123540048">
          <text:insertion>
            <office:change-info>
              <dc:creator>Øystein Godøy</dc:creator>
              <dc:date>2016-12-20T10:38:00</dc:date>
            </office:change-info>
          </text:insertion>
        </text:changed-region>
        <text:changed-region xml:id="ct123540272" text:id="ct123540272">
          <text:deletion>
            <office:change-info>
              <dc:creator>Øystein Godøy</dc:creator>
              <dc:date>2016-12-20T10:38:00</dc:date>
            </office:change-info>
            <text:p text:style-name="P2"/>
            <text:p text:style-name="P3">TODO: Define list of platforms</text:p>
          </text:deletion>
        </text:changed-region>
        <text:changed-region xml:id="ct122741616" text:id="ct122741616">
          <text:insertion>
            <office:change-info>
              <dc:creator>Øystein Godøy</dc:creator>
              <dc:date>2016-12-20T09:43:00</dc:date>
            </office:change-info>
          </text:insertion>
        </text:changed-region>
        <text:changed-region xml:id="ct130134720" text:id="ct130134720">
          <text:insertion>
            <office:change-info>
              <dc:creator>Øystein Godøy</dc:creator>
              <dc:date>2017-03-09T11:37:00</dc:date>
            </office:change-info>
          </text:insertion>
        </text:changed-region>
        <text:changed-region xml:id="ct131400976" text:id="ct131400976">
          <text:insertion>
            <office:change-info>
              <dc:creator>Øystein Godøy</dc:creator>
              <dc:date>2017-03-09T11:38:00</dc:date>
            </office:change-info>
          </text:insertion>
        </text:changed-region>
        <text:changed-region xml:id="ct133298656" text:id="ct133298656">
          <text:insertion>
            <office:change-info>
              <dc:creator>Øystein Godøy</dc:creator>
              <dc:date>2017-03-09T11:39:00</dc:date>
            </office:change-info>
          </text:insertion>
        </text:changed-region>
        <text:changed-region xml:id="ct53072432" text:id="ct53072432">
          <text:insertion>
            <office:change-info>
              <dc:creator>Øystein Godøy</dc:creator>
              <dc:date>2017-03-09T11:40:00</dc:date>
            </office:change-info>
          </text:insertion>
        </text:changed-region>
        <text:changed-region xml:id="ct129976848" text:id="ct129976848">
          <text:deletion>
            <office:change-info>
              <dc:creator>Øystein Godøy</dc:creator>
              <dc:date>2017-03-09T11:37:00</dc:date>
            </office:change-info>
            <text:p text:style-name="Text_20_body"><text:span text:style-name="Source_20_Text"><text:span text:style-name="T73"><office:annotation><dc:creator>Øystein Godøy</dc:creator><dc:date>2016-03-22T23:46:32</dc:date><loext:sender-initials>ØG</loext:sender-initials><text:p text:style-name="P230"><text:span text:style-name="T75">I think the next two are specific for Halo and can live as they do although they probably maps somehow with activity_type, platform and instrument. Consistency should be checked and evaluated.</text:span></text:p></office:annotation></text:span></text:span></text:p>
          </text:deletion>
        </text:changed-region>
        <text:changed-region xml:id="ct112524960" text:id="ct112524960">
          <text:insertion>
            <office:change-info>
              <dc:creator>Øystein Godøy</dc:creator>
              <dc:date>2017-03-09T11:37:00</dc:date>
            </office:change-info>
          </text:insertion>
        </text:changed-region>
        <text:changed-region xml:id="ct131427728" text:id="ct131427728">
          <text:insertion>
            <office:change-info>
              <dc:creator>Øystein Godøy</dc:creator>
              <dc:date>2017-03-09T11:38:00</dc:date>
            </office:change-info>
          </text:insertion>
        </text:changed-region>
        <text:changed-region xml:id="ct120485936" text:id="ct120485936">
          <text:insertion>
            <office:change-info>
              <dc:creator>Øystein Godøy</dc:creator>
              <dc:date>2017-03-09T11:40:00</dc:date>
            </office:change-info>
          </text:insertion>
        </text:changed-region>
        <text:changed-region xml:id="ct124066928" text:id="ct124066928">
          <text:insertion>
            <office:change-info>
              <dc:creator>Øystein Godøy</dc:creator>
              <dc:date>2017-03-07T12:20:00</dc:date>
            </office:change-info>
          </text:insertion>
        </text:changed-region>
        <text:changed-region xml:id="ct124068816" text:id="ct124068816">
          <text:insertion>
            <office:change-info>
              <dc:creator>Øystein Godøy</dc:creator>
              <dc:date>2017-03-07T12:21:00</dc:date>
            </office:change-info>
          </text:insertion>
        </text:changed-region>
        <text:changed-region xml:id="ct124076064" text:id="ct124076064">
          <text:insertion>
            <office:change-info>
              <dc:creator>Øystein Godøy</dc:creator>
              <dc:date>2017-03-07T12:13:00</dc:date>
            </office:change-info>
          </text:insertion>
        </text:changed-region>
        <text:changed-region xml:id="ct132486768" text:id="ct132486768">
          <text:insertion>
            <office:change-info>
              <dc:creator>Øystein Godøy</dc:creator>
              <dc:date>2017-03-09T11:41:00</dc:date>
            </office:change-info>
          </text:insertion>
        </text:changed-region>
        <text:changed-region xml:id="ct124077552" text:id="ct124077552">
          <text:insertion>
            <office:change-info>
              <dc:creator>Øystein Godøy</dc:creator>
              <dc:date>2017-03-07T12:12:00</dc:date>
            </office:change-info>
          </text:insertion>
        </text:changed-region>
        <text:changed-region xml:id="ct122925776" text:id="ct122925776">
          <text:insertion>
            <office:change-info>
              <dc:creator>Øystein Godøy</dc:creator>
              <dc:date>2017-03-07T12:12:00</dc:date>
            </office:change-info>
          </text:insertion>
        </text:changed-region>
        <text:changed-region xml:id="ct122924416" text:id="ct122924416">
          <text:insertion>
            <office:change-info>
              <dc:creator>Øystein Godøy</dc:creator>
              <dc:date>2017-03-07T12:12:00</dc:date>
            </office:change-info>
          </text:insertion>
        </text:changed-region>
        <text:changed-region xml:id="ct53545328" text:id="ct53545328">
          <text:insertion>
            <office:change-info>
              <dc:creator>Øystein Godøy</dc:creator>
              <dc:date>2017-03-09T11:42:00</dc:date>
            </office:change-info>
          </text:insertion>
        </text:changed-region>
        <text:changed-region xml:id="ct132140976" text:id="ct132140976">
          <text:insertion>
            <office:change-info>
              <dc:creator>Øystein Godøy</dc:creator>
              <dc:date>2017-03-09T11:43:00</dc:date>
            </office:change-info>
          </text:insertion>
        </text:changed-region>
        <text:changed-region xml:id="ct122937504" text:id="ct122937504">
          <text:insertion>
            <office:change-info>
              <dc:creator>Øystein Godøy</dc:creator>
              <dc:date>2017-03-07T12:12:00</dc:date>
            </office:change-info>
          </text:insertion>
        </text:changed-region>
        <text:changed-region xml:id="ct122273040" text:id="ct122273040">
          <text:insertion>
            <office:change-info>
              <dc:creator>Øystein Godøy</dc:creator>
              <dc:date>2017-03-07T12:12:00</dc:date>
            </office:change-info>
          </text:insertion>
        </text:changed-region>
        <text:changed-region xml:id="ct122932160" text:id="ct122932160">
          <text:insertion>
            <office:change-info>
              <dc:creator>Øystein Godøy</dc:creator>
              <dc:date>2017-03-07T12:12:00</dc:date>
            </office:change-info>
          </text:insertion>
        </text:changed-region>
        <text:changed-region xml:id="ct122933856" text:id="ct122933856">
          <text:insertion>
            <office:change-info>
              <dc:creator>Øystein Godøy</dc:creator>
              <dc:date>2017-03-07T12:12:00</dc:date>
            </office:change-info>
          </text:insertion>
        </text:changed-region>
        <text:changed-region xml:id="ct124966608" text:id="ct124966608">
          <text:insertion>
            <office:change-info>
              <dc:creator>Øystein Godøy</dc:creator>
              <dc:date>2017-03-07T12:12:00</dc:date>
            </office:change-info>
          </text:insertion>
        </text:changed-region>
        <text:changed-region xml:id="ct124410800" text:id="ct124410800">
          <text:insertion>
            <office:change-info>
              <dc:creator>Øystein Godøy</dc:creator>
              <dc:date>2017-03-07T12:12:00</dc:date>
            </office:change-info>
          </text:insertion>
        </text:changed-region>
        <text:changed-region xml:id="ct125188032" text:id="ct125188032">
          <text:insertion>
            <office:change-info>
              <dc:creator>Øystein Godøy</dc:creator>
              <dc:date>2017-03-07T12:24:00</dc:date>
            </office:change-info>
          </text:insertion>
        </text:changed-region>
        <text:changed-region xml:id="ct125200864" text:id="ct125200864">
          <text:insertion>
            <office:change-info>
              <dc:creator>Øystein Godøy</dc:creator>
              <dc:date>2017-03-07T12:25:00</dc:date>
            </office:change-info>
          </text:insertion>
        </text:changed-region>
        <text:changed-region xml:id="ct124968032" text:id="ct124968032">
          <text:insertion>
            <office:change-info>
              <dc:creator>Øystein Godøy</dc:creator>
              <dc:date>2017-03-07T12:12:00</dc:date>
            </office:change-info>
          </text:insertion>
        </text:changed-region>
        <text:changed-region xml:id="ct124070192" text:id="ct124070192">
          <text:insertion>
            <office:change-info>
              <dc:creator>Øystein Godøy</dc:creator>
              <dc:date>2017-03-07T12:12:00</dc:date>
            </office:change-info>
          </text:insertion>
        </text:changed-region>
        <text:changed-region xml:id="ct125192576" text:id="ct125192576">
          <text:insertion>
            <office:change-info>
              <dc:creator>Øystein Godøy</dc:creator>
              <dc:date>2017-03-07T12:12:00</dc:date>
            </office:change-info>
          </text:insertion>
        </text:changed-region>
        <text:changed-region xml:id="ct125195776" text:id="ct125195776">
          <text:insertion>
            <office:change-info>
              <dc:creator>Øystein Godøy</dc:creator>
              <dc:date>2017-03-07T12:12:00</dc:date>
            </office:change-info>
          </text:insertion>
        </text:changed-region>
        <text:changed-region xml:id="ct125194944" text:id="ct125194944">
          <text:insertion>
            <office:change-info>
              <dc:creator>Øystein Godøy</dc:creator>
              <dc:date>2017-03-07T12:12:00</dc:date>
            </office:change-info>
          </text:insertion>
        </text:changed-region>
        <text:changed-region xml:id="ct124408496" text:id="ct124408496">
          <text:insertion>
            <office:change-info>
              <dc:creator>Øystein Godøy</dc:creator>
              <dc:date>2017-03-07T12:12:00</dc:date>
            </office:change-info>
          </text:insertion>
        </text:changed-region>
        <text:changed-region xml:id="ct124418336" text:id="ct124418336">
          <text:insertion>
            <office:change-info>
              <dc:creator>Øystein Godøy</dc:creator>
              <dc:date>2017-03-07T12:12:00</dc:date>
            </office:change-info>
          </text:insertion>
        </text:changed-region>
        <text:changed-region xml:id="ct124415456" text:id="ct124415456">
          <text:insertion>
            <office:change-info>
              <dc:creator>Øystein Godøy</dc:creator>
              <dc:date>2017-03-07T12:12:00</dc:date>
            </office:change-info>
          </text:insertion>
        </text:changed-region>
        <text:changed-region xml:id="ct125022032" text:id="ct125022032">
          <text:insertion>
            <office:change-info>
              <dc:creator>Øystein Godøy</dc:creator>
              <dc:date>2016-12-20T09:46:00</dc:date>
            </office:change-info>
          </text:insertion>
        </text:changed-region>
        <text:changed-region xml:id="ct125015056" text:id="ct125015056">
          <text:insertion>
            <office:change-info>
              <dc:creator>Øystein Godøy</dc:creator>
              <dc:date>2016-12-20T09:46:00</dc:date>
            </office:change-info>
          </text:insertion>
        </text:changed-region>
        <text:changed-region xml:id="ct125006896" text:id="ct125006896">
          <text:insertion>
            <office:change-info>
              <dc:creator>Øystein Godøy</dc:creator>
              <dc:date>2016-12-20T09:46:00</dc:date>
            </office:change-info>
          </text:insertion>
        </text:changed-region>
        <text:changed-region xml:id="ct124034832" text:id="ct124034832">
          <text:insertion>
            <office:change-info>
              <dc:creator>Øystein Godøy</dc:creator>
              <dc:date>2016-12-20T10:09:00</dc:date>
            </office:change-info>
          </text:insertion>
        </text:changed-region>
        <text:changed-region xml:id="ct125013872" text:id="ct125013872">
          <text:insertion>
            <office:change-info>
              <dc:creator>Øystein Godøy</dc:creator>
              <dc:date>2016-12-20T10:09:00</dc:date>
            </office:change-info>
          </text:insertion>
        </text:changed-region>
        <text:changed-region xml:id="ct125020208" text:id="ct125020208">
          <text:insertion>
            <office:change-info>
              <dc:creator>Øystein Godøy</dc:creator>
              <dc:date>2016-12-20T09:46:00</dc:date>
            </office:change-info>
          </text:insertion>
        </text:changed-region>
        <text:changed-region xml:id="ct125008752" text:id="ct125008752">
          <text:insertion>
            <office:change-info>
              <dc:creator>Øystein Godøy</dc:creator>
              <dc:date>2016-12-20T09:46:00</dc:date>
            </office:change-info>
          </text:insertion>
        </text:changed-region>
        <text:changed-region xml:id="ct125010160" text:id="ct125010160">
          <text:insertion>
            <office:change-info>
              <dc:creator>Øystein Godøy</dc:creator>
              <dc:date>2016-12-20T10:08:00</dc:date>
            </office:change-info>
          </text:insertion>
        </text:changed-region>
        <text:changed-region xml:id="ct125011568" text:id="ct125011568">
          <text:insertion>
            <office:change-info>
              <dc:creator>Øystein Godøy</dc:creator>
              <dc:date>2016-12-20T09:46:00</dc:date>
            </office:change-info>
          </text:insertion>
        </text:changed-region>
        <text:changed-region xml:id="ct123866976" text:id="ct123866976">
          <text:insertion>
            <office:change-info>
              <dc:creator>Øystein Godøy</dc:creator>
              <dc:date>2016-12-20T10:08:00</dc:date>
            </office:change-info>
          </text:insertion>
        </text:changed-region>
        <text:changed-region xml:id="ct124756608" text:id="ct124756608">
          <text:insertion>
            <office:change-info>
              <dc:creator>Øystein Godøy</dc:creator>
              <dc:date>2016-12-20T10:11:00</dc:date>
            </office:change-info>
          </text:insertion>
        </text:changed-region>
        <text:changed-region xml:id="ct123868560" text:id="ct123868560">
          <text:insertion>
            <office:change-info>
              <dc:creator>Øystein Godøy</dc:creator>
              <dc:date>2016-12-20T10:11:00</dc:date>
            </office:change-info>
          </text:insertion>
        </text:changed-region>
        <text:changed-region xml:id="ct124640256" text:id="ct124640256">
          <text:insertion>
            <office:change-info>
              <dc:creator>Øystein Godøy</dc:creator>
              <dc:date>2016-12-20T10:12:00</dc:date>
            </office:change-info>
          </text:insertion>
        </text:changed-region>
        <text:changed-region xml:id="ct124639424" text:id="ct124639424">
          <text:insertion>
            <office:change-info>
              <dc:creator>Øystein Godøy</dc:creator>
              <dc:date>2016-12-20T10:11:00</dc:date>
            </office:change-info>
          </text:insertion>
        </text:changed-region>
        <text:changed-region xml:id="ct124642096" text:id="ct124642096">
          <text:insertion>
            <office:change-info>
              <dc:creator>Øystein Godøy</dc:creator>
              <dc:date>2016-12-20T10:11:00</dc:date>
            </office:change-info>
          </text:insertion>
        </text:changed-region>
        <text:changed-region xml:id="ct124644704" text:id="ct124644704">
          <text:insertion>
            <office:change-info>
              <dc:creator>Øystein Godøy</dc:creator>
              <dc:date>2016-12-20T10:12:00</dc:date>
            </office:change-info>
          </text:insertion>
        </text:changed-region>
        <text:changed-region xml:id="ct124563536" text:id="ct124563536">
          <text:insertion>
            <office:change-info>
              <dc:creator>Øystein Godøy</dc:creator>
              <dc:date>2016-12-20T09:46:00</dc:date>
            </office:change-info>
          </text:insertion>
        </text:changed-region>
        <text:changed-region xml:id="ct122938624" text:id="ct122938624">
          <text:insertion>
            <office:change-info>
              <dc:creator>Øystein Godøy</dc:creator>
              <dc:date>2016-12-20T09:46:00</dc:date>
            </office:change-info>
          </text:insertion>
        </text:changed-region>
        <text:changed-region xml:id="ct124643872" text:id="ct124643872">
          <text:insertion>
            <office:change-info>
              <dc:creator>Øystein Godøy</dc:creator>
              <dc:date>2016-12-20T09:46:00</dc:date>
            </office:change-info>
          </text:insertion>
        </text:changed-region>
        <text:changed-region xml:id="ct124645968" text:id="ct124645968">
          <text:insertion>
            <office:change-info>
              <dc:creator>Øystein Godøy</dc:creator>
              <dc:date>2016-12-20T10:10:00</dc:date>
            </office:change-info>
          </text:insertion>
        </text:changed-region>
        <text:changed-region xml:id="ct124650704" text:id="ct124650704">
          <text:insertion>
            <office:change-info>
              <dc:creator>Øystein Godøy</dc:creator>
              <dc:date>2016-12-20T10:10:00</dc:date>
            </office:change-info>
          </text:insertion>
        </text:changed-region>
        <text:changed-region xml:id="ct124037376" text:id="ct124037376">
          <text:insertion>
            <office:change-info>
              <dc:creator>Øystein Godøy</dc:creator>
              <dc:date>2016-12-20T10:10:00</dc:date>
            </office:change-info>
          </text:insertion>
        </text:changed-region>
        <text:changed-region xml:id="ct124039072" text:id="ct124039072">
          <text:insertion>
            <office:change-info>
              <dc:creator>Øystein Godøy</dc:creator>
              <dc:date>2016-12-20T10:12:00</dc:date>
            </office:change-info>
          </text:insertion>
        </text:changed-region>
        <text:changed-region xml:id="ct125009296" text:id="ct125009296">
          <text:insertion>
            <office:change-info>
              <dc:creator>Øystein Godøy</dc:creator>
              <dc:date>2016-12-20T10:12:00</dc:date>
            </office:change-info>
          </text:insertion>
        </text:changed-region>
        <text:changed-region xml:id="ct125007408" text:id="ct125007408">
          <text:insertion>
            <office:change-info>
              <dc:creator>Øystein Godøy</dc:creator>
              <dc:date>2016-12-20T10:13:00</dc:date>
            </office:change-info>
          </text:insertion>
        </text:changed-region>
        <text:changed-region xml:id="ct125193776" text:id="ct125193776">
          <text:insertion>
            <office:change-info>
              <dc:creator>Øystein Godøy</dc:creator>
              <dc:date>2016-12-20T10:12:00</dc:date>
            </office:change-info>
          </text:insertion>
        </text:changed-region>
        <text:changed-region xml:id="ct124730352" text:id="ct124730352">
          <text:insertion>
            <office:change-info>
              <dc:creator>Øystein Godøy</dc:creator>
              <dc:date>2016-12-20T10:13:00</dc:date>
            </office:change-info>
          </text:insertion>
        </text:changed-region>
        <text:changed-region xml:id="ct124042464" text:id="ct124042464">
          <text:insertion>
            <office:change-info>
              <dc:creator>Øystein Godøy</dc:creator>
              <dc:date>2016-12-20T10:12:00</dc:date>
            </office:change-info>
          </text:insertion>
        </text:changed-region>
        <text:changed-region xml:id="ct124045744" text:id="ct124045744">
          <text:insertion>
            <office:change-info>
              <dc:creator>Øystein Godøy</dc:creator>
              <dc:date>2016-12-20T10:13:00</dc:date>
            </office:change-info>
          </text:insertion>
        </text:changed-region>
        <text:changed-region xml:id="ct124733456" text:id="ct124733456">
          <text:insertion>
            <office:change-info>
              <dc:creator>Øystein Godøy</dc:creator>
              <dc:date>2016-12-20T10:40:00</dc:date>
            </office:change-info>
          </text:insertion>
        </text:changed-region>
        <text:changed-region xml:id="ct124735152" text:id="ct124735152">
          <text:insertion>
            <office:change-info>
              <dc:creator>Øystein Godøy</dc:creator>
              <dc:date>2016-12-20T10:40:00</dc:date>
            </office:change-info>
          </text:insertion>
        </text:changed-region>
        <text:changed-region xml:id="ct124736848" text:id="ct124736848">
          <text:insertion>
            <office:change-info>
              <dc:creator>Øystein Godøy</dc:creator>
              <dc:date>2016-12-20T10:13:00</dc:date>
            </office:change-info>
          </text:insertion>
        </text:changed-region>
        <text:changed-region xml:id="ct124738784" text:id="ct124738784">
          <text:insertion>
            <office:change-info>
              <dc:creator>Øystein Godøy</dc:creator>
              <dc:date>2016-12-20T10:13:00</dc:date>
            </office:change-info>
          </text:insertion>
        </text:changed-region>
        <text:changed-region xml:id="ct122929200" text:id="ct122929200">
          <text:insertion>
            <office:change-info>
              <dc:creator>Øystein Godøy</dc:creator>
              <dc:date>2016-12-20T09:46:00</dc:date>
            </office:change-info>
          </text:insertion>
        </text:changed-region>
        <text:changed-region xml:id="ct125784144" text:id="ct125784144">
          <text:insertion>
            <office:change-info>
              <dc:creator>Øystein Godøy</dc:creator>
              <dc:date>2016-12-20T10:39:00</dc:date>
            </office:change-info>
          </text:insertion>
        </text:changed-region>
        <text:changed-region xml:id="ct125768560" text:id="ct125768560">
          <text:insertion>
            <office:change-info>
              <dc:creator>Øystein Godøy</dc:creator>
              <dc:date>2016-12-20T10:41:00</dc:date>
            </office:change-info>
          </text:insertion>
        </text:changed-region>
        <text:changed-region xml:id="ct125783680" text:id="ct125783680">
          <text:deletion>
            <office:change-info>
              <dc:creator>Øystein Godøy</dc:creator>
              <dc:date>2016-12-20T10:41:00</dc:date>
            </office:change-info>
            <text:p text:style-name="P4"><text:span text:style-name="T2">FIXME</text:span></text:p>
          </text:deletion>
        </text:changed-region>
        <text:changed-region xml:id="ct125797760" text:id="ct125797760">
          <text:insertion>
            <office:change-info>
              <dc:creator>Øystein Godøy</dc:creator>
              <dc:date>2016-12-20T10:42:00</dc:date>
            </office:change-info>
          </text:insertion>
        </text:changed-region>
        <text:changed-region xml:id="ct125791216" text:id="ct125791216">
          <text:insertion>
            <office:change-info>
              <dc:creator>Øystein Godøy</dc:creator>
              <dc:date>2016-12-20T10:50:00</dc:date>
            </office:change-info>
          </text:insertion>
        </text:changed-region>
        <text:changed-region xml:id="ct125790928" text:id="ct125790928">
          <text:insertion>
            <office:change-info>
              <dc:creator>Øystein Godøy</dc:creator>
              <dc:date>2016-12-20T10:38:00</dc:date>
            </office:change-info>
          </text:insertion>
        </text:changed-region>
        <text:changed-region xml:id="ct121422720" text:id="ct121422720">
          <text:insertion>
            <office:change-info>
              <dc:creator>Øystein Godøy</dc:creator>
              <dc:date>2016-12-20T10:38:00</dc:date>
            </office:change-info>
          </text:insertion>
        </text:changed-region>
        <text:changed-region xml:id="ct125997008" text:id="ct125997008">
          <text:insertion>
            <office:change-info>
              <dc:creator>Øystein Godøy</dc:creator>
              <dc:date>2016-12-20T10:38:00</dc:date>
            </office:change-info>
          </text:insertion>
        </text:changed-region>
        <text:changed-region xml:id="ct125979088" text:id="ct125979088">
          <text:insertion>
            <office:change-info>
              <dc:creator>Øystein Godøy</dc:creator>
              <dc:date>2016-12-20T10:38:00</dc:date>
            </office:change-info>
          </text:insertion>
        </text:changed-region>
        <text:changed-region xml:id="ct125978800" text:id="ct125978800">
          <text:insertion>
            <office:change-info>
              <dc:creator>Øystein Godøy</dc:creator>
              <dc:date>2017-01-09T09:36:00</dc:date>
            </office:change-info>
          </text:insertion>
        </text:changed-region>
        <text:changed-region xml:id="ct125565264" text:id="ct125565264">
          <text:insertion>
            <office:change-info>
              <dc:creator>Øystein Godøy</dc:creator>
              <dc:date>2016-12-20T10:38:00</dc:date>
            </office:change-info>
          </text:insertion>
        </text:changed-region>
        <text:changed-region xml:id="ct124247632" text:id="ct124247632">
          <text:insertion>
            <office:change-info>
              <dc:creator>Øystein Godøy</dc:creator>
              <dc:date>2016-12-20T10:38:00</dc:date>
            </office:change-info>
          </text:insertion>
        </text:changed-region>
        <text:changed-region xml:id="ct125765488" text:id="ct125765488">
          <text:insertion>
            <office:change-info>
              <dc:creator>Øystein Godøy</dc:creator>
              <dc:date>2016-12-20T10:38:00</dc:date>
            </office:change-info>
          </text:insertion>
        </text:changed-region>
        <text:changed-region xml:id="ct125583488" text:id="ct125583488">
          <text:insertion>
            <office:change-info>
              <dc:creator>Øystein Godøy</dc:creator>
              <dc:date>2016-12-20T10:38:00</dc:date>
            </office:change-info>
          </text:insertion>
        </text:changed-region>
        <text:changed-region xml:id="ct125764896" text:id="ct125764896">
          <text:insertion>
            <office:change-info>
              <dc:creator>Øystein Godøy</dc:creator>
              <dc:date>2017-01-09T09:35:00</dc:date>
            </office:change-info>
          </text:insertion>
        </text:changed-region>
        <text:changed-region xml:id="ct123311264" text:id="ct123311264">
          <text:insertion>
            <office:change-info>
              <dc:creator>Øystein Godøy</dc:creator>
              <dc:date>2017-01-09T09:36:00</dc:date>
            </office:change-info>
          </text:insertion>
        </text:changed-region>
        <text:changed-region xml:id="ct122756128" text:id="ct122756128">
          <text:insertion>
            <office:change-info>
              <dc:creator>Øystein Godøy</dc:creator>
              <dc:date>2017-01-09T09:35:00</dc:date>
            </office:change-info>
          </text:insertion>
        </text:changed-region>
        <text:changed-region xml:id="ct126007744" text:id="ct126007744">
          <text:insertion>
            <office:change-info>
              <dc:creator>Øystein Godøy</dc:creator>
              <dc:date>2017-01-09T09:35:00</dc:date>
            </office:change-info>
          </text:insertion>
        </text:changed-region>
        <text:changed-region xml:id="ct125980240" text:id="ct125980240">
          <text:insertion>
            <office:change-info>
              <dc:creator>Øystein Godøy</dc:creator>
              <dc:date>2017-01-09T09:35:00</dc:date>
            </office:change-info>
          </text:insertion>
        </text:changed-region>
        <text:changed-region xml:id="ct125981936" text:id="ct125981936">
          <text:insertion>
            <office:change-info>
              <dc:creator>Øystein Godøy</dc:creator>
              <dc:date>2017-01-09T09:37:00</dc:date>
            </office:change-info>
          </text:insertion>
        </text:changed-region>
        <text:changed-region xml:id="ct125984928" text:id="ct125984928">
          <text:insertion>
            <office:change-info>
              <dc:creator>Øystein Godøy</dc:creator>
              <dc:date>2017-01-09T09:35:00</dc:date>
            </office:change-info>
          </text:insertion>
        </text:changed-region>
        <text:changed-region xml:id="ct125985760" text:id="ct125985760">
          <text:insertion>
            <office:change-info>
              <dc:creator>Øystein Godøy</dc:creator>
              <dc:date>2017-01-09T09:36:00</dc:date>
            </office:change-info>
          </text:insertion>
        </text:changed-region>
        <text:changed-region xml:id="ct125984096" text:id="ct125984096">
          <text:insertion>
            <office:change-info>
              <dc:creator>Øystein Godøy</dc:creator>
              <dc:date>2017-01-09T09:36:00</dc:date>
            </office:change-info>
          </text:insertion>
        </text:changed-region>
        <text:changed-region xml:id="ct125986992" text:id="ct125986992">
          <text:insertion>
            <office:change-info>
              <dc:creator>Øystein Godøy</dc:creator>
              <dc:date>2017-01-09T09:36:00</dc:date>
            </office:change-info>
          </text:insertion>
        </text:changed-region>
        <text:changed-region xml:id="ct125774112" text:id="ct125774112">
          <text:insertion>
            <office:change-info>
              <dc:creator>Øystein Godøy</dc:creator>
              <dc:date>2017-01-09T09:37:00</dc:date>
            </office:change-info>
          </text:insertion>
        </text:changed-region>
        <text:changed-region xml:id="ct125991504" text:id="ct125991504">
          <text:deletion>
            <office:change-info>
              <dc:creator>Øystein Godøy</dc:creator>
              <dc:date>2016-12-20T10:38:00</dc:date>
            </office:change-info>
            <text:p text:style-name="P5">FIXME</text:p>
          </text:deletion>
        </text:changed-region>
        <text:changed-region xml:id="ct125789776" text:id="ct125789776">
          <text:insertion>
            <office:change-info>
              <dc:creator>Øystein Godøy</dc:creator>
              <dc:date>2016-12-20T10:39:00</dc:date>
            </office:change-info>
          </text:insertion>
        </text:changed-region>
        <text:changed-region xml:id="ct126008880" text:id="ct126008880">
          <text:insertion>
            <office:change-info>
              <dc:creator>Øystein Godøy</dc:creator>
              <dc:date>2017-01-09T09:29:00</dc:date>
            </office:change-info>
          </text:insertion>
        </text:changed-region>
        <text:changed-region xml:id="ct126008576" text:id="ct126008576">
          <text:insertion>
            <office:change-info>
              <dc:creator>Øystein Godøy</dc:creator>
              <dc:date>2017-01-09T09:29:00</dc:date>
            </office:change-info>
          </text:insertion>
        </text:changed-region>
        <text:changed-region xml:id="ct125990384" text:id="ct125990384">
          <text:insertion>
            <office:change-info>
              <dc:creator>Øystein Godøy</dc:creator>
              <dc:date>2017-01-09T09:29:00</dc:date>
            </office:change-info>
          </text:insertion>
        </text:changed-region>
        <text:changed-region xml:id="ct123698512" text:id="ct123698512">
          <text:insertion>
            <office:change-info>
              <dc:creator>Øystein Godøy</dc:creator>
              <dc:date>2017-01-09T09:29:00</dc:date>
            </office:change-info>
          </text:insertion>
        </text:changed-region>
        <text:changed-region xml:id="ct126029040" text:id="ct126029040">
          <text:insertion>
            <office:change-info>
              <dc:creator>Øystein Godøy</dc:creator>
              <dc:date>2017-01-09T09:31:00</dc:date>
            </office:change-info>
          </text:insertion>
        </text:changed-region>
        <text:changed-region xml:id="ct126031824" text:id="ct126031824">
          <text:insertion>
            <office:change-info>
              <dc:creator>Øystein Godøy</dc:creator>
              <dc:date>2017-01-09T09:31:00</dc:date>
            </office:change-info>
          </text:insertion>
        </text:changed-region>
        <text:changed-region xml:id="ct126033520" text:id="ct126033520">
          <text:insertion>
            <office:change-info>
              <dc:creator>Øystein Godøy</dc:creator>
              <dc:date>2017-01-09T09:32:00</dc:date>
            </office:change-info>
          </text:insertion>
        </text:changed-region>
        <text:changed-region xml:id="ct123704496" text:id="ct123704496">
          <text:insertion>
            <office:change-info>
              <dc:creator>Øystein Godøy</dc:creator>
              <dc:date>2017-01-09T09:31:00</dc:date>
            </office:change-info>
          </text:insertion>
        </text:changed-region>
        <text:changed-region xml:id="ct126036912" text:id="ct126036912">
          <text:insertion>
            <office:change-info>
              <dc:creator>Øystein Godøy</dc:creator>
              <dc:date>2017-01-09T09:31:00</dc:date>
            </office:change-info>
          </text:insertion>
        </text:changed-region>
        <text:changed-region xml:id="ct126035216" text:id="ct126035216">
          <text:insertion>
            <office:change-info>
              <dc:creator>Øystein Godøy</dc:creator>
              <dc:date>2017-01-09T09:32:00</dc:date>
            </office:change-info>
          </text:insertion>
        </text:changed-region>
        <text:changed-region xml:id="ct126040048" text:id="ct126040048">
          <text:insertion>
            <office:change-info>
              <dc:creator>Øystein Godøy</dc:creator>
              <dc:date>2017-01-09T09:32:00</dc:date>
            </office:change-info>
          </text:insertion>
        </text:changed-region>
        <text:changed-region xml:id="ct121211136" text:id="ct121211136">
          <text:insertion>
            <office:change-info>
              <dc:creator>Øystein Godøy</dc:creator>
              <dc:date>2017-01-09T09:32:00</dc:date>
            </office:change-info>
          </text:insertion>
        </text:changed-region>
        <text:changed-region xml:id="ct126043440" text:id="ct126043440">
          <text:insertion>
            <office:change-info>
              <dc:creator>Øystein Godøy</dc:creator>
              <dc:date>2017-01-09T09:32:00</dc:date>
            </office:change-info>
          </text:insertion>
        </text:changed-region>
        <text:changed-region xml:id="ct121211920" text:id="ct121211920">
          <text:insertion>
            <office:change-info>
              <dc:creator>Øystein Godøy</dc:creator>
              <dc:date>2017-01-09T09:32:00</dc:date>
            </office:change-info>
          </text:insertion>
        </text:changed-region>
        <text:changed-region xml:id="ct126046288" text:id="ct126046288">
          <text:insertion>
            <office:change-info>
              <dc:creator>Øystein Godøy</dc:creator>
              <dc:date>2017-01-09T09:32:00</dc:date>
            </office:change-info>
          </text:insertion>
        </text:changed-region>
        <text:changed-region xml:id="ct121212704" text:id="ct121212704">
          <text:insertion>
            <office:change-info>
              <dc:creator>Øystein Godøy</dc:creator>
              <dc:date>2017-01-09T09:32:00</dc:date>
            </office:change-info>
          </text:insertion>
        </text:changed-region>
        <text:changed-region xml:id="ct125992064" text:id="ct125992064">
          <text:insertion>
            <office:change-info>
              <dc:creator>Øystein Godøy</dc:creator>
              <dc:date>2017-01-09T09:2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
      </text:sequence-decls>
      <text:user-field-decls>
        <text:user-field-decl office:value-type="string" office:string-value="Trykk her og skriv" text:name="Prosjektnavn"/>
      </text:user-field-decls>
      <text:p text:style-name="P229">Technical documentation</text:p>
      <text:p text:style-name="P146"><text:reference-mark-start text:name="Prosjektnavn"/><text:s/>METNO Metadata Format Specification<text:reference-mark-end text:name="Prosjektnavn"/></text:p>
      <text:p text:style-name="P144"/>
      <text:p text:style-name="P147"/>
      <text:p text:style-name="P129">Versions<office:annotation><dc:creator>Øystein Godøy</dc:creator><dc:date>2016-11-03T22:57:15</dc:date><loext:sender-initials>ØG</loext:sender-initials><text:p text:style-name="P230"><text:span text:style-name="T75">When updating this for NBS usage we need to ensure that the common search parameters supported by the DHUS software is supported. This is the generic parameters sensing period and ingestion period (not sure whether both are really required), then at the collection level for Sentinel-1 it is product type (SLC, GRD, OCN depending on processing level), sensor mode (SM, IW, EW, WV), polarisation (HH, VV, HH+HV, W+VH) and swath while for Sentinel-2 it is product type, processing baseline and cloud coverage (%).</text:span></text:p><text:p text:style-name="P230"><text:span text:style-name="T75"/></text:p><text:p text:style-name="P230"><text:span text:style-name="T75">The current search interface of DHUS does not have controlled vocabularies, confusing the users and leaving only full experts fully benefit from the system.</text:span></text:p></office:annotation></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able:protected="true">
            <text:p text:style-name="P132">Version</text:p>
          </table:table-cell>
          <table:table-cell table:style-name="Table7.A1" office:value-type="string" table:protected="true">
            <text:p text:style-name="P132">Date</text:p>
          </table:table-cell>
          <table:table-cell table:style-name="Table7.A1" office:value-type="string" table:protected="true">
            <text:p text:style-name="P132">Comment</text:p>
          </table:table-cell>
          <table:table-cell table:style-name="Table7.D1" office:value-type="string" table:protected="true">
            <text:p text:style-name="P132">Responsible</text:p>
          </table:table-cell>
        </table:table-row>
        <table:table-row>
          <table:table-cell table:style-name="Table7.A2" office:value-type="string">
            <text:p text:style-name="P60"><text:change-start text:change-id="ct121502768"/>1.8<text:change-end text:change-id="ct121502768"/></text:p>
          </table:table-cell>
          <table:table-cell table:style-name="Table7.A2" office:value-type="string">
            <text:p text:style-name="P61"><text:change-start text:change-id="ct124628272"/>2017-0<text:span text:style-name="T74">3</text:span>-<text:change-end text:change-id="ct124628272"/><text:change-start text:change-id="ct138772464"/><text:span text:style-name="T74">13</text:span><text:change-end text:change-id="ct138772464"/></text:p>
          </table:table-cell>
          <table:table-cell table:style-name="Table7.A2" office:value-type="string">
            <text:p text:style-name="P223"><text:change-start text:change-id="ct140305776"/>Adaptations to support NBS (in particular Sentinel-2). Depreciation of system_specific elements used for Halo and BarentsWatch (covered by other el<text:change-end text:change-id="ct140305776"/><text:change-start text:change-id="ct133430576"/>ements).<text:change-end text:change-id="ct133430576"/></text:p>
          </table:table-cell>
          <table:table-cell table:style-name="Table7.D2" office:value-type="string">
            <text:p text:style-name="P222"><text:change-start text:change-id="ct124774256"/>Øystein Godøy<text:change-end text:change-id="ct124774256"/><text:change-start text:change-id="ct141163392"/></text:p>
            <text:p text:style-name="P223">Sarfraz Alam<text:change-end text:change-id="ct141163392"/><text:change-start text:change-id="ct140980080"/></text:p>
            <text:p text:style-name="P223">Trygve Halsne</text:p>
            <text:p text:style-name="P223">Bard Saadatnejad<text:change-end text:change-id="ct140980080"/></text:p>
          </table:table-cell>
        </table:table-row>
        <table:table-row>
          <table:table-cell table:style-name="Table7.A2" office:value-type="string">
            <text:p text:style-name="P51">1.7</text:p>
          </table:table-cell>
          <table:table-cell table:style-name="Table7.A2" office:value-type="string">
            <text:p text:style-name="P49">2016-11-<text:span text:style-name="T51">04</text:span></text:p>
          </table:table-cell>
          <table:table-cell table:style-name="Table7.A2" office:value-type="string">
            <text:p text:style-name="P52">Consolidation of document, addition of collection keyword and preparation for NBS usage.</text:p>
          </table:table-cell>
          <table:table-cell table:style-name="Table7.D2" office:value-type="string">
            <text:p text:style-name="P49">Øystein Godøy</text:p>
            <text:p text:style-name="P53">Sarfraz Alam</text:p>
          </table:table-cell>
        </table:table-row>
        <table:table-row>
          <table:table-cell table:style-name="Table7.A2" office:value-type="string">
            <text:p text:style-name="P38">1.6</text:p>
          </table:table-cell>
          <table:table-cell table:style-name="Table7.A2" office:value-type="string">
            <text:p text:style-name="P39">2016-<text:span text:style-name="T46">05</text:span>-<text:span text:style-name="T46">10</text:span></text:p>
          </table:table-cell>
          <table:table-cell table:style-name="Table7.A2" office:value-type="string">
            <text:p text:style-name="P40">Minor formatting changes.</text:p>
            <text:p text:style-name="P41">Addition of configuration metadata elements (from XMD and others).</text:p>
            <text:p text:style-name="P40">Addition of vocabulary suggestions.</text:p>
          </table:table-cell>
          <table:table-cell table:style-name="Table7.D2" office:value-type="string">
            <text:p text:style-name="P39">Øystein Godøy</text:p>
            <text:p text:style-name="P47">Bard Saadatnejad</text:p>
            <text:p text:style-name="P47">Sarfraz Alam</text:p>
          </table:table-cell>
        </table:table-row>
        <table:table-row>
          <table:table-cell table:style-name="Table7.A2" office:value-type="string">
            <text:p text:style-name="P19">1.5</text:p>
          </table:table-cell>
          <table:table-cell table:style-name="Table7.A2" office:value-type="string">
            <text:p text:style-name="P1">2013-07-15</text:p>
          </table:table-cell>
          <table:table-cell table:style-name="Table7.A2" office:value-type="string">
            <text:list xml:id="list5914814237598176781" text:style-name="L1">
              <text:list-item>
                <text:p text:style-name="P196">Added activity_type for better conversion from MMD to MM2 and since the element from MM2 is considered to be useful for our purposes</text:p>
              </text:list-item>
              <text:list-item>
                <text:p text:style-name="P196">Renamed &lt;area&gt; to &lt;location&gt; and added more description about the format and elements of the &lt;location&gt; element.</text:p>
              </text:list-item>
            </text:list>
          </table:table-cell>
          <table:table-cell table:style-name="Table7.D2" office:value-type="string">
            <text:p text:style-name="P1">Øystein Torget</text:p>
          </table:table-cell>
        </table:table-row>
        <table:table-row>
          <table:table-cell table:style-name="Table7.A2" office:value-type="string">
            <text:p text:style-name="P19">1.4</text:p>
          </table:table-cell>
          <table:table-cell table:style-name="Table7.A2" office:value-type="string">
            <text:p text:style-name="P1">2013-06-20</text:p>
          </table:table-cell>
          <table:table-cell table:style-name="Table7.A2" office:value-type="string">
            <text:list xml:id="list114819614249722" text:continue-numbering="true" text:style-name="L1">
              <text:list-item>
                <text:p text:style-name="P196">Minor formatting changes</text:p>
              </text:list-item>
              <text:list-item>
                <text:p text:style-name="P196">Clarified mapping to ISO for last_metadata_update</text:p>
              </text:list-item>
              <text:list-item>
                <text:p text:style-name="P196">Clarified mapping to ISO for personnel</text:p>
              </text:list-item>
              <text:list-item>
                <text:p text:style-name="P196">Added a mapping for MMD personnel roles to ISO point of contact.</text:p>
              </text:list-item>
              <text:list-item>
                <text:p text:style-name="P196">Added partial mapping for dataset_citation</text:p>
              </text:list-item>
              <text:list-item>
                <text:p text:style-name="P196">Fixed typo in personnel</text:p>
              </text:list-item>
              <text:list-item>
                <text:p text:style-name="P196">Added organisation to personnel to avoid loss in conversion between mm2 and mmd.</text:p>
              </text:list-item>
            </text:list>
          </table:table-cell>
          <table:table-cell table:style-name="Table7.D2" office:value-type="string">
            <text:p text:style-name="P1">Øystein Torget</text:p>
          </table:table-cell>
        </table:table-row>
        <table:table-row>
          <table:table-cell table:style-name="Table7.A2" office:value-type="string">
            <text:p text:style-name="P19">1.3</text:p>
          </table:table-cell>
          <table:table-cell table:style-name="Table7.A2" office:value-type="string">
            <text:p text:style-name="P1">2013-03-13</text:p>
          </table:table-cell>
          <table:table-cell table:style-name="Table7.A2" office:value-type="string">
            <text:list xml:id="list114818461282152" text:continue-numbering="true" text:style-name="L1">
              <text:list-item>
                <text:p text:style-name="P196">Changed metadata_identifier to UUID from more free form Ids</text:p>
              </text:list-item>
              <text:list-item>
                <text:p text:style-name="P196">Started specification of metadata record relationships.</text:p>
              </text:list-item>
              <text:list-item>
                <text:p text:style-name="P196">Added first version of Access constraints and Use constraints.</text:p>
              </text:list-item>
            </text:list>
          </table:table-cell>
          <table:table-cell table:style-name="Table7.D2" office:value-type="string">
            <text:p text:style-name="P1">Øystein Torget</text:p>
          </table:table-cell>
        </table:table-row>
        <table:table-row>
          <table:table-cell table:style-name="Table7.A2" office:value-type="string">
            <text:p text:style-name="P19">1.2</text:p>
          </table:table-cell>
          <table:table-cell table:style-name="Table7.A2" office:value-type="string">
            <text:p text:style-name="P1">2013-03-06</text:p>
          </table:table-cell>
          <table:table-cell table:style-name="Table7.A2" office:value-type="string">
            <text:p text:style-name="P1">Added Obsolete as a dataset status.</text:p>
            <text:p text:style-name="P1">Re-formatted document and added some more formalism to the intro sections.</text:p>
          </table:table-cell>
          <table:table-cell table:style-name="Table7.D2" office:value-type="string">
            <text:p text:style-name="P1">Øystein Godøy,</text:p>
            <text:p text:style-name="P1">Øystein Torget</text:p>
          </table:table-cell>
        </table:table-row>
        <text:soft-page-break/>
        <table:table-row>
          <table:table-cell table:style-name="Table7.A2" office:value-type="string">
            <text:p text:style-name="P19">1.1</text:p>
          </table:table-cell>
          <table:table-cell table:style-name="Table7.A2" office:value-type="string">
            <text:p text:style-name="P1">2013-02-12</text:p>
          </table:table-cell>
          <table:table-cell table:style-name="Table7.A2" office:value-type="string">
            <text:p text:style-name="P1">Added mapping between MMD and ISO dataset status codes.</text:p>
            <text:p text:style-name="P1">Move vocabulary from sub element of keywords to attribute.</text:p>
          </table:table-cell>
          <table:table-cell table:style-name="Table7.D2" office:value-type="string">
            <text:p text:style-name="P1">Øystein Torget</text:p>
          </table:table-cell>
        </table:table-row>
        <table:table-row>
          <table:table-cell table:style-name="Table7.A2" office:value-type="string">
            <text:p text:style-name="P19">1.0</text:p>
          </table:table-cell>
          <table:table-cell table:style-name="Table7.A2" office:value-type="string">
            <text:p text:style-name="P1">2013-01-18</text:p>
          </table:table-cell>
          <table:table-cell table:style-name="Table7.A2" office:value-type="string">
            <text:p text:style-name="P1">First<text:span text:style-name="T28"> version.</text:span></text:p>
          </table:table-cell>
          <table:table-cell table:style-name="Table7.D2" office:value-type="string">
            <text:p text:style-name="P1">Øystein Torget</text:p>
          </table:table-cell>
        </table:table-row>
      </table:table>
      <text:p text:style-name="P13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30">Table of Contents</text:p>
          </text:index-title>
          <text:p text:style-name="P154">1 <text:a xlink:type="simple" xlink:href="#__RefHeading__9272_298377631" text:style-name="Internet_20_link" text:visited-style-name="Internet_20_link">Overview</text:a><text:tab/>5</text:p>
          <text:p text:style-name="P152">1.1 <text:a xlink:type="simple" xlink:href="#__RefHeading__13122_298377631" text:style-name="Internet_20_link" text:visited-style-name="Internet_20_link">Applicable documents</text:a><text:tab/>5</text:p>
          <text:p text:style-name="P152">1.2 <text:a xlink:type="simple" xlink:href="#__RefHeading__13218_298377631" text:style-name="Internet_20_link" text:visited-style-name="Internet_20_link">Scope</text:a><text:tab/>5</text:p>
          <text:p text:style-name="P154">2 <text:a xlink:type="simple" xlink:href="#__RefHeading__9274_298377631" text:style-name="Internet_20_link" text:visited-style-name="Internet_20_link">Objectives</text:a><text:tab/>5</text:p>
          <text:p text:style-name="P154">3 <text:a xlink:type="simple" xlink:href="#__RefHeading__9278_298377631" text:style-name="Internet_20_link" text:visited-style-name="Internet_20_link">Metadata elements</text:a><text:tab/>6</text:p>
          <text:p text:style-name="P152">3.1 <text:a xlink:type="simple" xlink:href="#__RefHeading__9280_298377631" text:style-name="Internet_20_link" text:visited-style-name="Internet_20_link">metadata_identifier</text:a><text:tab/>6</text:p>
          <text:p text:style-name="P152">3.2 <text:a xlink:type="simple" xlink:href="#__RefHeading___Toc27845_316962974" text:style-name="Internet_20_link" text:visited-style-name="Internet_20_link">metadata_status</text:a><text:tab/>6</text:p>
          <text:p text:style-name="P152">3.3 <text:a xlink:type="simple" xlink:href="#__RefHeading___Toc4845_557034454" text:style-name="Internet_20_link" text:visited-style-name="Internet_20_link">collection</text:a><text:tab/>7</text:p>
          <text:p text:style-name="P152">3.4 <text:a xlink:type="simple" xlink:href="#__RefHeading__9282_298377631" text:style-name="Internet_20_link" text:visited-style-name="Internet_20_link">title</text:a><text:tab/>7</text:p>
          <text:p text:style-name="P152">3.5 <text:a xlink:type="simple" xlink:href="#__RefHeading__9284_298377631" text:style-name="Internet_20_link" text:visited-style-name="Internet_20_link">abstract</text:a><text:tab/>7</text:p>
          <text:p text:style-name="P152">3.6 <text:a xlink:type="simple" xlink:href="#__RefHeading__2928_249282406" text:style-name="Internet_20_link" text:visited-style-name="Internet_20_link">related_dataset</text:a><text:tab/>9</text:p>
          <text:p text:style-name="P152">3.7 <text:a xlink:type="simple" xlink:href="#__RefHeading__9286_298377631" text:style-name="Internet_20_link" text:visited-style-name="Internet_20_link">last_metadata_update</text:a><text:tab/>9</text:p>
          <text:p text:style-name="P152">3.8 <text:a xlink:type="simple" xlink:href="#__RefHeading__9288_298377631" text:style-name="Internet_20_link" text:visited-style-name="Internet_20_link">dataset_language</text:a><text:tab/>9</text:p>
          <text:p text:style-name="P152">3.9 <text:a xlink:type="simple" xlink:href="#__RefHeading__9290_298377631" text:style-name="Internet_20_link" text:visited-style-name="Internet_20_link">dataset_production_status</text:a><text:tab/>10</text:p>
          <text:p text:style-name="P152">3.10 <text:a xlink:type="simple" xlink:href="#__RefHeading___Toc24757_316962974" text:style-name="Internet_20_link" text:visited-style-name="Internet_20_link">operational_status</text:a><text:tab/>10</text:p>
          <text:p text:style-name="P152">3.11 <text:a xlink:type="simple" xlink:href="#__RefHeading__9292_298377631" text:style-name="Internet_20_link" text:visited-style-name="Internet_20_link">iso_topic_category</text:a><text:tab/>11</text:p>
          <text:p text:style-name="P152">3.12 <text:a xlink:type="simple" xlink:href="#__RefHeading__9294_298377631" text:style-name="Internet_20_link" text:visited-style-name="Internet_20_link">temporal_extent</text:a><text:tab/>11</text:p>
          <text:p text:style-name="P152">3.13 <text:a xlink:type="simple" xlink:href="#__RefHeading__9296_298377631" text:style-name="Internet_20_link" text:visited-style-name="Internet_20_link">geographic_extent/rectangle</text:a><text:tab/>12</text:p>
          <text:p text:style-name="P152">3.14 <text:a xlink:type="simple" xlink:href="#__RefHeading__9298_298377631" text:style-name="Internet_20_link" text:visited-style-name="Internet_20_link">geographic_extent/polygon</text:a><text:tab/>13</text:p>
          <text:p text:style-name="P152">3.15 <text:a xlink:type="simple" xlink:href="#__RefHeading__9300_298377631" text:style-name="Internet_20_link" text:visited-style-name="Internet_20_link">location</text:a><text:tab/>13</text:p>
          <text:p text:style-name="P152">3.16 <text:a xlink:type="simple" xlink:href="#__RefHeading__9302_298377631" text:style-name="Internet_20_link" text:visited-style-name="Internet_20_link">access_constraint</text:a><text:tab/>14</text:p>
          <text:p text:style-name="P152">3.17 <text:a xlink:type="simple" xlink:href="#__RefHeading__9304_298377631" text:style-name="Internet_20_link" text:visited-style-name="Internet_20_link">use_constraint</text:a><text:tab/>15</text:p>
          <text:p text:style-name="P152">3.18 <text:a xlink:type="simple" xlink:href="#__RefHeading__9306_298377631" text:style-name="Internet_20_link" text:visited-style-name="Internet_20_link">project</text:a><text:tab/>16</text:p>
          <text:p text:style-name="P152">3.19 <text:a xlink:type="simple" xlink:href="#__RefHeading__3163_1426739554" text:style-name="Internet_20_link" text:visited-style-name="Internet_20_link">activity_type</text:a><text:tab/>16</text:p>
          <text:p text:style-name="P152">3.20 <text:a xlink:type="simple" xlink:href="#__RefHeading__9308_298377631" text:style-name="Internet_20_link" text:visited-style-name="Internet_20_link">keywords</text:a><text:tab/>17</text:p>
          <text:p text:style-name="P152">3.21 <text:a xlink:type="simple" xlink:href="#__RefHeading__9310_298377631" text:style-name="Internet_20_link" text:visited-style-name="Internet_20_link">instrument</text:a><text:tab/>18</text:p>
          <text:p text:style-name="P152">3.22 <text:a xlink:type="simple" xlink:href="#__RefHeading__9312_298377631" text:style-name="Internet_20_link" text:visited-style-name="Internet_20_link">platform</text:a><text:tab/>19</text:p>
          <text:p text:style-name="P152">3.23 <text:a xlink:type="simple" xlink:href="#__RefHeading___Toc36658_316962974" text:style-name="Internet_20_link" text:visited-style-name="Internet_20_link">related_information</text:a><text:tab/>20</text:p>
          <text:p text:style-name="P152">3.24 <text:a xlink:type="simple" xlink:href="#__RefHeading__9314_298377631" text:style-name="Internet_20_link" text:visited-style-name="Internet_20_link">data_access</text:a><text:tab/>21</text:p>
          <text:p text:style-name="P152">3.25 <text:a xlink:type="simple" xlink:href="#__RefHeading__9316_298377631" text:style-name="Internet_20_link" text:visited-style-name="Internet_20_link">personnel</text:a><text:tab/>21</text:p>
          <text:p text:style-name="P152">3.26 <text:a xlink:type="simple" xlink:href="#__RefHeading__9318_298377631" text:style-name="Internet_20_link" text:visited-style-name="Internet_20_link">data_center</text:a><text:tab/>23</text:p>
          <text:p text:style-name="P152">3.27 <text:a xlink:type="simple" xlink:href="#__RefHeading__9320_298377631" text:style-name="Internet_20_link" text:visited-style-name="Internet_20_link">dataset_citation</text:a><text:tab/>24</text:p>
          <text:p text:style-name="P152">3.28 <text:a xlink:type="simple" xlink:href="#__RefHeading__9322_298377631" text:style-name="Internet_20_link" text:visited-style-name="Internet_20_link">reference</text:a><text:tab/>26</text:p>
          <text:p text:style-name="P152">3.29 <text:a xlink:type="simple" xlink:href="#__RefHeading__9324_298377631" text:style-name="Internet_20_link" text:visited-style-name="Internet_20_link">system_specific_product_category</text:a><text:tab/>28</text:p>
          <text:p text:style-name="P152">3.30 <text:a xlink:type="simple" xlink:href="#__RefHeading__9326_298377631" text:style-name="Internet_20_link" text:visited-style-name="Internet_20_link">system_specific_product_relevance</text:a><text:tab/>29</text:p>
          <text:p text:style-name="P152">3.31 <text:a xlink:type="simple" xlink:href="#__RefHeading___Toc15615_871793628" text:style-name="Internet_20_link" text:visited-style-name="Internet_20_link">system_specific_cloud_cover</text:a><text:tab/>29</text:p>
          <text:p text:style-name="P154">4 <text:a xlink:type="simple" xlink:href="#__RefHeading__2930_249282406" text:style-name="Internet_20_link" text:visited-style-name="Internet_20_link">Explanations</text:a><text:tab/>30</text:p>
          <text:p text:style-name="P152">4.1 <text:a xlink:type="simple" xlink:href="#__RefHeading__2932_249282406" text:style-name="Internet_20_link" text:visited-style-name="Internet_20_link">Interpretation of child and parent relationship</text:a><text:tab/>30</text:p>
          <text:p text:style-name="P154">5 <text:a xlink:type="simple" xlink:href="#__RefHeading__9328_298377631" text:style-name="Internet_20_link" text:visited-style-name="Internet_20_link">Controlled vocabularies</text:a><text:tab/>30</text:p>
          <text:p text:style-name="P152">5.1 <text:a xlink:type="simple" xlink:href="#__RefHeading___Toc6710_692083410" text:style-name="Internet_20_link" text:visited-style-name="Internet_20_link">Collection keywords</text:a><text:tab/>30</text:p>
          <text:p text:style-name="P152">5.2 <text:a xlink:type="simple" xlink:href="#__RefHeading__1880_33930022" text:style-name="Internet_20_link" text:visited-style-name="Internet_20_link">Dataset production status</text:a><text:tab/>31</text:p>
          <text:p text:style-name="P153">5.2.1 <text:a xlink:type="simple" xlink:href="#__RefHeading__9330_298377631" text:style-name="Internet_20_link" text:visited-style-name="Internet_20_link">ISO to MMD mapping</text:a><text:tab/>31</text:p>
          <text:p text:style-name="P153">5.2.2 <text:a xlink:type="simple" xlink:href="#__RefHeading__9332_298377631" text:style-name="Internet_20_link" text:visited-style-name="Internet_20_link">MMD to ISO mapping</text:a><text:tab/>31</text:p>
          <text:p text:style-name="P152">5.3 <text:a xlink:type="simple" xlink:href="#__RefHeading___Toc25333_316962974" text:style-name="Internet_20_link" text:visited-style-name="Internet_20_link">Operational status</text:a><text:tab/>32</text:p>
          <text:p text:style-name="P152"><text:soft-page-break/>5.4 <text:a xlink:type="simple" xlink:href="#__RefHeading__2876_249282406" text:style-name="Internet_20_link" text:visited-style-name="Internet_20_link">Access constraints</text:a><text:tab/>32</text:p>
          <text:p text:style-name="P152">5.5 <text:a xlink:type="simple" xlink:href="#__RefHeading__2878_249282406" text:style-name="Internet_20_link" text:visited-style-name="Internet_20_link">Use constraints</text:a><text:tab/>33</text:p>
          <text:p text:style-name="P152">5.6 <text:a xlink:type="simple" xlink:href="#__RefHeading___Toc27423_316962974" text:style-name="Internet_20_link" text:visited-style-name="Internet_20_link">Activity type</text:a><text:tab/>33</text:p>
          <text:p text:style-name="P152">5.7 <text:a xlink:type="simple" xlink:href="#__RefHeading__12874_298377631" text:style-name="Internet_20_link" text:visited-style-name="Internet_20_link">Variable/parameter descriptions</text:a><text:tab/>35</text:p>
          <text:p text:style-name="P152">5.8 <text:a xlink:type="simple" xlink:href="#__RefHeading__12876_298377631" text:style-name="Internet_20_link" text:visited-style-name="Internet_20_link">Platform</text:a><text:tab/>35</text:p>
          <text:p text:style-name="P152">5.9 <text:a xlink:type="simple" xlink:href="#__RefHeading__12878_298377631" text:style-name="Internet_20_link" text:visited-style-name="Internet_20_link">Instruments</text:a><text:tab/>35</text:p>
          <text:p text:style-name="P152">5.10 <text:a xlink:type="simple" xlink:href="#__RefHeading___Toc15617_871793628" text:style-name="Internet_20_link" text:visited-style-name="Internet_20_link">Instrument modes</text:a><text:tab/>35</text:p>
          <text:p text:style-name="P152">5.11 <text:a xlink:type="simple" xlink:href="#__RefHeading__1792_33930022" text:style-name="Internet_20_link" text:visited-style-name="Internet_20_link">Contact roles</text:a><text:tab/>36</text:p>
          <text:p text:style-name="P153">5.11.1 <text:a xlink:type="simple" xlink:href="#__RefHeading__3165_1426739554" text:style-name="Internet_20_link" text:visited-style-name="Internet_20_link">MMD to ISO mapping</text:a><text:tab/>36</text:p>
          <text:p text:style-name="P152">5.12 <text:a xlink:type="simple" xlink:href="#__RefHeading__1484_1714681708" text:style-name="Internet_20_link" text:visited-style-name="Internet_20_link">ISO Topic categories</text:a><text:tab/>36</text:p>
          <text:p text:style-name="P152">5.13 <text:a xlink:type="simple" xlink:href="#__RefHeading___Toc37104_316962974" text:style-name="Internet_20_link" text:visited-style-name="Internet_20_link">Related Information</text:a><text:tab/>38</text:p>
          <text:p text:style-name="P152">5.14 <text:a xlink:type="simple" xlink:href="#__RefHeading___Toc35128_316962974" text:style-name="Internet_20_link" text:visited-style-name="Internet_20_link">Data Access Types</text:a><text:tab/>38</text:p>
        </text:index-body>
      </text:table-of-content>
      <text:p text:style-name="P131"/>
      <text:p text:style-name="P101"/>
      <text:h text:style-name="P171" text:outline-level="1"><text:bookmark-start text:name="__RefHeading__9272_298377631"/>Overview<text:bookmark-end text:name="__RefHeading__9272_298377631"/></text:h>
      <text:p text:style-name="P101">Metno Metadata Format (MMD) is an XML metadata format for storing information about scientific datasets. It is meant for consumption by internal systems and to be a corner stone in our data management policy.</text:p>
      <text:h text:style-name="P172" text:outline-level="2"><text:bookmark-start text:name="__RefHeading__13122_298377631"/>Applicable documents<text:bookmark-end text:name="__RefHeading__13122_298377631"/></text:h>
      <text:list xml:id="list5767666885047264554" text:style-name="Reference">
        <text:list-item>
          <text:p text:style-name="P156"><text:a xlink:type="simple" xlink:href="https://geo-ide.noaa.gov/wiki/index.php?title=Category:ISO_19115" text:style-name="Internet_20_link" text:visited-style-name="Visited_20_Internet_20_Link">ISO19115</text:a><text:span text:style-name="T32">…</text:span></text:p>
        </text:list-item>
        <text:list-item>
          <text:p text:style-name="P157"><text:a xlink:type="simple" xlink:href="http://www.fgdc.gov/standards/projects/incits-l1-standards-projects/NAP-Metadata" text:style-name="Internet_20_link" text:visited-style-name="Visited_20_Internet_20_Link"><text:span text:style-name="T32">ISO19115 North American Profile</text:span></text:a></text:p>
        </text:list-item>
        <text:list-item>
          <text:p text:style-name="P163"><text:a xlink:type="simple" xlink:href="https://ecds.se/pages/profile" text:style-name="Internet_20_link" text:visited-style-name="Visited_20_Internet_20_Link"><text:span text:style-name="T31">Environmental Climate Data Sweden ISO19115 Profile</text:span></text:a></text:p>
        </text:list-item>
        <text:list-item>
          <text:p text:style-name="P163"><text:a xlink:type="simple" xlink:href="http://inspire.ec.europa.eu/index.cfm/pageid/101" text:style-name="Internet_20_link" text:visited-style-name="Visited_20_Internet_20_Link"><text:span text:style-name="T39">INSPIRE Metadata </text:span></text:a></text:p>
        </text:list-item>
        <text:list-item>
          <text:p text:style-name="P163"><text:a xlink:type="simple" xlink:href="http://www.wmo.int/pages/prog/www/WIS/metadata_en.html" text:style-name="Internet_20_link" text:visited-style-name="Visited_20_Internet_20_Link"><text:span text:style-name="T39">WMO Core Profile (ISO19115)</text:span></text:a></text:p>
        </text:list-item>
        <text:list-item>
          <text:p text:style-name="P156"><text:a xlink:type="simple" xlink:href="http://gcmd.gsfc.nasa.gov/add/difguide/index.html" text:style-name="Internet_20_link" text:visited-style-name="Visited_20_Internet_20_Link">G</text:a><text:a xlink:type="simple" xlink:href="http://gcmd.gsfc.nasa.gov/add/difguide/index.html" text:style-name="Internet_20_link" text:visited-style-name="Visited_20_Internet_20_Link"><text:span text:style-name="T19">lobal </text:span></text:a><text:a xlink:type="simple" xlink:href="http://gcmd.gsfc.nasa.gov/add/difguide/index.html" text:style-name="Internet_20_link" text:visited-style-name="Visited_20_Internet_20_Link">C</text:a><text:a xlink:type="simple" xlink:href="http://gcmd.gsfc.nasa.gov/add/difguide/index.html" text:style-name="Internet_20_link" text:visited-style-name="Visited_20_Internet_20_Link"><text:span text:style-name="T19">hange </text:span></text:a><text:a xlink:type="simple" xlink:href="http://gcmd.gsfc.nasa.gov/add/difguide/index.html" text:style-name="Internet_20_link" text:visited-style-name="Visited_20_Internet_20_Link">M</text:a><text:a xlink:type="simple" xlink:href="http://gcmd.gsfc.nasa.gov/add/difguide/index.html" text:style-name="Internet_20_link" text:visited-style-name="Visited_20_Internet_20_Link"><text:span text:style-name="T19">aster </text:span></text:a><text:a xlink:type="simple" xlink:href="http://gcmd.gsfc.nasa.gov/add/difguide/index.html" text:style-name="Internet_20_link" text:visited-style-name="Visited_20_Internet_20_Link">D</text:a><text:a xlink:type="simple" xlink:href="http://gcmd.gsfc.nasa.gov/add/difguide/index.html" text:style-name="Internet_20_link" text:visited-style-name="Visited_20_Internet_20_Link"><text:span text:style-name="T19">irectory</text:span></text:a><text:a xlink:type="simple" xlink:href="http://gcmd.gsfc.nasa.gov/add/difguide/index.html" text:style-name="Internet_20_link" text:visited-style-name="Visited_20_Internet_20_Link"> D</text:a><text:a xlink:type="simple" xlink:href="http://gcmd.gsfc.nasa.gov/add/difguide/index.html" text:style-name="Internet_20_link" text:visited-style-name="Visited_20_Internet_20_Link"><text:span text:style-name="T19">irectory </text:span></text:a><text:a xlink:type="simple" xlink:href="http://gcmd.gsfc.nasa.gov/add/difguide/index.html" text:style-name="Internet_20_link" text:visited-style-name="Visited_20_Internet_20_Link">I</text:a><text:a xlink:type="simple" xlink:href="http://gcmd.gsfc.nasa.gov/add/difguide/index.html" text:style-name="Internet_20_link" text:visited-style-name="Visited_20_Internet_20_Link"><text:span text:style-name="T19">nterchange </text:span></text:a><text:a xlink:type="simple" xlink:href="http://gcmd.gsfc.nasa.gov/add/difguide/index.html" text:style-name="Internet_20_link" text:visited-style-name="Visited_20_Internet_20_Link">F</text:a><text:span text:style-name="T19">ormat</text:span></text:p>
        </text:list-item>
        <text:list-item>
          <text:p text:style-name="P156"><text:a xlink:type="simple" xlink:href="http://cfconventions.org/" text:style-name="Internet_20_link" text:visited-style-name="Visited_20_Internet_20_Link"><text:span text:style-name="T20">Climate and Forecast Convention</text:span></text:a><text:span text:style-name="T33">…</text:span></text:p>
        </text:list-item>
        <text:list-item>
          <text:p text:style-name="P164"><text:a xlink:type="simple" xlink:href="http://wiki.esipfed.org/index.php?title=Category:Attribute_Conventions_Dataset_Discovery" text:style-name="Internet_20_link" text:visited-style-name="Visited_20_Internet_20_Link"><text:span text:style-name="T30">Attribute Convention for Dataset Discovery</text:span></text:a></text:p>
        </text:list-item>
        <text:list-item>
          <text:p text:style-name="P165">ISO8601…</text:p>
        </text:list-item>
        <text:list-item>
          <text:p text:style-name="P158"><text:bookmark-start text:name="__RefNumPara__33394_316962974"/><text:a xlink:type="simple" xlink:href="http://gcmdservices.gsfc.nasa.gov/static/kms/sciencekeywords/sciencekeywords.csv" text:style-name="Internet_20_link" text:visited-style-name="Visited_20_Internet_20_Link"><text:span text:style-name="T32">GCMD Science Keywords</text:span></text:a><text:bookmark-end text:name="__RefNumPara__33394_316962974"/></text:p>
        </text:list-item>
        <text:list-item>
          <text:p text:style-name="P158"><text:bookmark-start text:name="__RefNumPara__33396_316962974"/><text:a xlink:type="simple" xlink:href="http://cfconventions.org/standard-names.html" text:style-name="Internet_20_link" text:visited-style-name="Visited_20_Internet_20_Link"><text:span text:style-name="T32">Climate and Forecast Standard Names</text:span></text:a><text:bookmark-end text:name="__RefNumPara__33396_316962974"/></text:p>
        </text:list-item>
        <text:list-item>
          <text:p text:style-name="P166"><text:bookmark-start text:name="__RefNumPara__33398_316962974"/>SeaDataNet <text:bookmark-end text:name="__RefNumPara__33398_316962974"/></text:p>
        </text:list-item>
        <text:list-item>
          <text:p text:style-name="P167"><text:a xlink:type="simple" xlink:href="http://docs.opendap.org/index.php/Documentation" text:style-name="Internet_20_link" text:visited-style-name="Visited_20_Internet_20_Link">OPeNDAP</text:a></text:p>
        </text:list-item>
      </text:list>
      <text:h text:style-name="P172" text:outline-level="2"><text:bookmark-start text:name="__RefHeading__13218_298377631"/>Scope<text:bookmark-end text:name="__RefHeading__13218_298377631"/></text:h>
      <text:p text:style-name="P101">The intended audience of this document is technical staff at METNO responsible for implementing and maintaining software for metadata management in support of internal and external services including, but not restricted to:</text:p>
      <text:list xml:id="list2263330969993295636" text:style-name="L2">
        <text:list-item>
          <text:p text:style-name="P159">BarentsWatch</text:p>
        </text:list-item>
        <text:list-item>
          <text:p text:style-name="P159">Halo</text:p>
        </text:list-item>
        <text:list-item>
          <text:p text:style-name="P159">METSIS</text:p>
          <text:list>
            <text:list-item>
              <text:p text:style-name="P160">Arctic Data Centre</text:p>
            </text:list-item>
            <text:list-item>
              <text:p text:style-name="P160">WMO Global Cryosphere Watch</text:p>
            </text:list-item>
            <text:list-item>
              <text:p text:style-name="P160">...</text:p>
            </text:list-item>
          </text:list>
        </text:list-item>
      </text:list>
      <text:h text:style-name="P169" text:outline-level="1"><text:bookmark-start text:name="__RefHeading__9274_298377631"/>Objectives<text:bookmark-end text:name="__RefHeading__9274_298377631"/></text:h>
      <text:list xml:id="list7000308771081828409" text:style-name="L3">
        <text:list-item>
          <text:p text:style-name="P161">To facilitate documentation of data and products managed by METNO.</text:p>
        </text:list-item>
        <text:list-item>
          <text:p text:style-name="P161">To facilitate metadata re-use between different projects and services at METNO.</text:p>
        </text:list-item>
        <text:list-item>
          <text:p text:style-name="P161">To be compatible with the GCMD DIF and ISO19115/ISO19139 metadata standards as imposed by WMO and Norge Digitalt/INSPIRE. </text:p>
        </text:list-item>
        <text:list-item>
          <text:p text:style-name="P161"><text:soft-page-break/>To provide as lossless conversion between the different formats as possible.</text:p>
        </text:list-item>
      </text:list>
      <text:h text:style-name="P169" text:outline-level="1"><text:bookmark-start text:name="__RefHeading__9278_298377631"/>Metadata elements<text:bookmark-end text:name="__RefHeading__9278_298377631"/></text:h>
      <text:h text:style-name="P191" text:outline-level="2"><text:bookmark-start text:name="__RefHeading__9280_298377631"/>metadata_identifier<office:annotation><dc:creator>Øystein Godøy</dc:creator><dc:date>2016-03-22T22:39:31</dc:date><loext:sender-initials>ØG</loext:sender-initials><text:p text:style-name="P230"><text:span text:style-name="T75">We need a better way of defining this. Especially since we also must support automatic extraction of metadata from global attributes (e.g. Attribute Convention for Dataset Discovery) in NetCDF files.</text:span></text:p></office:annotation><text:bookmark-end text:name="__RefHeading__9280_298377631"/></text:h>
      <table:table table:name="Table24" table:style-name="Table24">
        <table:table-column table:style-name="Table24.A"/>
        <table:table-column table:style-name="Table24.B"/>
        <table:table-row>
          <table:table-cell table:style-name="Table24.A1" office:value-type="string">
            <text:p text:style-name="P11">Element</text:p>
          </table:table-cell>
          <table:table-cell table:style-name="Table24.B1" office:value-type="string">
            <text:p text:style-name="P1">/mmd/metadata_identifier</text:p>
          </table:table-cell>
        </table:table-row>
        <table:table-row>
          <table:table-cell table:style-name="Table24.A2" office:value-type="string">
            <text:p text:style-name="P11">Required</text:p>
          </table:table-cell>
          <table:table-cell table:style-name="Table24.B2" office:value-type="string">
            <text:p text:style-name="P1">Yes</text:p>
          </table:table-cell>
        </table:table-row>
        <table:table-row>
          <table:table-cell table:style-name="Table24.A2" office:value-type="string">
            <text:p text:style-name="P11">Repetition allowed</text:p>
          </table:table-cell>
          <table:table-cell table:style-name="Table24.B2" office:value-type="string">
            <text:p text:style-name="P1">No</text:p>
          </table:table-cell>
        </table:table-row>
        <table:table-row table:style-name="Table24.4">
          <table:table-cell table:style-name="Table24.A2" office:value-type="string">
            <text:p text:style-name="P11">Description</text:p>
          </table:table-cell>
          <table:table-cell table:style-name="Table24.B2" office:value-type="string">
            <text:p text:style-name="P1">Unique identifier for the dataset described by the metadata document. This identifier is used to identify a dataset across different systems.</text:p>
            <text:p text:style-name="P1">The MMD format does not make hard requirements on the format of the ids, but to be compatible with DIF the following characters are not a<office:annotation office:name="__Annotation__5408_1199958310"><dc:creator>SA </dc:creator><dc:date>2016-04-22T10:28:44</dc:date><loext:sender-initials>S</loext:sender-initials><text:p text:style-name="P230"><text:span text:style-name="T75">We should only replace “-” if it is extremely un avoidable. </text:span></text:p></office:annotation>llowed:<office:annotation-end office:name="__Annotation__5408_1199958310"/><office:annotation><dc:creator>Øystein Godøy</dc:creator><dc:date>2016-04-24T19:19:15</dc:date><loext:sender-initials>ØG</loext:sender-initials><text:p text:style-name="P230"><text:span text:style-name="T77">Reply to SA <text:s/>(04/22/2016, 10:28): "..."</text:span></text:p><text:p><text:span text:style-name="T78">So how do we handle this? Can we specify some general rules or do we wait until there is a specific problem? From what I have seen from other metadata providers, '-' is quite commonly used.</text:span></text:p></office:annotation><office:annotation><dc:creator>nemo </dc:creator><dc:date>2016-04-20T10:52:59</dc:date><loext:sender-initials>n</loext:sender-initials><text:p text:style-name="P230"><text:span text:style-name="T75">If at all possible, preferring underscore "_" to hyphen "-" would also be desirable since hyphens in variable names do cause problems in some languages</text:span></text:p></office:annotation><text:change-start text:change-id="ct125382960"/><office:annotation><dc:creator>Øystein Godøy</dc:creator><dc:date>2017-01-09T09:17:22</dc:date><loext:sender-initials>ØG</loext:sender-initials><text:p text:style-name="P230"><text:span text:style-name="T77">Reply to nemo <text:s/>(04/20/2016, 10:52): "..."</text:span></text:p><text:p><text:span text:style-name="T78">According to Sarfraz, the current algorithm used within metaedit is: UserProvidedName/randon java uuid + "-" + CONFIGURABLE_SEPERATOR + "-"</text:span></text:p><text:p><text:span text:style-name="T78">+ base36TimeStampString.</text:span></text:p><text:p><text:span text:style-name="T78">Example: ROMS_Arctic20km-a-mmw7yg</text:span></text:p><text:p><text:span text:style-name="T78"/></text:p><text:p><text:span text:style-name="T78">I would like to change this, will get input from the PID WG of RDA. We need this as a service that can be used both by metaedit and other tools as well.</text:span></text:p><text:p><text:span text:style-name="T78"/></text:p></office:annotation><text:change-end text:change-id="ct125382960"/></text:p>
            <text:list xml:id="list6028100965093382709" text:style-name="L4">
              <text:list-item>
                <text:p text:style-name="P197">Backward Slash '\' </text:p>
              </text:list-item>
              <text:list-item>
                <text:p text:style-name="P197">Forward Slash '/'</text:p>
              </text:list-item>
              <text:list-item>
                <text:p text:style-name="P197">Colon ':'</text:p>
              </text:list-item>
              <text:list-item>
                <text:p text:style-name="P197">Whitespaces ' '</text:p>
              </text:list-item>
            </text:list>
          </table:table-cell>
        </table:table-row>
        <table:table-row>
          <table:table-cell table:style-name="Table24.A2" office:value-type="string">
            <text:p text:style-name="P11">DIF equivalent</text:p>
          </table:table-cell>
          <table:table-cell table:style-name="Table24.B2" office:value-type="string">
            <text:p text:style-name="P1">/DIF/Entry_ID</text:p>
          </table:table-cell>
        </table:table-row>
        <table:table-row>
          <table:table-cell table:style-name="Table24.A2" office:value-type="string">
            <text:p text:style-name="P11">ISO equivalent</text:p>
          </table:table-cell>
          <table:table-cell table:style-name="Table24.B2" office:value-type="string">
            <text:p text:style-name="P1">/gmd:MD_Metadata/gmd:fileIdentifier/gco:CharacterString</text:p>
          </table:table-cell>
        </table:table-row>
        <table:table-row>
          <table:table-cell table:style-name="Table24.A2" office:value-type="string">
            <text:p text:style-name="P11">MM2 equivalent</text:p>
          </table:table-cell>
          <table:table-cell table:style-name="Table24.B2" office:value-type="string">
            <text:p text:style-name="P1">NA</text:p>
          </table:table-cell>
        </table:table-row>
        <table:table-row>
          <table:table-cell table:style-name="Table24.A2" office:value-type="string">
            <text:p text:style-name="P11">Example XML</text:p>
          </table:table-cell>
          <table:table-cell table:style-name="Table24.B2" office:value-type="string">
            <text:p text:style-name="P113">&lt;metadata_identifier&gt;</text:p>
            <text:p text:style-name="P113">9663fc67-5687-4bf2-a274-f3826e41fdc8</text:p>
            <text:p text:style-name="P113">&lt;/metadata_identifier&gt;</text:p>
          </table:table-cell>
        </table:table-row>
      </table:table>
      <text:h text:style-name="P173" text:outline-level="2"><text:bookmark-start text:name="__RefHeading___Toc27845_316962974"/>metadata_status<text:bookmark-end text:name="__RefHeading___Toc27845_316962974"/></text:h>
      <table:table table:name="Table39" table:style-name="Table39">
        <table:table-column table:style-name="Table39.A"/>
        <table:table-column table:style-name="Table39.B"/>
        <table:table-row>
          <table:table-cell table:style-name="Table39.A1" office:value-type="string">
            <text:p text:style-name="P12">Element</text:p>
          </table:table-cell>
          <table:table-cell table:style-name="Table39.B1" office:value-type="string">
            <text:p text:style-name="P20">/mmd/<text:span text:style-name="T36">meta</text:span>data_status</text:p>
          </table:table-cell>
        </table:table-row>
        <table:table-row>
          <table:table-cell table:style-name="Table39.A2" office:value-type="string">
            <text:p text:style-name="P12">Attributes</text:p>
          </table:table-cell>
          <table:table-cell table:style-name="Table39.B2" office:value-type="string">
            <text:p text:style-name="P20">None</text:p>
          </table:table-cell>
        </table:table-row>
        <table:table-row>
          <table:table-cell table:style-name="Table39.A2" office:value-type="string">
            <text:p text:style-name="P12">Required</text:p>
          </table:table-cell>
          <table:table-cell table:style-name="Table39.B2" office:value-type="string">
            <text:p text:style-name="P20">Yes</text:p>
          </table:table-cell>
        </table:table-row>
        <table:table-row>
          <table:table-cell table:style-name="Table39.A2" office:value-type="string">
            <text:p text:style-name="P12">Repetition allowed</text:p>
          </table:table-cell>
          <table:table-cell table:style-name="Table39.B2" office:value-type="string">
            <text:p text:style-name="P20">No</text:p>
          </table:table-cell>
        </table:table-row>
        <table:table-row>
          <table:table-cell table:style-name="Table39.A2" office:value-type="string">
            <text:p text:style-name="P12">Description</text:p>
          </table:table-cell>
          <table:table-cell table:style-name="Table39.B2" office:value-type="string">
            <text:p text:style-name="P21">Status for the metadata record. This is configuration metadata and should not be misinterpreted as <text:bookmark-ref text:reference-format="text" text:ref-name="__RefHeading__9290_298377631">dataset_production_status</text:bookmark-ref>. The only purpose of this tag is to determine whether the dataset should be indexed or not.</text:p>
          </table:table-cell>
        </table:table-row>
        <table:table-row>
          <table:table-cell table:style-name="Table39.A2" office:value-type="string">
            <text:p text:style-name="P12">DIF equivalent</text:p>
          </table:table-cell>
          <table:table-cell table:style-name="Table39.B2" office:value-type="string">
            <text:p text:style-name="P24">NA</text:p>
          </table:table-cell>
        </table:table-row>
        <table:table-row>
          <table:table-cell table:style-name="Table39.A2" office:value-type="string">
            <text:p text:style-name="P12">ISO equivalent</text:p>
          </table:table-cell>
          <table:table-cell table:style-name="Table39.B2" office:value-type="string">
            <text:p text:style-name="P21">NA</text:p>
          </table:table-cell>
        </table:table-row>
        <table:table-row>
          <table:table-cell table:style-name="Table39.A2" office:value-type="string">
            <text:p text:style-name="P12">MM2 equivalent</text:p>
          </table:table-cell>
          <table:table-cell table:style-name="Table39.B2" office:value-type="string">
            <text:p text:style-name="P27">This was not in MM2, but in the XMD-files.</text:p>
          </table:table-cell>
        </table:table-row>
        <table:table-row>
          <table:table-cell table:style-name="Table39.A2" office:value-type="string">
            <text:p text:style-name="P12">Example XML</text:p>
          </table:table-cell>
          <table:table-cell table:style-name="Table39.B2" office:value-type="string">
            <text:p text:style-name="P116">&lt;<text:span text:style-name="T36">metadata_status</text:span>&gt;</text:p>
            <text:p text:style-name="P117">Active</text:p>
            <text:p text:style-name="P116">&lt;/<text:span text:style-name="T36">metadata</text:span>_status&gt;</text:p>
          </table:table-cell>
        </table:table-row>
      </table:table>
      <text:h text:style-name="P174" text:outline-level="2"><text:bookmark-start text:name="__RefHeading___Toc4845_557034454"/><text:soft-page-break/>collection<text:bookmark-end text:name="__RefHeading___Toc4845_557034454"/></text:h>
      <table:table table:name="Table44" table:style-name="Table44">
        <table:table-column table:style-name="Table44.A"/>
        <table:table-column table:style-name="Table44.B"/>
        <table:table-row>
          <table:table-cell table:style-name="Table44.A1" office:value-type="string">
            <text:p text:style-name="P15">Element</text:p>
          </table:table-cell>
          <table:table-cell table:style-name="Table44.B1" office:value-type="string">
            <text:p text:style-name="P50">/mmd/<text:span text:style-name="T49">collection</text:span></text:p>
          </table:table-cell>
        </table:table-row>
        <table:table-row>
          <table:table-cell table:style-name="Table44.A2" office:value-type="string">
            <text:p text:style-name="P15">Attributes</text:p>
          </table:table-cell>
          <table:table-cell table:style-name="Table44.B2" office:value-type="string">
            <text:p text:style-name="P50">None</text:p>
          </table:table-cell>
        </table:table-row>
        <table:table-row>
          <table:table-cell table:style-name="Table44.A2" office:value-type="string">
            <text:p text:style-name="P15">Required</text:p>
          </table:table-cell>
          <table:table-cell table:style-name="Table44.B2" office:value-type="string">
            <text:p text:style-name="P54">Yes</text:p>
          </table:table-cell>
        </table:table-row>
        <table:table-row>
          <table:table-cell table:style-name="Table44.A2" office:value-type="string">
            <text:p text:style-name="P15">Repetition allowed</text:p>
          </table:table-cell>
          <table:table-cell table:style-name="Table44.B2" office:value-type="string">
            <text:p text:style-name="P55">Yes</text:p>
          </table:table-cell>
        </table:table-row>
        <table:table-row>
          <table:table-cell table:style-name="Table44.A2" office:value-type="string">
            <text:p text:style-name="P15">Description</text:p>
          </table:table-cell>
          <table:table-cell table:style-name="Table44.B2" office:value-type="string">
            <text:p text:style-name="Table_20_Contents">The purpose of this tag is the same as for the ownertag in XMD files. It is used to identify which collection a dataset belong to. <text:span text:style-name="T49">This is used to identify sets when serving metadata through e.g. OAI-PMH or to identify which data to present in e.g. a project specific portal when all metadata records are in the same repository. </text:span></text:p>
            <text:p text:style-name="P78">The keyword used to identify the collection should be short (e.g. NMDC, NMAP, SIOS, ...).<text:change-start text:change-id="ct123937936"/> <text:span text:style-name="T54">See </text:span><text:change-end text:change-id="ct123937936"/><text:change-start text:change-id="ct123941376"/><text:span text:style-name="T54"><text:bookmark-ref text:reference-format="text" text:ref-name="__RefHeading___Toc6710_692083410">Collection keywords</text:bookmark-ref></text:span><text:span text:style-name="T54"> for details.</text:span><text:change-end text:change-id="ct123941376"/></text:p>
          </table:table-cell>
        </table:table-row>
        <table:table-row>
          <table:table-cell table:style-name="Table44.A2" office:value-type="string">
            <text:p text:style-name="P15">DIF equivalent</text:p>
          </table:table-cell>
          <table:table-cell table:style-name="Table44.B2" office:value-type="string">
            <text:p text:style-name="P25">NA</text:p>
          </table:table-cell>
        </table:table-row>
        <table:table-row>
          <table:table-cell table:style-name="Table44.A2" office:value-type="string">
            <text:p text:style-name="P15">ISO equivalent</text:p>
          </table:table-cell>
          <table:table-cell table:style-name="Table44.B2" office:value-type="string">
            <text:p text:style-name="P22">NA</text:p>
          </table:table-cell>
        </table:table-row>
        <table:table-row>
          <table:table-cell table:style-name="Table44.A2" office:value-type="string">
            <text:p text:style-name="P15">MM2 equivalent</text:p>
          </table:table-cell>
          <table:table-cell table:style-name="Table44.B2" office:value-type="string">
            <text:p text:style-name="P58">ownertag (XMD)</text:p>
          </table:table-cell>
        </table:table-row>
        <table:table-row>
          <table:table-cell table:style-name="Table44.A2" office:value-type="string">
            <text:p text:style-name="P15">Example XML</text:p>
          </table:table-cell>
          <table:table-cell table:style-name="Table44.B2" office:value-type="string">
            <text:p text:style-name="P126">&lt;<text:span text:style-name="T50">collection</text:span>&gt;</text:p>
            <text:p text:style-name="P149">NMDC</text:p>
            <text:p text:style-name="P126">&lt;/<text:span text:style-name="T50">collection</text:span>&gt;</text:p>
          </table:table-cell>
        </table:table-row>
      </table:table>
      <text:h text:style-name="P175" text:outline-level="2"><text:bookmark-start text:name="__RefHeading__9282_298377631"/>title<text:bookmark-end text:name="__RefHeading__9282_298377631"/></text:h>
      <table:table table:name="Table25" table:style-name="Table25">
        <table:table-column table:style-name="Table25.A"/>
        <table:table-column table:style-name="Table25.B"/>
        <table:table-row>
          <table:table-cell table:style-name="Table25.A1" office:value-type="string">
            <text:p text:style-name="P11">Element</text:p>
          </table:table-cell>
          <table:table-cell table:style-name="Table25.B1" office:value-type="string">
            <text:p text:style-name="P1">/mmd/title</text:p>
          </table:table-cell>
        </table:table-row>
        <table:table-row>
          <table:table-cell table:style-name="Table25.A2" office:value-type="string">
            <text:p text:style-name="P11">Attributes</text:p>
          </table:table-cell>
          <table:table-cell table:style-name="Table25.B2" office:value-type="string">
            <text:list xml:id="list954112287231048128" text:style-name="L5">
              <text:list-item>
                <text:p text:style-name="P198">xml:lang ISO language code for the language that the title is in</text:p>
              </text:list-item>
            </text:list>
          </table:table-cell>
        </table:table-row>
        <table:table-row>
          <table:table-cell table:style-name="Table25.A2" office:value-type="string">
            <text:p text:style-name="P11">Required</text:p>
          </table:table-cell>
          <table:table-cell table:style-name="Table25.B2" office:value-type="string">
            <text:p text:style-name="P1">Yes</text:p>
          </table:table-cell>
        </table:table-row>
        <table:table-row>
          <table:table-cell table:style-name="Table25.A2" office:value-type="string">
            <text:p text:style-name="P11">Repetition allowed</text:p>
          </table:table-cell>
          <table:table-cell table:style-name="Table25.B2" office:value-type="string">
            <text:p text:style-name="P1">Yes, but each repetition should have a different language.</text:p>
          </table:table-cell>
        </table:table-row>
        <table:table-row>
          <table:table-cell table:style-name="Table25.A2" office:value-type="string">
            <text:p text:style-name="P11">Description</text:p>
          </table:table-cell>
          <table:table-cell table:style-name="Table25.B2" office:value-type="string">
            <text:p text:style-name="P1">The title of the dataset. The language in the title is specificed in the xml:lang attribute.</text:p>
            <text:p text:style-name="P1">To be compatible with DIF the title cannot be longer than 220 characters.</text:p>
          </table:table-cell>
        </table:table-row>
        <table:table-row>
          <table:table-cell table:style-name="Table25.A2" office:value-type="string">
            <text:p text:style-name="P11">DIF equivalent</text:p>
          </table:table-cell>
          <table:table-cell table:style-name="Table25.B2" office:value-type="string">
            <text:p text:style-name="P1">/Entry_Title</text:p>
          </table:table-cell>
        </table:table-row>
        <table:table-row>
          <table:table-cell table:style-name="Table25.A2" office:value-type="string">
            <text:p text:style-name="P11">ISO equivalent</text:p>
          </table:table-cell>
          <table:table-cell table:style-name="Table25.B2" office:value-type="string">
            <text:p text:style-name="P1">/gmd:MD_Metadata/ gmd:identificationInfo/gmd:MD_DataIdentification/gmd:citation/gmd:CI_Citation/gmd:title/gco:CharacterString</text:p>
          </table:table-cell>
        </table:table-row>
        <table:table-row>
          <table:table-cell table:style-name="Table25.A2" office:value-type="string">
            <text:p text:style-name="P11">MM2 equivalent</text:p>
          </table:table-cell>
          <table:table-cell table:style-name="Table25.B2" office:value-type="string">
            <text:p text:style-name="P1">/metadata@name='title'</text:p>
          </table:table-cell>
        </table:table-row>
        <table:table-row>
          <table:table-cell table:style-name="Table25.A2" office:value-type="string">
            <text:p text:style-name="P11">Example XML</text:p>
          </table:table-cell>
          <table:table-cell table:style-name="Table25.B2" office:value-type="string">
            <text:p text:style-name="P113">&lt;title xml:lang=”en_GB”&gt;</text:p>
            <text:p text:style-name="P113">OSISAF Northern Hemisphere Ice edge</text:p>
            <text:p text:style-name="P113">&lt;/title&gt;</text:p>
          </table:table-cell>
        </table:table-row>
      </table:table>
      <text:h text:style-name="P172" text:outline-level="2"><text:bookmark-start text:name="__RefHeading__9284_298377631"/>abstract<text:bookmark-end text:name="__RefHeading__9284_298377631"/></text:h>
      <table:table table:name="Table5" table:style-name="Table5">
        <table:table-column table:style-name="Table5.A"/>
        <table:table-column table:style-name="Table5.B"/>
        <table:table-row>
          <table:table-cell table:style-name="Table5.A1" office:value-type="string">
            <text:p text:style-name="P11">Element</text:p>
          </table:table-cell>
          <table:table-cell table:style-name="Table5.B1" office:value-type="string">
            <text:p text:style-name="P1">/mmd/abstract</text:p>
          </table:table-cell>
        </table:table-row>
        <table:table-row>
          <table:table-cell table:style-name="Table5.A2" office:value-type="string">
            <text:p text:style-name="P11">Attributes</text:p>
          </table:table-cell>
          <table:table-cell table:style-name="Table5.B2" office:value-type="string">
            <text:list xml:id="list452175169356259911" text:style-name="L6">
              <text:list-item>
                <text:p text:style-name="P199">xml:lang ISO language code for the language that the abstract is in</text:p>
              </text:list-item>
            </text:list>
          </table:table-cell>
        </table:table-row>
        <table:table-row>
          <table:table-cell table:style-name="Table5.A2" office:value-type="string">
            <text:p text:style-name="P11">Required</text:p>
          </table:table-cell>
          <table:table-cell table:style-name="Table5.B2" office:value-type="string">
            <text:p text:style-name="P1">Yes</text:p>
          </table:table-cell>
        </table:table-row>
        <text:soft-page-break/>
        <table:table-row>
          <table:table-cell table:style-name="Table5.A2" office:value-type="string">
            <text:p text:style-name="P11">Repetition allowed</text:p>
          </table:table-cell>
          <table:table-cell table:style-name="Table5.B2" office:value-type="string">
            <text:p text:style-name="P1">Yes, but each repetition should have a different language.</text:p>
          </table:table-cell>
        </table:table-row>
        <table:table-row>
          <table:table-cell table:style-name="Table5.A2" office:value-type="string">
            <text:p text:style-name="P11">Description</text:p>
          </table:table-cell>
          <table:table-cell table:style-name="Table5.B2" office:value-type="string">
            <text:p text:style-name="P1">The abstract should summarize and described the dataset.</text:p>
            <text:p text:style-name="P1">The following guidelines for a good abstract follows (from DIF):</text:p>
            <text:list xml:id="list2467852875080672761" text:style-name="L7">
              <text:list-item>
                <text:p text:style-name="P200">Capitalization should follow standard constructs. For readability, all capital letters or all lower case letters should not be used. Use the appropriate case where applicable.</text:p>
              </text:list-item>
              <text:list-item>
                <text:p text:style-name="P200">Acronyms should be expanded to provide understanding.</text:p>
              </text:list-item>
              <text:list-item>
                <text:p text:style-name="P200">Where applicable, the abstract should also include brief statements on the following information:</text:p>
              </text:list-item>
              <text:list-item>
                <text:p text:style-name="P228">Data processing information (gridded, binned, swath, raw, algorithms used, necessary ancillary data sets).</text:p>
              </text:list-item>
              <text:list-item>
                <text:p text:style-name="P228">Date available.</text:p>
              </text:list-item>
              <text:list-item>
                <text:p text:style-name="P228">Data set organization (description of how data are organized within and by file).</text:p>
              </text:list-item>
              <text:list-item>
                <text:p text:style-name="P228">Scientific methodology or analytical tools.</text:p>
              </text:list-item>
              <text:list-item>
                <text:p text:style-name="P228">Time gaps in data set coverage.</text:p>
              </text:list-item>
              <text:list-item>
                <text:p text:style-name="P228">Units and unit resolution.</text:p>
              </text:list-item>
              <text:list-item>
                <text:p text:style-name="P228">Similarities and differences of these data to other closely-related data sets.</text:p>
              </text:list-item>
              <text:list-item>
                <text:p text:style-name="P228">Other pertinent information.</text:p>
              </text:list-item>
            </text:list>
          </table:table-cell>
        </table:table-row>
        <table:table-row>
          <table:table-cell table:style-name="Table5.A2" office:value-type="string">
            <text:p text:style-name="P11">Example XML:</text:p>
          </table:table-cell>
          <table:table-cell table:style-name="Table5.B2" office:value-type="string">
            <text:p text:style-name="P113">&lt;abstract xml:lang=”en_GB”&gt;</text:p>
            <text:p text:style-name="P113">The daily analysis of sea ice concentration are obtained from operation satellite images of the polar regions. It is based on atmospherically corretected signal and an optimal sea ice concentration algorithm. This product is available for free from the EUMETSAT Ocean and Sea Ice Satellite Application</text:p>
            <text:p text:style-name="P113">Facility (OSI SAF). </text:p>
            <text:p text:style-name="P113">&lt;/abstract&gt;</text:p>
          </table:table-cell>
        </table:table-row>
        <table:table-row>
          <table:table-cell table:style-name="Table5.A2" office:value-type="string">
            <text:p text:style-name="P11">DIF equivalent</text:p>
          </table:table-cell>
          <table:table-cell table:style-name="Table5.B2" office:value-type="string">
            <text:p text:style-name="P1">/Summary/Abstract</text:p>
          </table:table-cell>
        </table:table-row>
        <table:table-row>
          <table:table-cell table:style-name="Table5.A2" office:value-type="string">
            <text:p text:style-name="P11">ISO equivalent</text:p>
          </table:table-cell>
          <table:table-cell table:style-name="Table5.B2" office:value-type="string">
            <text:p text:style-name="P1">/gmd:MD_Metadata/ gmd:identificationInfo/gmd:MD_DataIdentification/gmd:abstract/gco:CharacterString</text:p>
          </table:table-cell>
        </table:table-row>
        <table:table-row>
          <table:table-cell table:style-name="Table5.A2" office:value-type="string">
            <text:p text:style-name="P11">MM2 equivalent</text:p>
          </table:table-cell>
          <table:table-cell table:style-name="Table5.B2" office:value-type="string">
            <text:p text:style-name="P1">/metadata@name='abstract'</text:p>
          </table:table-cell>
        </table:table-row>
      </table:table>
      <text:h text:style-name="P172" text:outline-level="2"><text:bookmark-start text:name="__RefHeading__2928_249282406"/><text:soft-page-break/>related_dataset<text:change-start text:change-id="ct122628048"/><office:annotation><dc:creator>Øystein Godøy</dc:creator><dc:date>2016-12-20T10:26:16</dc:date><loext:sender-initials>ØG</loext:sender-initials><text:p text:style-name="P230"><text:span text:style-name="T75">Evaluate how to use in a linked data context.</text:span></text:p></office:annotation><text:bookmark-end text:name="__RefHeading__2928_249282406"/><text:change-end text:change-id="ct122628048"/></text:h>
      <table:table table:name="Table2" table:style-name="Table2">
        <table:table-column table:style-name="Table2.A"/>
        <table:table-column table:style-name="Table2.B"/>
        <table:table-row>
          <table:table-cell table:style-name="Table2.A1" office:value-type="string">
            <text:p text:style-name="P11">Element</text:p>
          </table:table-cell>
          <table:table-cell table:style-name="Table2.B1" office:value-type="string">
            <text:p text:style-name="P1">/mmd/related_dataset</text:p>
          </table:table-cell>
        </table:table-row>
        <table:table-row>
          <table:table-cell table:style-name="Table2.A2" office:value-type="string">
            <text:p text:style-name="P11">Attributes</text:p>
          </table:table-cell>
          <table:table-cell table:style-name="Table2.B2" office:value-type="string">
            <text:list xml:id="list114820050121389" text:continue-list="list452175169356259911" text:style-name="L6">
              <text:list-item>
                <text:p text:style-name="P199">relation_type: The type of relation between the datasets. Supported values:</text:p>
                <text:list>
                  <text:list-item>
                    <text:p text:style-name="P199">“parent” - This dataset is a child dataset of the referenced dataset. <text:span text:style-name="T29">i.e.</text:span> the other dataset is its parent.<text:change-start text:change-id="ct121084928"/></text:p>
                  </text:list-item>
                  <text:list-item>
                    <text:p text:style-name="P199"><text:change-end text:change-id="ct121084928"/><text:change-start text:change-id="ct122614288"/>“<text:span text:style-name="T62">documentation” - This dataset is </text:span><text:change-end text:change-id="ct122614288"/><text:change-start text:change-id="ct125272064"/><text:span text:style-name="T62">documentation of the referenced dataset.</text:span></text:p>
                  </text:list-item>
                  <text:list-item>
                    <text:p text:style-name="P199">“<text:span text:style-name="T62">auxiliary” - This dataset is auxiliary data for the referenced dataset.</text:span><text:change-end text:change-id="ct125272064"/></text:p>
                  </text:list-item>
                </text:list>
              </text:list-item>
            </text:list>
          </table:table-cell>
        </table:table-row>
        <table:table-row>
          <table:table-cell table:style-name="Table2.A2" office:value-type="string">
            <text:p text:style-name="P11">Required</text:p>
          </table:table-cell>
          <table:table-cell table:style-name="Table2.B2" office:value-type="string">
            <text:p text:style-name="P1">No</text:p>
          </table:table-cell>
        </table:table-row>
        <table:table-row>
          <table:table-cell table:style-name="Table2.A2" office:value-type="string">
            <text:p text:style-name="P11">Repetition allowed</text:p>
          </table:table-cell>
          <table:table-cell table:style-name="Table2.B2" office:value-type="string">
            <text:p text:style-name="P1">Yes.</text:p>
          </table:table-cell>
        </table:table-row>
        <table:table-row>
          <table:table-cell table:style-name="Table2.A2" office:value-type="string">
            <text:p text:style-name="P11">Description</text:p>
          </table:table-cell>
          <table:table-cell table:style-name="Table2.B2" office:value-type="string">
            <text:p text:style-name="P1">Specifies the relation between this dataset and another dataset. The type of relationship is determined by the relation_type attribute</text:p>
          </table:table-cell>
        </table:table-row>
        <table:table-row>
          <table:table-cell table:style-name="Table2.A2" office:value-type="string">
            <text:p text:style-name="P11">DIF equivalent</text:p>
          </table:table-cell>
          <table:table-cell table:style-name="Table2.B2" office:value-type="string">
            <text:p text:style-name="P1">NA</text:p>
          </table:table-cell>
        </table:table-row>
        <table:table-row>
          <table:table-cell table:style-name="Table2.A2" office:value-type="string">
            <text:p text:style-name="P11">ISO equivalent</text:p>
          </table:table-cell>
          <table:table-cell table:style-name="Table2.B2" office:value-type="string">
            <text:p text:style-name="P1">If the relation_type = “parent”. In other cases there are is no mapping.</text:p>
            <text:p text:style-name="P1">/gmd:MD_Metadata/gmd:parentIdentifier</text:p>
          </table:table-cell>
        </table:table-row>
        <table:table-row>
          <table:table-cell table:style-name="Table2.A2" office:value-type="string">
            <text:p text:style-name="P11">MM2 equivalent</text:p>
          </table:table-cell>
          <table:table-cell table:style-name="Table2.B2" office:value-type="string">
            <text:p text:style-name="P1">NA</text:p>
          </table:table-cell>
        </table:table-row>
        <table:table-row>
          <table:table-cell table:style-name="Table2.A2" office:value-type="string">
            <text:p text:style-name="P11">Example XML</text:p>
          </table:table-cell>
          <table:table-cell table:style-name="Table2.B2" office:value-type="string">
            <text:p text:style-name="P113">&lt;related_dataset relation_type=”parent”&gt;</text:p>
            <text:p text:style-name="P113">9663fc67-5687-4bf2-a274-f3826e41fdc8</text:p>
            <text:p text:style-name="P113">&lt;/related_dataset&gt;</text:p>
          </table:table-cell>
        </table:table-row>
      </table:table>
      <text:h text:style-name="P172" text:outline-level="2"><text:bookmark-start text:name="__RefHeading__9286_298377631"/>last_metadata_update<text:bookmark-end text:name="__RefHeading__9286_298377631"/></text:h>
      <table:table table:name="Table6" table:style-name="Table6">
        <table:table-column table:style-name="Table6.A"/>
        <table:table-column table:style-name="Table6.B"/>
        <table:table-row>
          <table:table-cell table:style-name="Table6.A1" office:value-type="string">
            <text:p text:style-name="P11">Element</text:p>
          </table:table-cell>
          <table:table-cell table:style-name="Table6.B1" office:value-type="string">
            <text:p text:style-name="P1">/mmd/last_metadata_update</text:p>
          </table:table-cell>
        </table:table-row>
        <table:table-row>
          <table:table-cell table:style-name="Table6.A2" office:value-type="string">
            <text:p text:style-name="P11">Attributes</text:p>
          </table:table-cell>
          <table:table-cell table:style-name="Table6.B2" office:value-type="string">
            <text:p text:style-name="P1">None</text:p>
          </table:table-cell>
        </table:table-row>
        <table:table-row>
          <table:table-cell table:style-name="Table6.A2" office:value-type="string">
            <text:p text:style-name="P11">Required</text:p>
          </table:table-cell>
          <table:table-cell table:style-name="Table6.B2" office:value-type="string">
            <text:p text:style-name="P1">Yes</text:p>
          </table:table-cell>
        </table:table-row>
        <table:table-row>
          <table:table-cell table:style-name="Table6.A2" office:value-type="string">
            <text:p text:style-name="P11">Repetition Allowed</text:p>
          </table:table-cell>
          <table:table-cell table:style-name="Table6.B2" office:value-type="string">
            <text:p text:style-name="P1">No</text:p>
          </table:table-cell>
        </table:table-row>
        <table:table-row>
          <table:table-cell table:style-name="Table6.A2" office:value-type="string">
            <text:p text:style-name="P11">Description</text:p>
          </table:table-cell>
          <table:table-cell table:style-name="Table6.B2" office:value-type="string">
            <text:p text:style-name="P1">The last update of the metadata record.</text:p>
          </table:table-cell>
        </table:table-row>
        <table:table-row>
          <table:table-cell table:style-name="Table6.A2" office:value-type="string">
            <text:p text:style-name="P11">DIF equivalent</text:p>
          </table:table-cell>
          <table:table-cell table:style-name="Table6.B2" office:value-type="string">
            <text:p text:style-name="P1">/DIF/Last_DIF_Revision_Date</text:p>
          </table:table-cell>
        </table:table-row>
        <table:table-row>
          <table:table-cell table:style-name="Table6.A2" office:value-type="string">
            <text:p text:style-name="P11">ISO equivalent</text:p>
          </table:table-cell>
          <table:table-cell table:style-name="Table6.B2" office:value-type="string">
            <text:p text:style-name="P1">/gmd:MD_Metadata/gmd:dateStamp </text:p>
            <text:p text:style-name="P1">This mapping is somewhat uncertain since the element is described as: “date that metadata was created.” But GeoNetwork automatically updates on Save, so we take this to mean that it is last updated time for the metadata.</text:p>
          </table:table-cell>
        </table:table-row>
        <table:table-row>
          <table:table-cell table:style-name="Table6.A2" office:value-type="string">
            <text:p text:style-name="P11">MM2 equivalent</text:p>
          </table:table-cell>
          <table:table-cell table:style-name="Table6.B2" office:value-type="string">
            <text:p text:style-name="P1">Fetched from the associated .xmd file: /dataset@datestamp</text:p>
          </table:table-cell>
        </table:table-row>
        <table:table-row>
          <table:table-cell table:style-name="Table6.A2" office:value-type="string">
            <text:p text:style-name="P11">Example XML:</text:p>
          </table:table-cell>
          <table:table-cell table:style-name="Table6.B2" office:value-type="string">
            <text:p text:style-name="P113">&lt;last_update&gt;</text:p>
            <text:p text:style-name="P113">2012-10-31</text:p>
            <text:p text:style-name="P113">&lt;/last_update&gt;</text:p>
          </table:table-cell>
        </table:table-row>
      </table:table>
      <text:h text:style-name="P172" text:outline-level="2"><text:bookmark-start text:name="__RefHeading__9288_298377631"/>dataset_language<text:bookmark-end text:name="__RefHeading__9288_298377631"/></text:h>
      <table:table table:name="Table23" table:style-name="Table23">
        <table:table-column table:style-name="Table23.A"/>
        <table:table-column table:style-name="Table23.B"/>
        <table:table-row>
          <table:table-cell table:style-name="Table23.A1" office:value-type="string">
            <text:p text:style-name="P11">Element</text:p>
          </table:table-cell>
          <table:table-cell table:style-name="Table23.B1" office:value-type="string">
            <text:p text:style-name="P1">/mmd/dataset_language</text:p>
          </table:table-cell>
        </table:table-row>
        <text:soft-page-break/>
        <table:table-row>
          <table:table-cell table:style-name="Table23.A2" office:value-type="string">
            <text:p text:style-name="P11">Attributes</text:p>
          </table:table-cell>
          <table:table-cell table:style-name="Table23.B2" office:value-type="string">
            <text:p text:style-name="P1">None</text:p>
          </table:table-cell>
        </table:table-row>
        <table:table-row>
          <table:table-cell table:style-name="Table23.A2" office:value-type="string">
            <text:p text:style-name="P11">Required</text:p>
          </table:table-cell>
          <table:table-cell table:style-name="Table23.B2" office:value-type="string">
            <text:p text:style-name="P1">No</text:p>
          </table:table-cell>
        </table:table-row>
        <table:table-row>
          <table:table-cell table:style-name="Table23.A2" office:value-type="string">
            <text:p text:style-name="P11">Repetition allowed</text:p>
          </table:table-cell>
          <table:table-cell table:style-name="Table23.B2" office:value-type="string">
            <text:p text:style-name="P1">No</text:p>
          </table:table-cell>
        </table:table-row>
        <table:table-row>
          <table:table-cell table:style-name="Table23.A2" office:value-type="string">
            <text:p text:style-name="P11">Description</text:p>
          </table:table-cell>
          <table:table-cell table:style-name="Table23.B2" office:value-type="string">
            <text:p text:style-name="P1">The language used in production, storage etc. of the dataset.<text:change-start text:change-id="ct122186464"/> <text:span text:style-name="T61">The default for all datasets is English.</text:span><text:change-end text:change-id="ct122186464"/></text:p>
          </table:table-cell>
        </table:table-row>
        <table:table-row>
          <table:table-cell table:style-name="Table23.A2" office:value-type="string">
            <text:p text:style-name="P11">DIF equivalent</text:p>
          </table:table-cell>
          <table:table-cell table:style-name="Table23.B2" office:value-type="string">
            <text:p text:style-name="P1">/DIF/Data_Set_Language</text:p>
          </table:table-cell>
        </table:table-row>
        <table:table-row>
          <table:table-cell table:style-name="Table23.A2" office:value-type="string">
            <text:p text:style-name="P11">ISO equivalent</text:p>
          </table:table-cell>
          <table:table-cell table:style-name="Table23.B2" office:value-type="string">
            <text:p text:style-name="P17">/gmd:MD_Metadata /gmd:identificationInfo/gmd:MD_DataIdentification/gmd:language/gmd:LanguageCode</text:p>
          </table:table-cell>
        </table:table-row>
        <table:table-row>
          <table:table-cell table:style-name="Table23.A2" office:value-type="string">
            <text:p text:style-name="P11">MM2 equivalent</text:p>
          </table:table-cell>
          <table:table-cell table:style-name="Table23.B2" office:value-type="string">
            <text:p text:style-name="P1">NA</text:p>
          </table:table-cell>
        </table:table-row>
        <table:table-row>
          <table:table-cell table:style-name="Table23.A2" office:value-type="string">
            <text:p text:style-name="P11">Example XML:</text:p>
          </table:table-cell>
          <table:table-cell table:style-name="Table23.B2" office:value-type="string">
            <text:p text:style-name="P113">&lt;dataset_language&gt;en&lt;/dataset_language&gt;</text:p>
          </table:table-cell>
        </table:table-row>
      </table:table>
      <text:h text:style-name="P172" text:outline-level="2"><text:bookmark-start text:name="__RefHeading__9290_298377631"/>dataset_production_status<text:bookmark-end text:name="__RefHeading__9290_298377631"/></text:h>
      <table:table table:name="Table21" table:style-name="Table21">
        <table:table-column table:style-name="Table21.A"/>
        <table:table-column table:style-name="Table21.B"/>
        <table:table-row>
          <table:table-cell table:style-name="Table21.A1" office:value-type="string">
            <text:p text:style-name="P11">Element</text:p>
          </table:table-cell>
          <table:table-cell table:style-name="Table21.B1" office:value-type="string">
            <text:p text:style-name="P1">/mmd/dataset_production_status</text:p>
          </table:table-cell>
        </table:table-row>
        <table:table-row>
          <table:table-cell table:style-name="Table21.A2" office:value-type="string">
            <text:p text:style-name="P11">Attributes</text:p>
          </table:table-cell>
          <table:table-cell table:style-name="Table21.B2" office:value-type="string">
            <text:p text:style-name="P1">None</text:p>
          </table:table-cell>
        </table:table-row>
        <table:table-row>
          <table:table-cell table:style-name="Table21.A2" office:value-type="string">
            <text:p text:style-name="P11">Required</text:p>
          </table:table-cell>
          <table:table-cell table:style-name="Table21.B2" office:value-type="string">
            <text:p text:style-name="P1">Yes</text:p>
          </table:table-cell>
        </table:table-row>
        <table:table-row>
          <table:table-cell table:style-name="Table21.A2" office:value-type="string">
            <text:p text:style-name="P11">Repetition allowed</text:p>
          </table:table-cell>
          <table:table-cell table:style-name="Table21.B2" office:value-type="string">
            <text:p text:style-name="P1">No</text:p>
          </table:table-cell>
        </table:table-row>
        <table:table-row>
          <table:table-cell table:style-name="Table21.A2" office:value-type="string">
            <text:p text:style-name="P11">Description</text:p>
          </table:table-cell>
          <table:table-cell table:style-name="Table21.B2" office:value-type="string">
            <text:p text:style-name="P1">Production status for the dataset using a controlled vocabulary. The valid keywords are listed in <text:bookmark-ref text:reference-format="text" text:ref-name="__RefHeading__1880_33930022">Dataset production status</text:bookmark-ref>.<text:change-start text:change-id="ct125100928"/> <text:span text:style-name="T57">If set as “In Work”, remember that end_date in </text:span><text:change-end text:change-id="ct125100928"/><text:change-start text:change-id="ct125103840"/><text:span text:style-name="T57"><text:bookmark-ref text:reference-format="text" text:ref-name="__RefHeading__9294_298377631">temporal_extent</text:bookmark-ref></text:span><text:span text:style-name="T57"> can (should) be empty.</text:span><text:change-end text:change-id="ct125103840"/></text:p>
          </table:table-cell>
        </table:table-row>
        <table:table-row>
          <table:table-cell table:style-name="Table21.A2" office:value-type="string">
            <text:p text:style-name="P11">DIF equivalent</text:p>
          </table:table-cell>
          <table:table-cell table:style-name="Table21.B2" office:value-type="string">
            <text:p text:style-name="P1">/DIF/Data_Set_Progress</text:p>
            <text:p text:style-name="P23">The defined statuses are the same as in DIF so no mapping is required.</text:p>
          </table:table-cell>
        </table:table-row>
        <table:table-row>
          <table:table-cell table:style-name="Table21.A2" office:value-type="string">
            <text:p text:style-name="P11">ISO equivalent</text:p>
          </table:table-cell>
          <table:table-cell table:style-name="Table21.B2" office:value-type="string">
            <text:p text:style-name="P1">/gmd:MD_Metadata/gmd:status</text:p>
          </table:table-cell>
        </table:table-row>
        <table:table-row>
          <table:table-cell table:style-name="Table21.A2" office:value-type="string">
            <text:p text:style-name="P11">MM2 equivalent</text:p>
          </table:table-cell>
          <table:table-cell table:style-name="Table21.B2" office:value-type="string">
            <text:p text:style-name="P1">NA</text:p>
          </table:table-cell>
        </table:table-row>
        <table:table-row>
          <table:table-cell table:style-name="Table21.A2" office:value-type="string">
            <text:p text:style-name="P11">Example XML</text:p>
          </table:table-cell>
          <table:table-cell table:style-name="Table21.B2" office:value-type="string">
            <text:p text:style-name="P118">&lt;dataset_production_status&gt;</text:p>
            <text:p text:style-name="P118">In Work</text:p>
            <text:p text:style-name="P118">&lt;/dataset_production_status&gt;</text:p>
          </table:table-cell>
        </table:table-row>
      </table:table>
      <text:h text:style-name="P176" text:outline-level="2"><text:bookmark-start text:name="__RefHeading___Toc24757_316962974"/>operational_status<text:bookmark-end text:name="__RefHeading___Toc24757_316962974"/></text:h>
      <table:table table:name="Table37" table:style-name="Table37">
        <table:table-column table:style-name="Table37.A"/>
        <table:table-column table:style-name="Table37.B"/>
        <table:table-row>
          <table:table-cell table:style-name="Table37.A1" office:value-type="string">
            <text:p text:style-name="P13">Element</text:p>
          </table:table-cell>
          <table:table-cell table:style-name="Table37.B1" office:value-type="string">
            <text:p text:style-name="P28">/mmd/<text:span text:style-name="T34">operational_status</text:span></text:p>
          </table:table-cell>
        </table:table-row>
        <table:table-row>
          <table:table-cell table:style-name="Table37.A2" office:value-type="string">
            <text:p text:style-name="P13">Attributes</text:p>
          </table:table-cell>
          <table:table-cell table:style-name="Table37.B2" office:value-type="string">
            <text:p text:style-name="P28">None</text:p>
          </table:table-cell>
        </table:table-row>
        <table:table-row>
          <table:table-cell table:style-name="Table37.A2" office:value-type="string">
            <text:p text:style-name="P13">Required</text:p>
          </table:table-cell>
          <table:table-cell table:style-name="Table37.B2" office:value-type="string">
            <text:p text:style-name="P28">No</text:p>
          </table:table-cell>
        </table:table-row>
        <table:table-row>
          <table:table-cell table:style-name="Table37.A2" office:value-type="string">
            <text:p text:style-name="P13">Repetition allowed</text:p>
          </table:table-cell>
          <table:table-cell table:style-name="Table37.B2" office:value-type="string">
            <text:p text:style-name="P28">No</text:p>
          </table:table-cell>
        </table:table-row>
        <table:table-row>
          <table:table-cell table:style-name="Table37.A2" office:value-type="string">
            <text:p text:style-name="P13">Description</text:p>
          </table:table-cell>
          <table:table-cell table:style-name="Table37.B2" office:value-type="string">
            <text:p text:style-name="P29">The current operational status of the product. <text:span text:style-name="T35">Valid keywords are listed in </text:span><text:span text:style-name="T35"><text:bookmark-ref text:reference-format="text" text:ref-name="__RefHeading___Toc25333_316962974">Operational status</text:bookmark-ref></text:span><text:span text:style-name="T35">.</text:span></text:p>
          </table:table-cell>
        </table:table-row>
        <table:table-row>
          <table:table-cell table:style-name="Table37.A2" office:value-type="string">
            <text:p text:style-name="P13">DIF equivalent</text:p>
          </table:table-cell>
          <table:table-cell table:style-name="Table37.B2" office:value-type="string">
            <text:p text:style-name="P29">NA</text:p>
          </table:table-cell>
        </table:table-row>
        <table:table-row>
          <table:table-cell table:style-name="Table37.A2" office:value-type="string">
            <text:p text:style-name="P13">ISO equivalent</text:p>
          </table:table-cell>
          <table:table-cell table:style-name="Table37.B2" office:value-type="string">
            <text:p text:style-name="P30">NA</text:p>
          </table:table-cell>
        </table:table-row>
        <table:table-row>
          <table:table-cell table:style-name="Table37.A2" office:value-type="string">
            <text:p text:style-name="P13">MM2 equivalent</text:p>
          </table:table-cell>
          <table:table-cell table:style-name="Table37.B2" office:value-type="string">
            <text:p text:style-name="P29">operational_status</text:p>
          </table:table-cell>
        </table:table-row>
        <text:soft-page-break/>
        <table:table-row>
          <table:table-cell table:style-name="Table37.A2" office:value-type="string">
            <text:p text:style-name="P13">Example XML:</text:p>
          </table:table-cell>
          <table:table-cell table:style-name="Table37.B2" office:value-type="string">
            <text:p text:style-name="P119">&lt;<text:span text:style-name="T34">operational_status</text:span>&gt;</text:p>
            <text:p text:style-name="P120">pre-operational</text:p>
            <text:p text:style-name="P119">&lt;/<text:span text:style-name="T34">operational_status</text:span>&gt;</text:p>
          </table:table-cell>
        </table:table-row>
      </table:table>
      <text:h text:style-name="P177" text:outline-level="2"><text:bookmark-start text:name="__RefHeading__9292_298377631"/>iso_topic_category<text:bookmark-end text:name="__RefHeading__9292_298377631"/></text:h>
      <table:table table:name="Table8" table:style-name="Table8">
        <table:table-column table:style-name="Table8.A"/>
        <table:table-column table:style-name="Table8.B"/>
        <table:table-row>
          <table:table-cell table:style-name="Table8.A1" office:value-type="string">
            <text:p text:style-name="P11">Element</text:p>
          </table:table-cell>
          <table:table-cell table:style-name="Table8.B1" office:value-type="string">
            <text:p text:style-name="P1">/mmd/iso_topic_category</text:p>
          </table:table-cell>
        </table:table-row>
        <table:table-row>
          <table:table-cell table:style-name="Table8.A2" office:value-type="string">
            <text:p text:style-name="P11">Attributes</text:p>
          </table:table-cell>
          <table:table-cell table:style-name="Table8.B2" office:value-type="string">
            <text:p text:style-name="P1">none</text:p>
          </table:table-cell>
        </table:table-row>
        <table:table-row>
          <table:table-cell table:style-name="Table8.A2" office:value-type="string">
            <text:p text:style-name="P11">Required</text:p>
          </table:table-cell>
          <table:table-cell table:style-name="Table8.B2" office:value-type="string">
            <text:p text:style-name="P1">Yes</text:p>
          </table:table-cell>
        </table:table-row>
        <table:table-row>
          <table:table-cell table:style-name="Table8.A2" office:value-type="string">
            <text:p text:style-name="P11">Repetition allowed</text:p>
          </table:table-cell>
          <table:table-cell table:style-name="Table8.B2" office:value-type="string">
            <text:p text:style-name="P1">Yes</text:p>
          </table:table-cell>
        </table:table-row>
        <table:table-row>
          <table:table-cell table:style-name="Table8.A2" office:value-type="string">
            <text:p text:style-name="P11">Description</text:p>
          </table:table-cell>
          <table:table-cell table:style-name="Table8.B2" office:value-type="string">
            <text:p text:style-name="P1">ISO topic category fetched from a controlled vocabulary. Valid keywords are listed in <text:bookmark-ref text:reference-format="text" text:ref-name="__RefHeading__1484_1714681708">ISO Topic categories</text:bookmark-ref>.</text:p>
            <text:p text:style-name="P1">This field is required for compatibility with DIF and ISO</text:p>
          </table:table-cell>
        </table:table-row>
        <table:table-row>
          <table:table-cell table:style-name="Table8.A2" office:value-type="string">
            <text:p text:style-name="P11">DIF equivalent</text:p>
          </table:table-cell>
          <table:table-cell table:style-name="Table8.B2" office:value-type="string">
            <text:p text:style-name="P1">/DIF/ISO_TOPIC_Category</text:p>
          </table:table-cell>
        </table:table-row>
        <table:table-row>
          <table:table-cell table:style-name="Table8.A2" office:value-type="string">
            <text:p text:style-name="P11">ISO equivalent</text:p>
          </table:table-cell>
          <table:table-cell table:style-name="Table8.B2" office:value-type="string">
            <text:p text:style-name="P1">/gmd:MD_Metadata/gmd:identificationInfo/ gmd:MD_DataIdentification/gmd:topicCategory/gmd:MD_TopicCategoryCode</text:p>
          </table:table-cell>
        </table:table-row>
        <table:table-row>
          <table:table-cell table:style-name="Table8.A2" office:value-type="string">
            <text:p text:style-name="P11">MM2 equivalent</text:p>
          </table:table-cell>
          <table:table-cell table:style-name="Table8.B2" office:value-type="string">
            <text:p text:style-name="P1">/MM2/metadata[@name='topiccategory']</text:p>
          </table:table-cell>
        </table:table-row>
        <table:table-row>
          <table:table-cell table:style-name="Table8.A2" office:value-type="string">
            <text:p text:style-name="P11">Example XML</text:p>
          </table:table-cell>
          <table:table-cell table:style-name="Table8.B2" office:value-type="string">
            <text:p text:style-name="P1">&lt;iso_topic_category&gt;ocean&lt;/iso_topic_category&gt;</text:p>
          </table:table-cell>
        </table:table-row>
      </table:table>
      <text:h text:style-name="P172" text:outline-level="2"><text:bookmark-start text:name="__RefHeading__9294_298377631"/>temporal_extent<text:bookmark-end text:name="__RefHeading__9294_298377631"/></text:h>
      <table:table table:name="Table9" table:style-name="Table9">
        <table:table-column table:style-name="Table9.A"/>
        <table:table-column table:style-name="Table9.B"/>
        <table:table-row>
          <table:table-cell table:style-name="Table9.A1" office:value-type="string">
            <text:p text:style-name="P11">Element</text:p>
          </table:table-cell>
          <table:table-cell table:style-name="Table9.B1" office:value-type="string">
            <text:p text:style-name="P1">/mmd/temporal_extent</text:p>
          </table:table-cell>
        </table:table-row>
        <table:table-row>
          <table:table-cell table:style-name="Table9.A2" office:value-type="string">
            <text:p text:style-name="P11">Attributes</text:p>
          </table:table-cell>
          <table:table-cell table:style-name="Table9.B2" office:value-type="string">
            <text:p text:style-name="P1">None</text:p>
          </table:table-cell>
        </table:table-row>
        <table:table-row>
          <table:table-cell table:style-name="Table9.A2" office:value-type="string">
            <text:p text:style-name="P11">Required</text:p>
          </table:table-cell>
          <table:table-cell table:style-name="Table9.B2" office:value-type="string">
            <text:p text:style-name="P1">Yes</text:p>
          </table:table-cell>
        </table:table-row>
        <table:table-row>
          <table:table-cell table:style-name="Table9.A2" office:value-type="string">
            <text:p text:style-name="P11">Repetition allowed</text:p>
          </table:table-cell>
          <table:table-cell table:style-name="Table9.B2" office:value-type="string">
            <text:p text:style-name="P1">Yes. Repetition is used when there are gaps in the dataset.</text:p>
          </table:table-cell>
        </table:table-row>
        <table:table-row>
          <table:table-cell table:style-name="Table9.A2" office:value-type="string">
            <text:p text:style-name="P11">Description</text:p>
          </table:table-cell>
          <table:table-cell table:style-name="Table9.B2" office:value-type="string">
            <text:p text:style-name="P1">Defines the temporal extent or coverage of the dataset. The extent is defined used two sub elements:</text:p>
            <text:list xml:id="list4868680649734995655" text:style-name="L8">
              <text:list-item>
                <text:p text:style-name="P201">start_date: The start date for data collection or model coverage.</text:p>
              </text:list-item>
              <text:list-item>
                <text:p text:style-name="P201">end_date: The end date for data collection or model coverage.<text:change-start text:change-id="ct125026560"/></text:p>
              </text:list-item>
              <text:list-item>
                <text:p text:style-name="P202">If the dataset is not complete, the end_date element is left empty<text:change-end text:change-id="ct125026560"/><text:change-start text:change-id="ct125025232"/>.<text:change-end text:change-id="ct125025232"/></text:p>
              </text:list-item>
            </text:list>
          </table:table-cell>
        </table:table-row>
        <table:table-row>
          <table:table-cell table:style-name="Table9.A2" office:value-type="string">
            <text:p text:style-name="P11">DIF equivalent</text:p>
          </table:table-cell>
          <table:table-cell table:style-name="Table9.B2" office:value-type="string">
            <text:p text:style-name="P1">/DIF/Temporal_Coverage</text:p>
          </table:table-cell>
        </table:table-row>
        <table:table-row>
          <table:table-cell table:style-name="Table9.A2" office:value-type="string">
            <text:p text:style-name="P11">ISO equivalent</text:p>
          </table:table-cell>
          <table:table-cell table:style-name="Table9.B2" office:value-type="string">
            <text:p text:style-name="P1">/gmd:MD_Metadata/ gmd:identificationInfo/gmd:MD_DataIdentification/gmd:extent/gmd:EX_Extent/gmd:temporalElement/gmd:EX_TemporalExtent/gmd:extent</text:p>
          </table:table-cell>
        </table:table-row>
        <table:table-row>
          <table:table-cell table:style-name="Table9.A2" office:value-type="string">
            <text:p text:style-name="P11">MM2 equivalent</text:p>
          </table:table-cell>
          <table:table-cell table:style-name="Table9.B2" office:value-type="string">
            <text:p text:style-name="P1">/metadata@name='datacollection_period_from' </text:p>
            <text:p text:style-name="P1">and </text:p>
            <text:p text:style-name="P1">/metadata@name='datacollection_period_to </text:p>
          </table:table-cell>
        </table:table-row>
        <table:table-row>
          <table:table-cell table:style-name="Table9.A2" office:value-type="string">
            <text:p text:style-name="P11">Example XML:</text:p>
          </table:table-cell>
          <table:table-cell table:style-name="Table9.B2" office:value-type="string">
            <text:p text:style-name="P113">&lt;temporal_extent&gt;</text:p>
            <text:p text:style-name="P113"><text:s text:c="2"/>&lt;start_date&gt;2012-01-01&lt;start_date&gt;</text:p>
            <text:p text:style-name="P113"><text:s text:c="2"/>&lt;end_date&gt;2012-02-01&lt;/end_date&gt;</text:p>
            <text:p text:style-name="P113">&lt;/temporal_extent&gt;</text:p>
          </table:table-cell>
        </table:table-row>
      </table:table>
      <text:h text:style-name="P172" text:outline-level="2"><text:bookmark-start text:name="__RefHeading__9296_298377631"/><text:soft-page-break/>geographic_extent/rectangle<text:bookmark-end text:name="__RefHeading__9296_298377631"/></text:h>
      <table:table table:name="Table10" table:style-name="Table10">
        <table:table-column table:style-name="Table10.A"/>
        <table:table-column table:style-name="Table10.B"/>
        <table:table-row>
          <table:table-cell table:style-name="Table10.A1" office:value-type="string">
            <text:p text:style-name="P11">Element</text:p>
          </table:table-cell>
          <table:table-cell table:style-name="Table10.B1" office:value-type="string">
            <text:p text:style-name="P1">/mmd/geographic_extent/rectangle</text:p>
          </table:table-cell>
        </table:table-row>
        <table:table-row>
          <table:table-cell table:style-name="Table10.A2" office:value-type="string">
            <text:p text:style-name="P11">Attributes</text:p>
          </table:table-cell>
          <table:table-cell table:style-name="Table10.B2" office:value-type="string">
            <text:p text:style-name="P45">srsName</text:p>
          </table:table-cell>
        </table:table-row>
        <table:table-row>
          <table:table-cell table:style-name="Table10.A2" office:value-type="string">
            <text:p text:style-name="P11">Required</text:p>
          </table:table-cell>
          <table:table-cell table:style-name="Table10.B2" office:value-type="string">
            <text:p text:style-name="P1">Yes</text:p>
          </table:table-cell>
        </table:table-row>
        <table:table-row>
          <table:table-cell table:style-name="Table10.A2" office:value-type="string">
            <text:p text:style-name="P11">Repetition allowed </text:p>
          </table:table-cell>
          <table:table-cell table:style-name="Table10.B2" office:value-type="string">
            <text:p text:style-name="P1">No</text:p>
          </table:table-cell>
        </table:table-row>
        <table:table-row>
          <table:table-cell table:style-name="Table10.A2" office:value-type="string">
            <text:p text:style-name="P11">Description</text:p>
          </table:table-cell>
          <table:table-cell table:style-name="Table10.B2" office:value-type="string">
            <text:p text:style-name="P1">The geographic extend of the datasets defined a rectangle in lat/lon projection. The extent is defined using the following child elements:</text:p>
            <text:list xml:id="list7334862770258223098" text:style-name="L9">
              <text:list-item>
                <text:p text:style-name="P203">north: The northernmost point covered by the dataset.</text:p>
              </text:list-item>
              <text:list-item>
                <text:p text:style-name="P203">south: The southernmost point covered by the dataset.</text:p>
              </text:list-item>
              <text:list-item>
                <text:p text:style-name="P203">west: The westernmost point covered by the dataset.</text:p>
              </text:list-item>
              <text:list-item>
                <text:p text:style-name="P203">east: The easternmost point covered by the dataset.</text:p>
              </text:list-item>
            </text:list>
          </table:table-cell>
        </table:table-row>
        <table:table-row>
          <table:table-cell table:style-name="Table10.A2" office:value-type="string">
            <text:p text:style-name="P11">DIF equivalent</text:p>
          </table:table-cell>
          <table:table-cell table:style-name="Table10.B2" office:value-type="string">
            <text:p text:style-name="P1">/DIF/Spatial_Coverage</text:p>
          </table:table-cell>
        </table:table-row>
        <table:table-row>
          <table:table-cell table:style-name="Table10.A2" office:value-type="string">
            <text:p text:style-name="P11">ISO equivalent</text:p>
          </table:table-cell>
          <table:table-cell table:style-name="Table10.B2" office:value-type="string">
            <text:p text:style-name="P1">/gmd:MD_Metadata/gmd:identificationInfo/gmd:MD_DataIdentification/gmd:extent/gmd:EX_Extent/gmd:geographicElement/gmd:EX_GeographicBoundingBox</text:p>
          </table:table-cell>
        </table:table-row>
        <table:table-row>
          <table:table-cell table:style-name="Table10.A2" office:value-type="string">
            <text:p text:style-name="P11">MM2 equivalent</text:p>
          </table:table-cell>
          <table:table-cell table:style-name="Table10.B2" office:value-type="string">
            <text:p text:style-name="P1">/metadata@name='bounding_box' </text:p>
            <text:p text:style-name="P1">For MM2 this is comma separated list so it needs to be split during conversion.</text:p>
          </table:table-cell>
        </table:table-row>
        <table:table-row>
          <table:table-cell table:style-name="Table10.A2" office:value-type="string">
            <text:p text:style-name="P11">Example XML:</text:p>
          </table:table-cell>
          <table:table-cell table:style-name="Table10.B2" office:value-type="string">
            <text:p text:style-name="P125">&lt;rectangle <text:span text:style-name="T22">srsName="EPSG:4326"</text:span>&gt;</text:p>
            <text:p text:style-name="P113"><text:s text:c="4"/><text:span text:style-name="T22">&lt;north&gt;90&lt;/north&gt;</text:span></text:p>
            <text:p text:style-name="P113"><text:s text:c="4"/><text:span text:style-name="T22">&lt;south&gt;-90&lt;/south&gt;</text:span></text:p>
            <text:p text:style-name="P113"><text:s text:c="4"/><text:span text:style-name="T22">&lt;east&gt;180&lt;/east&gt;</text:span></text:p>
            <text:p text:style-name="P113"><text:s text:c="4"/><text:span text:style-name="T22">&lt;west&gt;-180&lt;/west&gt;</text:span></text:p>
            <text:p text:style-name="P114">&lt;/rectangle&gt;</text:p>
          </table:table-cell>
        </table:table-row>
      </table:table>
      <text:h text:style-name="P172" text:outline-level="2"><text:bookmark-start text:name="__RefHeading__9298_298377631"/><text:soft-page-break/>geographic_extent/polygon<text:bookmark-end text:name="__RefHeading__9298_298377631"/></text:h>
      <table:table table:name="Table11" table:style-name="Table11">
        <table:table-column table:style-name="Table11.A"/>
        <table:table-column table:style-name="Table11.B"/>
        <table:table-row>
          <table:table-cell table:style-name="Table11.A1" office:value-type="string">
            <text:p text:style-name="P11">Element</text:p>
          </table:table-cell>
          <table:table-cell table:style-name="Table11.B1" office:value-type="string">
            <text:p text:style-name="P1">/mmd/geographic_extent/polygon</text:p>
          </table:table-cell>
        </table:table-row>
        <table:table-row>
          <table:table-cell table:style-name="Table11.A2" office:value-type="string">
            <text:p text:style-name="P11">Attributes</text:p>
          </table:table-cell>
          <table:table-cell table:style-name="Table11.B2" office:value-type="string">
            <text:p text:style-name="P1">None</text:p>
          </table:table-cell>
        </table:table-row>
        <table:table-row>
          <table:table-cell table:style-name="Table11.A2" office:value-type="string">
            <text:p text:style-name="P11">Required</text:p>
          </table:table-cell>
          <table:table-cell table:style-name="Table11.B2" office:value-type="string">
            <text:p text:style-name="P1">No</text:p>
          </table:table-cell>
        </table:table-row>
        <table:table-row>
          <table:table-cell table:style-name="Table11.A2" office:value-type="string">
            <text:p text:style-name="P11">Repetition allowed</text:p>
          </table:table-cell>
          <table:table-cell table:style-name="Table11.B2" office:value-type="string">
            <text:p text:style-name="P1">No</text:p>
          </table:table-cell>
        </table:table-row>
        <table:table-row>
          <table:table-cell table:style-name="Table11.A2" office:value-type="string">
            <text:p text:style-name="P11">Description</text:p>
          </table:table-cell>
          <table:table-cell table:style-name="Table11.B2" office:value-type="string">
            <text:p text:style-name="P1">Geographic extent of the dataset described as a GML polygon.</text:p>
            <text:p text:style-name="P1">The projection of the coordinates can be specified in compliance with GML, but for maximum compatibility with internal systems all coordinates should be given in EPSG:4326.</text:p>
          </table:table-cell>
        </table:table-row>
        <table:table-row>
          <table:table-cell table:style-name="Table11.A2" office:value-type="string">
            <text:p text:style-name="P11">DIF equivalent</text:p>
          </table:table-cell>
          <table:table-cell table:style-name="Table11.B2" office:value-type="string">
            <text:p text:style-name="P1">NA</text:p>
          </table:table-cell>
        </table:table-row>
        <table:table-row>
          <table:table-cell table:style-name="Table11.A2" office:value-type="string">
            <text:p text:style-name="P11">ISO equivalent</text:p>
          </table:table-cell>
          <table:table-cell table:style-name="Table11.B2" office:value-type="string">
            <text:p text:style-name="P1">/gmd:MD_Metadata/ gmd:identificationInfo/gmd:MD_DataIdentification/gmd:extent/gmd:EX_Extent/gmd:geographicElement/gmd:EX_BoundingPolygon/gmd:polygon/</text:p>
          </table:table-cell>
        </table:table-row>
        <table:table-row>
          <table:table-cell table:style-name="Table11.A2" office:value-type="string">
            <text:p text:style-name="P11">MM2 equivalent</text:p>
          </table:table-cell>
          <table:table-cell table:style-name="Table11.B2" office:value-type="string">
            <text:p text:style-name="P1">A similar field is found in the associated .xmd file under datasetRegion/lonLatPoints but these points are too many for efficient metadata handling and cannot be used directly.</text:p>
          </table:table-cell>
        </table:table-row>
        <table:table-row>
          <table:table-cell table:style-name="Table11.A2" office:value-type="string">
            <text:p text:style-name="P11">Example XML:</text:p>
          </table:table-cell>
          <table:table-cell table:style-name="Table11.B2" office:value-type="string">
            <text:p text:style-name="P113">&lt;polygon&gt;</text:p>
            <text:p text:style-name="P113"><text:s text:c="4"/><text:span text:style-name="T22">&lt;gml:Polygon id="polygon" srsName="EPSG:4326"&gt;</text:span></text:p>
            <text:p text:style-name="P113"><text:s text:c="6"/><text:span text:style-name="T22">&lt;gml:exterior&gt;</text:span></text:p>
            <text:p text:style-name="P113"><text:s text:c="8"/><text:span text:style-name="T22">&lt;gml:LinearRing&gt;</text:span></text:p>
            <text:p text:style-name="P113"><text:s text:c="10"/><text:span text:style-name="T22">&lt;gml:pos&gt;</text:span></text:p>
            <text:p text:style-name="P113"><text:s text:c="12"/><text:span text:style-name="T22">-180 -90</text:span></text:p>
            <text:p text:style-name="P113"><text:s text:c="10"/><text:span text:style-name="T22">&lt;/gml:pos&gt;</text:span></text:p>
            <text:p text:style-name="P113"><text:s text:c="10"/><text:span text:style-name="T22">&lt;gml:pos&gt;</text:span></text:p>
            <text:p text:style-name="P113"><text:s text:c="12"/><text:span text:style-name="T22">180 -90</text:span></text:p>
            <text:p text:style-name="P113"><text:s text:c="10"/><text:span text:style-name="T22">&lt;/gml:pos&gt;</text:span></text:p>
            <text:p text:style-name="P113"><text:s text:c="10"/><text:span text:style-name="T22">&lt;gml:pos&gt;</text:span></text:p>
            <text:p text:style-name="P113"><text:s text:c="12"/><text:span text:style-name="T22">180 90</text:span></text:p>
            <text:p text:style-name="P113"><text:s text:c="10"/><text:span text:style-name="T22">&lt;/gml:pos&gt;</text:span></text:p>
            <text:p text:style-name="P113"><text:s text:c="10"/><text:span text:style-name="T22">&lt;gml:pos&gt;</text:span></text:p>
            <text:p text:style-name="P113"><text:s text:c="12"/><text:span text:style-name="T22">-180 90</text:span></text:p>
            <text:p text:style-name="P113"><text:s text:c="10"/><text:span text:style-name="T22">&lt;/gml:pos&gt;</text:span></text:p>
            <text:p text:style-name="P113"><text:s text:c="10"/><text:span text:style-name="T22">&lt;gml:pos&gt;</text:span></text:p>
            <text:p text:style-name="P113"><text:s text:c="12"/><text:span text:style-name="T22">-180 -90</text:span></text:p>
            <text:p text:style-name="P113"><text:s text:c="10"/><text:span text:style-name="T22">&lt;/gml:pos&gt;</text:span></text:p>
            <text:p text:style-name="P113"><text:s text:c="8"/><text:span text:style-name="T22">&lt;/gml:LinearRing&gt;</text:span></text:p>
            <text:p text:style-name="P113"><text:s text:c="6"/><text:span text:style-name="T22">&lt;/gml:exterior&gt;</text:span></text:p>
            <text:p text:style-name="P113"><text:s text:c="4"/><text:span text:style-name="T22">&lt;/gml:Polygon&gt;</text:span></text:p>
            <text:p text:style-name="P114"><text:s text:c="2"/>&lt;/polygon&gt;</text:p>
          </table:table-cell>
        </table:table-row>
      </table:table>
      <text:h text:style-name="P191" text:outline-level="2"><text:bookmark-start text:name="__RefHeading__9300_298377631"/>location<text:bookmark-end text:name="__RefHeading__9300_298377631"/></text:h>
      <table:table table:name="Table18" table:style-name="Table18">
        <table:table-column table:style-name="Table18.A"/>
        <table:table-column table:style-name="Table18.B"/>
        <table:table-row>
          <table:table-cell table:style-name="Table18.A1" office:value-type="string">
            <text:p text:style-name="P11">Element</text:p>
          </table:table-cell>
          <table:table-cell table:style-name="Table18.B1" office:value-type="string">
            <text:p text:style-name="P1">/mmd/location</text:p>
          </table:table-cell>
        </table:table-row>
        <table:table-row>
          <table:table-cell table:style-name="Table18.A2" office:value-type="string">
            <text:p text:style-name="P11">Attributes</text:p>
          </table:table-cell>
          <table:table-cell table:style-name="Table18.B2" office:value-type="string">
            <text:p text:style-name="P1">None</text:p>
          </table:table-cell>
        </table:table-row>
        <table:table-row>
          <table:table-cell table:style-name="Table18.A2" office:value-type="string">
            <text:p text:style-name="P11">Required</text:p>
          </table:table-cell>
          <table:table-cell table:style-name="Table18.B2" office:value-type="string">
            <text:p text:style-name="P1">No</text:p>
          </table:table-cell>
        </table:table-row>
        <table:table-row>
          <table:table-cell table:style-name="Table18.A2" office:value-type="string">
            <text:p text:style-name="P11">Repetition allowed</text:p>
          </table:table-cell>
          <table:table-cell table:style-name="Table18.B2" office:value-type="string">
            <text:p text:style-name="P1">No</text:p>
          </table:table-cell>
        </table:table-row>
        <text:soft-page-break/>
        <table:table-row>
          <table:table-cell table:style-name="Table18.A2" office:value-type="string">
            <text:p text:style-name="P11">Description</text:p>
          </table:table-cell>
          <table:table-cell table:style-name="Table18.B2" office:value-type="string">
            <text:p text:style-name="P1"><text:span text:style-name="T21">A textual identification of the</text:span> area covered by the dataset.</text:p>
            <text:p text:style-name="P69"><text:span text:style-name="T6">Describes the name of a place on Earth, a location within the Earth, a vertical location, or a location outside of Earth. The &lt;location&gt;</text:span><text:span text:style-name="Strong_20_Emphasis"><text:span text:style-name="T6"> </text:span></text:span><text:span text:style-name="T6">keywords are a 5-level hierarchy of controlled keywords. This element follows the same </text:span><text:span text:style-name="T8">format</text:span><text:span text:style-name="T6"> as DIF, but also allows other vocabularies as long as they have the same format the DIF vocabulary.</text:span></text:p>
            <text:p text:style-name="P18">location_vocabulary: The name of the vocabulary that is used for locations. This element exists to allow different vocabularies to be used if the vocabulary provided by GCMD is not sufficient</text:p>
            <text:p text:style-name="P31">location_reference: URL to the authoritative source, preferably in SKOS/RDF.<office:annotation><dc:creator>Øystein Godøy</dc:creator><dc:date>2016-03-22T23:14:18</dc:date><loext:sender-initials>ØG</loext:sender-initials><text:p text:style-name="P230"><text:span text:style-name="T75">Need a more stringent description here.</text:span></text:p></office:annotation></text:p>
            <text:list xml:id="list1146739002909353393" text:style-name="L10">
              <text:list-item>
                <text:p text:style-name="P204">location_category: The main category of the location name.</text:p>
              </text:list-item>
              <text:list-item>
                <text:p text:style-name="P204">location_type: The main type within a specific location category</text:p>
              </text:list-item>
              <text:list-item>
                <text:p text:style-name="P204">location_subregion1: Subregion1 keyword</text:p>
              </text:list-item>
              <text:list-item>
                <text:p text:style-name="P204">location_subregion2: Subregion2 keyword</text:p>
              </text:list-item>
              <text:list-item>
                <text:p text:style-name="P204">location_subregion3: Subregion3 keyword</text:p>
              </text:list-item>
              <text:list-item>
                <text:p text:style-name="P204">detailed_location: Free text describing the location further</text:p>
              </text:list-item>
            </text:list>
            <text:p text:style-name="P32">Vocabularies used should have a well defined description of the area names, including geographical boundaries (e.g. like SeaDataNet and ICES have).</text:p>
          </table:table-cell>
        </table:table-row>
        <table:table-row>
          <table:table-cell table:style-name="Table18.A2" office:value-type="string">
            <text:p text:style-name="P11"/>
          </table:table-cell>
          <table:table-cell table:style-name="Table18.B2" office:value-type="string">
            <text:p text:style-name="P46"/>
          </table:table-cell>
        </table:table-row>
        <table:table-row>
          <table:table-cell table:style-name="Table18.A2" office:value-type="string">
            <text:p text:style-name="P11">DIF equivalent</text:p>
          </table:table-cell>
          <table:table-cell table:style-name="Table18.B2" office:value-type="string">
            <text:p text:style-name="P1">/Location</text:p>
          </table:table-cell>
        </table:table-row>
        <table:table-row>
          <table:table-cell table:style-name="Table18.A2" office:value-type="string">
            <text:p text:style-name="P11">ISO equivalent</text:p>
          </table:table-cell>
          <table:table-cell table:style-name="Table18.B2" office:value-type="string">
            <text:p text:style-name="P68">NA</text:p>
          </table:table-cell>
        </table:table-row>
        <table:table-row>
          <table:table-cell table:style-name="Table18.A2" office:value-type="string">
            <text:p text:style-name="P11">MM2 equivalent</text:p>
          </table:table-cell>
          <table:table-cell table:style-name="Table18.B2" office:value-type="string">
            <text:p text:style-name="P1">There is no good mapping to MM2 even though the element /metadata@name='area' is somewhat similar.</text:p>
          </table:table-cell>
        </table:table-row>
        <table:table-row>
          <table:table-cell table:style-name="Table18.A2" office:value-type="string">
            <text:p text:style-name="P11">Example XML:</text:p>
          </table:table-cell>
          <table:table-cell table:style-name="Table18.B2" office:value-type="string">
            <text:p text:style-name="P23">&lt;location&gt;</text:p>
            <text:p text:style-name="P23"><text:s text:c="4"/>&lt;location_vocabulary&gt;gcmd&lt;/location_vocabulary&gt;</text:p>
            <text:p text:style-name="P23"><text:s text:c="4"/>&lt;location_category&gt;CONTINENT&lt;/location_category&gt;</text:p>
            <text:p text:style-name="P26"><text:s text:c="4"/>&lt;location_type&gt;NORTH AMERICA&lt;/location_type&gt;</text:p>
            <text:p text:style-name="P148">&lt;location_subregion1&gt;UNITED STATES OF AMERICA&lt;/location_subregion1&gt;</text:p>
            <text:p text:style-name="P23"><text:s text:c="4"/>&lt;location_subregion2&gt;MARYLAND&lt;/location_subregion2&gt;</text:p>
            <text:p text:style-name="P23"><text:s text:c="4"/>&lt;location_subregion3&gt;BALTIMORE&lt;/location_subregion3&gt;</text:p>
            <text:p text:style-name="P23"><text:s text:c="4"/>&lt;detailed_location&gt;Middle River&lt;/detailed_location&gt;</text:p>
            <text:p text:style-name="P23">&lt;/location&gt;</text:p>
          </table:table-cell>
        </table:table-row>
      </table:table>
      <text:h text:style-name="P172" text:outline-level="2"><text:bookmark-start text:name="__RefHeading__9302_298377631"/>access_constraint<text:bookmark-end text:name="__RefHeading__9302_298377631"/></text:h>
      <table:table table:name="Table12" table:style-name="Table12">
        <table:table-column table:style-name="Table12.A"/>
        <table:table-column table:style-name="Table12.B"/>
        <table:table-row>
          <table:table-cell table:style-name="Table12.A1" office:value-type="string">
            <text:p text:style-name="P11">Element</text:p>
          </table:table-cell>
          <table:table-cell table:style-name="Table12.B1" office:value-type="string">
            <text:p text:style-name="P1">/mmd/access_constraint</text:p>
          </table:table-cell>
        </table:table-row>
        <table:table-row>
          <table:table-cell table:style-name="Table12.A2" office:value-type="string">
            <text:p text:style-name="P11">Attributes</text:p>
          </table:table-cell>
          <table:table-cell table:style-name="Table12.B2" office:value-type="string">
            <text:p text:style-name="P1">None</text:p>
          </table:table-cell>
        </table:table-row>
        <table:table-row>
          <table:table-cell table:style-name="Table12.A2" office:value-type="string">
            <text:p text:style-name="P11">Required</text:p>
          </table:table-cell>
          <table:table-cell table:style-name="Table12.B2" office:value-type="string">
            <text:p text:style-name="P1">No</text:p>
          </table:table-cell>
        </table:table-row>
        <text:soft-page-break/>
        <table:table-row>
          <table:table-cell table:style-name="Table12.A2" office:value-type="string">
            <text:p text:style-name="P11">Repetition allowed</text:p>
          </table:table-cell>
          <table:table-cell table:style-name="Table12.B2" office:value-type="string">
            <text:p text:style-name="P1">No</text:p>
          </table:table-cell>
        </table:table-row>
        <table:table-row>
          <table:table-cell table:style-name="Table12.A2" office:value-type="string">
            <text:p text:style-name="P11">Description</text:p>
          </table:table-cell>
          <table:table-cell table:style-name="Table12.B2" office:value-type="string">
            <text:p text:style-name="P1">Limitations on the access to the dataset.</text:p>
            <text:p text:style-name="P1">See <text:bookmark-ref text:reference-format="chapter" text:ref-name="__RefHeading__2876_249282406">5.4</text:bookmark-ref> for a list of valid values.</text:p>
          </table:table-cell>
        </table:table-row>
        <table:table-row>
          <table:table-cell table:style-name="Table12.A2" office:value-type="string">
            <text:p text:style-name="P11">DIF equivalent</text:p>
          </table:table-cell>
          <table:table-cell table:style-name="Table12.B2" office:value-type="string">
            <text:p text:style-name="P1">/DIF/Access_Constraints</text:p>
          </table:table-cell>
        </table:table-row>
        <table:table-row>
          <table:table-cell table:style-name="Table12.A2" office:value-type="string">
            <text:p text:style-name="P11">ISO equivalent</text:p>
          </table:table-cell>
          <table:table-cell table:style-name="Table12.B2" office:value-type="string">
            <text:p text:style-name="P1">/gmd:MD_Metadata /gmd:identificationInfo/gmd:MD_DataIdentification/gmd:resourceConstraints/gmd:MD_LegalConstraints/gmd:accessConstraints/gmd:MD_RestrictionCode = 'otherConstraints'</text:p>
            <text:p text:style-name="P1">and</text:p>
            <text:p text:style-name="P1">/gmd:MD_Metadata /gmd:identificationInfo/gmd:MD_DataIdentification/gmd:resourceConstraints/gmd:MD_LegalConstraints/gmd:otherConstraints/gco:CharacterString</text:p>
          </table:table-cell>
        </table:table-row>
        <table:table-row>
          <table:table-cell table:style-name="Table12.A2" office:value-type="string">
            <text:p text:style-name="P11">MM2 equivalent</text:p>
          </table:table-cell>
          <table:table-cell table:style-name="Table12.B2" office:value-type="string">
            <text:p text:style-name="P1">/metadata@name='distribution_statement'</text:p>
          </table:table-cell>
        </table:table-row>
        <table:table-row>
          <table:table-cell table:style-name="Table12.A2" office:value-type="string">
            <text:p text:style-name="P11">Example XML:</text:p>
          </table:table-cell>
          <table:table-cell table:style-name="Table12.B2" office:value-type="string">
            <text:p text:style-name="P113">&lt;access_constraint&gt;Open for all&lt;/access_constraint&gt;</text:p>
          </table:table-cell>
        </table:table-row>
      </table:table>
      <text:h text:style-name="P172" text:outline-level="2"><text:bookmark-start text:name="__RefHeading__9304_298377631"/>use_constraint<text:bookmark-end text:name="__RefHeading__9304_298377631"/></text:h>
      <table:table table:name="Table26" table:style-name="Table26">
        <table:table-column table:style-name="Table26.A"/>
        <table:table-column table:style-name="Table26.B"/>
        <table:table-row>
          <table:table-cell table:style-name="Table26.A1" office:value-type="string">
            <text:p text:style-name="P11">Element</text:p>
          </table:table-cell>
          <table:table-cell table:style-name="Table26.B1" office:value-type="string">
            <text:p text:style-name="P1">/mmd/use_constraint</text:p>
          </table:table-cell>
        </table:table-row>
        <table:table-row>
          <table:table-cell table:style-name="Table26.A2" office:value-type="string">
            <text:p text:style-name="P11">Attributes</text:p>
          </table:table-cell>
          <table:table-cell table:style-name="Table26.B2" office:value-type="string">
            <text:p text:style-name="P1">None</text:p>
          </table:table-cell>
        </table:table-row>
        <table:table-row>
          <table:table-cell table:style-name="Table26.A2" office:value-type="string">
            <text:p text:style-name="P11">Required</text:p>
          </table:table-cell>
          <table:table-cell table:style-name="Table26.B2" office:value-type="string">
            <text:p text:style-name="P1">No</text:p>
          </table:table-cell>
        </table:table-row>
        <table:table-row>
          <table:table-cell table:style-name="Table26.A2" office:value-type="string">
            <text:p text:style-name="P11">Repetition allowed</text:p>
          </table:table-cell>
          <table:table-cell table:style-name="Table26.B2" office:value-type="string">
            <text:p text:style-name="P1">No</text:p>
          </table:table-cell>
        </table:table-row>
        <table:table-row>
          <table:table-cell table:style-name="Table26.A2" office:value-type="string">
            <text:p text:style-name="P11">Description</text:p>
          </table:table-cell>
          <table:table-cell table:style-name="Table26.B2" office:value-type="string">
            <text:p text:style-name="P1">Restrictions on the use of the dataset.</text:p>
            <text:p text:style-name="P1">See <text:s/><text:bookmark-ref text:reference-format="text" text:ref-name="__RefHeading__2878_249282406">Use constraints</text:bookmark-ref>for a list of valid values.</text:p>
          </table:table-cell>
        </table:table-row>
        <table:table-row>
          <table:table-cell table:style-name="Table26.A2" office:value-type="string">
            <text:p text:style-name="P11">DIF equivalent</text:p>
          </table:table-cell>
          <table:table-cell table:style-name="Table26.B2" office:value-type="string">
            <text:p text:style-name="P1">/DIF/Use_Constraint</text:p>
          </table:table-cell>
        </table:table-row>
        <table:table-row>
          <table:table-cell table:style-name="Table26.A2" office:value-type="string">
            <text:p text:style-name="P11">ISO equivalent</text:p>
          </table:table-cell>
          <table:table-cell table:style-name="Table26.B2" office:value-type="string">
            <text:p text:style-name="P1">/gmd:MD_Metadata /gmd:identificationInfo/gmd:MD_DataIdentification/gmd:resourceConstraints/gmd:MD_LegalConstraints/gmd:useLimitation/gco:CharacterString</text:p>
          </table:table-cell>
        </table:table-row>
        <table:table-row>
          <table:table-cell table:style-name="Table26.A2" office:value-type="string">
            <text:p text:style-name="P11">MM2 equivalent</text:p>
          </table:table-cell>
          <table:table-cell table:style-name="Table26.B2" office:value-type="string">
            <text:p text:style-name="P1">NA</text:p>
          </table:table-cell>
        </table:table-row>
        <table:table-row>
          <table:table-cell table:style-name="Table26.A2" office:value-type="string">
            <text:p text:style-name="P11">Example XML:</text:p>
          </table:table-cell>
          <table:table-cell table:style-name="Table26.B2" office:value-type="string">
            <text:p text:style-name="P1">&lt;use_constraint&gt;CC-BY&lt;/use_constraint&gt;</text:p>
          </table:table-cell>
        </table:table-row>
      </table:table>
      <text:h text:style-name="P172" text:outline-level="2"><text:bookmark-start text:name="__RefHeading__9306_298377631"/><text:soft-page-break/>project<text:bookmark-end text:name="__RefHeading__9306_298377631"/></text:h>
      <table:table table:name="Table15" table:style-name="Table15">
        <table:table-column table:style-name="Table15.A"/>
        <table:table-column table:style-name="Table15.B"/>
        <table:table-row>
          <table:table-cell table:style-name="Table15.A1" office:value-type="string">
            <text:p text:style-name="P11">Element</text:p>
          </table:table-cell>
          <table:table-cell table:style-name="Table15.B1" office:value-type="string">
            <text:p text:style-name="P1">/mmd/project</text:p>
          </table:table-cell>
        </table:table-row>
        <table:table-row>
          <table:table-cell table:style-name="Table15.A2" office:value-type="string">
            <text:p text:style-name="P11">Attributes</text:p>
          </table:table-cell>
          <table:table-cell table:style-name="Table15.B2" office:value-type="string">
            <text:p text:style-name="P1">None</text:p>
          </table:table-cell>
        </table:table-row>
        <table:table-row>
          <table:table-cell table:style-name="Table15.A2" office:value-type="string">
            <text:p text:style-name="P11">Required</text:p>
          </table:table-cell>
          <table:table-cell table:style-name="Table15.B2" office:value-type="string">
            <text:p text:style-name="P1">No</text:p>
          </table:table-cell>
        </table:table-row>
        <table:table-row>
          <table:table-cell table:style-name="Table15.A2" office:value-type="string">
            <text:p text:style-name="P11">Repetition allowed</text:p>
          </table:table-cell>
          <table:table-cell table:style-name="Table15.B2" office:value-type="string">
            <text:p text:style-name="P1">No</text:p>
          </table:table-cell>
        </table:table-row>
        <table:table-row>
          <table:table-cell table:style-name="Table15.A2" office:value-type="string">
            <text:p text:style-name="P11">Description</text:p>
          </table:table-cell>
          <table:table-cell table:style-name="Table15.B2" office:value-type="string">
            <text:p text:style-name="P1">Project where the dataset was generated or collected. The element is described using two child element:</text:p>
            <text:list xml:id="list8935689434884799934" text:style-name="L11">
              <text:list-item>
                <text:p text:style-name="P205">short_name: is the abbreviated name of the project from which the data were collected. </text:p>
              </text:list-item>
              <text:list-item>
                <text:p text:style-name="P205">long_name: is the full name of the project from which the data were collected.</text:p>
              </text:list-item>
            </text:list>
            <text:p text:style-name="P1">These names must be maintained in a controlled vocabulary.</text:p>
          </table:table-cell>
        </table:table-row>
        <table:table-row>
          <table:table-cell table:style-name="Table15.A2" office:value-type="string">
            <text:p text:style-name="P11">DIF equivalent</text:p>
          </table:table-cell>
          <table:table-cell table:style-name="Table15.B2" office:value-type="string">
            <text:p text:style-name="P1">/DIF/Project</text:p>
          </table:table-cell>
        </table:table-row>
        <table:table-row>
          <table:table-cell table:style-name="Table15.A2" office:value-type="string">
            <text:p text:style-name="P11">ISO equivalent</text:p>
          </table:table-cell>
          <table:table-cell table:style-name="Table15.B2" office:value-type="string">
            <text:p text:style-name="P1">NA</text:p>
          </table:table-cell>
        </table:table-row>
        <table:table-row>
          <table:table-cell table:style-name="Table15.A2" office:value-type="string">
            <text:p text:style-name="P11">MM2 equivalent</text:p>
          </table:table-cell>
          <table:table-cell table:style-name="Table15.B2" office:value-type="string">
            <text:p text:style-name="Table_20_Contents"><text:a xlink:type="simple" xlink:href="../../../../../../../../metadata@name" text:style-name="Internet_20_link" text:visited-style-name="Visited_20_Internet_20_Link"><text:span text:style-name="T6">/metadata@name</text:span></text:a><text:span text:style-name="T6">='project_name' </text:span><text:span text:style-name="T9">(usually mapped to </text:span><text:span text:style-name="T6"><text:s/>/project/long_name</text:span><text:span text:style-name="T9">)</text:span></text:p>
          </table:table-cell>
        </table:table-row>
        <table:table-row>
          <table:table-cell table:style-name="Table15.A2" office:value-type="string">
            <text:p text:style-name="P11">Example XML:</text:p>
          </table:table-cell>
          <table:table-cell table:style-name="Table15.B2" office:value-type="string">
            <text:p text:style-name="P113">&lt;project&gt;</text:p>
            <text:p text:style-name="P113">&lt;short_name&gt;ICE&lt;/short_name&gt;</text:p>
            <text:p text:style-name="P113">&lt;long_name&gt;Ice Coverage Everywhere&lt;/long_name&gt;</text:p>
            <text:p text:style-name="P113">&lt;/project&gt;</text:p>
          </table:table-cell>
        </table:table-row>
      </table:table>
      <text:h text:style-name="P172" text:outline-level="2"><text:bookmark-start text:name="__RefHeading__3163_1426739554"/>activity_type<text:bookmark-end text:name="__RefHeading__3163_1426739554"/></text:h>
      <table:table table:name="Table36" table:style-name="Table36">
        <table:table-column table:style-name="Table36.A"/>
        <table:table-column table:style-name="Table36.B"/>
        <table:table-row>
          <table:table-cell table:style-name="Table36.A1" office:value-type="string">
            <text:p text:style-name="P11">Element</text:p>
          </table:table-cell>
          <table:table-cell table:style-name="Table36.B1" office:value-type="string">
            <text:p text:style-name="P1">/mmd/activity_type</text:p>
          </table:table-cell>
        </table:table-row>
        <table:table-row>
          <table:table-cell table:style-name="Table36.A2" office:value-type="string">
            <text:p text:style-name="P11">Attributes</text:p>
          </table:table-cell>
          <table:table-cell table:style-name="Table36.B2" office:value-type="string">
            <text:p text:style-name="P1">None</text:p>
          </table:table-cell>
        </table:table-row>
        <table:table-row>
          <table:table-cell table:style-name="Table36.A2" office:value-type="string">
            <text:p text:style-name="P11">Required</text:p>
          </table:table-cell>
          <table:table-cell table:style-name="Table36.B2" office:value-type="string">
            <text:p text:style-name="P1">No</text:p>
          </table:table-cell>
        </table:table-row>
        <table:table-row>
          <table:table-cell table:style-name="Table36.A2" office:value-type="string">
            <text:p text:style-name="P11">Repetition allowed</text:p>
          </table:table-cell>
          <table:table-cell table:style-name="Table36.B2" office:value-type="string">
            <text:p text:style-name="P1">Yes.</text:p>
          </table:table-cell>
        </table:table-row>
        <table:table-row>
          <table:table-cell table:style-name="Table36.A2" office:value-type="string">
            <text:p text:style-name="P11">Description</text:p>
          </table:table-cell>
          <table:table-cell table:style-name="Table36.B2" office:value-type="string">
            <text:p text:style-name="P1">The activity used to collect the data.</text:p>
            <text:p text:style-name="P1"><text:span text:style-name="T37">Valid keywords are listed in </text:span><text:span text:style-name="T37"><text:bookmark-ref text:reference-format="text" text:ref-name="__RefHeading___Toc27423_316962974">Activity type</text:bookmark-ref></text:span><text:span text:style-name="T37">. </text:span></text:p>
          </table:table-cell>
        </table:table-row>
        <table:table-row>
          <table:table-cell table:style-name="Table36.A2" office:value-type="string">
            <text:p text:style-name="P11">DIF equivalent</text:p>
          </table:table-cell>
          <table:table-cell table:style-name="Table36.B2" office:value-type="string">
            <text:p text:style-name="P23">NA</text:p>
          </table:table-cell>
        </table:table-row>
        <table:table-row>
          <table:table-cell table:style-name="Table36.A2" office:value-type="string">
            <text:p text:style-name="P11">ISO equivalent</text:p>
          </table:table-cell>
          <table:table-cell table:style-name="Table36.B2" office:value-type="string">
            <text:p text:style-name="P1">NA</text:p>
          </table:table-cell>
        </table:table-row>
        <table:table-row>
          <table:table-cell table:style-name="Table36.A2" office:value-type="string">
            <text:p text:style-name="P11">MM2 equivalent</text:p>
          </table:table-cell>
          <table:table-cell table:style-name="Table36.B2" office:value-type="string">
            <text:p text:style-name="P1">/metadata@name='activity_type' </text:p>
          </table:table-cell>
        </table:table-row>
        <table:table-row>
          <table:table-cell table:style-name="Table36.A2" office:value-type="string">
            <text:p text:style-name="P11">Example XML:</text:p>
          </table:table-cell>
          <table:table-cell table:style-name="Table36.B2" office:value-type="string">
            <text:p text:style-name="P113">&lt;activity_type&gt;Space Borne Instrument&lt;/activity_type&gt;</text:p>
          </table:table-cell>
        </table:table-row>
      </table:table>
      <text:h text:style-name="P172" text:outline-level="2"><text:bookmark-start text:name="__RefHeading__9308_298377631"/><text:soft-page-break/>keywords<text:bookmark-end text:name="__RefHeading__9308_298377631"/></text:h>
      <table:table table:name="Table13" table:style-name="Table13">
        <table:table-column table:style-name="Table13.A"/>
        <table:table-column table:style-name="Table13.B"/>
        <table:table-row>
          <table:table-cell table:style-name="Table13.A1" office:value-type="string">
            <text:p text:style-name="P11">Element</text:p>
          </table:table-cell>
          <table:table-cell table:style-name="Table13.B1" office:value-type="string">
            <text:p text:style-name="P1">/mmd/keywords</text:p>
          </table:table-cell>
        </table:table-row>
        <table:table-row>
          <table:table-cell table:style-name="Table13.A2" office:value-type="string">
            <text:p text:style-name="P11">Attributes</text:p>
          </table:table-cell>
          <table:table-cell table:style-name="Table13.B2" office:value-type="string">
            <text:list xml:id="list8775995772057212653" text:style-name="L12">
              <text:list-item>
                <text:p text:style-name="P206">vocabulary: The vocabulary where the keyword is fetched from. The vocabulary “none” is used if the keyword is not from a vocabulary.</text:p>
              </text:list-item>
              <text:list-item>
                <text:p text:style-name="P207">reference: URI to machine readable form<text:change-start text:change-id="ct123566960"/> <text:span text:style-name="T63">of the vocabulary used</text:span><text:change-end text:change-id="ct123566960"/>.</text:p>
              </text:list-item>
            </text:list>
          </table:table-cell>
        </table:table-row>
        <table:table-row>
          <table:table-cell table:style-name="Table13.A2" office:value-type="string">
            <text:p text:style-name="P11">Required</text:p>
          </table:table-cell>
          <table:table-cell table:style-name="Table13.B2" office:value-type="string">
            <text:p text:style-name="P59">Yes</text:p>
          </table:table-cell>
        </table:table-row>
        <table:table-row>
          <table:table-cell table:style-name="Table13.A2" office:value-type="string">
            <text:p text:style-name="P11">Repetition allowed</text:p>
          </table:table-cell>
          <table:table-cell table:style-name="Table13.B2" office:value-type="string">
            <text:p text:style-name="P1">Yes. It is expected that different keyword elements have different vocabulary child elements.</text:p>
          </table:table-cell>
        </table:table-row>
        <table:table-row>
          <table:table-cell table:style-name="Table13.A2" office:value-type="string">
            <text:p text:style-name="P11">Description</text:p>
          </table:table-cell>
          <table:table-cell table:style-name="Table13.B2" office:value-type="string">
            <text:p text:style-name="P1">A set of keywords describing the dataset. The keywords can be fetched from a per-defined vocabulary, but this is not a requirement. This element has two child elements:</text:p>
            <text:list xml:id="list13662206459500631" text:style-name="L13">
              <text:list-item>
                <text:p text:style-name="P208">vocabulary: The name of the vocabulary where the keywords are fetched from. If the keywords are not from a vocabulary this element should be “none”. <text:span text:style-name="T2">TODO: </text:span><text:span text:style-name="T5">Develop</text:span><text:span text:style-name="T2"> the list of vocabularies.</text:span><text:span text:style-name="T2"><office:annotation><dc:creator>Øystein Godøy</dc:creator><dc:date>2016-03-23T00:18:16</dc:date><loext:sender-initials>ØG</loext:sender-initials><text:p text:style-name="P230"><text:span text:style-name="T75">Should also include a reference (URI) to machine readable form of the vocabulary.</text:span></text:p></office:annotation></text:span></text:p>
              </text:list-item>
              <text:list-item>
                <text:p text:style-name="P208">keyword: A single keyword describing the dataset. <text:span text:style-name="T41">This can be split <text:s/>hierarchically like GCMD, but does not have to be split.</text:span></text:p>
              </text:list-item>
            </text:list>
            <text:p text:style-name="P1">Valid controlled vocabularies are GCMD Science Keywords <text:bookmark-ref text:reference-format="number" text:ref-name="__RefNumPara__33394_316962974">[10]</text:bookmark-ref>, Climate and Forecast Standard Names <text:bookmark-ref text:reference-format="number" text:ref-name="__RefNumPara__33396_316962974">[11]</text:bookmark-ref>, SeaDataNet <text:bookmark-ref text:reference-format="number" text:ref-name="__RefNumPara__33398_316962974">[12]</text:bookmark-ref> etc.</text:p>
          </table:table-cell>
        </table:table-row>
        <table:table-row>
          <table:table-cell table:style-name="Table13.A2" office:value-type="string">
            <text:p text:style-name="P11">DIF equivalent</text:p>
          </table:table-cell>
          <table:table-cell table:style-name="Table13.B2" office:value-type="string">
            <text:p text:style-name="P1">/DIF/<text:span text:style-name="T52">Parameters</text:span></text:p>
          </table:table-cell>
        </table:table-row>
        <table:table-row>
          <table:table-cell table:style-name="Table13.A2" office:value-type="string">
            <text:p text:style-name="P11">ISO equivalent</text:p>
          </table:table-cell>
          <table:table-cell table:style-name="Table13.B2" office:value-type="string">
            <text:p text:style-name="P1">/gmd:MD_Metadata /gmd:identificationInfo/gmd:MD_DataIdentification/gmd:descriptiveKeywords/gmd:MD_Keywords/gmd:keyword/gco:CharacterString</text:p>
          </table:table-cell>
        </table:table-row>
        <table:table-row>
          <table:table-cell table:style-name="Table13.A2" office:value-type="string">
            <text:p text:style-name="P11">MM2 equivalent</text:p>
          </table:table-cell>
          <table:table-cell table:style-name="Table13.B2" office:value-type="string">
            <text:p text:style-name="P1">/metadata@name='<text:span text:style-name="T38">variable</text:span>' </text:p>
          </table:table-cell>
        </table:table-row>
        <table:table-row>
          <table:table-cell table:style-name="Table13.A2" office:value-type="string">
            <text:p text:style-name="P11">Example XML:</text:p>
          </table:table-cell>
          <table:table-cell table:style-name="Table13.B2" office:value-type="string">
            <text:p text:style-name="P113">&lt;keywords vocabulary=”<text:span text:style-name="T42">MyOwnVocab</text:span>”&gt;</text:p>
            <text:p text:style-name="P113"><text:s text:c="2"/>&lt;keyword&gt;ice_edge&lt;/keyword&gt;</text:p>
            <text:p text:style-name="P113"><text:s text:c="2"/>&lt;keyword&gt;Manual Generated Ice Edge&lt;/keyword&gt;</text:p>
            <text:p text:style-name="P113">&lt;/keywords&gt;</text:p>
            <text:p text:style-name="P113"/>
            <text:p text:style-name="P121">&lt;keywords vocabulary=”<text:span text:style-name="T42">GCMD</text:span>” <text:span text:style-name="T40">reference=”URI”</text:span>&gt;</text:p>
            <text:p text:style-name="P123">  &lt;keyword&gt;</text:p>
            <text:p text:style-name="P122">    <office:annotation office:name="__Annotation__6668_1199958310"><dc:creator>SA </dc:creator><dc:date>2016-04-22T11:19:04</dc:date><loext:sender-initials>S</loext:sender-initials><text:p text:style-name="P230"><text:span text:style-name="T75">I would not recommend number based level element. It will make solr extremely unhappy. </text:span></text:p><text:p><text:span text:style-name="T75">If user search for “North Atlantic Oscillation” it is impossible to figure out its parent level since the relation is not stored in solr index.</text:span></text:p></office:annotation>&lt;level1&gt;<text:span text:style-name="T43">Earth Science</text:span>&lt;/level1&gt;</text:p>
            <text:p text:style-name="P122">    &lt;level2&gt;<text:span text:style-name="T43">Climate Indicators</text:span>&lt;/level2&gt;</text:p>
            <text:p text:style-name="P122">    &lt;level3&gt;<text:span text:style-name="T43">Teleconnections</text:span>&lt;/level3&gt;</text:p>
            <text:p text:style-name="P122">    &lt;level4&gt;<text:span text:style-name="T43">North Atlantic Oscillation</text:span>&lt;/level4&gt;<office:annotation-end office:name="__Annotation__6668_1199958310"/><office:annotation><dc:creator>Øystein Godøy</dc:creator><dc:date>2016-11-06T23:03:20</dc:date><loext:sender-initials>ØG</loext:sender-initials><text:p text:style-name="P230"><text:span text:style-name="T77">Reply to SA <text:s/>(04/22/2016, 11:19): "..."</text:span></text:p><text:p><text:span text:style-name="T78">It is still not obvious to me how we solve this. Could you please elaborate Sarfraz?</text:span></text:p></office:annotation><office:annotation><dc:creator>Øystein Godøy</dc:creator><dc:date>2016-04-24T19:38:12</dc:date><loext:sender-initials>ØG</loext:sender-initials><text:p text:style-name="P230"><text:span text:style-name="T77">Reply to SA <text:s/>(04/22/2016, 11:19): "..."</text:span></text:p><text:p><text:span text:style-name="T78">How would you recommend to solve this? One level and parsing of strings external to SolR? That will work for me (it worked in MM2), but we need to agree and figure out details. No use of 'HIDDEN' like in MM2 should be used...</text:span></text:p></office:annotation></text:p>
            <text:p text:style-name="P123">  &lt;/keyword&gt;</text:p>
            <text:p text:style-name="P121">&lt;/keywords&gt;</text:p>
          </table:table-cell>
        </table:table-row>
      </table:table>
      <text:h text:style-name="P172" text:outline-level="2"><text:bookmark-start text:name="__RefHeading__9310_298377631"/><text:soft-page-break/>instrument<office:annotation><dc:creator>Øystein Godøy</dc:creator><dc:date>2016-03-22T23:35:59</dc:date><loext:sender-initials>ØG</loext:sender-initials><text:p text:style-name="P230"><text:span text:style-name="T75">This actually part of the WIGOS standard and we need to determine which type information to provide where. I would suggest to rather link dataset metadata with WIGOS metadata. </text:span></text:p><text:p text:style-name="P230"><text:span text:style-name="T75"/></text:p><text:p text:style-name="P230"><text:span text:style-name="T75">Of course we need persistent URIs.</text:span></text:p><text:p text:style-name="P230"><text:span text:style-name="T75"/></text:p><text:p text:style-name="P230"><text:span text:style-name="T75">We also need to revisit this in the context of NBS.</text:span></text:p></office:annotation><text:bookmark-end text:name="__RefHeading__9310_298377631"/></text:h>
      <table:table table:name="Table16" table:style-name="Table16">
        <table:table-column table:style-name="Table16.A"/>
        <table:table-column table:style-name="Table16.B"/>
        <table:table-row>
          <table:table-cell table:style-name="Table16.A1" office:value-type="string">
            <text:p text:style-name="P11">Element</text:p>
          </table:table-cell>
          <table:table-cell table:style-name="Table16.B1" office:value-type="string">
            <text:p text:style-name="P1">/mmd/instrument</text:p>
          </table:table-cell>
        </table:table-row>
        <table:table-row>
          <table:table-cell table:style-name="Table16.A2" office:value-type="string">
            <text:p text:style-name="P11">Attributes</text:p>
          </table:table-cell>
          <table:table-cell table:style-name="Table16.B2" office:value-type="string">
            <text:p text:style-name="P1">None</text:p>
          </table:table-cell>
        </table:table-row>
        <table:table-row>
          <table:table-cell table:style-name="Table16.A2" office:value-type="string">
            <text:p text:style-name="P11">Required</text:p>
          </table:table-cell>
          <table:table-cell table:style-name="Table16.B2" office:value-type="string">
            <text:p text:style-name="P1">No</text:p>
          </table:table-cell>
        </table:table-row>
        <table:table-row>
          <table:table-cell table:style-name="Table16.A2" office:value-type="string">
            <text:p text:style-name="P11">Repetition allowed</text:p>
          </table:table-cell>
          <table:table-cell table:style-name="Table16.B2" office:value-type="string">
            <text:p text:style-name="P1">Yes</text:p>
          </table:table-cell>
        </table:table-row>
        <table:table-row>
          <table:table-cell table:style-name="Table16.A2" office:value-type="string">
            <text:p text:style-name="P11">Description</text:p>
          </table:table-cell>
          <table:table-cell table:style-name="Table16.B2" office:value-type="string">
            <text:p text:style-name="P1">Instrument used to collect the data. The element is described using two child elements:</text:p>
            <text:list xml:id="list4204300136462055669" text:style-name="L14">
              <text:list-item>
                <text:p text:style-name="P209">short_name<text:change-start text:change-id="ct120879520"/>:<text:change-end text:change-id="ct120879520"/> is the abbreviated name of the instrument used to acquire the data. </text:p>
              </text:list-item>
              <text:list-item>
                <text:p text:style-name="P209">long_name<text:change-start text:change-id="ct123825696"/>:<text:change-end text:change-id="ct123825696"/> is the full name of the instrument used to acquire the data.<text:change-start text:change-id="ct123570064"/></text:p>
              </text:list-item>
              <text:list-item>
                <text:p text:style-name="P210">Mode: is the operating mode of the instrument (if applicable).<text:change-end text:change-id="ct123570064"/></text:p>
              </text:list-item>
            </text:list>
            <text:p text:style-name="P1"><text:change-start text:change-id="ct120872080"/>See <text:bookmark-ref text:reference-format="text" text:ref-name="__RefHeading__12878_298377631">Instruments</text:bookmark-ref> <text:span text:style-name="T64">and for list.</text:span><text:change-end text:change-id="ct120872080"/><text:change text:change-id="ct124085280"/></text:p>
          </table:table-cell>
        </table:table-row>
        <table:table-row>
          <table:table-cell table:style-name="Table16.A2" office:value-type="string">
            <text:p text:style-name="P11">DIF equivalent</text:p>
          </table:table-cell>
          <table:table-cell table:style-name="Table16.B2" office:value-type="string">
            <text:p text:style-name="P1">/DIF/Instrument</text:p>
          </table:table-cell>
        </table:table-row>
        <table:table-row>
          <table:table-cell table:style-name="Table16.A2" office:value-type="string">
            <text:p text:style-name="P11">ISO equivalent</text:p>
          </table:table-cell>
          <table:table-cell table:style-name="Table16.B2" office:value-type="string">
            <text:p text:style-name="P1">For ISO we just translate instruments to keywords belonging to a specific vocabulary. </text:p>
            <text:p text:style-name="P1">/gmd:MD_Metadata /gmd:identificationInfo/gmd:MD_DataIdentification/gmd:descriptiveKeywords/gmd:MD_Keywords/gmd:keyword/gco:CharacterString</text:p>
          </table:table-cell>
        </table:table-row>
        <table:table-row>
          <table:table-cell table:style-name="Table16.A2" office:value-type="string">
            <text:p text:style-name="P11">MM2 equivalent</text:p>
          </table:table-cell>
          <table:table-cell table:style-name="Table16.B2" office:value-type="string">
            <text:p text:style-name="P1">?</text:p>
          </table:table-cell>
        </table:table-row>
        <table:table-row>
          <table:table-cell table:style-name="Table16.A2" office:value-type="string">
            <text:p text:style-name="P11">Example XML:</text:p>
          </table:table-cell>
          <table:table-cell table:style-name="Table16.B2" office:value-type="string">
            <text:p text:style-name="P113">&lt;instrument&gt;</text:p>
            <text:p text:style-name="P113">&lt;short_name&gt;MODIS&lt;/short_name&gt;</text:p>
            <text:p text:style-name="P113">&lt;long_name&gt;Moderate Resolution Imaging Spectroradiometer&lt;/long_name&gt;</text:p>
            <text:p text:style-name="P113">&lt;instrument&gt;</text:p>
          </table:table-cell>
        </table:table-row>
      </table:table>
      <text:p text:style-name="P131"/>
      <text:h text:style-name="P172" text:outline-level="2"><text:bookmark-start text:name="__RefHeading__9312_298377631"/><text:soft-page-break/>platform<office:annotation><dc:creator>Øystein Godøy</dc:creator><dc:date>2016-03-22T23:38:42</dc:date><loext:sender-initials>ØG</loext:sender-initials><text:p><text:span text:style-name="T75">We need to revisit this in the context of activity_type and not least WIGOS metadata and to carefully think through how these metadata and terminology maps/relates or not.</text:span></text:p></office:annotation><text:bookmark-end text:name="__RefHeading__9312_298377631"/></text:h>
      <table:table table:name="Table22" table:style-name="Table22">
        <table:table-column table:style-name="Table22.A"/>
        <table:table-column table:style-name="Table22.B"/>
        <table:table-row>
          <table:table-cell table:style-name="Table22.A1" office:value-type="string">
            <text:p text:style-name="P11">Element</text:p>
          </table:table-cell>
          <table:table-cell table:style-name="Table22.B1" office:value-type="string">
            <text:p text:style-name="P1">/mmd/platform</text:p>
          </table:table-cell>
        </table:table-row>
        <table:table-row>
          <table:table-cell table:style-name="Table22.A2" office:value-type="string">
            <text:p text:style-name="P11">Attributes</text:p>
          </table:table-cell>
          <table:table-cell table:style-name="Table22.B2" office:value-type="string">
            <text:p text:style-name="P1">None</text:p>
          </table:table-cell>
        </table:table-row>
        <table:table-row>
          <table:table-cell table:style-name="Table22.A2" office:value-type="string">
            <text:p text:style-name="P11">Required</text:p>
          </table:table-cell>
          <table:table-cell table:style-name="Table22.B2" office:value-type="string">
            <text:p text:style-name="P1">No</text:p>
          </table:table-cell>
        </table:table-row>
        <table:table-row>
          <table:table-cell table:style-name="Table22.A2" office:value-type="string">
            <text:p text:style-name="P11">Repetition allowed</text:p>
          </table:table-cell>
          <table:table-cell table:style-name="Table22.B2" office:value-type="string">
            <text:p text:style-name="P1">Yes</text:p>
          </table:table-cell>
        </table:table-row>
        <table:table-row>
          <table:table-cell table:style-name="Table22.A2" office:value-type="string">
            <text:p text:style-name="P11">Description</text:p>
          </table:table-cell>
          <table:table-cell table:style-name="Table22.B2" office:value-type="string">
            <text:p text:style-name="P1">The platform used to collect the data. The element is described using two child elements:</text:p>
            <text:list xml:id="list114818627471065" text:continue-numbering="true" text:style-name="L14">
              <text:list-item>
                <text:p text:style-name="P209">short_name is the abbreviated name of the platform used to acquire the data. </text:p>
              </text:list-item>
              <text:list-item>
                <text:p text:style-name="P209">long_name is the full name of the platform used to acquire the data.<text:change-start text:change-id="ct120642640"/></text:p>
              </text:list-item>
              <text:list-item>
                <text:p text:style-name="P211">This element is used to store information for NBS products (Sentinel platforms). <text:change-end text:change-id="ct120642640"/><text:change-start text:change-id="ct123539504"/></text:p>
              </text:list-item>
            </text:list>
            <text:p text:style-name="P2"><text:span text:style-name="T58">See </text:span><text:span text:style-name="T58"><text:bookmark-ref text:reference-format="text" text:ref-name="__RefHeading__12876_298377631">Platform</text:bookmark-ref></text:span><text:change-end text:change-id="ct123539504"/><text:change-start text:change-id="ct123540048"/><text:span text:style-name="T58"> for list.</text:span><text:change-end text:change-id="ct123540048"/><text:change text:change-id="ct123540272"/></text:p>
          </table:table-cell>
        </table:table-row>
        <table:table-row>
          <table:table-cell table:style-name="Table22.A2" office:value-type="string">
            <text:p text:style-name="P11">DIF equivalent</text:p>
          </table:table-cell>
          <table:table-cell table:style-name="Table22.B2" office:value-type="string">
            <text:p text:style-name="P1">/DIF/Platform</text:p>
          </table:table-cell>
        </table:table-row>
        <table:table-row>
          <table:table-cell table:style-name="Table22.A2" office:value-type="string">
            <text:p text:style-name="P11">ISO equivalent</text:p>
          </table:table-cell>
          <table:table-cell table:style-name="Table22.B2" office:value-type="string">
            <text:p text:style-name="P1">For ISO we translate platforms to keywords from a specific vocabulary.</text:p>
            <text:p text:style-name="P1">/gmd:MD_Metadata /gmd:identificationInfo/gmd:MD_DataIdentification/gmd:descriptiveKeywords/gmd:MD_Keywords/gmd:keyword/gco:CharacterString</text:p>
          </table:table-cell>
        </table:table-row>
        <table:table-row>
          <table:table-cell table:style-name="Table22.A2" office:value-type="string">
            <text:p text:style-name="P11">MM2 equivalent</text:p>
          </table:table-cell>
          <table:table-cell table:style-name="Table22.B2" office:value-type="string">
            <text:p text:style-name="P1">?</text:p>
          </table:table-cell>
        </table:table-row>
        <table:table-row>
          <table:table-cell table:style-name="Table22.A2" office:value-type="string">
            <text:p text:style-name="P113">Example XML:</text:p>
          </table:table-cell>
          <table:table-cell table:style-name="Table22.B2" office:value-type="string">
            <text:p text:style-name="P113">&lt;platform&gt;</text:p>
            <text:p text:style-name="P113"><text:s text:c="2"/>&lt;short_name&gt;AQUA&lt;/short_name&gt;</text:p>
            <text:p text:style-name="P113"><text:s text:c="2"/>&lt;long_name&gt;Earth Observing System, AQUA&lt;long_name&gt;</text:p>
            <text:p text:style-name="P113">&lt;/platform&gt;<text:change-start text:change-id="ct122741616"/></text:p>
            <text:p text:style-name="P113"/>
            <text:p text:style-name="P127">&lt;platform&gt;</text:p>
            <text:p text:style-name="P151"><text:s text:c="2"/>&lt;short_name&gt;S1A&lt;/short_name&gt;</text:p>
            <text:p text:style-name="P151"><text:s text:c="2"/>&lt;long_name&gt;Sentinel-1A&lt;/long_name&gt;</text:p>
            <text:p text:style-name="P127">&lt;/platform&gt;<text:change-end text:change-id="ct122741616"/></text:p>
          </table:table-cell>
        </table:table-row>
      </table:table>
      <text:h text:style-name="P178" text:outline-level="2"><text:bookmark-start text:name="__RefHeading___Toc36658_316962974"/><text:soft-page-break/>related_information<text:bookmark-end text:name="__RefHeading___Toc36658_316962974"/></text:h>
      <table:table table:name="Table42" table:style-name="Table42">
        <table:table-column table:style-name="Table42.A"/>
        <table:table-column table:style-name="Table42.B"/>
        <table:table-row>
          <table:table-cell table:style-name="Table42.A1" office:value-type="string">
            <text:p text:style-name="P14">Element</text:p>
          </table:table-cell>
          <table:table-cell table:style-name="Table42.B1" office:value-type="string">
            <text:p text:style-name="P43">/mmd/<text:span text:style-name="T45">related_information</text:span></text:p>
          </table:table-cell>
        </table:table-row>
        <table:table-row>
          <table:table-cell table:style-name="Table42.A2" office:value-type="string">
            <text:p text:style-name="P14">Attributes</text:p>
          </table:table-cell>
          <table:table-cell table:style-name="Table42.B2" office:value-type="string">
            <text:p text:style-name="P43">None</text:p>
          </table:table-cell>
        </table:table-row>
        <table:table-row>
          <table:table-cell table:style-name="Table42.A2" office:value-type="string">
            <text:p text:style-name="P14">Required</text:p>
          </table:table-cell>
          <table:table-cell table:style-name="Table42.B2" office:value-type="string">
            <text:p text:style-name="P43">No</text:p>
          </table:table-cell>
        </table:table-row>
        <table:table-row>
          <table:table-cell table:style-name="Table42.A2" office:value-type="string">
            <text:p text:style-name="P14">Repetition allowed</text:p>
          </table:table-cell>
          <table:table-cell table:style-name="Table42.B2" office:value-type="string">
            <text:p text:style-name="P43">Yes</text:p>
          </table:table-cell>
        </table:table-row>
        <table:table-row>
          <table:table-cell table:style-name="Table42.A2" office:value-type="string">
            <text:p text:style-name="P14">Description</text:p>
          </table:table-cell>
          <table:table-cell table:style-name="Table42.B2" office:value-type="string">
            <text:p text:style-name="P43">Description of how to access the data in the dataset. This element has the following child elements:</text:p>
            <text:list xml:id="list8335304770974974343" text:style-name="L15">
              <text:list-item>
                <text:p text:style-name="P225"><text:span text:style-name="T6">type: Description of the type of </text:span><text:span text:style-name="T13">information</text:span><text:span text:style-name="T6">. </text:span></text:p>
              </text:list-item>
              <text:list-item>
                <text:p text:style-name="P225"><text:span text:style-name="T6">resource: The URL used.</text:span><text:span text:style-name="T44"> </text:span></text:p>
              </text:list-item>
              <text:list-item>
                <text:p text:style-name="P225"><text:span text:style-name="T11">description: Textual description </text:span><text:span text:style-name="T12">on the resource</text:span><text:span text:style-name="T11">.</text:span></text:p>
              </text:list-item>
            </text:list>
          </table:table-cell>
        </table:table-row>
        <table:table-row>
          <table:table-cell table:style-name="Table42.A2" office:value-type="string">
            <text:p text:style-name="P14">DIF equivalent</text:p>
          </table:table-cell>
          <table:table-cell table:style-name="Table42.B2" office:value-type="string">
            <text:p text:style-name="P43">/Related_Url</text:p>
            <text:p text:style-name="P44">View Related Information</text:p>
          </table:table-cell>
        </table:table-row>
        <table:table-row>
          <table:table-cell table:style-name="Table42.A2" office:value-type="string">
            <text:p text:style-name="P14">ISO equivalent</text:p>
          </table:table-cell>
          <table:table-cell table:style-name="Table42.B2" office:value-type="string">
            <text:p text:style-name="P43">/gmd:MD_Metadata/ gmd:distributionInfo/gmd:MD_Distribution/gmd:transferOptions/gmd:MD_DigitalTransferOptions/gmd:onLine/gmd:CI_OnlineResource</text:p>
          </table:table-cell>
        </table:table-row>
        <table:table-row>
          <table:table-cell table:style-name="Table42.A2" office:value-type="string">
            <text:p text:style-name="P14">MM2 equivalent</text:p>
          </table:table-cell>
          <table:table-cell table:style-name="Table42.B2" office:value-type="string">
            <text:p text:style-name="P70"><text:a xlink:type="simple" xlink:href="../../../../../../../../metadata@name" text:style-name="Internet_20_link" text:visited-style-name="Visited_20_Internet_20_Link"><text:span text:style-name="T6">/metadata@name</text:span></text:a><text:span text:style-name="T6">='dataref'</text:span></text:p>
          </table:table-cell>
        </table:table-row>
        <table:table-row>
          <table:table-cell table:style-name="Table42.A2" office:value-type="string">
            <text:p text:style-name="P14">Example XML:</text:p>
          </table:table-cell>
          <table:table-cell table:style-name="Table42.B2" office:value-type="string">
            <text:p text:style-name="P124">&lt;<text:span text:style-name="T45">related_information</text:span>&gt;</text:p>
            <text:p text:style-name="P124"><text:span text:style-name="T22">  &lt;type&gt;</text:span><text:span text:style-name="T23">Project home page</text:span><text:span text:style-name="T22">&lt;/type&gt;</text:span></text:p>
            <text:p text:style-name="P124"><text:span text:style-name="T22">  </text:span><text:span text:style-name="T23">&lt;resource&gt;URI&lt;/resource&gt;</text:span></text:p>
            <text:p text:style-name="P124">&lt;/<text:span text:style-name="T45">related_information</text:span>&gt;</text:p>
          </table:table-cell>
        </table:table-row>
      </table:table>
      <text:h text:style-name="P179" text:outline-level="2"><text:bookmark-start text:name="__RefHeading__9314_298377631"/><text:soft-page-break/>data_access<text:bookmark-end text:name="__RefHeading__9314_298377631"/></text:h>
      <table:table table:name="Table14" table:style-name="Table14">
        <table:table-column table:style-name="Table14.A"/>
        <table:table-column table:style-name="Table14.B"/>
        <table:table-row>
          <table:table-cell table:style-name="Table14.A1" office:value-type="string">
            <text:p text:style-name="P11">Element</text:p>
          </table:table-cell>
          <table:table-cell table:style-name="Table14.B1" office:value-type="string">
            <text:p text:style-name="P1">/mmd/data_access</text:p>
          </table:table-cell>
        </table:table-row>
        <table:table-row>
          <table:table-cell table:style-name="Table14.A2" office:value-type="string">
            <text:p text:style-name="P11">Attributes</text:p>
          </table:table-cell>
          <table:table-cell table:style-name="Table14.B2" office:value-type="string">
            <text:p text:style-name="P1">None</text:p>
          </table:table-cell>
        </table:table-row>
        <table:table-row>
          <table:table-cell table:style-name="Table14.A2" office:value-type="string">
            <text:p text:style-name="P11">Required</text:p>
          </table:table-cell>
          <table:table-cell table:style-name="Table14.B2" office:value-type="string">
            <text:p text:style-name="P1">No</text:p>
          </table:table-cell>
        </table:table-row>
        <table:table-row>
          <table:table-cell table:style-name="Table14.A2" office:value-type="string">
            <text:p text:style-name="P11">Repetition allowed</text:p>
          </table:table-cell>
          <table:table-cell table:style-name="Table14.B2" office:value-type="string">
            <text:p text:style-name="P1">Yes</text:p>
          </table:table-cell>
        </table:table-row>
        <table:table-row>
          <table:table-cell table:style-name="Table14.A2" office:value-type="string">
            <text:p text:style-name="P11">Description</text:p>
          </table:table-cell>
          <table:table-cell table:style-name="Table14.B2" office:value-type="string">
            <text:p text:style-name="P1">Description of how to access the data in the dataset. This element has the following child elements:</text:p>
            <text:list xml:id="list114819304186064" text:continue-numbering="true" text:style-name="L15">
              <text:list-item>
                <text:p text:style-name="P224"><text:span text:style-name="T6">type: Description of the type of data access. </text:span><text:span text:style-name="T7"><text:bookmark-ref text:reference-format="text" text:ref-name="__RefHeading___Toc35128_316962974">Data Access Types</text:bookmark-ref></text:span></text:p>
              </text:list-item>
              <text:list-item>
                <text:p text:style-name="P226">name: The name of the data access mechanism.</text:p>
              </text:list-item>
              <text:list-item>
                <text:p text:style-name="P212">description: <text:span text:style-name="T53">A short description of the data access type and purpose (if necessary).</text:span></text:p>
              </text:list-item>
              <text:list-item>
                <text:p text:style-name="P224"><text:span text:style-name="T6">resource: The URL used to access the data. </text:span><text:span text:style-name="T44">E.g. for WMS this should point at the GetCapabilities document. </text:span></text:p>
              </text:list-item>
              <text:list-item>
                <text:p text:style-name="P213">description: Textual description about the access mechanism.</text:p>
              </text:list-item>
              <text:list-item>
                <text:p text:style-name="P224">wms_layers: WMS servers behave very different. Some servers has huge GetCapabilities documents with several thousand entries. The purpose of this element is to predefine a number of WMS layers. The first WMS layer will be presented initially<text:note text:id="ftn1" text:note-class="footnote"><text:note-citation>1</text:note-citation><text:note-body><text:p text:style-name="P145">As there is no way of determining the most interesting layer through the GetCapabilities document. Otherwise the user could initially see e.g. a quality flag and not the sea ice concentration. </text:p></text:note-body></text:note> if the user requests visualisation.<office:annotation><dc:creator>Øystein Godøy</dc:creator><dc:date>2016-06-30T14:06:38</dc:date><loext:sender-initials>ØG</loext:sender-initials><text:p text:style-name="P230"><text:span text:style-name="T75">Need to specify best possible map projection as well...</text:span></text:p></office:annotation></text:p>
              </text:list-item>
            </text:list>
          </table:table-cell>
        </table:table-row>
        <table:table-row>
          <table:table-cell table:style-name="Table14.A2" office:value-type="string">
            <text:p text:style-name="P11">DIF equivalent</text:p>
          </table:table-cell>
          <table:table-cell table:style-name="Table14.B2" office:value-type="string">
            <text:p text:style-name="P1">/Related_Url</text:p>
          </table:table-cell>
        </table:table-row>
        <table:table-row>
          <table:table-cell table:style-name="Table14.A2" office:value-type="string">
            <text:p text:style-name="P11">ISO equivalent</text:p>
          </table:table-cell>
          <table:table-cell table:style-name="Table14.B2" office:value-type="string">
            <text:p text:style-name="P1">/gmd:MD_Metadata/ gmd:distributionInfo/gmd:MD_Distribution/gmd:transferOptions/gmd:MD_DigitalTransferOptions/gmd:onLine/gmd:CI_OnlineResource</text:p>
          </table:table-cell>
        </table:table-row>
        <table:table-row>
          <table:table-cell table:style-name="Table14.A2" office:value-type="string">
            <text:p text:style-name="P11">MM2 equivalent</text:p>
          </table:table-cell>
          <table:table-cell table:style-name="Table14.B2" office:value-type="string">
            <text:p text:style-name="Table_20_Contents"><text:a xlink:type="simple" xlink:href="../../../../../../../../metadata@name" text:style-name="Internet_20_link" text:visited-style-name="Visited_20_Internet_20_Link"><text:span text:style-name="T6">/metadata@name</text:span></text:a><text:span text:style-name="T6">='dataref'</text:span></text:p>
            <text:p text:style-name="Table_20_Contents"><text:a xlink:type="simple" xlink:href="../../../../../../../../metadata@name" text:style-name="Internet_20_link" text:visited-style-name="Visited_20_Internet_20_Link"><text:span text:style-name="T6">/</text:span></text:a><text:a xlink:type="simple" xlink:href="../../../../../../../../metadata@name" text:style-name="Internet_20_link" text:visited-style-name="Visited_20_Internet_20_Link"><text:span text:style-name="T10">metadata@name</text:span></text:a><text:span text:style-name="T10">='dataref_OPENDAP'</text:span></text:p>
            <text:p text:style-name="Table_20_Contents"><text:a xlink:type="simple" xlink:href="../../../../../../../../metadata@name" text:style-name="Internet_20_link" text:visited-style-name="Visited_20_Internet_20_Link"><text:span text:style-name="T6">/</text:span></text:a><text:a xlink:type="simple" xlink:href="../../../../../../../../metadata@name" text:style-name="Internet_20_link" text:visited-style-name="Visited_20_Internet_20_Link"><text:span text:style-name="T10">metadata@name</text:span></text:a><text:span text:style-name="T10">='dataref_WMS'</text:span></text:p>
            <text:p text:style-name="P42">WMS layer information is currently available only through XMD documents. </text:p>
          </table:table-cell>
        </table:table-row>
        <table:table-row>
          <table:table-cell table:style-name="Table14.A2" office:value-type="string">
            <text:p text:style-name="P11">Example XML:</text:p>
          </table:table-cell>
          <table:table-cell table:style-name="Table14.B2" office:value-type="string">
            <text:p text:style-name="P113">&lt;data_access&gt;</text:p>
            <text:p text:style-name="P113"><text:s text:c="2"/><text:span text:style-name="T22">&lt;type&gt;WMS&lt;/type&gt;</text:span></text:p>
            <text:p text:style-name="P113"><text:s text:c="2"/><text:span text:style-name="T22">&lt;resource&gt;http://...&lt;/resource&gt;</text:span></text:p>
            <text:p text:style-name="P113"><text:s text:c="2"/><text:span text:style-name="T22">&lt;description&gt;...&lt;/description&gt;</text:span></text:p>
            <text:p text:style-name="P150"><text:s text:c="2"/>&lt;wms_layers&gt;</text:p>
            <text:p text:style-name="P115"><text:s text:c="4"/>&lt;<text:span text:style-name="T48">wms_</text:span>layer&gt;sea_ice_concentration&lt;/layer&gt;</text:p>
            <text:p text:style-name="P115"><text:s text:c="2"/>&lt;/wms_layers&gt;</text:p>
            <text:p text:style-name="P113">&lt;/data_access&gt;</text:p>
          </table:table-cell>
        </table:table-row>
      </table:table>
      <text:p text:style-name="Text_20_body"/>
      <text:p text:style-name="Text_20_body"/>
      <text:h text:style-name="P180" text:outline-level="2"><text:bookmark-start text:name="__RefHeading__9316_298377631"/>personnel<text:bookmark-end text:name="__RefHeading__9316_298377631"/></text:h>
      <table:table table:name="Table17" table:style-name="Table17">
        <table:table-column table:style-name="Table17.A"/>
        <table:table-column table:style-name="Table17.B"/>
        <table:table-row>
          <table:table-cell table:style-name="Table17.A1" office:value-type="string">
            <text:p text:style-name="P11">Element</text:p>
          </table:table-cell>
          <table:table-cell table:style-name="Table17.B1" office:value-type="string">
            <text:p text:style-name="P1">/mmd/personnel</text:p>
          </table:table-cell>
        </table:table-row>
        <text:soft-page-break/>
        <table:table-row>
          <table:table-cell table:style-name="Table17.A2" office:value-type="string">
            <text:p text:style-name="P11">Attributes</text:p>
          </table:table-cell>
          <table:table-cell table:style-name="Table17.B2" office:value-type="string">
            <text:p text:style-name="P1">None</text:p>
          </table:table-cell>
        </table:table-row>
        <table:table-row>
          <table:table-cell table:style-name="Table17.A2" office:value-type="string">
            <text:p text:style-name="P11">Required</text:p>
          </table:table-cell>
          <table:table-cell table:style-name="Table17.B2" office:value-type="string">
            <text:p text:style-name="P1">No</text:p>
          </table:table-cell>
        </table:table-row>
        <table:table-row>
          <table:table-cell table:style-name="Table17.A2" office:value-type="string">
            <text:p text:style-name="P11">Repetition allowed</text:p>
          </table:table-cell>
          <table:table-cell table:style-name="Table17.B2" office:value-type="string">
            <text:p text:style-name="P1">Yes, but we only recommend having a single contact per role.</text:p>
          </table:table-cell>
        </table:table-row>
        <table:table-row>
          <table:table-cell table:style-name="Table17.A2" office:value-type="string">
            <text:p text:style-name="P11">Description</text:p>
          </table:table-cell>
          <table:table-cell table:style-name="Table17.B2" office:value-type="string">
            <text:p text:style-name="P1">Relevant contact person for the dataset. The contact has the following sub elements</text:p>
            <text:list xml:id="list3385302449158147542" text:style-name="L16">
              <text:list-item>
                <text:p text:style-name="P214">role: The role the person has related to this dataset. The value should come from <text:bookmark-ref text:reference-format="text" text:ref-name="__RefHeading__1792_33930022">Contact roles</text:bookmark-ref>.</text:p>
              </text:list-item>
              <text:list-item>
                <text:p text:style-name="P214">name: The full name of the contact.</text:p>
              </text:list-item>
              <text:list-item>
                <text:p text:style-name="P214">email: The email address to the contact.</text:p>
              </text:list-item>
              <text:list-item>
                <text:p text:style-name="P214">phone: The phone number to the contact. The number should include land codes.</text:p>
              </text:list-item>
              <text:list-item>
                <text:p text:style-name="P214">fax: The fax number where the contact can receive faxes.</text:p>
              </text:list-item>
              <text:list-item>
                <text:p text:style-name="P214">organisation: The name of the organisation where the person is employed.</text:p>
              </text:list-item>
              <text:list-item>
                <text:p text:style-name="P214">contact_address contain the address information of the person. It consists of: </text:p>
                <text:list>
                  <text:list-item>
                    <text:p text:style-name="P214">address is the organization name, department, mail stop, street address, etc. of the person.</text:p>
                  </text:list-item>
                  <text:list-item>
                    <text:p text:style-name="P214">city: is the city or town of the person.</text:p>
                  </text:list-item>
                  <text:list-item>
                    <text:p text:style-name="P214">province_or_state: is the province, region or state.</text:p>
                  </text:list-item>
                  <text:list-item>
                    <text:p text:style-name="P214">postal_code: is the postal code of the person.</text:p>
                  </text:list-item>
                  <text:list-item>
                    <text:p text:style-name="P214">country: is the country of the person.</text:p>
                  </text:list-item>
                </text:list>
              </text:list-item>
            </text:list>
            <text:p text:style-name="P1">Only role, name and email are mandatory.</text:p>
          </table:table-cell>
        </table:table-row>
        <table:table-row>
          <table:table-cell table:style-name="Table17.A2" office:value-type="string">
            <text:p text:style-name="P11">DIF equivalent</text:p>
          </table:table-cell>
          <table:table-cell table:style-name="Table17.B2" office:value-type="string">
            <text:p text:style-name="P1">/Personnel</text:p>
            <text:p text:style-name="P1">There is a slight mismatch with DIF since DIF has first name, middle name and last name as separate elements. In export to DIF the name element is exported to &lt;Last_Name&gt; since this element is required.</text:p>
          </table:table-cell>
        </table:table-row>
        <table:table-row>
          <table:table-cell table:style-name="Table17.A2" office:value-type="string">
            <text:p text:style-name="P11">ISO equivalent</text:p>
          </table:table-cell>
          <table:table-cell table:style-name="Table17.B2" office:value-type="string">
            <text:p text:style-name="P1">For the personell with the role “Metadata author” we place it in</text:p>
            <text:p text:style-name="P1">/gmd:MD_Metadata/gmd:contact/gmd:CI_ResponsibleParty</text:p>
            <text:p text:style-name="P1">since the ISO standard states that the this element should be “party responsible for the metadata information”</text:p>
            <text:p text:style-name="P1">For the other contacts we place them in</text:p>
            <text:p text:style-name="P1">/gmd:MD_Metadata /gmd:identificationInfo/gmd:MD_DataIdentification/gmd:pointOfContact</text:p>
          </table:table-cell>
        </table:table-row>
        <table:table-row>
          <table:table-cell table:style-name="Table17.A2" office:value-type="string">
            <text:p text:style-name="P11">MM2 equivalent</text:p>
          </table:table-cell>
          <table:table-cell table:style-name="Table17.B2" office:value-type="string">
            <text:p text:style-name="P1"><text:a xlink:type="simple" xlink:href="../../../../../../../../metadata@name" text:style-name="Internet_20_link" text:visited-style-name="Visited_20_Internet_20_Link">/</text:a><text:a xlink:type="simple" xlink:href="../../../../../../../../metadata@name" text:style-name="Internet_20_link" text:visited-style-name="Visited_20_Internet_20_Link"><text:span text:style-name="T24">metadata@name</text:span></text:a><text:span text:style-name="T24">='PI_name', only partly mapped.</text:span></text:p>
          </table:table-cell>
        </table:table-row>
        <text:soft-page-break/>
        <table:table-row>
          <table:table-cell table:style-name="Table17.A2" office:value-type="string">
            <text:p text:style-name="P11">Example XML:</text:p>
          </table:table-cell>
          <table:table-cell table:style-name="Table17.B2" office:value-type="string">
            <text:p text:style-name="P113">&lt;personnel&gt;</text:p>
            <text:p text:style-name="P113"><text:s text:c="2"/><text:span text:style-name="T22">&lt;role&gt;Technical contact&lt;/role&gt;</text:span></text:p>
            <text:p text:style-name="P113"><text:s text:c="2"/><text:span text:style-name="T22">&lt;name&gt;Ole Dole&lt;/name&gt;</text:span></text:p>
            <text:p text:style-name="P113"><text:s text:c="2"/><text:span text:style-name="T22">&lt;email&gt;ole.dole@example.com&lt;/email&gt;</text:span></text:p>
            <text:p text:style-name="P113"><text:s text:c="2"/><text:span text:style-name="T22">&lt;phone&gt;004711111111&lt;/phone&gt;</text:span></text:p>
            <text:p text:style-name="P114"><text:s text:c="2"/>&lt;fax/&gt;</text:p>
            <text:p text:style-name="P114"><text:s text:c="2"/>&lt;contact_address&gt;</text:p>
            <text:p text:style-name="P114"><text:s text:c="3"/>&lt;address&gt;Meteorologisk institutt, Henrik Mohnsplass 1&lt;/address&gt;</text:p>
            <text:p text:style-name="P114"><text:s text:c="3"/>&lt;city&gt;Oslo&lt;/city&gt;</text:p>
            <text:p text:style-name="P114"><text:s text:c="3"/>&lt;province_or_state&gt;Oslo&lt;/province_or_state&gt;</text:p>
            <text:p text:style-name="P114"><text:s text:c="3"/>&lt;postal_code&gt;0000&lt;/postal_code&gt;</text:p>
            <text:p text:style-name="P114"><text:s text:c="3"/>&lt;country&gt;Norway&lt;/country&gt;</text:p>
            <text:p text:style-name="P114"><text:s text:c="2"/>&lt;/contact_address&gt;</text:p>
            <text:p text:style-name="P113">&lt;personnel&gt;</text:p>
          </table:table-cell>
        </table:table-row>
      </table:table>
      <text:h text:style-name="P172" text:outline-level="2"><text:bookmark-start text:name="__RefHeading__9318_298377631"/>data_center<text:bookmark-end text:name="__RefHeading__9318_298377631"/></text:h>
      <table:table table:name="Table19" table:style-name="Table19">
        <table:table-column table:style-name="Table19.A"/>
        <table:table-column table:style-name="Table19.B"/>
        <table:table-row>
          <table:table-cell table:style-name="Table19.A1" office:value-type="string">
            <text:p text:style-name="P11">Element</text:p>
          </table:table-cell>
          <table:table-cell table:style-name="Table19.B1" office:value-type="string">
            <text:p text:style-name="P1">/mmd/data_center</text:p>
          </table:table-cell>
        </table:table-row>
        <table:table-row>
          <table:table-cell table:style-name="Table19.A2" office:value-type="string">
            <text:p text:style-name="P11">Attributes</text:p>
          </table:table-cell>
          <table:table-cell table:style-name="Table19.B2" office:value-type="string">
            <text:p text:style-name="P1">None</text:p>
          </table:table-cell>
        </table:table-row>
        <table:table-row>
          <table:table-cell table:style-name="Table19.A2" office:value-type="string">
            <text:p text:style-name="P11">Required</text:p>
          </table:table-cell>
          <table:table-cell table:style-name="Table19.B2" office:value-type="string">
            <text:p text:style-name="P1">No</text:p>
          </table:table-cell>
        </table:table-row>
        <table:table-row>
          <table:table-cell table:style-name="Table19.A2" office:value-type="string">
            <text:p text:style-name="P11">Repetition allowed</text:p>
          </table:table-cell>
          <table:table-cell table:style-name="Table19.B2" office:value-type="string">
            <text:p text:style-name="P1">Yes</text:p>
          </table:table-cell>
        </table:table-row>
        <table:table-row>
          <table:table-cell table:style-name="Table19.A2" office:value-type="string">
            <text:p text:style-name="P11">Description</text:p>
          </table:table-cell>
          <table:table-cell table:style-name="Table19.B2" office:value-type="string">
            <text:p text:style-name="P1">Description about the datacenter responsible for the distribution of the datasaet. The element has the following child elements:</text:p>
            <text:list xml:id="list8039766714399318104" text:style-name="L17">
              <text:list-item>
                <text:p text:style-name="P215">data_center_name: The name of the data center split into two child elements; short_name and long_name.</text:p>
              </text:list-item>
              <text:list-item>
                <text:p text:style-name="P215">data_center_url: URL to the data center's main website.</text:p>
              </text:list-item>
              <text:list-item>
                <text:p text:style-name="P215">dataset_id: The id assigned to the dataset by the data center. This may be different from metadata_identifier.</text:p>
              </text:list-item>
              <text:list-item>
                <text:p text:style-name="P215">contact: The data center contact person. See /mmd/contact for more information. The role of a data center contact must be “Data center contact”.</text:p>
              </text:list-item>
            </text:list>
          </table:table-cell>
        </table:table-row>
        <table:table-row>
          <table:table-cell table:style-name="Table19.A2" office:value-type="string">
            <text:p text:style-name="P11">DIF equivalent</text:p>
          </table:table-cell>
          <table:table-cell table:style-name="Table19.B2" office:value-type="string">
            <text:p text:style-name="P1">/DIF/Data_Center</text:p>
          </table:table-cell>
        </table:table-row>
        <table:table-row>
          <table:table-cell table:style-name="Table19.A2" office:value-type="string">
            <text:p text:style-name="P11">ISO equivalent</text:p>
          </table:table-cell>
          <table:table-cell table:style-name="Table19.B2" office:value-type="string">
            <text:p text:style-name="P1">/gmd:MD_Metadata /gmd:distributionInfo/gmd:MD_Distribution/gmd:distributor/gmd:MD_Distributor/gmd:distributorContact/gmd:CI_ResponsibleParty</text:p>
          </table:table-cell>
        </table:table-row>
        <table:table-row>
          <table:table-cell table:style-name="Table19.A2" office:value-type="string">
            <text:p text:style-name="P11">MM2 equivalent</text:p>
          </table:table-cell>
          <table:table-cell table:style-name="Table19.B2" office:value-type="string">
            <text:p text:style-name="P1">NA</text:p>
          </table:table-cell>
        </table:table-row>
        <text:soft-page-break/>
        <table:table-row>
          <table:table-cell table:style-name="Table19.A2" office:value-type="string">
            <text:p text:style-name="P11">Example XML</text:p>
          </table:table-cell>
          <table:table-cell table:style-name="Table19.B2" office:value-type="string">
            <text:p text:style-name="P113">&lt;data_center&gt;</text:p>
            <text:p text:style-name="P113"><text:s text:c="2"/>&lt;data_center_name&gt;</text:p>
            <text:p text:style-name="P113"><text:s text:c="4"/>&lt;short_name&gt;METNO&lt;/short_name&gt;</text:p>
            <text:p text:style-name="P113"><text:s text:c="4"/>&lt;long_name&gt;</text:p>
            <text:p text:style-name="P113"><text:s text:c="6"/>Norwegian Meteorological Institute</text:p>
            <text:p text:style-name="P113"><text:s text:c="4"/>&lt;/long_name&gt;</text:p>
            <text:p text:style-name="P113"><text:s text:c="2"/>&lt;/data_center_name&gt;</text:p>
            <text:p text:style-name="P113"><text:s text:c="2"/>&lt;data_center_url&gt;http://met.no&lt;/data_center_url&gt;</text:p>
            <text:p text:style-name="P113"><text:s text:c="2"/>&lt;dataset_id&gt;45dlkf-234-df&lt;/dataset_id&gt;</text:p>
            <text:p text:style-name="P113"><text:s text:c="2"/>&lt;contact&gt;</text:p>
            <text:p text:style-name="P113"><text:s text:c="4"/>&lt;role&gt;Data center contact&lt;/role&gt;</text:p>
            <text:p text:style-name="P113"><text:s text:c="4"/>&lt;name&gt;Ole Dole&lt;/name&gt;</text:p>
            <text:p text:style-name="P113"><text:s text:c="4"/>&lt;email&gt;ole.dole@example.com&lt;/email&gt;</text:p>
            <text:p text:style-name="P113"><text:s text:c="4"/>&lt;phone&gt;004711111111&lt;/phone&gt;</text:p>
            <text:p text:style-name="P113"><text:s text:c="4"/>&lt;fax/&gt;</text:p>
            <text:p text:style-name="P113"><text:s text:c="2"/>&lt;contact&gt;</text:p>
            <text:p text:style-name="P113">&lt;/data_center&gt;</text:p>
          </table:table-cell>
        </table:table-row>
      </table:table>
      <text:h text:style-name="P172" text:outline-level="2"><text:bookmark-start text:name="__RefHeading__9320_298377631"/>dataset_citation<text:bookmark-end text:name="__RefHeading__9320_298377631"/></text:h>
      <table:table table:name="Table20" table:style-name="Table20">
        <table:table-column table:style-name="Table20.A"/>
        <table:table-column table:style-name="Table20.B"/>
        <table:table-row>
          <table:table-cell table:style-name="Table20.A1" office:value-type="string">
            <text:p text:style-name="P11">Element</text:p>
          </table:table-cell>
          <table:table-cell table:style-name="Table20.B1" office:value-type="string">
            <text:p text:style-name="P1">/mmd/dataset_citation</text:p>
          </table:table-cell>
        </table:table-row>
        <table:table-row>
          <table:table-cell table:style-name="Table20.A2" office:value-type="string">
            <text:p text:style-name="P11">Attributes</text:p>
          </table:table-cell>
          <table:table-cell table:style-name="Table20.B2" office:value-type="string">
            <text:p text:style-name="P1">None</text:p>
          </table:table-cell>
        </table:table-row>
        <table:table-row>
          <table:table-cell table:style-name="Table20.A2" office:value-type="string">
            <text:p text:style-name="P11">Required</text:p>
          </table:table-cell>
          <table:table-cell table:style-name="Table20.B2" office:value-type="string">
            <text:p text:style-name="P1">No</text:p>
          </table:table-cell>
        </table:table-row>
        <table:table-row>
          <table:table-cell table:style-name="Table20.A2" office:value-type="string">
            <text:p text:style-name="P11">Repetition allowed</text:p>
          </table:table-cell>
          <table:table-cell table:style-name="Table20.B2" office:value-type="string">
            <text:p text:style-name="P1">Yes</text:p>
          </table:table-cell>
        </table:table-row>
        <text:soft-page-break/>
        <table:table-row>
          <table:table-cell table:style-name="Table20.A2" office:value-type="string">
            <text:p text:style-name="P11">Description</text:p>
          </table:table-cell>
          <table:table-cell table:style-name="Table20.B2" office:value-type="string">
            <text:p text:style-name="P1">A description of how the dataset should be properly cited. The element has the following child elements:</text:p>
            <text:list xml:id="list8729255064643726440" text:style-name="L18">
              <text:list-item>
                <text:p text:style-name="P216">dataset_creator: The name of the organization(s) or individual(s) with primary intellectual responsibility for the data set's development.</text:p>
              </text:list-item>
              <text:list-item>
                <text:p text:style-name="P216">dataset_editor: Dataset Editor is the individual(s) responsible for the processing or re-processing of a particular dataset.</text:p>
              </text:list-item>
              <text:list-item>
                <text:p text:style-name="P216">dataset_title: The title of the data set; this may be the same as Entry Title.</text:p>
              </text:list-item>
              <text:list-item>
                <text:p text:style-name="P216">dataset_series_name: The name of the dataset series, or aggregate dataset of which the dataset is a part.</text:p>
              </text:list-item>
              <text:list-item>
                <text:p text:style-name="P216">dataset_release_date: The date when the data set was made available for release.</text:p>
              </text:list-item>
              <text:list-item>
                <text:p text:style-name="P216">dataset_release_place: The name of the city (and state or province and country if needed) where the data set was made available for release.</text:p>
              </text:list-item>
              <text:list-item>
                <text:p text:style-name="P216">dataset_publisher The name of the individual or organization that made the data set available for release.</text:p>
              </text:list-item>
              <text:list-item>
                <text:p text:style-name="P216">Version: The version of the data set.</text:p>
              </text:list-item>
              <text:list-item>
                <text:p text:style-name="P216">issue_identification: The volume or issue number of the publication (if applicable).</text:p>
              </text:list-item>
              <text:list-item>
                <text:p text:style-name="P216">data_presentation_form: The mode in which the data are represented, e.g. atlas, image, profile, text, etc.</text:p>
              </text:list-item>
              <text:list-item>
                <text:p text:style-name="P216">other_citation_details: Additional free-text citation information. For example, &lt;other_citation_details&gt;NOAA/NCDC Paleoclimatology Program&lt;/other_citation_details&gt;</text:p>
              </text:list-item>
              <text:list-item>
                <text:p text:style-name="P216">dataset_doi: The Digital Object Identifier (DOI) of a data set.</text:p>
              </text:list-item>
              <text:list-item>
                <text:p text:style-name="P216">online_resource: The URL of the online resource containing the data set. </text:p>
              </text:list-item>
            </text:list>
            <text:p text:style-name="P37">Identical with DIF.</text:p>
          </table:table-cell>
        </table:table-row>
        <table:table-row>
          <table:table-cell table:style-name="Table20.A2" office:value-type="string">
            <text:p text:style-name="P11">DIF equivalent</text:p>
          </table:table-cell>
          <table:table-cell table:style-name="Table20.B2" office:value-type="string">
            <text:p text:style-name="P1">/DIF/Data_Set_Citation</text:p>
          </table:table-cell>
        </table:table-row>
        <text:soft-page-break/>
        <table:table-row>
          <table:table-cell table:style-name="Table20.A2" office:value-type="string">
            <text:p text:style-name="P11">ISO equivalent</text:p>
          </table:table-cell>
          <table:table-cell table:style-name="Table20.B2" office:value-type="string">
            <text:p text:style-name="P1">There are no direct equivalent in ISO for this element as a whole, but parts can be put into citation information.</text:p>
            <text:p text:style-name="P1"><text:span text:style-name="T25">dataset_release_date</text:span> can be translated to</text:p>
            <text:p text:style-name="P1">/gmd:MD_Metadata /gmd:identificationInfo/gmd:MD_DataIdentification/gmd:citation/gmd:CI_Citation/gmd:date/gmd:CI_Date/gmd:date/gco:DateTime</text:p>
            <text:p text:style-name="P1">where gmd:CI_DateTypeCode has attribute codeListValue="publication"</text:p>
            <text:p text:style-name="P1"><text:span text:style-name="T25">version</text:span> can be translated to</text:p>
            <text:p text:style-name="P1">gmd:MD_Metadata/gmd:identificationInfo/gmd:MD_DataIdentification/gmd:citation/gmd:CI_Citation/gmd:edition</text:p>
            <text:p text:style-name="P1"><text:span text:style-name="T25">other_citation_details</text:span> can be translated to</text:p>
            <text:p text:style-name="P1">gmd:MD_Metadata/gmd:identificationInfo/gmd:MD_DataIdentification/gmd:citation/gmd:CI_Citation/gmd:otherCitationDetails</text:p>
          </table:table-cell>
        </table:table-row>
        <table:table-row>
          <table:table-cell table:style-name="Table20.A2" office:value-type="string">
            <text:p text:style-name="P11">MM2 equivalent</text:p>
          </table:table-cell>
          <table:table-cell table:style-name="Table20.B2" office:value-type="string">
            <text:p text:style-name="P1">NA</text:p>
          </table:table-cell>
        </table:table-row>
        <table:table-row>
          <table:table-cell table:style-name="Table20.A2" office:value-type="string">
            <text:p text:style-name="P11">Example XML:</text:p>
          </table:table-cell>
          <table:table-cell table:style-name="Table20.B2" office:value-type="string">
            <text:p text:style-name="P113">&lt;dataset_citation&gt;</text:p>
            <text:p text:style-name="P113"><text:s text:c="3"/>&lt;dataset_creator&gt;OMI SIPS&lt;/dataset_creator&gt;</text:p>
            <text:p text:style-name="P113"><text:s text:c="3"/>&lt;dataset_editor&gt;J. Smith, D. Johnson, M. Davis&lt;/dataset_editor&gt;</text:p>
            <text:p text:style-name="P113"><text:s text:c="3"/>&lt;dataset_title&gt;OMI/Aura Level 1B VIS Global Geolocated Earth Shine Radiances 1-orbit L2 Swath 13x24 km&lt;/dataset_title&gt;</text:p>
            <text:p text:style-name="P113"><text:s text:c="3"/>&lt;dataset_series_name&gt;OML1BRVG&lt;/dataset_series_name&gt;</text:p>
            <text:p text:style-name="P113"><text:s text:c="3"/>&lt;dataset_release_date&gt;2009&lt;/dataset_release_date&gt;</text:p>
            <text:p text:style-name="P113"><text:s text:c="3"/>&lt;dataset_release_place&gt;NASA Goddard Space Flight Center&lt;/dataset_release_place&gt;</text:p>
            <text:p text:style-name="P113"><text:s text:c="3"/>&lt;dataset_publisher&gt;U.S. Geological Survey&lt;/dataset_publisher&gt;</text:p>
            <text:p text:style-name="P113"><text:s text:c="3"/>&lt;version&gt;004&lt;/version&gt;</text:p>
            <text:p text:style-name="P113"><text:s text:c="3"/>&lt;data_presentation_form&gt;Digital Science Data&lt;/data_presentation_form&gt;</text:p>
            <text:p text:style-name="P113"><text:s text:c="3"/>&lt;online_resource&gt;http://disc.gsfc.nasa.gov/Aura/OMI/oml1brvg_v004.shtml&lt;/online_resource&gt;</text:p>
            <text:p text:style-name="P113">&lt;/dataset_citation&gt;</text:p>
          </table:table-cell>
        </table:table-row>
      </table:table>
      <text:h text:style-name="P172" text:outline-level="2"><text:bookmark-start text:name="__RefHeading__9322_298377631"/>reference<text:bookmark-end text:name="__RefHeading__9322_298377631"/></text:h>
      <table:table table:name="Table27" table:style-name="Table27">
        <table:table-column table:style-name="Table27.A"/>
        <table:table-column table:style-name="Table27.B"/>
        <table:table-row>
          <table:table-cell table:style-name="Table27.A1" office:value-type="string">
            <text:p text:style-name="P11">Element</text:p>
          </table:table-cell>
          <table:table-cell table:style-name="Table27.B1" office:value-type="string">
            <text:p text:style-name="P1">/mmd/reference</text:p>
          </table:table-cell>
        </table:table-row>
        <table:table-row>
          <table:table-cell table:style-name="Table27.A2" office:value-type="string">
            <text:p text:style-name="P11">Attributes</text:p>
          </table:table-cell>
          <table:table-cell table:style-name="Table27.B2" office:value-type="string">
            <text:list xml:id="list986571605834589875" text:style-name="L19">
              <text:list-item>
                <text:p text:style-name="P217">type. Attribute used to signal if the reference is specified as freetext or using fields. <text:span text:style-name="T27">Authors note: This attribute is required for easier identification of different types references based using Xpath.</text:span></text:p>
              </text:list-item>
            </text:list>
          </table:table-cell>
        </table:table-row>
        <table:table-row>
          <table:table-cell table:style-name="Table27.A2" office:value-type="string">
            <text:p text:style-name="P11">Required</text:p>
          </table:table-cell>
          <table:table-cell table:style-name="Table27.B2" office:value-type="string">
            <text:p text:style-name="P1">No</text:p>
          </table:table-cell>
        </table:table-row>
        <table:table-row>
          <table:table-cell table:style-name="Table27.A2" office:value-type="string">
            <text:p text:style-name="P11">Repetition allowed</text:p>
          </table:table-cell>
          <table:table-cell table:style-name="Table27.B2" office:value-type="string">
            <text:p text:style-name="P1">Yes</text:p>
          </table:table-cell>
        </table:table-row>
        <text:soft-page-break/>
        <table:table-row>
          <table:table-cell table:style-name="Table27.A2" office:value-type="string">
            <text:p text:style-name="P11">Description</text:p>
          </table:table-cell>
          <table:table-cell table:style-name="Table27.B2" office:value-type="string">
            <text:p text:style-name="P1">The reference element describes key bibliographic citations pertaining to the data set.</text:p>
            <text:p text:style-name="P1">Bibliographic citations may be populated as a block of text in the free-text field or as text in subfields (see below). Citations in the free-text field may be provided in styles used by professional scientific journals such as the American Geophysical Union (AGU), American Psychological Association (APA), or Modern Language Association (MLA).</text:p>
            <text:p text:style-name="P1">The field can contain the following sub elements:</text:p>
            <text:list xml:id="list2307781691456570317" text:style-name="L20">
              <text:list-item>
                <text:p text:style-name="P218">author: The name of the individual(s) or organization(s) with primary intellectual responsibility for the cited resource's development.</text:p>
              </text:list-item>
              <text:list-item>
                <text:p text:style-name="P218">publication_date: The publication/reference date for the cited resource. <text:s/>If the Publication Date is not known, please use "Unknown".</text:p>
              </text:list-item>
              <text:list-item>
                <text:p text:style-name="P218">title: The title (name) of the cited resource.</text:p>
              </text:list-item>
              <text:list-item>
                <text:p text:style-name="P218">Series: The name of a resource series, or aggregate (collection) resource of which the cited resource is a part.</text:p>
              </text:list-item>
              <text:list-item>
                <text:p text:style-name="P218">edition: <text:s/>The version of a cited resource.</text:p>
              </text:list-item>
              <text:list-item>
                <text:p text:style-name="P218">volume: The order or sequence of a resource in a series or set.</text:p>
              </text:list-item>
              <text:list-item>
                <text:p text:style-name="P218">issue: The issue number of a resource (usually within a volume).</text:p>
              </text:list-item>
              <text:list-item>
                <text:p text:style-name="P218">report_number: The unique number or code assigned to a resource by the issuing organization(s).</text:p>
              </text:list-item>
              <text:list-item>
                <text:p text:style-name="P218">publication_place: The name of the city (and state or province and country if needed) where the resource was made available.</text:p>
              </text:list-item>
              <text:list-item>
                <text:p text:style-name="P218">publisher: The name of the individual(s) or organization(s) that made the resource available.</text:p>
              </text:list-item>
              <text:list-item>
                <text:p text:style-name="P218">pages: The range of pages or total number of pages of a cited resource.</text:p>
              </text:list-item>
              <text:list-item>
                <text:p text:style-name="P218">isbn: International Standard Book Number.</text:p>
              </text:list-item>
              <text:list-item>
                <text:p text:style-name="P218">doi: Digital Object Identifier.</text:p>
              </text:list-item>
              <text:list-item>
                <text:p text:style-name="P218">online_resource: The URL of the online resource containing the cited resource.</text:p>
              </text:list-item>
              <text:list-item>
                <text:p text:style-name="P218">other_reference_details: Additional free-text reference information.</text:p>
              </text:list-item>
            </text:list>
          </table:table-cell>
        </table:table-row>
        <table:table-row>
          <table:table-cell table:style-name="Table27.A2" office:value-type="string">
            <text:p text:style-name="P11">DIF equivalent</text:p>
          </table:table-cell>
          <table:table-cell table:style-name="Table27.B2" office:value-type="string">
            <text:p text:style-name="P1">/Reference</text:p>
          </table:table-cell>
        </table:table-row>
        <table:table-row>
          <table:table-cell table:style-name="Table27.A2" office:value-type="string">
            <text:p text:style-name="P11">ISO equivalent</text:p>
          </table:table-cell>
          <table:table-cell table:style-name="Table27.B2" office:value-type="string">
            <text:p text:style-name="P1">Not known if this maps to any element in ISO.</text:p>
          </table:table-cell>
        </table:table-row>
        <table:table-row>
          <table:table-cell table:style-name="Table27.A2" office:value-type="string">
            <text:p text:style-name="P11">MM2 equivalent</text:p>
          </table:table-cell>
          <table:table-cell table:style-name="Table27.B2" office:value-type="string">
            <text:p text:style-name="P1">NA</text:p>
          </table:table-cell>
        </table:table-row>
        <text:soft-page-break/>
        <table:table-row>
          <table:table-cell table:style-name="Table27.A2" office:value-type="string">
            <text:p text:style-name="P11">Example XML</text:p>
          </table:table-cell>
          <table:table-cell table:style-name="Table27.B2" office:value-type="string">
            <text:p text:style-name="P113"><text:span text:style-name="T26">&lt;Reference&gt;</text:span><text:line-break/> <text:s/><text:span text:style-name="T26">&lt;Author&gt;Tillis, G. M.&lt;/Author&gt;</text:span><text:line-break/> <text:s/><text:span text:style-name="T26">&lt;Publication_Date&gt;2001&lt;/Publication_Date&gt;</text:span><text:line-break/> <text:s/><text:span text:style-name="T26">&lt;Title&gt;Measuring Taylor Slough boundary and internal flows,</text:span><text:line-break/><text:span text:style-name="T26">Everglades National Park, Florida&lt;/Title&gt;</text:span><text:line-break/> <text:s/><text:span text:style-name="T26">&lt;Series&gt;USGS Open-File Report&lt;/Series&gt;</text:span><text:line-break/> <text:s/><text:span text:style-name="T26">&lt;Report_Number&gt;01-225&lt;/Report_Number&gt;</text:span><text:line-break/> <text:s/><text:span text:style-name="T26">&lt;Publication_Place&gt;Tallahassee, FL&lt;/Publication_Place&gt;</text:span><text:line-break/> <text:s/><text:span text:style-name="T26">&lt;Publisher&gt;U.S. Geological Survey&lt;/Publisher&gt;</text:span><text:line-break/> <text:s/><text:span text:style-name="T26">&lt;Online_Resource&gt;http://fl.water.usgs.gov/Abstracts/ofr01_225_tillis.html</text:span><text:line-break/> <text:s/><text:span text:style-name="T26">&lt;/Online_Resource&gt;</text:span><text:line-break/><text:span text:style-name="T26">&lt;/Reference&gt;</text:span></text:p>
            <text:p text:style-name="P68">or</text:p>
            <text:p text:style-name="P1">&lt;Reference&gt;<text:line-break/>Crum, T.D., and R.L. Alberty, 1993: The WSR-88D and the WSR-88D Operational Support Facility. Bull. Amer. Meteor. Soc., 74,<text:line-break/>1669-1685.<text:line-break/>&lt;/Reference&gt;</text:p>
          </table:table-cell>
        </table:table-row>
      </table:table>
      <text:h text:style-name="P187" text:outline-level="2"><text:bookmark-start text:name="__RefHeading__9324_298377631"/>system_specific_product_category<text:change-start text:change-id="ct130134720"/> - <text:change-end text:change-id="ct130134720"/><text:change-start text:change-id="ct131400976"/><text:span text:style-name="T71">DEPRECIATED</text:span><text:bookmark-end text:name="__RefHeading__9324_298377631"/></text:h>
      <text:p text:style-name="Text_20_body"><text:span text:style-name="T72">This element is depreciated and will be removed f</text:span><text:change-end text:change-id="ct131400976"/><text:change-start text:change-id="ct133298656"/><text:span text:style-name="T72">rom the standard in future releases. It should not be used and is only active in the version of</text:span><text:span text:style-name="Source_20_Text"><text:span text:style-name="T72"> </text:span></text:span><text:change-end text:change-id="ct133298656"/><text:change-start text:change-id="ct53072432"/><text:span text:style-name="Source_20_Text">metaedit</text:span> <text:span text:style-name="T73">running internally to support Halo and BarentsWatch.</text:span><text:change-end text:change-id="ct53072432"/><text:change text:change-id="ct129976848"/></text:p>
      <table:table table:name="Table28" table:style-name="Table28">
        <table:table-column table:style-name="Table28.A"/>
        <table:table-column table:style-name="Table28.B"/>
        <table:table-row>
          <table:table-cell table:style-name="Table28.A1" office:value-type="string">
            <text:p text:style-name="P11">Element</text:p>
          </table:table-cell>
          <table:table-cell table:style-name="Table28.B1" office:value-type="string">
            <text:p text:style-name="P1">/mmd/system_specific_product_category</text:p>
          </table:table-cell>
        </table:table-row>
        <table:table-row>
          <table:table-cell table:style-name="Table28.A2" office:value-type="string">
            <text:p text:style-name="P11">Attributes</text:p>
          </table:table-cell>
          <table:table-cell table:style-name="Table28.B2" office:value-type="string">
            <text:p text:style-name="P1">None</text:p>
          </table:table-cell>
        </table:table-row>
        <table:table-row>
          <table:table-cell table:style-name="Table28.A2" office:value-type="string">
            <text:p text:style-name="P11">Required</text:p>
          </table:table-cell>
          <table:table-cell table:style-name="Table28.B2" office:value-type="string">
            <text:p text:style-name="P1">No</text:p>
          </table:table-cell>
        </table:table-row>
        <table:table-row>
          <table:table-cell table:style-name="Table28.A2" office:value-type="string">
            <text:p text:style-name="P11">Repetition allowed</text:p>
          </table:table-cell>
          <table:table-cell table:style-name="Table28.B2" office:value-type="string">
            <text:p text:style-name="P1">Yes</text:p>
          </table:table-cell>
        </table:table-row>
        <table:table-row>
          <table:table-cell table:style-name="Table28.A2" office:value-type="string">
            <text:p text:style-name="P11">Description</text:p>
          </table:table-cell>
          <table:table-cell table:style-name="Table28.B2" office:value-type="string">
            <text:p text:style-name="P1">Product classification that is specific to one or more systems that use the metadata. For instance the radar images from api.met.no might be classified as RADAR in system while it is classified as REMOTE_SENSING in another system.</text:p>
            <text:p text:style-name="P1">There is no controlled vocabulary for the selection of product classification keywords. It is up to each system to define these them selves.</text:p>
            <text:p text:style-name="P1">The element has two sub elements:</text:p>
            <text:list xml:id="list4801651749621838564" text:style-name="L21">
              <text:list-item>
                <text:p text:style-name="P219">category: This element contains the actual category value.</text:p>
              </text:list-item>
              <text:list-item>
                <text:p text:style-name="P219">used_by: This element has a single attribute “for” that names the system that uses the category. This element can be repeated</text:p>
              </text:list-item>
            </text:list>
          </table:table-cell>
        </table:table-row>
        <table:table-row>
          <table:table-cell table:style-name="Table28.A2" office:value-type="string">
            <text:p text:style-name="P11">DIF equivalent</text:p>
          </table:table-cell>
          <table:table-cell table:style-name="Table28.B2" office:value-type="string">
            <text:p text:style-name="P1">NA</text:p>
          </table:table-cell>
        </table:table-row>
        <table:table-row>
          <table:table-cell table:style-name="Table28.A2" office:value-type="string">
            <text:p text:style-name="P11">ISO equivalent</text:p>
          </table:table-cell>
          <table:table-cell table:style-name="Table28.B2" office:value-type="string">
            <text:p text:style-name="P1">NA</text:p>
          </table:table-cell>
        </table:table-row>
        <table:table-row>
          <table:table-cell table:style-name="Table28.A2" office:value-type="string">
            <text:p text:style-name="P11">MM2 equivalent</text:p>
          </table:table-cell>
          <table:table-cell table:style-name="Table28.B2" office:value-type="string">
            <text:p text:style-name="P1">NA</text:p>
          </table:table-cell>
        </table:table-row>
        <text:soft-page-break/>
        <table:table-row>
          <table:table-cell table:style-name="Table28.A2" office:value-type="string">
            <text:p text:style-name="P11">Example XML</text:p>
          </table:table-cell>
          <table:table-cell table:style-name="Table28.B2" office:value-type="string">
            <text:p text:style-name="P128">&lt;system_specific_product_category&gt;</text:p>
            <text:p text:style-name="P128"><text:s text:c="2"/>&lt;used_by for=”halo” /&gt;</text:p>
            <text:p text:style-name="P128"><text:s text:c="2"/>&lt;category&gt;radar&lt;/category&gt;</text:p>
            <text:p text:style-name="P128">&lt;/system_specific_product_category&gt;</text:p>
          </table:table-cell>
        </table:table-row>
      </table:table>
      <text:h text:style-name="P186" text:outline-level="2"><text:bookmark-start text:name="__RefHeading__9326_298377631"/>system_specific_product_relevance<text:change-start text:change-id="ct112524960"/> - <text:span text:style-name="T71">DEPRE</text:span><text:change-end text:change-id="ct112524960"/><text:change-start text:change-id="ct131427728"/><text:span text:style-name="T71">CIATED</text:span><text:bookmark-end text:name="__RefHeading__9326_298377631"/><text:change-end text:change-id="ct131427728"/><text:change-start text:change-id="ct120485936"/></text:h>
      <text:p text:style-name="P168"><text:span text:style-name="T15">This element is depreciated and will be removed from the standard in future releases. It should not be used and is only active in the version of</text:span><text:span text:style-name="Source_20_Text"><text:span text:style-name="T15"> </text:span></text:span><text:span text:style-name="Source_20_Text"><text:span text:style-name="T14">metaedit</text:span></text:span><text:span text:style-name="T14"> </text:span><text:span text:style-name="T16">running internally to support Halo and BarentsWatch.</text:span><text:change-end text:change-id="ct120485936"/></text:p>
      <table:table table:name="Table29" table:style-name="Table29">
        <table:table-column table:style-name="Table29.A"/>
        <table:table-column table:style-name="Table29.B"/>
        <table:table-row>
          <table:table-cell table:style-name="Table29.A1" office:value-type="string">
            <text:p text:style-name="P11">Element</text:p>
          </table:table-cell>
          <table:table-cell table:style-name="Table29.B1" office:value-type="string">
            <text:p text:style-name="P1">/mmd/system_specific_product_relevance</text:p>
          </table:table-cell>
        </table:table-row>
        <table:table-row>
          <table:table-cell table:style-name="Table29.A2" office:value-type="string">
            <text:p text:style-name="P11">Attributes</text:p>
          </table:table-cell>
          <table:table-cell table:style-name="Table29.B2" office:value-type="string">
            <text:p text:style-name="P1">None</text:p>
          </table:table-cell>
        </table:table-row>
        <table:table-row>
          <table:table-cell table:style-name="Table29.A2" office:value-type="string">
            <text:p text:style-name="P11">Required</text:p>
          </table:table-cell>
          <table:table-cell table:style-name="Table29.B2" office:value-type="string">
            <text:p text:style-name="P1">No</text:p>
          </table:table-cell>
        </table:table-row>
        <table:table-row>
          <table:table-cell table:style-name="Table29.A2" office:value-type="string">
            <text:p text:style-name="P11">Repetition allowed</text:p>
          </table:table-cell>
          <table:table-cell table:style-name="Table29.B2" office:value-type="string">
            <text:p text:style-name="P1">Yes</text:p>
          </table:table-cell>
        </table:table-row>
        <table:table-row>
          <table:table-cell table:style-name="Table29.A2" office:value-type="string">
            <text:p text:style-name="P11">Description</text:p>
          </table:table-cell>
          <table:table-cell table:style-name="Table29.B2" office:value-type="string">
            <text:p text:style-name="P1">Relevance for the product used in for instance sorting or picking the best available product.</text:p>
            <text:p text:style-name="P1">Different systems can attach different relevance to different products. For instance for the radar product offered by api.met.no either the radar image with the highest or lowest zoom level will be the most relevant depending on the application.</text:p>
            <text:p text:style-name="P1">The element has two sub elements:</text:p>
            <text:list xml:id="list114818367953497" text:continue-numbering="true" text:style-name="L21">
              <text:list-item>
                <text:p text:style-name="P219">relevance: This element contains the actual relevance value.<text:change-start text:change-id="ct124066928"/></text:p>
              </text:list-item>
              <text:list-item>
                <text:p text:style-name="P219"><text:change-end text:change-id="ct124066928"/><office:annotation office:name="__Annotation__14928_871793628"><dc:creator>Øystein Godøy</dc:creator><dc:date>2017-03-07T12:21:24</dc:date><loext:sender-initials>ØG</loext:sender-initials><text:p text:style-name="P230"><text:span text:style-name="T75">Should this be an attribute instead?</text:span></text:p></office:annotation>used_by: This element has a single attribute “for” that names the system that uses the category. This element can be repeated<text:change-start text:change-id="ct124068816"/><office:annotation-end office:name="__Annotation__14928_871793628"/><text:change-end text:change-id="ct124068816"/></text:p>
              </text:list-item>
            </text:list>
          </table:table-cell>
        </table:table-row>
        <table:table-row>
          <table:table-cell table:style-name="Table29.A2" office:value-type="string">
            <text:p text:style-name="P11">DIF equivalent</text:p>
          </table:table-cell>
          <table:table-cell table:style-name="Table29.B2" office:value-type="string">
            <text:p text:style-name="P1">NA</text:p>
          </table:table-cell>
        </table:table-row>
        <table:table-row>
          <table:table-cell table:style-name="Table29.A2" office:value-type="string">
            <text:p text:style-name="P11">ISO equivalent</text:p>
          </table:table-cell>
          <table:table-cell table:style-name="Table29.B2" office:value-type="string">
            <text:p text:style-name="P1">NA</text:p>
          </table:table-cell>
        </table:table-row>
        <table:table-row>
          <table:table-cell table:style-name="Table29.A2" office:value-type="string">
            <text:p text:style-name="P11">MM2 equivalent</text:p>
          </table:table-cell>
          <table:table-cell table:style-name="Table29.B2" office:value-type="string">
            <text:p text:style-name="P1">NA</text:p>
          </table:table-cell>
        </table:table-row>
        <table:table-row>
          <table:table-cell table:style-name="Table29.A2" office:value-type="string">
            <text:p text:style-name="P11">Example XML</text:p>
          </table:table-cell>
          <table:table-cell table:style-name="Table29.B2" office:value-type="string">
            <text:p text:style-name="P128">&lt;system_specific_product_relevance&gt;</text:p>
            <text:p text:style-name="P128"><text:s text:c="2"/>&lt;used_by for=”halo” /&gt;</text:p>
            <text:p text:style-name="P128"><text:s text:c="2"/>&lt;relevance&gt;radar&lt;/relevance&gt;</text:p>
            <text:p text:style-name="P128">&lt;/system_specific_product_relevance&gt;</text:p>
          </table:table-cell>
        </table:table-row>
      </table:table>
      <text:h text:style-name="P188" text:outline-level="2"><text:bookmark-start text:name="__RefHeading___Toc15615_871793628"/><text:change-start text:change-id="ct124076064"/>cloud_cover<text:change-end text:change-id="ct124076064"/><text:change-start text:change-id="ct132486768"/><office:annotation><dc:creator>Øystein Godøy</dc:creator><dc:date>2017-03-09T11:41:18.247548830</dc:date><loext:sender-initials>ØG</loext:sender-initials><text:p text:style-name="P231"><text:span text:style-name="T76">Modified according to comments by Sarfraz, Trygve and Bard. Need to evaluate comments from Trygve and potentially related to the user interface from Bard.</text:span></text:p><text:p text:style-name="P231"><text:span text:style-name="T76"/></text:p><text:p text:style-name="P231"><text:span text:style-name="T76">Should this be made to a more specific NBS element (satellite remote sensing element) that can support <text:s/>Sentinel-2 (as now), but also Sentinel-1 (e.g. polarization) an Ifd e.g. AVHRR etc.? If so, it will be a more hierarchical element which is a problem for SolR?</text:span></text:p></office:annotation><text:bookmark-end text:name="__RefHeading___Toc15615_871793628"/><text:change-end text:change-id="ct132486768"/></text:h>
      <table:table table:name="Table49" table:style-name="Table49">
        <table:table-column table:style-name="Table49.A"/>
        <table:table-column table:style-name="Table49.B"/>
        <table:table-row>
          <table:table-cell table:style-name="Table49.A1" office:value-type="string">
            <text:p text:style-name="P16"><text:change-start text:change-id="ct124077552"/>Element<text:change-end text:change-id="ct124077552"/></text:p>
          </table:table-cell>
          <table:table-cell table:style-name="Table49.B1" office:value-type="string">
            <text:p text:style-name="P62"><text:change-start text:change-id="ct122925776"/>/<text:span text:style-name="T67">mmd/cloud_cover</text:span><text:change-end text:change-id="ct122925776"/></text:p>
          </table:table-cell>
        </table:table-row>
        <table:table-row>
          <table:table-cell table:style-name="Table49.A2" office:value-type="string">
            <text:p text:style-name="P16"><text:change-start text:change-id="ct122924416"/>Attributes<text:change-end text:change-id="ct122924416"/></text:p>
          </table:table-cell>
          <table:table-cell table:style-name="Table49.B2" office:value-type="string">
            <text:list xml:id="list8116205434433771083" text:style-name="L23">
              <text:list-item>
                <text:p text:style-name="P227"><text:change-start text:change-id="ct53545328"/><text:span text:style-name="T18">used_by</text:span><text:change-end text:change-id="ct53545328"/><text:change-start text:change-id="ct132140976"/><text:span text:style-name="T18">: </text:span><text:span text:style-name="T17">This element has a single attribute “for” that names the system that uses the category. This element can be repeated.</text:span><text:change-end text:change-id="ct132140976"/></text:p>
              </text:list-item>
            </text:list>
          </table:table-cell>
        </table:table-row>
        <table:table-row>
          <table:table-cell table:style-name="Table49.A2" office:value-type="string">
            <text:p text:style-name="P16"><text:change-start text:change-id="ct122937504"/>Required<text:change-end text:change-id="ct122937504"/></text:p>
          </table:table-cell>
          <table:table-cell table:style-name="Table49.B2" office:value-type="string">
            <text:p text:style-name="P63"><text:change-start text:change-id="ct122273040"/>No<text:change-end text:change-id="ct122273040"/></text:p>
          </table:table-cell>
        </table:table-row>
        <table:table-row>
          <table:table-cell table:style-name="Table49.A2" office:value-type="string">
            <text:p text:style-name="P16"><text:change-start text:change-id="ct122932160"/>Repetition allowed<text:change-end text:change-id="ct122932160"/></text:p>
          </table:table-cell>
          <table:table-cell table:style-name="Table49.B2" office:value-type="string">
            <text:p text:style-name="P63"><text:change-start text:change-id="ct122933856"/>No<text:change-end text:change-id="ct122933856"/></text:p>
          </table:table-cell>
        </table:table-row>
        <text:soft-page-break/>
        <table:table-row>
          <table:table-cell table:style-name="Table49.A2" office:value-type="string">
            <text:p text:style-name="P16"><text:change-start text:change-id="ct124966608"/>Description<text:change-end text:change-id="ct124966608"/></text:p>
          </table:table-cell>
          <table:table-cell table:style-name="Table49.B2" office:value-type="string">
            <text:p text:style-name="P64"><text:change-start text:change-id="ct124410800"/>This is an element specifically made for the NBS project and initially in support for handling Sentinel-2 data. It is however also relevant for other optical satellite imagery whether AVHRR (NPOES, EPS), VIIRS (NPP), MERIS (ENVISAT) or MODIS (EOS).</text:p>
            <text:p text:style-name="P65">It describes the overall cloud cover in the scene and it only relates to the number of valid pixels in the scene (excluding missing values for map projected scenes).</text:p>
            <text:p text:style-name="P67">The element has one sub element:</text:p>
            <text:list xml:id="list269098470513806993" text:style-name="L22">
              <text:list-item>
                <text:p text:style-name="P220">value: The actual cloud cover in percentage of the valid pixels.<text:change-end text:change-id="ct124410800"/><text:change-start text:change-id="ct125188032"/> <text:span text:style-name="T70">This is indicated with one </text:span><text:change-end text:change-id="ct125188032"/><text:change-start text:change-id="ct125200864"/><text:span text:style-name="T70">attribute.</text:span><text:change-end text:change-id="ct125200864"/></text:p>
              </text:list-item>
            </text:list>
          </table:table-cell>
        </table:table-row>
        <table:table-row>
          <table:table-cell table:style-name="Table49.A2" office:value-type="string">
            <text:p text:style-name="P16"><text:change-start text:change-id="ct124968032"/>DIF equivalent<text:change-end text:change-id="ct124968032"/></text:p>
          </table:table-cell>
          <table:table-cell table:style-name="Table49.B2" office:value-type="string">
            <text:p text:style-name="P66"><text:change-start text:change-id="ct124070192"/>NA<text:change-end text:change-id="ct124070192"/></text:p>
          </table:table-cell>
        </table:table-row>
        <table:table-row>
          <table:table-cell table:style-name="Table49.A2" office:value-type="string">
            <text:p text:style-name="P16"><text:change-start text:change-id="ct125192576"/>ISO equivalent<text:change-end text:change-id="ct125192576"/></text:p>
          </table:table-cell>
          <table:table-cell table:style-name="Table49.B2" office:value-type="string">
            <text:p text:style-name="P66"><text:change-start text:change-id="ct125195776"/>NA<text:change-end text:change-id="ct125195776"/></text:p>
          </table:table-cell>
        </table:table-row>
        <table:table-row>
          <table:table-cell table:style-name="Table49.A2" office:value-type="string">
            <text:p text:style-name="P16"><text:change-start text:change-id="ct125194944"/>MM2 equivalent<text:change-end text:change-id="ct125194944"/></text:p>
          </table:table-cell>
          <table:table-cell table:style-name="Table49.B2" office:value-type="string">
            <text:p text:style-name="P66"><text:change-start text:change-id="ct124408496"/>NA<text:change-end text:change-id="ct124408496"/></text:p>
          </table:table-cell>
        </table:table-row>
        <table:table-row>
          <table:table-cell table:style-name="Table49.A2" office:value-type="string">
            <text:p text:style-name="P16"><text:change-start text:change-id="ct124418336"/>Example XML<text:change-end text:change-id="ct124418336"/></text:p>
          </table:table-cell>
          <table:table-cell table:style-name="Table49.B2" office:value-type="string">
            <text:p text:style-name="XML_20_code"><text:change-start text:change-id="ct124415456"/>&lt;<text:span text:style-name="T68">cloud_cover</text:span>&gt;</text:p>
            <text:p text:style-name="XML_20_code"><text:s text:c="2"/><text:span text:style-name="T69">&lt;value unit=”%”&gt;45&lt;/value&gt;</text:span></text:p>
            <text:p text:style-name="XML_20_code">&lt;/<text:span text:style-name="T68">cloud_cover</text:span>&gt;<text:change-end text:change-id="ct124415456"/></text:p>
          </table:table-cell>
        </table:table-row>
      </table:table>
      <text:h text:style-name="P170" text:outline-level="1"><text:bookmark-start text:name="__RefHeading__2930_249282406"/>Explanations<text:bookmark-end text:name="__RefHeading__2930_249282406"/></text:h>
      <text:h text:style-name="P172" text:outline-level="2"><text:bookmark-start text:name="__RefHeading__2932_249282406"/><office:annotation office:name="__Annotation__30404_316962974"><dc:creator>Øystein Godøy</dc:creator><dc:date>2016-03-22T23:48:03</dc:date><loext:sender-initials>ØG</loext:sender-initials><text:p text:style-name="P230"><text:span text:style-name="T75">Check comments on data collection versus instance of a data collection (typically the terminology of space agencies). We should specify one terminology and stick to it. related_dataset is however a bit more generic than just the parent/child concept.</text:span></text:p></office:annotation>Interpretation of child and parent relationship<office:annotation-end office:name="__Annotation__30404_316962974"/><text:bookmark-end text:name="__RefHeading__2932_249282406"/></text:h>
      <text:p text:style-name="P101">If a dataset has a &lt;related_dataset relation_type=”parent”&gt; element it means that the referred dataset is this datasets parent. This relationship does not impose any specific characteristics on either the parent or the child dataset. For instance it is not required that the parents dataset is a dataset series and that the child dataset is a dataset within the series. The relationship only causes the child dataset to inherit elements from the parent dataset. Exact semantics for inheritance is to be decided.</text:p>
      <text:h text:style-name="P169" text:outline-level="1"><text:bookmark-start text:name="__RefHeading__9328_298377631"/>Controlled vocabularies<text:bookmark-end text:name="__RefHeading__9328_298377631"/></text:h>
      <text:h text:style-name="P181" text:outline-level="2"><text:bookmark-start text:name="__RefHeading___Toc6710_692083410"/><text:change-start text:change-id="ct125022032"/>Collection keywords<text:bookmark-end text:name="__RefHeading___Toc6710_692083410"/><text:change-end text:change-id="ct125022032"/></text:h>
      <table:table table:name="Table45" table:style-name="Table45">
        <table:table-column table:style-name="Table45.A"/>
        <table:table-column table:style-name="Table45.B"/>
        <table:table-header-rows>
          <table:table-row>
            <table:table-cell table:style-name="Table45.A1" office:value-type="string">
              <text:p text:style-name="P137"><text:change-start text:change-id="ct125015056"/>Code<text:change-end text:change-id="ct125015056"/></text:p>
            </table:table-cell>
            <table:table-cell table:style-name="Table45.B1" office:value-type="string">
              <text:p text:style-name="P137"><text:change-start text:change-id="ct125006896"/>Description<text:change-end text:change-id="ct125006896"/></text:p>
            </table:table-cell>
          </table:table-row>
        </table:table-header-rows>
        <table:table-row>
          <table:table-cell table:style-name="Table45.A2" office:value-type="string">
            <text:p text:style-name="P82"><text:change-start text:change-id="ct124034832"/>CC<text:change-end text:change-id="ct124034832"/></text:p>
          </table:table-cell>
          <table:table-cell table:style-name="Table45.B2" office:value-type="string">
            <text:p text:style-name="P82"><text:change-start text:change-id="ct125013872"/>Datasets related to the Cryosphere in the context of the CryoClim project.<text:change-end text:change-id="ct125013872"/></text:p>
          </table:table-cell>
        </table:table-row>
        <table:table-row>
          <table:table-cell table:style-name="Table45.A2" office:value-type="string">
            <text:p text:style-name="P79"><text:change-start text:change-id="ct125020208"/>NMAP<text:change-end text:change-id="ct125020208"/></text:p>
          </table:table-cell>
          <table:table-cell table:style-name="Table45.B2" office:value-type="string">
            <text:p text:style-name="P81"><text:change-start text:change-id="ct125008752"/><text:span text:style-name="T55">Remote sensing datasets or higher order products based on remote sensing datasets generated in the context of the </text:span><text:change-end text:change-id="ct125008752"/><text:change-start text:change-id="ct125010160"/>Norwegian Satellite Earth Observation Database for Marine and Polar Research <text:span text:style-name="T55">(</text:span><text:change-end text:change-id="ct125010160"/><text:change-start text:change-id="ct125011568"/><text:span text:style-name="T55">NORMAP</text:span><text:change-end text:change-id="ct125011568"/><text:change-start text:change-id="ct123866976"/><text:span text:style-name="T55">).</text:span><text:change-end text:change-id="ct123866976"/></text:p>
          </table:table-cell>
        </table:table-row>
        <table:table-row>
          <table:table-cell table:style-name="Table45.A2" office:value-type="string">
            <text:p text:style-name="P85"><text:change-start text:change-id="ct124756608"/>ADC<text:change-end text:change-id="ct124756608"/></text:p>
          </table:table-cell>
          <table:table-cell table:style-name="Table45.B2" office:value-type="string">
            <text:p text:style-name="P86"><text:change-start text:change-id="ct123868560"/>Datasets related to the Arctic Data Centre. This is the fall back collection, but it might be that some datasets are not officially part of the ADC<text:change-end text:change-id="ct123868560"/><text:change-start text:change-id="ct124640256"/> collection and thus should only be searchable, but not exported using OAI-PMH.<text:change-end text:change-id="ct124640256"/></text:p>
          </table:table-cell>
        </table:table-row>
        <table:table-row>
          <table:table-cell table:style-name="Table45.A2" office:value-type="string">
            <text:p text:style-name="P85"><text:change-start text:change-id="ct124639424"/>GCW<text:change-end text:change-id="ct124639424"/></text:p>
          </table:table-cell>
          <table:table-cell table:style-name="Table45.B2" office:value-type="string">
            <text:p text:style-name="P85"><text:change-start text:change-id="ct124642096"/>Datasets related to the <text:change-end text:change-id="ct124642096"/><text:change-start text:change-id="ct124644704"/><text:span text:style-name="T56">WMO Global Cryosphere Watch.</text:span><text:change-end text:change-id="ct124644704"/></text:p>
          </table:table-cell>
        </table:table-row>
        <text:soft-page-break/>
        <table:table-row>
          <table:table-cell table:style-name="Table45.A2" office:value-type="string">
            <text:p text:style-name="P79"><text:change-start text:change-id="ct124563536"/>NMDC<text:change-end text:change-id="ct124563536"/></text:p>
          </table:table-cell>
          <table:table-cell table:style-name="Table45.B2" office:value-type="string">
            <text:p text:style-name="P80"><text:change-start text:change-id="ct122938624"/>Datasets relevant for the Norwegian Marine Data Centre. This is basically datasets of a marine origin, regardless of whether they are of operational or scientific origin.<text:change-end text:change-id="ct122938624"/></text:p>
          </table:table-cell>
        </table:table-row>
        <table:table-row>
          <table:table-cell table:style-name="Table45.A2" office:value-type="string">
            <text:p text:style-name="P79"><text:change-start text:change-id="ct124643872"/>SIOS<text:change-end text:change-id="ct124643872"/></text:p>
          </table:table-cell>
          <table:table-cell table:style-name="Table45.B2" office:value-type="string">
            <text:p text:style-name="P83"><text:change-start text:change-id="ct124645968"/>Datasets related to the Svalbard Integrated Arctic Earth Observing System. <text:change-end text:change-id="ct124645968"/></text:p>
          </table:table-cell>
        </table:table-row>
        <table:table-row>
          <table:table-cell table:style-name="Table45.A2" office:value-type="string">
            <text:p text:style-name="P84"><text:change-start text:change-id="ct124650704"/>NSDN<text:change-end text:change-id="ct124650704"/></text:p>
          </table:table-cell>
          <table:table-cell table:style-name="Table45.B2" office:value-type="string">
            <text:p text:style-name="P84"><text:change-start text:change-id="ct124037376"/>Datasets related to the Norwegian Scientific Data Network (NorDataNet).<text:change-end text:change-id="ct124037376"/></text:p>
          </table:table-cell>
        </table:table-row>
        <table:table-row>
          <table:table-cell table:style-name="Table45.A2" office:value-type="string">
            <text:p text:style-name="P87"><text:change-start text:change-id="ct124039072"/>DOKI<text:change-end text:change-id="ct124039072"/></text:p>
          </table:table-cell>
          <table:table-cell table:style-name="Table45.B2" office:value-type="string">
            <text:p text:style-name="P87"><text:change-start text:change-id="ct125009296"/>Datasets related to the <text:change-end text:change-id="ct125009296"/><text:change-start text:change-id="ct125007408"/>national contribution to the International Polar Year.<text:change-end text:change-id="ct125007408"/></text:p>
          </table:table-cell>
        </table:table-row>
        <table:table-row>
          <table:table-cell table:style-name="Table45.A2" office:value-type="string">
            <text:p text:style-name="P87"><text:change-start text:change-id="ct125193776"/>DAM<text:change-end text:change-id="ct125193776"/></text:p>
          </table:table-cell>
          <table:table-cell table:style-name="Table45.B2" office:value-type="string">
            <text:p text:style-name="P87"><text:change-start text:change-id="ct124730352"/>Datasets in the context of EU FP6 project DAMOCLES:<text:change-end text:change-id="ct124730352"/></text:p>
          </table:table-cell>
        </table:table-row>
        <table:table-row>
          <table:table-cell table:style-name="Table45.A2" office:value-type="string">
            <text:p text:style-name="P87"><text:change-start text:change-id="ct124042464"/>ACCESS<text:change-end text:change-id="ct124042464"/></text:p>
          </table:table-cell>
          <table:table-cell table:style-name="Table45.B2" office:value-type="string">
            <text:p text:style-name="P87"><text:change-start text:change-id="ct124045744"/>Datasets in the context of EU FP7 project ACCESS.<text:change-end text:change-id="ct124045744"/></text:p>
          </table:table-cell>
        </table:table-row>
        <table:table-row>
          <table:table-cell table:style-name="Table45.A2" office:value-type="string">
            <text:p text:style-name="P88"><text:change-start text:change-id="ct124733456"/>NBS<text:change-end text:change-id="ct124733456"/></text:p>
          </table:table-cell>
          <table:table-cell table:style-name="Table45.B2" office:value-type="string">
            <text:p text:style-name="P88"><text:change-start text:change-id="ct124735152"/>Datasets in the context of National Ground Segment for satellite data. This is primarily Sentinel datasets.<text:change-end text:change-id="ct124735152"/></text:p>
          </table:table-cell>
        </table:table-row>
        <table:table-row>
          <table:table-cell table:style-name="Table45.A2" office:value-type="string">
            <text:p text:style-name="P87"><text:change-start text:change-id="ct124736848"/>APPL<text:change-end text:change-id="ct124736848"/></text:p>
          </table:table-cell>
          <table:table-cell table:style-name="Table45.B2" office:value-type="string">
            <text:p text:style-name="P87"><text:change-start text:change-id="ct124738784"/>Datasets in the context of EU H2020 project APPLICATE.<text:change-end text:change-id="ct124738784"/></text:p>
          </table:table-cell>
        </table:table-row>
      </table:table>
      <text:p text:style-name="P108"><text:change-start text:change-id="ct122929200"/></text:p>
      <text:p text:style-name="P108"><text:bookmark-ref text:reference-format="text" text:ref-name="__RefHeading___Toc4845_557034454">collection</text:bookmark-ref></text:p>
      <text:h text:style-name="P172" text:outline-level="2"><text:bookmark-start text:name="__RefHeading__1880_33930022"/><text:change-end text:change-id="ct122929200"/>Dataset production status<text:bookmark-end text:name="__RefHeading__1880_33930022"/></text:h>
      <table:table table:name="Table30" table:style-name="Table30">
        <table:table-column table:style-name="Table30.A"/>
        <table:table-column table:style-name="Table30.B"/>
        <table:table-row>
          <table:table-cell table:style-name="Table30.A1" office:value-type="string">
            <text:p text:style-name="P132">Code</text:p>
          </table:table-cell>
          <table:table-cell table:style-name="Table30.B1" office:value-type="string">
            <text:p text:style-name="P132">Description</text:p>
          </table:table-cell>
        </table:table-row>
        <table:table-row>
          <table:table-cell table:style-name="Table30.A2" office:value-type="string">
            <text:p text:style-name="P1">Planned</text:p>
          </table:table-cell>
          <table:table-cell table:style-name="Table30.B2" office:value-type="string">
            <text:p text:style-name="P1">Refers to data sets to be collected in the future and are thus unavailable at the present time. <text:s/>For Example: The Hydro spacecraft has not been launched, but information on planned data sets may be available.</text:p>
          </table:table-cell>
        </table:table-row>
        <table:table-row>
          <table:table-cell table:style-name="Table30.A2" office:value-type="string">
            <text:p text:style-name="P1">In Work</text:p>
          </table:table-cell>
          <table:table-cell table:style-name="Table30.B2" office:value-type="string">
            <text:p text:style-name="P1">Refers to data sets currently undergoing production or data that is continuously being collected or updated. <text:s/>For Example: data from the AIRS instrument on Aqua is being collected continuously.</text:p>
          </table:table-cell>
        </table:table-row>
        <table:table-row>
          <table:table-cell table:style-name="Table30.A2" office:value-type="string">
            <text:p text:style-name="P1">Complete</text:p>
          </table:table-cell>
          <table:table-cell table:style-name="Table30.B2" office:value-type="string">
            <text:p text:style-name="P1">Refers to data sets in which no updates or further data collection will be made. <text:s/>For Example: Nimbus-7 SMMR data collection has been completed.</text:p>
          </table:table-cell>
        </table:table-row>
        <table:table-row>
          <table:table-cell table:style-name="Table30.A2" office:value-type="string">
            <text:p text:style-name="P1">Obsolete</text:p>
          </table:table-cell>
          <table:table-cell table:style-name="Table30.B2" office:value-type="string">
            <text:p text:style-name="P1">A new version of the dataset has been generated. The new version should be used, this is kept for back tracing. </text:p>
          </table:table-cell>
        </table:table-row>
      </table:table>
      <text:p text:style-name="P101"/>
      <text:p text:style-name="P101"><text:bookmark-ref text:reference-format="text" text:ref-name="__RefHeading__9290_298377631">dataset_production_status</text:bookmark-ref></text:p>
      <text:h text:style-name="P193" text:outline-level="3"><text:bookmark-start text:name="__RefHeading__9330_298377631"/>ISO to MMD mapping<text:bookmark-end text:name="__RefHeading__9330_298377631"/></text:h>
      <table:table table:name="Table31" table:style-name="Table31">
        <table:table-column table:style-name="Table31.A"/>
        <table:table-column table:style-name="Table31.B"/>
        <table:table-row>
          <table:table-cell table:style-name="Table31.A1" office:value-type="string">
            <text:p text:style-name="P132">ISO Code</text:p>
          </table:table-cell>
          <table:table-cell table:style-name="Table31.B1" office:value-type="string">
            <text:p text:style-name="P132">MMD code</text:p>
          </table:table-cell>
        </table:table-row>
        <table:table-row>
          <table:table-cell table:style-name="Table31.A2" office:value-type="string">
            <text:p text:style-name="P1">completed</text:p>
          </table:table-cell>
          <table:table-cell table:style-name="Table31.B2" office:value-type="string">
            <text:p text:style-name="P1">Complete</text:p>
          </table:table-cell>
        </table:table-row>
        <table:table-row>
          <table:table-cell table:style-name="Table31.A2" office:value-type="string">
            <text:p text:style-name="P1">historicalArchive</text:p>
          </table:table-cell>
          <table:table-cell table:style-name="Table31.B2" office:value-type="string">
            <text:p text:style-name="P1">Complete</text:p>
          </table:table-cell>
        </table:table-row>
        <table:table-row>
          <table:table-cell table:style-name="Table31.A2" office:value-type="string">
            <text:p text:style-name="P1">obsolete</text:p>
          </table:table-cell>
          <table:table-cell table:style-name="Table31.B2" office:value-type="string">
            <text:p text:style-name="P1">Obsolete</text:p>
          </table:table-cell>
        </table:table-row>
        <table:table-row>
          <table:table-cell table:style-name="Table31.A2" office:value-type="string">
            <text:p text:style-name="P1">onGoing</text:p>
          </table:table-cell>
          <table:table-cell table:style-name="Table31.B2" office:value-type="string">
            <text:p text:style-name="P1">In Work</text:p>
          </table:table-cell>
        </table:table-row>
        <table:table-row>
          <table:table-cell table:style-name="Table31.A2" office:value-type="string">
            <text:p text:style-name="P1">planned</text:p>
          </table:table-cell>
          <table:table-cell table:style-name="Table31.B2" office:value-type="string">
            <text:p text:style-name="P1">Planned</text:p>
          </table:table-cell>
        </table:table-row>
        <text:soft-page-break/>
        <table:table-row>
          <table:table-cell table:style-name="Table31.A2" office:value-type="string">
            <text:p text:style-name="P1">required</text:p>
          </table:table-cell>
          <table:table-cell table:style-name="Table31.B2" office:value-type="string">
            <text:p text:style-name="P1">Planned</text:p>
          </table:table-cell>
        </table:table-row>
        <table:table-row>
          <table:table-cell table:style-name="Table31.A2" office:value-type="string">
            <text:p text:style-name="P1">underDevelopment</text:p>
          </table:table-cell>
          <table:table-cell table:style-name="Table31.B2" office:value-type="string">
            <text:p text:style-name="P1">Planned</text:p>
          </table:table-cell>
        </table:table-row>
      </table:table>
      <text:h text:style-name="P193" text:outline-level="3"><text:bookmark-start text:name="__RefHeading__9332_298377631"/>MMD to ISO mapping<text:bookmark-end text:name="__RefHeading__9332_298377631"/></text:h>
      <table:table table:name="Table32" table:style-name="Table32">
        <table:table-column table:style-name="Table32.A"/>
        <table:table-column table:style-name="Table32.B"/>
        <table:table-row>
          <table:table-cell table:style-name="Table32.A1" office:value-type="string">
            <text:p text:style-name="P132">MMD Code</text:p>
          </table:table-cell>
          <table:table-cell table:style-name="Table32.B1" office:value-type="string">
            <text:p text:style-name="P132">ISO code</text:p>
          </table:table-cell>
        </table:table-row>
        <table:table-row>
          <table:table-cell table:style-name="Table32.A2" office:value-type="string">
            <text:p text:style-name="P1">Planned</text:p>
          </table:table-cell>
          <table:table-cell table:style-name="Table32.B2" office:value-type="string">
            <text:p text:style-name="P1">Planned</text:p>
          </table:table-cell>
        </table:table-row>
        <table:table-row>
          <table:table-cell table:style-name="Table32.A2" office:value-type="string">
            <text:p text:style-name="P1">In Work</text:p>
          </table:table-cell>
          <table:table-cell table:style-name="Table32.B2" office:value-type="string">
            <text:p text:style-name="P1">onGoing</text:p>
          </table:table-cell>
        </table:table-row>
        <table:table-row>
          <table:table-cell table:style-name="Table32.A2" office:value-type="string">
            <text:p text:style-name="P1">Complete</text:p>
          </table:table-cell>
          <table:table-cell table:style-name="Table32.B2" office:value-type="string">
            <text:p text:style-name="P1">Complete</text:p>
          </table:table-cell>
        </table:table-row>
        <table:table-row>
          <table:table-cell table:style-name="Table32.A2" office:value-type="string">
            <text:p text:style-name="P1">Obsolete</text:p>
          </table:table-cell>
          <table:table-cell table:style-name="Table32.B2" office:value-type="string">
            <text:p text:style-name="P1">obsolete</text:p>
          </table:table-cell>
        </table:table-row>
      </table:table>
      <text:h text:style-name="P182" text:outline-level="2"><text:bookmark-start text:name="__RefHeading___Toc25333_316962974"/>Operational status<text:bookmark-end text:name="__RefHeading___Toc25333_316962974"/></text:h>
      <table:table table:name="Table38" table:style-name="Table38">
        <table:table-column table:style-name="Table38.A"/>
        <table:table-column table:style-name="Table38.B"/>
        <table:table-row>
          <table:table-cell table:style-name="Table38.A1" office:value-type="string">
            <text:p text:style-name="P133">Code</text:p>
          </table:table-cell>
          <table:table-cell table:style-name="Table38.B1" office:value-type="string">
            <text:p text:style-name="P133">Description</text:p>
          </table:table-cell>
        </table:table-row>
        <table:table-row>
          <table:table-cell table:style-name="Table38.A2" office:value-type="string">
            <text:p text:style-name="P33">Operational</text:p>
          </table:table-cell>
          <table:table-cell table:style-name="Table38.B2" office:value-type="string">
            <text:p text:style-name="P33">This is used to tag datasets that are continously being evaluated <text:s text:c="8"/>and validated. The production of the data is under the <text:s text:c="8"/>responsibility of an authority and follows a review and documentation process. Operational data are generated on a continuous basis with a temporal perspective.</text:p>
          </table:table-cell>
        </table:table-row>
        <table:table-row>
          <table:table-cell table:style-name="Table38.A2" office:value-type="string">
            <text:p text:style-name="P34">Pre-Operational</text:p>
          </table:table-cell>
          <table:table-cell table:style-name="Table38.B2" office:value-type="string">
            <text:p text:style-name="P34">This is used to describe data that are under review for becoming the next operational delivery. It is usually produced continuously, but not necessarily distributed to users not specifically. It covers the intermediate step between Experimental and Operational.</text:p>
          </table:table-cell>
        </table:table-row>
        <table:table-row>
          <table:table-cell table:style-name="Table38.A2" office:value-type="string">
            <text:p text:style-name="P35">Experimental</text:p>
          </table:table-cell>
          <table:table-cell table:style-name="Table38.B2" office:value-type="string">
            <text:p text:style-name="P35">This is used to describe data that belongs to a development and <text:span text:style-name="T29"><text:s/></text:span>production chain that provides operational data. It is the first step in the process of becoming operational.</text:p>
          </table:table-cell>
        </table:table-row>
        <table:table-row>
          <table:table-cell table:style-name="Table38.A2" office:value-type="string">
            <text:p text:style-name="P36">Scientific</text:p>
          </table:table-cell>
          <table:table-cell table:style-name="Table38.B2" office:value-type="string">
            <text:p text:style-name="P36">This is used to describe purely scientific products. That is products generated through scientific projects and usually with a<text:span text:style-name="T29"> </text:span>limited temporal perspective.</text:p>
          </table:table-cell>
        </table:table-row>
      </table:table>
      <text:p text:style-name="P101"/>
      <text:p text:style-name="P101"><text:bookmark-ref text:reference-format="text" text:ref-name="__RefHeading___Toc24757_316962974">operational_status</text:bookmark-ref></text:p>
      <text:h text:style-name="P183" text:outline-level="2"><text:bookmark-start text:name="__RefHeading__2876_249282406"/><text:soft-page-break/>Access constraints<text:bookmark-end text:name="__RefHeading__2876_249282406"/></text:h>
      <table:table table:name="Table3" table:style-name="Table3">
        <table:table-column table:style-name="Table3.A"/>
        <table:table-column table:style-name="Table3.B"/>
        <table:table-row>
          <table:table-cell table:style-name="Table3.A1" office:value-type="string">
            <text:p text:style-name="P132">Code</text:p>
          </table:table-cell>
          <table:table-cell table:style-name="Table3.B1" office:value-type="string">
            <text:p text:style-name="P132">Description</text:p>
          </table:table-cell>
        </table:table-row>
        <table:table-row>
          <table:table-cell table:style-name="Table3.A2" office:value-type="string">
            <text:p text:style-name="P48">Open</text:p>
          </table:table-cell>
          <table:table-cell table:style-name="Table3.B2" office:value-type="string">
            <text:p text:style-name="P1">These data are freely available to everyone and can be made available without any restrictions.</text:p>
          </table:table-cell>
        </table:table-row>
        <table:table-row>
          <table:table-cell table:style-name="Table3.A2" office:value-type="string">
            <text:p text:style-name="P48">Registered users only (automated approval)</text:p>
          </table:table-cell>
          <table:table-cell table:style-name="Table3.B2" office:value-type="string">
            <text:p text:style-name="P1">These data are available for users as long as they register with name, affiliation, and a valid email address. The verification process can be automated. <text:s text:c="7"/></text:p>
          </table:table-cell>
        </table:table-row>
        <table:table-row>
          <table:table-cell table:style-name="Table3.A2" office:value-type="string">
            <text:p text:style-name="P48">Registered users only (manual approval required)</text:p>
          </table:table-cell>
          <table:table-cell table:style-name="Table3.B2" office:value-type="string">
            <text:p text:style-name="P1">These data are available for users as long as they register with name, affiliation, and a valid email address. The verification process must be manual. <text:s text:c="7"/></text:p>
          </table:table-cell>
        </table:table-row>
        <table:table-row>
          <table:table-cell table:style-name="Table3.A2" office:value-type="string">
            <text:p text:style-name="P48">Restricted to a community</text:p>
          </table:table-cell>
          <table:table-cell table:style-name="Table3.B2" office:value-type="string">
            <text:p text:style-name="P1">These data are available for users within a restricted community. This community determines the authorization mechansim to utilise whether this being IP-address, community specific users names or other. <text:s text:c="7"/></text:p>
          </table:table-cell>
        </table:table-row>
        <table:table-row>
          <table:table-cell table:style-name="Table3.A2" office:value-type="string">
            <text:p text:style-name="P48">Restricted access to metadata</text:p>
          </table:table-cell>
          <table:table-cell table:style-name="Table3.B2" office:value-type="string">
            <text:p text:style-name="P1">Information on these data MUST NOT be exposed externally. This implies that neither metadata can be exposed externally.</text:p>
          </table:table-cell>
        </table:table-row>
      </table:table>
      <text:p text:style-name="P101"/>
      <text:p text:style-name="P101"><text:bookmark-ref text:reference-format="text" text:ref-name="__RefHeading__9302_298377631">access_constraint</text:bookmark-ref></text:p>
      <text:h text:style-name="P172" text:outline-level="2"><text:bookmark-start text:name="__RefHeading__2878_249282406"/>Use constraints<text:bookmark-end text:name="__RefHeading__2878_249282406"/></text:h>
      <table:table table:name="Table4" table:style-name="Table4">
        <table:table-column table:style-name="Table4.A"/>
        <table:table-column table:style-name="Table4.B"/>
        <table:table-row>
          <table:table-cell table:style-name="Table4.A1" office:value-type="string">
            <text:p text:style-name="P132">Code</text:p>
          </table:table-cell>
          <table:table-cell table:style-name="Table4.B1" office:value-type="string">
            <text:p text:style-name="P132">Description</text:p>
          </table:table-cell>
        </table:table-row>
        <table:table-row>
          <table:table-cell table:style-name="Table4.A2" office:value-type="string">
            <text:p text:style-name="P1">Public domain</text:p>
          </table:table-cell>
          <table:table-cell table:style-name="Table4.B2" office:value-type="string">
            <text:p text:style-name="P1">All rights for these data are waived. This should be relevant when data are released using CC0, Open Data Commons PDDL or similar. <text:s text:c="7"/></text:p>
          </table:table-cell>
        </table:table-row>
        <table:table-row>
          <table:table-cell table:style-name="Table4.A2" office:value-type="string">
            <text:p text:style-name="P1">Attribution</text:p>
          </table:table-cell>
          <table:table-cell table:style-name="Table4.B2" office:value-type="string">
            <text:p text:style-name="P1">These data may be freely copied, shared, used, modified and transformed as long as you attribute the owner/creator of the original dataset. <text:s text:c="7"/></text:p>
          </table:table-cell>
        </table:table-row>
        <table:table-row>
          <table:table-cell table:style-name="Table4.A2" office:value-type="string">
            <text:p text:style-name="P1">Share-alike</text:p>
          </table:table-cell>
          <table:table-cell table:style-name="Table4.B2" office:value-type="string">
            <text:p text:style-name="P1">This is a bit stronger than attribution as it requires any work based upon these data to be shared using the same conditions as the original data. It implies attribution and limits the freedom for new data generated. <text:s text:c="7"/></text:p>
          </table:table-cell>
        </table:table-row>
        <table:table-row>
          <table:table-cell table:style-name="Table4.A2" office:value-type="string">
            <text:p text:style-name="P1">Noncommercial</text:p>
          </table:table-cell>
          <table:table-cell table:style-name="Table4.B2" office:value-type="string">
            <text:p text:style-name="P1">Data may be used for noncommercial purposes only. This implies share-alike (and attribution).</text:p>
          </table:table-cell>
        </table:table-row>
        <table:table-row>
          <table:table-cell table:style-name="Table4.A2" office:value-type="string">
            <text:p text:style-name="P1">No derivative</text:p>
          </table:table-cell>
          <table:table-cell table:style-name="Table4.B2" office:value-type="string">
            <text:p text:style-name="P10">FIXME</text:p>
          </table:table-cell>
        </table:table-row>
      </table:table>
      <text:p text:style-name="P101"/>
      <text:p text:style-name="P101"><text:bookmark-ref text:reference-format="text" text:ref-name="__RefHeading__9304_298377631">use_constraint</text:bookmark-ref></text:p>
      <text:h text:style-name="P184" text:outline-level="2"><text:bookmark-start text:name="__RefHeading___Toc27423_316962974"/>Activity type<text:bookmark-end text:name="__RefHeading___Toc27423_316962974"/></text:h>
      <text:p text:style-name="P107">Controlled vocabulary used to describe activity types. Rather than using the term observation type or platform which possibly could describe the nature of observed datasets, activity type is used to filter between both observations and simulations that possibly are describing the same phenomena. Activity types are used to identify the origin of the dataset documented within METAMOD. This is not an identification of the observation platform (e.g. specific vessel, SYNOP station or satellite), but more the nature of the generation process (e.g. simulation, in situ observation, remote sensing etc). It is useful in the context of filtering data when searching for relevant datasets.</text:p>
      <text:p text:style-name="P107"/>
      <table:table table:name="Table40" table:style-name="Table40">
        <table:table-column table:style-name="Table40.A"/>
        <table:table-column table:style-name="Table40.B"/>
        <text:soft-page-break/>
        <table:table-row>
          <table:table-cell table:style-name="Table40.A1" office:value-type="string">
            <text:p text:style-name="P134">Code</text:p>
          </table:table-cell>
          <table:table-cell table:style-name="Table40.B1" office:value-type="string">
            <text:p text:style-name="P134">Description</text:p>
          </table:table-cell>
        </table:table-row>
        <table:table-row>
          <table:table-cell table:style-name="Table40.A2" office:value-type="string">
            <text:p text:style-name="P48">Aircraft</text:p>
          </table:table-cell>
          <table:table-cell table:style-name="Table40.B2" office:value-type="string">
            <text:p text:style-name="P1">Observations made during a flight trajectory. The observations caninclude remote sensing instruments, dropsondes or in situ measurements.Both manned and unmanned vehicles are covered by this term. The outputis typically a trajectory, but could also be profiles or points.</text:p>
          </table:table-cell>
        </table:table-row>
        <table:table-row>
          <table:table-cell table:style-name="Table40.A2" office:value-type="string">
            <text:p text:style-name="P56">Space Borne Instrument(Earth Observation Satellite)</text:p>
          </table:table-cell>
          <table:table-cell table:style-name="Table40.B2" office:value-type="string">
            <text:p text:style-name="P1">Observations or analysed products based upon data from a space borneinstrument (typically onboard a satellite). The nature of the output is<text:span text:style-name="T29"> </text:span>typically gridded of type imagery or profiles.</text:p>
          </table:table-cell>
        </table:table-row>
        <table:table-row>
          <table:table-cell table:style-name="Table40.A2" office:value-type="string">
            <text:p text:style-name="P56">Numerical Simulation</text:p>
          </table:table-cell>
          <table:table-cell table:style-name="Table40.B2" office:value-type="string">
            <text:p text:style-name="P1">Data are generated by the use of a numerical simulation of theatmosphere, the ocean, the climate or similar. Statistical analysis is<text:span text:style-name="T29"> </text:span>not covered by this.</text:p>
          </table:table-cell>
        </table:table-row>
        <table:table-row>
          <table:table-cell table:style-name="Table40.A2" office:value-type="string">
            <text:p text:style-name="P56">Climate Indicator</text:p>
          </table:table-cell>
          <table:table-cell table:style-name="Table40.B2" office:value-type="string">
            <text:p text:style-name="P1">This indicates a dataset that has been generated by analysis of somedata with the emphasis on being representative in a climate context<text:span text:style-name="T29"> </text:span>(e.g. consistent in time). Furthermore, a climate indicator is a "compact" representation of the feature studied (e.g. the temporal<text:span text:style-name="T29"> </text:span>evolution of area covered by sea ice in the Arctic). Climate Indicatorsare frequently linked to GCOS requirements.</text:p>
          </table:table-cell>
        </table:table-row>
        <table:table-row>
          <table:table-cell table:style-name="Table40.A2" office:value-type="string">
            <text:p text:style-name="P56">In Situ Land-based station(Land station)<text:span text:style-name="T29"> </text:span>(Field Experiment)</text:p>
          </table:table-cell>
          <table:table-cell table:style-name="Table40.B2" office:value-type="string">
            <text:p text:style-name="P1">This is used to tag datasets generated from a site located on land. Thiscan be a permanent (e.g. a SYNOP or TEMP station) or a temporary site (e.g. a<text:span text:style-name="T29"> </text:span><text:s text:c="8"/>field experiment).</text:p>
          </table:table-cell>
        </table:table-row>
        <table:table-row>
          <table:table-cell table:style-name="Table40.A2" office:value-type="string">
            <text:p text:style-name="P56">In Situ Ship-based station(Cruise)</text:p>
          </table:table-cell>
          <table:table-cell table:style-name="Table40.B2" office:value-type="string">
            <text:p text:style-name="P1">This is used to identify datasets generated during cruises. Typically itdescribes a full dataset generated in a context, possibly describing<text:span text:style-name="T29"> </text:span>both ocean and atmospheric conditions. </text:p>
          </table:table-cell>
        </table:table-row>
        <table:table-row>
          <table:table-cell table:style-name="Table40.A2" office:value-type="string">
            <text:p text:style-name="P56">In Situ Ocean fixed station(Moored instrument)</text:p>
          </table:table-cell>
          <table:table-cell table:style-name="Table40.B2" office:value-type="string">
            <text:p text:style-name="P1">This is used to describe ocean stations that are fixed in space.Typically this is moorings, anchored buoys, oil rigs etc. </text:p>
          </table:table-cell>
        </table:table-row>
        <table:table-row>
          <table:table-cell table:style-name="Table40.A2" office:value-type="string">
            <text:p text:style-name="P56">In Situ Ocean moving station(Float)</text:p>
          </table:table-cell>
          <table:table-cell table:style-name="Table40.B2" office:value-type="string">
            <text:p text:style-name="P1">This is used to describe ocean stations that are moving around.Typically this is gliders and drifting buoys. </text:p>
          </table:table-cell>
        </table:table-row>
        <table:table-row>
          <table:table-cell table:style-name="Table40.A2" office:value-type="string">
            <text:p text:style-name="P56">In Situ Ice-based station(Ice station)<text:span text:style-name="T29"> </text:span><office:annotation office:name="__Annotation__27586_316962974"><dc:creator>Øystein Godøy</dc:creator><dc:date>2016-03-22T23:25:18</dc:date><loext:sender-initials>ØG</loext:sender-initials><text:p text:style-name="P230"><text:span text:style-name="T75">Must be removed, inconsistent with other specifications.</text:span></text:p></office:annotation>(Field Experiment)<office:annotation-end office:name="__Annotation__27586_316962974"/></text:p>
          </table:table-cell>
          <table:table-cell table:style-name="Table40.B2" office:value-type="string">
            <text:p text:style-name="P1">This is used to tag datasets generated from a site located on driftingsea ice or some other ice sheet (possibly on land but moving). It<text:span text:style-name="T29"> </text:span>typically describes a temporary site (e.g. a field experiment). It would also be used to describe ships frozen in ice and drifting e.g. across<text:span text:style-name="T29"> </text:span>the Arctic as well as Ice Thethered Platforms (ITP) and Ice Mass BalanceBuoys (IMBB). </text:p>
          </table:table-cell>
        </table:table-row>
        <table:table-row>
          <table:table-cell table:style-name="Table40.A2" office:value-type="string">
            <text:p text:style-name="P57">Interview/Questionnaire(Interview)<text:span text:style-name="T29"> </text:span>(Questionnaire)</text:p>
          </table:table-cell>
          <table:table-cell table:style-name="Table40.B2" office:value-type="string">
            <text:p text:style-name="P1">This is not much used within environmental science, but comes in usefulsometimes. It is used to cover the results of interviews and<text:span text:style-name="T29"> </text:span>questionnaires especially in interdisciplinary science.</text:p>
          </table:table-cell>
        </table:table-row>
        <table:table-row>
          <table:table-cell table:style-name="Table40.A2" office:value-type="string">
            <text:p text:style-name="P57">Maps/Charts/Photographs(Maps)<text:span text:style-name="T29"> </text:span>(Charts)(Photographs)</text:p>
          </table:table-cell>
          <table:table-cell table:style-name="Table40.B2" office:value-type="string">
            <text:p text:style-name="P1">This is used to tag datasets containing imagery or PDF documents. Thiscould e.g. be a time lapse photographic session of a specific site<text:span text:style-name="T29"> </text:span>illustrating e.g. snow cover or cloud cover. It can also be used to tagdocuments or maps describing the nature of a field station. It would<text:span text:style-name="T29"> </text:span>then require datasets to be linked (which currently is not supported).</text:p>
          </table:table-cell>
        </table:table-row>
      </table:table>
      <text:p text:style-name="P104"/>
      <text:p text:style-name="P101"><text:bookmark-ref text:reference-format="text" text:ref-name="__RefHeading__3163_1426739554">activity_type</text:bookmark-ref></text:p>
      <text:h text:style-name="P172" text:outline-level="2"><text:bookmark-start text:name="__RefHeading__12874_298377631"/><text:change-start text:change-id="ct125784144"/><text:soft-page-break/>Variable/parameter descriptions<text:bookmark-end text:name="__RefHeading__12874_298377631"/></text:h>
      <text:p text:style-name="P106"><text:change-end text:change-id="ct125784144"/>FIXME</text:p>
      <text:h text:style-name="Heading_20_2" text:outline-level="2"><text:bookmark-start text:name="__RefHeading__12876_298377631"/><text:span text:style-name="T6">Platform</text:span><text:span text:style-name="T6"><office:annotation><dc:creator>Øystein Godøy</dc:creator><dc:date>2016-03-22T23:50:16</dc:date><loext:sender-initials>ØG</loext:sender-initials><text:p text:style-name="P230"><text:span text:style-name="T75">Check consistency with activity type. </text:span></text:p></office:annotation></text:span><text:bookmark-end text:name="__RefHeading__12876_298377631"/><text:change-start text:change-id="ct125768560"/></text:h>
      <table:table table:name="Table48" table:style-name="Table48">
        <table:table-column table:style-name="Table48.A" table:number-columns-repeated="2"/>
        <table:table-column table:style-name="Table48.C"/>
        <table:table-header-rows>
          <table:table-row>
            <table:table-cell table:style-name="Table48.A1" office:value-type="string">
              <text:p text:style-name="P141">Short</text:p>
            </table:table-cell>
            <table:table-cell table:style-name="Table48.A1" office:value-type="string">
              <text:p text:style-name="P141">Long</text:p>
            </table:table-cell>
            <table:table-cell table:style-name="Table48.C1" office:value-type="string">
              <text:p text:style-name="P139">Description</text:p>
            </table:table-cell>
          </table:table-row>
        </table:table-header-rows>
        <table:table-row>
          <table:table-cell table:style-name="Table48.A2" office:value-type="string">
            <text:p text:style-name="P90">S1A</text:p>
          </table:table-cell>
          <table:table-cell table:style-name="Table48.A2" office:value-type="string">
            <text:p text:style-name="P90"><text:span text:style-name="T59">SENTINEL</text:span>-1A</text:p>
          </table:table-cell>
          <table:table-cell table:style-name="Table48.C2" office:value-type="string">
            <text:p text:style-name="P89"/>
          </table:table-cell>
        </table:table-row>
        <table:table-row>
          <table:table-cell table:style-name="Table48.A2" office:value-type="string">
            <text:p text:style-name="P90">S1B</text:p>
          </table:table-cell>
          <table:table-cell table:style-name="Table48.A2" office:value-type="string">
            <text:p text:style-name="P90"><text:span text:style-name="T59">SENTINEL</text:span>-1B</text:p>
          </table:table-cell>
          <table:table-cell table:style-name="Table48.C2" office:value-type="string">
            <text:p text:style-name="P89"/>
          </table:table-cell>
        </table:table-row>
        <table:table-row>
          <table:table-cell table:style-name="Table48.A2" office:value-type="string">
            <text:p text:style-name="P91">S2<text:span text:style-name="T60">A</text:span></text:p>
          </table:table-cell>
          <table:table-cell table:style-name="Table48.A2" office:value-type="string">
            <text:p text:style-name="P92">SENTINEL-2A</text:p>
          </table:table-cell>
          <table:table-cell table:style-name="Table48.C2" office:value-type="string">
            <text:p text:style-name="P89"/>
          </table:table-cell>
        </table:table-row>
        <table:table-row>
          <table:table-cell table:style-name="Table48.A2" office:value-type="string">
            <text:p text:style-name="P92">S2B</text:p>
          </table:table-cell>
          <table:table-cell table:style-name="Table48.A2" office:value-type="string">
            <text:p text:style-name="P92">SENTINEL-2B</text:p>
          </table:table-cell>
          <table:table-cell table:style-name="Table48.C2" office:value-type="string">
            <text:p text:style-name="P89"/>
          </table:table-cell>
        </table:table-row>
        <table:table-row>
          <table:table-cell table:style-name="Table48.A2" office:value-type="string">
            <text:p text:style-name="P93">S3</text:p>
          </table:table-cell>
          <table:table-cell table:style-name="Table48.A2" office:value-type="string">
            <text:p text:style-name="P93">SENTINEL-3</text:p>
          </table:table-cell>
          <table:table-cell table:style-name="Table48.C2" office:value-type="string">
            <text:p text:style-name="P89"/>
          </table:table-cell>
        </table:table-row>
        <table:table-row>
          <table:table-cell table:style-name="Table48.A2" office:value-type="string">
            <text:p text:style-name="P89"/>
          </table:table-cell>
          <table:table-cell table:style-name="Table48.A2" office:value-type="string">
            <text:p text:style-name="P89"/>
          </table:table-cell>
          <table:table-cell table:style-name="Table48.C2" office:value-type="string">
            <text:p text:style-name="P89"/>
          </table:table-cell>
        </table:table-row>
      </table:table>
      <text:p text:style-name="P105"/>
      <text:p text:style-name="P4"><text:change-end text:change-id="ct125768560"/><text:change text:change-id="ct125783680"/><text:change-start text:change-id="ct125797760"/><text:bookmark-ref text:reference-format="text" text:ref-name="__RefHeading__9312_298377631">platform</text:bookmark-ref><text:change-end text:change-id="ct125797760"/></text:p>
      <text:h text:style-name="P172" text:outline-level="2"><text:bookmark-start text:name="__RefHeading__12878_298377631"/>Instruments<text:change-start text:change-id="ct125791216"/><office:annotation><dc:creator>Øystein Godøy</dc:creator><dc:date>2016-12-20T10:50:27</dc:date><loext:sender-initials>ØG</loext:sender-initials><text:p text:style-name="P230"><text:span text:style-name="T75">How to include product types?</text:span></text:p></office:annotation><text:bookmark-end text:name="__RefHeading__12878_298377631"/><text:change-end text:change-id="ct125791216"/></text:h>
      <table:table table:name="Table46" table:style-name="Table46">
        <table:table-column table:style-name="Table46.A" table:number-columns-repeated="2"/>
        <table:table-column table:style-name="Table46.C"/>
        <table:table-header-rows>
          <table:table-row>
            <table:table-cell table:style-name="Table46.A1" office:value-type="string">
              <text:p text:style-name="P142"><text:change-start text:change-id="ct125790928"/>Short<text:change-end text:change-id="ct125790928"/></text:p>
            </table:table-cell>
            <table:table-cell table:style-name="Table46.A1" office:value-type="string">
              <text:p text:style-name="P142"><text:change-start text:change-id="ct121422720"/>Long<text:change-end text:change-id="ct121422720"/></text:p>
            </table:table-cell>
            <table:table-cell table:style-name="Table46.C1" office:value-type="string">
              <text:p text:style-name="P138"><text:change-start text:change-id="ct125997008"/>Description<text:change-end text:change-id="ct125997008"/></text:p>
            </table:table-cell>
          </table:table-row>
        </table:table-header-rows>
        <table:table-row>
          <table:table-cell table:style-name="Table46.A2" office:value-type="string">
            <text:p text:style-name="P94"><text:change-start text:change-id="ct125979088"/>C-SAR<text:change-end text:change-id="ct125979088"/></text:p>
          </table:table-cell>
          <table:table-cell table:style-name="Table46.A2" office:value-type="string">
            <text:p text:style-name="Table_20_Contents"/>
          </table:table-cell>
          <table:table-cell table:style-name="Table46.C2" office:value-type="string">
            <text:p text:style-name="P99"><text:change-start text:change-id="ct125978800"/>Relates to Sentinel-1.<text:change-end text:change-id="ct125978800"/></text:p>
          </table:table-cell>
        </table:table-row>
        <table:table-row>
          <table:table-cell table:style-name="Table46.A2" office:value-type="string">
            <text:p text:style-name="P96"><text:change-start text:change-id="ct125565264"/>MSI<text:change-end text:change-id="ct125565264"/></text:p>
          </table:table-cell>
          <table:table-cell table:style-name="Table46.A2" office:value-type="string">
            <text:p text:style-name="P96"><text:change-start text:change-id="ct124247632"/>MultiSpectral Instrument<text:change-end text:change-id="ct124247632"/></text:p>
          </table:table-cell>
          <table:table-cell table:style-name="Table46.C2" office:value-type="string">
            <text:p text:style-name="P96"><text:change-start text:change-id="ct125765488"/>Relates to Sentinel-2. A push-broom optical sensor.<text:change-end text:change-id="ct125765488"/></text:p>
          </table:table-cell>
        </table:table-row>
        <table:table-row>
          <table:table-cell table:style-name="Table46.A2" office:value-type="string">
            <text:p text:style-name="P97"><text:change-start text:change-id="ct125583488"/>OLCI<text:change-end text:change-id="ct125583488"/></text:p>
          </table:table-cell>
          <table:table-cell table:style-name="Table46.A2" office:value-type="string">
            <text:p text:style-name="Table_20_Contents"><text:change-start text:change-id="ct125764896"/><text:a xlink:type="simple" xlink:href="https://sentinel.esa.int/web/sentinel/missions/sentinel-3/instrument-payload/olci" text:style-name="Internet_20_link" text:visited-style-name="Visited_20_Internet_20_Link">Ocean and Land Colour Instrument</text:a><text:change-end text:change-id="ct125764896"/></text:p>
          </table:table-cell>
          <table:table-cell table:style-name="Table46.C2" office:value-type="string">
            <text:p text:style-name="Table_20_Contents"><text:change-start text:change-id="ct123311264"/><text:span text:style-name="T66">Relates to Sentinel-3. </text:span><text:change-end text:change-id="ct123311264"/><text:change-start text:change-id="ct122756128"/><text:span text:style-name="T66">A</text:span> push-broom imaging spectrometer instrumen<text:span text:style-name="T65">t</text:span>.<text:change-end text:change-id="ct122756128"/></text:p>
          </table:table-cell>
        </table:table-row>
        <table:table-row>
          <table:table-cell table:style-name="Table46.A2" office:value-type="string">
            <text:p text:style-name="P98"><text:change-start text:change-id="ct126007744"/>SLSTR<text:change-end text:change-id="ct126007744"/></text:p>
          </table:table-cell>
          <table:table-cell table:style-name="Table46.A2" office:value-type="string">
            <text:p text:style-name="Table_20_Contents"><text:change-start text:change-id="ct125980240"/><text:a xlink:type="simple" xlink:href="https://sentinel.esa.int/web/sentinel/missions/sentinel-3/instrument-payload/slstr" text:style-name="Internet_20_link" text:visited-style-name="Visited_20_Internet_20_Link">Sea and Land Surface Temperature Radiometer</text:a><text:change-end text:change-id="ct125980240"/></text:p>
          </table:table-cell>
          <table:table-cell table:style-name="Table46.C2" office:value-type="string">
            <text:p text:style-name="P100"><text:change-start text:change-id="ct125981936"/><text:span text:style-name="T66">Relates to Sentinel-3. </text:span><text:change-end text:change-id="ct125981936"/><text:change-start text:change-id="ct125984928"/><text:span text:style-name="T66">A</text:span><text:change-end text:change-id="ct125984928"/><text:change-start text:change-id="ct125985760"/><text:span text:style-name="T66"> </text:span>dual view (near-nadir and backward views) conical imaging radiometer.<text:change-end text:change-id="ct125985760"/></text:p>
          </table:table-cell>
        </table:table-row>
        <table:table-row>
          <table:table-cell table:style-name="Table46.A2" office:value-type="string">
            <text:p text:style-name="P99"><text:change-start text:change-id="ct125984096"/>MWR<text:change-end text:change-id="ct125984096"/></text:p>
          </table:table-cell>
          <table:table-cell table:style-name="Table46.A2" office:value-type="string">
            <text:p text:style-name="P99"><text:change-start text:change-id="ct125986992"/>Microwave Radiometer<text:change-end text:change-id="ct125986992"/></text:p>
          </table:table-cell>
          <table:table-cell table:style-name="Table46.C2" office:value-type="string">
            <text:p text:style-name="P99"><text:change-start text:change-id="ct125774112"/>Relates to Sentinel-3. <text:change-end text:change-id="ct125774112"/></text:p>
          </table:table-cell>
        </table:table-row>
      </table:table>
      <text:p text:style-name="P5"><text:change text:change-id="ct125991504"/><text:change-start text:change-id="ct125789776"/></text:p>
      <text:p text:style-name="P4"><text:bookmark-ref text:reference-format="text" text:ref-name="__RefHeading__9310_298377631">instrument</text:bookmark-ref><text:change-end text:change-id="ct125789776"/></text:p>
      <text:h text:style-name="P192" text:outline-level="2"><text:bookmark-start text:name="__RefHeading___Toc15617_871793628"/><text:change-start text:change-id="ct126008880"/>Instrument modes<text:bookmark-end text:name="__RefHeading___Toc15617_871793628"/><text:change-end text:change-id="ct126008880"/></text:h>
      <table:table table:name="Table47" table:style-name="Table47">
        <table:table-column table:style-name="Table47.A" table:number-columns-repeated="2"/>
        <table:table-column table:style-name="Table47.C"/>
        <table:table-header-rows>
          <table:table-row>
            <table:table-cell table:style-name="Table47.A1" office:value-type="string">
              <text:p text:style-name="P143"><text:change-start text:change-id="ct126008576"/>Short<text:change-end text:change-id="ct126008576"/></text:p>
            </table:table-cell>
            <table:table-cell table:style-name="Table47.A1" office:value-type="string">
              <text:p text:style-name="P143"><text:change-start text:change-id="ct125990384"/>Long<text:change-end text:change-id="ct125990384"/></text:p>
            </table:table-cell>
            <table:table-cell table:style-name="Table47.C1" office:value-type="string">
              <text:p text:style-name="P140"><text:change-start text:change-id="ct123698512"/>Description<text:change-end text:change-id="ct123698512"/></text:p>
            </table:table-cell>
          </table:table-row>
        </table:table-header-rows>
        <table:table-row>
          <table:table-cell table:style-name="Table47.A2" office:value-type="string">
            <text:p text:style-name="P95"><text:change-start text:change-id="ct126029040"/>SM<text:change-end text:change-id="ct126029040"/></text:p>
          </table:table-cell>
          <table:table-cell table:style-name="Table47.A2" office:value-type="string">
            <text:p text:style-name="P95"><text:change-start text:change-id="ct126031824"/>StripMap<text:change-end text:change-id="ct126031824"/></text:p>
          </table:table-cell>
          <table:table-cell table:style-name="Table47.C2" office:value-type="string">
            <text:p text:style-name="P112"><text:change-start text:change-id="ct126033520"/>Relates to Sentinel-1<text:change-end text:change-id="ct126033520"/></text:p>
          </table:table-cell>
        </table:table-row>
        <table:table-row>
          <table:table-cell table:style-name="Table47.A2" office:value-type="string">
            <text:p text:style-name="P95"><text:change-start text:change-id="ct123704496"/>IW<text:change-end text:change-id="ct123704496"/></text:p>
          </table:table-cell>
          <table:table-cell table:style-name="Table47.A2" office:value-type="string">
            <text:p text:style-name="P95"><text:change-start text:change-id="ct126036912"/>Interferometric Wide Swath<text:change-end text:change-id="ct126036912"/></text:p>
          </table:table-cell>
          <table:table-cell table:style-name="Table47.C2" office:value-type="string">
            <text:p text:style-name="P112"><text:change-start text:change-id="ct126035216"/>Relates to Sentinel-1<text:change-end text:change-id="ct126035216"/></text:p>
          </table:table-cell>
        </table:table-row>
        <table:table-row>
          <table:table-cell table:style-name="Table47.A2" office:value-type="string">
            <text:p text:style-name="P95"><text:change-start text:change-id="ct126040048"/>EW<text:change-end text:change-id="ct126040048"/></text:p>
          </table:table-cell>
          <table:table-cell table:style-name="Table47.A2" office:value-type="string">
            <text:p text:style-name="P95"><text:change-start text:change-id="ct121211136"/>Extra-Wide Swath<text:change-end text:change-id="ct121211136"/></text:p>
          </table:table-cell>
          <table:table-cell table:style-name="Table47.C2" office:value-type="string">
            <text:p text:style-name="P112"><text:change-start text:change-id="ct126043440"/>Relates to Sentinel-1<text:change-end text:change-id="ct126043440"/></text:p>
          </table:table-cell>
        </table:table-row>
        <table:table-row>
          <table:table-cell table:style-name="Table47.A2" office:value-type="string">
            <text:p text:style-name="P95"><text:change-start text:change-id="ct121211920"/>WV<text:change-end text:change-id="ct121211920"/></text:p>
          </table:table-cell>
          <table:table-cell table:style-name="Table47.A2" office:value-type="string">
            <text:p text:style-name="P95"><text:change-start text:change-id="ct126046288"/>Wave Mode<text:change-end text:change-id="ct126046288"/></text:p>
          </table:table-cell>
          <table:table-cell table:style-name="Table47.C2" office:value-type="string">
            <text:p text:style-name="P112"><text:change-start text:change-id="ct121212704"/>Relates to Sentinel-1<text:change-end text:change-id="ct121212704"/></text:p>
          </table:table-cell>
        </table:table-row>
      </table:table>
      <text:p text:style-name="Standard"><text:change-start text:change-id="ct125992064"/></text:p>
      <text:p text:style-name="P109"><text:bookmark-ref text:reference-format="text" text:ref-name="__RefHeading__9310_298377631">instrument</text:bookmark-ref></text:p>
      <text:h text:style-name="P185" text:outline-level="2"><text:bookmark-start text:name="__RefHeading__1792_33930022"/><text:change-end text:change-id="ct125992064"/>Contact roles<text:bookmark-end text:name="__RefHeading__1792_33930022"/></text:h>
      <table:table table:name="Table33" table:style-name="Table33">
        <table:table-column table:style-name="Table33.A"/>
        <table:table-column table:style-name="Table33.B"/>
        <table:table-row>
          <table:table-cell table:style-name="Table33.A1" office:value-type="string">
            <text:p text:style-name="P1">Investigator</text:p>
          </table:table-cell>
          <table:table-cell table:style-name="Table33.B1" office:value-type="string">
            <text:p text:style-name="P1">The person who headed the investigation or experiment that resulted in the acquisition of the data described (i.e., Principal Investigator, Experiment Team Leader) and knows the details on data collection and processing.</text:p>
          </table:table-cell>
        </table:table-row>
        <table:table-row>
          <table:table-cell table:style-name="Table33.A2" office:value-type="string">
            <text:p text:style-name="P1">Technical contact</text:p>
          </table:table-cell>
          <table:table-cell table:style-name="Table33.B2" office:value-type="string">
            <text:p text:style-name="P1">The person who is knowledgeable about the technical content of the data (quality, processing methods, units, available software for further processing)</text:p>
          </table:table-cell>
        </table:table-row>
        <table:table-row>
          <table:table-cell table:style-name="Table33.A2" office:value-type="string">
            <text:p text:style-name="P1">Metadata author</text:p>
          </table:table-cell>
          <table:table-cell table:style-name="Table33.B2" office:value-type="string">
            <text:p text:style-name="P1">The main responsible person for the generation of the metadata for this dataset. Other people could have been involved, but this is the main contact with regard to the metadata.</text:p>
          </table:table-cell>
        </table:table-row>
      </table:table>
      <text:p text:style-name="P101"/>
      <text:h text:style-name="P193" text:outline-level="3"><text:bookmark-start text:name="__RefHeading__3165_1426739554"/>MMD to ISO mapping<text:bookmark-end text:name="__RefHeading__3165_1426739554"/></text:h>
      <table:table table:name="Table35" table:style-name="Table35">
        <table:table-column table:style-name="Table35.A"/>
        <table:table-column table:style-name="Table35.B"/>
        <table:table-row>
          <table:table-cell table:style-name="Table35.A1" office:value-type="string">
            <text:p text:style-name="P132">MMD Code</text:p>
          </table:table-cell>
          <table:table-cell table:style-name="Table35.B1" office:value-type="string">
            <text:p text:style-name="P132">ISO code</text:p>
          </table:table-cell>
        </table:table-row>
        <table:table-row>
          <table:table-cell table:style-name="Table35.A2" office:value-type="string">
            <text:p text:style-name="P1">Investigator</text:p>
          </table:table-cell>
          <table:table-cell table:style-name="Table35.B2" office:value-type="string">
            <text:p text:style-name="P1">principalInvestigator</text:p>
          </table:table-cell>
        </table:table-row>
        <table:table-row>
          <table:table-cell table:style-name="Table35.A2" office:value-type="string">
            <text:p text:style-name="P1">Technical contact</text:p>
          </table:table-cell>
          <table:table-cell table:style-name="Table35.B2" office:value-type="string">
            <text:p text:style-name="P1">pointOfContact</text:p>
          </table:table-cell>
        </table:table-row>
        <table:table-row>
          <table:table-cell table:style-name="Table35.A2" office:value-type="string">
            <text:p text:style-name="P1">Metadata author</text:p>
          </table:table-cell>
          <table:table-cell table:style-name="Table35.B2" office:value-type="string">
            <text:p text:style-name="P1">author</text:p>
          </table:table-cell>
        </table:table-row>
      </table:table>
      <text:h text:style-name="P172" text:outline-level="2"><text:bookmark-start text:name="__RefHeading__1484_1714681708"/>ISO Topic categories<text:bookmark-end text:name="__RefHeading__1484_1714681708"/></text:h>
      <table:table table:name="Table34" table:style-name="Table34">
        <table:table-column table:style-name="Table34.A"/>
        <table:table-column table:style-name="Table34.B"/>
        <table:table-row>
          <table:table-cell table:style-name="Table34.A1" office:value-type="string">
            <text:p text:style-name="P1">farming</text:p>
          </table:table-cell>
          <table:table-cell table:style-name="Table34.B1" office:value-type="string">
            <text:p text:style-name="P1">earing of animals or cultivation of plants. For example, resources describing irrigation, aquaculture, herding, and pests and diseases affecting crops and livestock.</text:p>
          </table:table-cell>
        </table:table-row>
        <table:table-row>
          <table:table-cell table:style-name="Table34.A2" office:value-type="string">
            <text:p text:style-name="P1">biota</text:p>
          </table:table-cell>
          <table:table-cell table:style-name="Table34.B2" office:value-type="string">
            <text:p text:style-name="P1">naturally occurring flora and fauna. For example, resources describing wildlife, biological sciences, ecology, wilderness, sea life, wetlands, and habitats.</text:p>
          </table:table-cell>
        </table:table-row>
        <table:table-row>
          <table:table-cell table:style-name="Table34.A2" office:value-type="string">
            <text:p text:style-name="P1">boundaries</text:p>
          </table:table-cell>
          <table:table-cell table:style-name="Table34.B2" office:value-type="string">
            <text:p text:style-name="P1">legal land descriptions.</text:p>
          </table:table-cell>
        </table:table-row>
        <table:table-row>
          <table:table-cell table:style-name="Table34.A2" office:value-type="string">
            <text:p text:style-name="P1">climatologyMeteorologyAtmosphere </text:p>
          </table:table-cell>
          <table:table-cell table:style-name="Table34.B2" office:value-type="string">
            <text:p text:style-name="P1">atmospheric processes and phenomena. For example, resources describing cloud cover, weather, atmospheric conditions, climate change, and precipitation.</text:p>
          </table:table-cell>
        </table:table-row>
        <text:soft-page-break/>
        <table:table-row>
          <table:table-cell table:style-name="Table34.A2" office:value-type="string">
            <text:p text:style-name="P1">economy</text:p>
          </table:table-cell>
          <table:table-cell table:style-name="Table34.B2" office:value-type="string">
            <text:p text:style-name="P1">economic activities or employment. For example, resources describing labor, revenue, commerce, industry, tourism and ecotourism, forestry, fisheries, commercial or subsistence hunting, and exploration and exploitation of resources such as minerals, oil, and gas.</text:p>
          </table:table-cell>
        </table:table-row>
        <table:table-row>
          <table:table-cell table:style-name="Table34.A2" office:value-type="string">
            <text:p text:style-name="P1">elevation</text:p>
          </table:table-cell>
          <table:table-cell table:style-name="Table34.B2" office:value-type="string">
            <text:p text:style-name="P1">height above or below sea level. For example, resources describing altitude, bathymetry, digital elevation models, slope, and products derived from this information.</text:p>
          </table:table-cell>
        </table:table-row>
        <table:table-row>
          <table:table-cell table:style-name="Table34.A2" office:value-type="string">
            <text:p text:style-name="P1">environment</text:p>
          </table:table-cell>
          <table:table-cell table:style-name="Table34.B2" office:value-type="string">
            <text:p text:style-name="P1">environmental resources, protection, and conservation. For example, resources describing pollution, waste storage and treatment, environmental impact assessment, environmental risk, and nature reserves.</text:p>
          </table:table-cell>
        </table:table-row>
        <table:table-row>
          <table:table-cell table:style-name="Table34.A2" office:value-type="string">
            <text:p text:style-name="P1">geoscientificinformation</text:p>
          </table:table-cell>
          <table:table-cell table:style-name="Table34.B2" office:value-type="string">
            <text:p text:style-name="P1">earth sciences. For example, resources describing geophysical features and processes, minerals, the composition, structure and origin of the earth’s rocks, earthquakes, volcanic activity, landslides, gravity information, soils, permafrost, hydrogeology, and erosion.</text:p>
          </table:table-cell>
        </table:table-row>
        <table:table-row>
          <table:table-cell table:style-name="Table34.A2" office:value-type="string">
            <text:p text:style-name="P1">health</text:p>
          </table:table-cell>
          <table:table-cell table:style-name="Table34.B2" office:value-type="string">
            <text:p text:style-name="P1">health services, human ecology, and safety. For example, resources describing human disease and illness, factors affecting health, hygiene, mental and physical health, substance abuse, and health services.</text:p>
          </table:table-cell>
        </table:table-row>
        <table:table-row>
          <table:table-cell table:style-name="Table34.A2" office:value-type="string">
            <text:p text:style-name="P1">imageryBaseMapsEarthCover</text:p>
          </table:table-cell>
          <table:table-cell table:style-name="Table34.B2" office:value-type="string">
            <text:p text:style-name="P1">base maps. For example, resources describing land cover, topographic maps, and classified and unclassified images.</text:p>
          </table:table-cell>
        </table:table-row>
        <table:table-row>
          <table:table-cell table:style-name="Table34.A2" office:value-type="string">
            <text:p text:style-name="P1">intelligenceMilitary</text:p>
          </table:table-cell>
          <table:table-cell table:style-name="Table34.B2" office:value-type="string">
            <text:p text:style-name="P1">military bases, structures, and activities. For example, resources describing barracks, training grounds, military transportation, and information collection.</text:p>
          </table:table-cell>
        </table:table-row>
        <table:table-row>
          <table:table-cell table:style-name="Table34.A2" office:value-type="string">
            <text:p text:style-name="P1">inlandWaters</text:p>
          </table:table-cell>
          <table:table-cell table:style-name="Table34.B2" office:value-type="string">
            <text:p text:style-name="P1">inland water features, drainage systems, and their characteristics. For example, resources describing rivers and glaciers, salt lakes, water use plans, dams, currents, floods, water quality, and hydrographic charts.</text:p>
          </table:table-cell>
        </table:table-row>
        <table:table-row>
          <table:table-cell table:style-name="Table34.A2" office:value-type="string">
            <text:p text:style-name="P1">location</text:p>
          </table:table-cell>
          <table:table-cell table:style-name="Table34.B2" office:value-type="string">
            <text:p text:style-name="P1">positional information and services. For example, resources describing addresses, geodetic networks, postal zones and services, control points, and place names.</text:p>
          </table:table-cell>
        </table:table-row>
        <table:table-row>
          <table:table-cell table:style-name="Table34.A2" office:value-type="string">
            <text:p text:style-name="P1">oceans</text:p>
          </table:table-cell>
          <table:table-cell table:style-name="Table34.B2" office:value-type="string">
            <text:p text:style-name="P1">features and characteristics of salt water bodies excluding inland waters. For example, resources describing tides, tidal waves, coastal information, and reefs.</text:p>
          </table:table-cell>
        </table:table-row>
        <table:table-row>
          <table:table-cell table:style-name="Table34.A2" office:value-type="string">
            <text:p text:style-name="P1">planningCadastre</text:p>
          </table:table-cell>
          <table:table-cell table:style-name="Table34.B2" office:value-type="string">
            <text:p text:style-name="P1">land use. For example, resources describing zoning maps, cadastral surveys, and land ownership.</text:p>
          </table:table-cell>
        </table:table-row>
        <table:table-row>
          <table:table-cell table:style-name="Table34.A2" office:value-type="string">
            <text:p text:style-name="P1">society</text:p>
          </table:table-cell>
          <table:table-cell table:style-name="Table34.B2" office:value-type="string">
            <text:p text:style-name="P1">characteristics of societies and cultures. For example, resources describing natural settlements, anthropology, archaeology, education, traditional beliefs, manners and customs, demographic data, crime and justice, recreational areas and activities, social impact assessments, and census information.</text:p>
          </table:table-cell>
        </table:table-row>
        <table:table-row>
          <table:table-cell table:style-name="Table34.A2" office:value-type="string">
            <text:p text:style-name="P1">structure</text:p>
          </table:table-cell>
          <table:table-cell table:style-name="Table34.B2" office:value-type="string">
            <text:p text:style-name="P1">man-made construction. For example, resources describing buildings, museums, churches, factories, housing, monuments, and towers.</text:p>
          </table:table-cell>
        </table:table-row>
        <table:table-row>
          <table:table-cell table:style-name="Table34.A2" office:value-type="string">
            <text:p text:style-name="P1">transportation</text:p>
          </table:table-cell>
          <table:table-cell table:style-name="Table34.B2" office:value-type="string">
            <text:p text:style-name="P1">means and aids for conveying people and goods. For example, resources describing roads, airports and airstrips, shipping routes, tunnels, nautical charts, vehicle or vessel location, aeronautical charts, and railways.</text:p>
          </table:table-cell>
        </table:table-row>
        <text:soft-page-break/>
        <table:table-row>
          <table:table-cell table:style-name="Table34.A2" office:value-type="string">
            <text:p text:style-name="P1">utilitiesCommunications</text:p>
          </table:table-cell>
          <table:table-cell table:style-name="Table34.B2" office:value-type="string">
            <text:p text:style-name="P1">energy, water and waste systems, and communications infrastructure and services. For example, resources describing hydroelectricity, geothermal, solar, and nuclear sources of energy, water purification and distribution, sewage collection and disposal, electricity and gas distribution, data communication, telecommunication, radio, and communication networks.</text:p>
          </table:table-cell>
        </table:table-row>
      </table:table>
      <text:p text:style-name="P101"/>
      <text:p text:style-name="P101"><text:bookmark-ref text:reference-format="text" text:ref-name="__RefHeading__9292_298377631">iso_topic_category</text:bookmark-ref></text:p>
      <text:h text:style-name="P189" text:outline-level="2"><text:bookmark-start text:name="__RefHeading___Toc37104_316962974"/>Related Information<text:bookmark-end text:name="__RefHeading___Toc37104_316962974"/></text:h>
      <table:table table:name="Table43" table:style-name="Table43">
        <table:table-column table:style-name="Table43.A"/>
        <table:table-column table:style-name="Table43.B"/>
        <table:table-header-rows>
          <table:table-row>
            <table:table-cell table:style-name="Table43.A1" office:value-type="string">
              <text:p text:style-name="P136">Code</text:p>
            </table:table-cell>
            <table:table-cell table:style-name="Table43.B1" office:value-type="string">
              <text:p text:style-name="P136">Description</text:p>
            </table:table-cell>
          </table:table-row>
        </table:table-header-rows>
        <table:table-row>
          <table:table-cell table:style-name="Table43.A2" office:value-type="string">
            <text:p text:style-name="P75">Project home page</text:p>
          </table:table-cell>
          <table:table-cell table:style-name="Table43.B2" office:value-type="string">
            <text:p text:style-name="P76">URI to the project home page generating the data.</text:p>
          </table:table-cell>
        </table:table-row>
        <table:table-row>
          <table:table-cell table:style-name="Table43.A2" office:value-type="string">
            <text:p text:style-name="P75">Users guide</text:p>
          </table:table-cell>
          <table:table-cell table:style-name="Table43.B2" office:value-type="string">
            <text:p text:style-name="P76">URI to a users guide or product manual for the dataset.</text:p>
          </table:table-cell>
        </table:table-row>
        <table:table-row>
          <table:table-cell table:style-name="Table43.A2" office:value-type="string">
            <text:p text:style-name="P75">Dataset landing page</text:p>
          </table:table-cell>
          <table:table-cell table:style-name="Table43.B2" office:value-type="string">
            <text:p text:style-name="P76">A dataset landing page. </text:p>
          </table:table-cell>
        </table:table-row>
        <table:table-row>
          <table:table-cell table:style-name="Table43.A2" office:value-type="string">
            <text:p text:style-name="P75">Extended metadata</text:p>
          </table:table-cell>
          <table:table-cell table:style-name="Table43.B2" office:value-type="string">
            <text:p text:style-name="P76"/>
          </table:table-cell>
        </table:table-row>
        <table:table-row>
          <table:table-cell table:style-name="Table43.A2" office:value-type="string">
            <text:p text:style-name="P72"/>
          </table:table-cell>
          <table:table-cell table:style-name="Table43.B2" office:value-type="string">
            <text:p text:style-name="P74"/>
          </table:table-cell>
        </table:table-row>
        <table:table-row>
          <table:table-cell table:style-name="Table43.A2" office:value-type="string">
            <text:p text:style-name="P72"/>
          </table:table-cell>
          <table:table-cell table:style-name="Table43.B2" office:value-type="string">
            <text:p text:style-name="P74"/>
          </table:table-cell>
        </table:table-row>
      </table:table>
      <text:p text:style-name="P111"/>
      <text:p text:style-name="P111"><text:bookmark-ref text:reference-format="text" text:ref-name="__RefHeading___Toc36658_316962974">related_information</text:bookmark-ref></text:p>
      <text:h text:style-name="P190" text:outline-level="2"><text:bookmark-start text:name="__RefHeading___Toc35128_316962974"/>Data Access Types<office:annotation><dc:creator>Øystein Godøy</dc:creator><dc:date>2016-06-30T15:53:59</dc:date><loext:sender-initials>ØG</loext:sender-initials><text:p text:style-name="P230"><text:span text:style-name="T75">What about THREDDS NetcdfSubset and WPS FIMEX in the future?</text:span></text:p></office:annotation><text:bookmark-end text:name="__RefHeading___Toc35128_316962974"/></text:h>
      <table:table table:name="Table41" table:style-name="Table41">
        <table:table-column table:style-name="Table41.A"/>
        <table:table-column table:style-name="Table41.B"/>
        <table:table-header-rows>
          <table:table-row>
            <table:table-cell table:style-name="Table41.A1" office:value-type="string">
              <text:p text:style-name="P135">Code</text:p>
            </table:table-cell>
            <table:table-cell table:style-name="Table41.B1" office:value-type="string">
              <text:p text:style-name="P135">Description</text:p>
            </table:table-cell>
          </table:table-row>
        </table:table-header-rows>
        <table:table-row>
          <table:table-cell table:style-name="Table41.A2" office:value-type="string">
            <text:p text:style-name="P71">HTTP</text:p>
          </table:table-cell>
          <table:table-cell table:style-name="Table41.B2" office:value-type="string">
            <text:p text:style-name="P77">Direct access to the full data file. <text:span text:style-name="T47">May require authentication, but should point directly to the data file or a catalogue containing the data.</text:span></text:p>
          </table:table-cell>
        </table:table-row>
        <table:table-row>
          <table:table-cell table:style-name="Table41.A2" office:value-type="string">
            <text:p text:style-name="P71">OPeNDAP</text:p>
          </table:table-cell>
          <table:table-cell table:style-name="Table41.B2" office:value-type="string">
            <text:p text:style-name="Table_20_Contents">Open-source Project for a Network Data Access Protocol</text:p>
          </table:table-cell>
        </table:table-row>
        <table:table-row>
          <table:table-cell table:style-name="Table41.A2" office:value-type="string">
            <text:p text:style-name="P71">OGC WMS</text:p>
          </table:table-cell>
          <table:table-cell table:style-name="Table41.B2" office:value-type="string">
            <text:p text:style-name="P73">OGC Web Mapping Service, URI to GetCapabilities Document.</text:p>
          </table:table-cell>
        </table:table-row>
        <table:table-row>
          <table:table-cell table:style-name="Table41.A2" office:value-type="string">
            <text:p text:style-name="P71">OGC WFS</text:p>
          </table:table-cell>
          <table:table-cell table:style-name="Table41.B2" office:value-type="string">
            <text:p text:style-name="P73">OGC Web Feature Service, URI to GetCapabilities Document.</text:p>
          </table:table-cell>
        </table:table-row>
        <table:table-row>
          <table:table-cell table:style-name="Table41.A2" office:value-type="string">
            <text:p text:style-name="P71">OGC WCS</text:p>
          </table:table-cell>
          <table:table-cell table:style-name="Table41.B2" office:value-type="string">
            <text:p text:style-name="P73">OGC Web Coverage Service, URI to GetCapabilities Document.</text:p>
          </table:table-cell>
        </table:table-row>
        <table:table-row>
          <table:table-cell table:style-name="Table41.A2" office:value-type="string">
            <text:p text:style-name="P71">FTP </text:p>
          </table:table-cell>
          <table:table-cell table:style-name="Table41.B2" office:value-type="string">
            <text:p text:style-name="P73">File Transfer Protocol. </text:p>
          </table:table-cell>
        </table:table-row>
      </table:table>
      <text:p text:style-name="P110"/>
      <text:p text:style-name="P110"><text:bookmark-ref text:reference-format="text" text:ref-name="__RefHeading__9314_298377631">data_access</text:bookmark-re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Mono" svg:font-family="'Liberation Mono'" style:font-family-generic="modern" style:font-pitch="fixed"/>
    <style:font-face style:name="Nimbus Mono L" svg:font-family="'Nimbus Mono L'" style:font-adornments="Regular" style:font-family-generic="modern" style:font-pitch="fixed"/>
    <style:font-face style:name="Arial Unicode MS" svg:font-family="'Arial Unicode MS'" style:font-pitch="variable"/>
    <style:font-face style:name="DejaVu Sans" svg:font-family="'DejaVu Sans'" style:font-pitch="variable"/>
    <style:font-face style:name="HG Mincho Light J" svg:font-family="'HG Mincho Light J'" style:font-pitch="variable"/>
    <style:font-face style:name="Liberation Sans1" svg:font-family="'Liberation Sans'" style:font-pitch="variable"/>
    <style:font-face style:name="Arial" svg:font-family="Arial" style:font-family-generic="roman" style:font-pitch="variable"/>
    <style:font-face style:name="FreeSans" svg:font-family="FreeSans"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horndale" svg:font-family="Thorndale" style:font-family-generic="roman" style:font-pitch="variable"/>
    <style:font-face style:name="Times1" svg:font-family="Times" style:font-adornments="Bold" style:font-family-generic="roman" style:font-pitch="variable"/>
    <style:font-face style:name="Times2" svg:font-family="Times"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3" svg:font-family="Times, 'Times New Roman'" style:font-family-generic="roman" style:font-pitch="variable"/>
    <style:font-face style:name="Helvetica" svg:font-family="Helvetica" style:font-family-generic="swiss" style:font-pitch="variable"/>
    <style:font-face style:name="Helvetica1" svg:font-family="Helvetica" style:font-adornments="Bold" style:font-family-generic="swiss" style:font-pitch="variable"/>
    <style:font-face style:name="Helvetica2" svg:font-family="Helvetica" style:font-adornments="Italic"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GB"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Thorndale" fo:font-size="12pt" fo:language="en" fo:country="GB"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use-window-font-color="true" style:font-name="Times" fo:font-family="Times" style:font-style-name="Regular" style:font-family-generic="roman" style:font-pitch="variable" fo:font-weight="normal"/>
    </style:style>
    <style:style style:name="Text_20_body" style:display-name="Text body" style:family="paragraph" style:parent-style-name="Standard" style:class="text">
      <style:paragraph-properties fo:margin-left="0cm" fo:margin-right="0cm" fo:margin-top="0cm" fo:margin-bottom="0.212cm" loext:contextual-spacing="false" fo:text-align="justify" style:justify-single-word="false" fo:text-indent="0cm" style:auto-text-indent="false"/>
      <style:text-properties fo:font-size="11pt" fo:font-weight="normal"/>
    </style:style>
    <style:style style:name="Heading" style:family="paragraph" style:parent-style-name="Standard" style:next-style-name="Text_20_body" style:class="text" style:master-page-name="">
      <style:paragraph-properties fo:margin-top="0.423cm" fo:margin-bottom="0.212cm" loext:contextual-spacing="false" style:page-number="auto" fo:break-before="auto" fo:break-after="auto" fo:keep-with-next="always"/>
      <style:text-properties style:font-name="Times" fo:font-family="Times" style:font-style-name="Regular" style:font-family-generic="roman" style:font-pitch="variable" fo:font-size="14pt" fo:font-weight="normal"/>
    </style:style>
    <style:style style:name="Heading_20_1" style:display-name="Heading 1" style:family="paragraph" style:parent-style-name="Heading" style:next-style-name="Text_20_body" style:default-outline-level="1" style:class="text" style:master-page-name="">
      <style:paragraph-properties fo:margin-top="1cm" fo:margin-bottom="0.21cm" loext:contextual-spacing="false" style:page-number="auto" fo:break-before="auto" fo:break-after="auto"/>
      <style:text-properties style:font-name="Times1" fo:font-family="Times" style:font-style-name="Bold" style:font-family-generic="roman" style:font-pitch="variable" fo:font-size="14pt" fo:font-weight="bold"/>
    </style:style>
    <style:style style:name="Heading_20_2" style:display-name="Heading 2" style:family="paragraph" style:parent-style-name="Heading" style:next-style-name="Text_20_body" style:default-outline-level="2" style:class="text" style:master-page-name="">
      <style:paragraph-properties style:page-number="auto" fo:break-before="auto" fo:break-after="auto"/>
      <style:text-properties style:font-name="Times1" fo:font-family="Times" style:font-style-name="Bold" style:font-family-generic="roman" style:font-pitch="variable" fo:font-size="12pt" fo:font-style="normal" fo:font-weight="bold"/>
    </style:style>
    <style:style style:name="Heading_20_3" style:display-name="Heading 3" style:family="paragraph" style:parent-style-name="Heading" style:next-style-name="Text_20_body" style:default-outline-level="3" style:class="text" style:master-page-name="">
      <style:paragraph-properties style:page-number="auto" fo:break-before="auto" fo:break-after="auto"/>
      <style:text-properties style:font-name="Times2" fo:font-family="Times" style:font-style-name="Italic" style:font-family-generic="roman" style:font-pitch="variable" fo:font-size="12pt" fo:font-style="italic" fo:font-weight="normal"/>
    </style:style>
    <style:style style:name="Heading_20_4" style:display-name="Heading 4" style:family="paragraph" style:parent-style-name="Heading" style:next-style-name="Text_20_body" style:default-outline-level="4" style:class="text" style:master-page-name="">
      <style:paragraph-properties style:page-number="auto" fo:break-before="auto" fo:break-after="auto"/>
      <style:text-properties style:font-name="Times" fo:font-family="Times" style:font-style-name="Regular" style:font-family-generic="roman" style:font-pitch="variable" fo:font-size="12pt" fo:font-style="normal" fo:font-weight="normal"/>
    </style:style>
    <style:style style:name="Heading_20_5" style:display-name="Heading 5" style:family="paragraph" style:parent-style-name="Heading" style:next-style-name="Text_20_body" style:default-outline-level="5" style:class="text" style:master-page-name="">
      <style:paragraph-properties style:page-number="auto" fo:break-before="auto" fo:break-after="auto"/>
      <style:text-properties style:font-name="Helvetica1" fo:font-family="Helvetica" style:font-style-name="Bold" style:font-family-generic="swiss" style:font-pitch="variable" fo:font-size="85%" fo:font-weight="bold"/>
    </style:style>
    <style:style style:name="Heading_20_6" style:display-name="Heading 6" style:family="paragraph" style:parent-style-name="Heading" style:next-style-name="Text_20_body" style:default-outline-level="6" style:class="text" style:master-page-name="">
      <style:paragraph-properties style:page-number="auto" fo:break-before="auto" fo:break-after="auto"/>
      <style:text-properties style:font-name="Helvetica1" fo:font-family="Helvetica" style:font-style-name="Bold" style:font-family-generic="swiss" style:font-pitch="variable" fo:font-size="75%" fo:font-weight="bold"/>
    </style:style>
    <style:style style:name="Heading_20_7" style:display-name="Heading 7" style:family="paragraph" style:parent-style-name="Heading" style:next-style-name="Text_20_body" style:default-outline-level="7" style:class="text" style:master-page-name="">
      <style:paragraph-properties style:page-number="auto" fo:break-before="auto" fo:break-after="auto"/>
      <style:text-properties style:font-name="Helvetica1" fo:font-family="Helvetica" style:font-style-name="Bold" style:font-family-generic="swiss" style:font-pitch="variable" fo:font-size="75%" fo:font-weight="bold"/>
    </style:style>
    <style:style style:name="Heading_20_8" style:display-name="Heading 8" style:family="paragraph" style:parent-style-name="Heading" style:next-style-name="Text_20_body" style:default-outline-level="8" style:class="text" style:master-page-name="">
      <style:paragraph-properties style:page-number="auto" fo:break-before="auto" fo:break-after="auto"/>
      <style:text-properties style:font-name="Helvetica1" fo:font-family="Helvetica" style:font-style-name="Bold" style:font-family-generic="swiss" style:font-pitch="variable" fo:font-size="75%" fo:font-weight="bold"/>
    </style:style>
    <style:style style:name="Heading_20_9" style:display-name="Heading 9" style:family="paragraph" style:parent-style-name="Heading" style:next-style-name="Text_20_body" style:default-outline-level="9" style:class="text" style:master-page-name="">
      <style:paragraph-properties style:page-number="auto" fo:break-before="auto" fo:break-after="auto"/>
      <style:text-properties style:font-name="Helvetica1" fo:font-family="Helvetica" style:font-style-name="Bold" style:font-family-generic="swiss" style:font-pitch="variable" fo:font-size="75%" fo:font-weight="bold"/>
    </style:style>
    <style:style style:name="List" style:family="paragraph" style:parent-style-name="Text_20_body" style:class="list"/>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Header" style:family="paragraph" style:parent-style-name="Standard" style:class="extra">
      <style:paragraph-properties fo:text-align="center" style:justify-single-word="false" fo:padding="0cm" fo:border="none" text:number-lines="false" text:line-number="0">
        <style:tab-stops>
          <style:tab-stop style:position="7.325cm" style:type="center"/>
          <style:tab-stop style:position="14.651cm" style:type="right"/>
        </style:tab-stops>
      </style:paragraph-properties>
      <style:text-properties fo:text-transform="uppercase" style:text-position="0% 100%" style:font-name="Helvetica" fo:font-family="Helvetica" style:font-family-generic="swiss" style:font-pitch="variable" fo:font-size="8pt" fo:font-weight="normal"/>
    </style:style>
    <style:style style:name="Footer" style:family="paragraph" style:parent-style-name="Standard" style:class="extra">
      <style:paragraph-properties fo:text-align="center" style:justify-single-word="false" fo:padding="0.049cm" fo:border="0.06pt solid #000000" text:number-lines="false" text:line-number="0">
        <style:tab-stops>
          <style:tab-stop style:position="7.325cm" style:type="center"/>
          <style:tab-stop style:position="14.651cm" style:type="right"/>
        </style:tab-stops>
      </style:paragraph-properties>
      <style:text-properties fo:text-transform="uppercase" style:font-name="Helvetica" fo:font-family="Helvetica" style:font-family-generic="swiss" style:font-pitch="variable" fo:font-size="8pt" fo:font-weight="normal"/>
    </style:style>
    <style:style style:name="Table_20_Contents" style:display-name="Table Contents" style:family="paragraph" style:parent-style-name="Text_20_body" style:class="extra" style:master-page-name="">
      <style:paragraph-properties fo:margin-left="0cm" fo:margin-right="0cm" fo:text-align="start" style:justify-single-word="false" fo:text-indent="0cm" style:auto-text-indent="false" style:page-number="auto" text:number-lines="false" text:line-number="0"/>
      <style:text-properties style:font-name="Helvetica" fo:font-family="Helvetica" style:font-family-generic="swiss" style:font-pitch="variable" fo:font-size="10pt" fo:font-weight="normal"/>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font-style="normal" fo:font-weight="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fo:font-weight="normal"/>
    </style:style>
    <style:style style:name="Illustration" style:family="paragraph" style:parent-style-name="Caption" style:class="extra"/>
    <style:style style:name="Table" style:family="paragraph" style:parent-style-name="Caption" style:class="extra" style:master-page-name="">
      <style:paragraph-properties style:page-number="auto" fo:break-before="pag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fo:font-weight="normal"/>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Helvetica1" fo:font-family="Helvetica" style:font-style-name="Bold" style:font-family-generic="swiss" style:font-pitch="variable" fo:font-size="16pt"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152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653cm" style:type="right" style:leader-style="dotted" style:leader-text="."/>
        </style:tab-stops>
      </style:paragraph-properties>
      <style:text-properties fo:font-weight="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53cm" style:type="right" style:leader-style="dotted" style:leader-text="."/>
        </style:tab-stops>
      </style:paragraph-properties>
      <style:text-properties fo:font-weight="normal"/>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54cm" style:type="right" style:leader-style="dotted" style:leader-text="."/>
        </style:tab-stops>
      </style:paragraph-properties>
      <style:text-properties fo:font-weight="normal"/>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155cm" style:type="right" style:leader-style="dotted" style:leader-text="."/>
        </style:tab-stops>
      </style:paragraph-properties>
      <style:text-properties fo:font-weight="normal"/>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656cm" style:type="right" style:leader-style="dotted" style:leader-text="."/>
        </style:tab-stops>
      </style:paragraph-properties>
      <style:text-properties fo:font-weight="normal"/>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style>
    <style:style style:name="Title" style:family="paragraph" style:parent-style-name="Heading" style:next-style-name="Subtitle" style:class="chapter">
      <style:paragraph-properties fo:margin-left="0cm" fo:margin-right="0cm" fo:margin-top="0.42cm" fo:margin-bottom="1cm" loext:contextual-spacing="false" fo:text-align="end" style:justify-single-word="false" fo:text-indent="0cm" style:auto-text-indent="false"/>
      <style:text-properties style:font-name="Helvetica1" fo:font-family="Helvetica" style:font-style-name="Bold" style:font-family-generic="swiss" style:font-pitch="variable" fo:font-size="40pt" fo:font-weight="bold"/>
    </style:style>
    <style:style style:name="Subtitle" style:family="paragraph" style:parent-style-name="Heading" style:next-style-name="Text_20_body" style:class="chapter" style:master-page-name="">
      <style:paragraph-properties fo:margin-left="1.499cm" fo:margin-right="0cm" fo:text-align="end" style:justify-single-word="false" fo:text-indent="0cm" style:auto-text-indent="false" style:page-number="auto" fo:break-before="auto" fo:break-after="auto"/>
      <style:text-properties style:font-name="Helvetica" fo:font-family="Helvetica" style:font-family-generic="swiss" style:font-pitch="variable" fo:font-size="24pt" fo:font-style="italic" fo:font-weight="normal"/>
    </style:style>
    <style:style style:name="Authors" style:family="paragraph" style:parent-style-name="Text_20_body" style:next-style-name="Endnote">
      <style:paragraph-properties fo:margin-top="0.499cm" fo:margin-bottom="0.199cm" loext:contextual-spacing="false" fo:text-align="center" style:justify-single-word="false"/>
      <style:text-properties fo:font-variant="small-caps" fo:font-style="normal" fo:font-weight="normal"/>
    </style:style>
    <style:style style:name="Organization" style:family="paragraph" style:parent-style-name="Text_20_body" style:next-style-name="Heading" style:master-page-name="">
      <style:paragraph-properties fo:margin-top="0cm" fo:margin-bottom="0.199cm" loext:contextual-spacing="false" fo:text-align="center" style:justify-single-word="false" style:page-number="auto"/>
      <style:text-properties fo:font-variant="normal" fo:text-transform="none" fo:font-size="10pt" fo:letter-spacing="normal" fo:font-style="italic" fo:font-weight="normal"/>
    </style:style>
    <style:style style:name="Equation" style:family="paragraph" style:parent-style-name="Text_20_body" style:next-style-name="Text_20_body" style:list-style-name="List_20_5"/>
    <style:style style:name="Eq." style:family="paragraph" style:parent-style-name="Caption"/>
    <style:style style:name="Appendix" style:family="paragraph" style:parent-style-name="Heading" style:next-style-name="Text_20_body"/>
    <style:style style:name="Date" style:family="paragraph" style:parent-style-name="Organization" style:next-style-name="Heading_20_1" style:master-page-name="">
      <style:paragraph-properties fo:margin-top="0cm" fo:margin-bottom="0.499cm" loext:contextual-spacing="false" style:page-number="auto"/>
      <style:text-properties fo:font-variant="normal" fo:text-transform="none" fo:letter-spacing="normal"/>
    </style:style>
    <style:style style:name="Table_20_Titles" style:display-name="Table Titles" style:family="paragraph" style:parent-style-name="Table_20_Contents" style:master-page-name="">
      <style:paragraph-properties fo:text-align="end" style:justify-single-word="false" style:page-number="auto"/>
      <style:text-properties fo:text-transform="uppercase" style:font-name="Helvetica1" fo:font-family="Helvetica" style:font-style-name="Bold" style:font-family-generic="swiss" style:font-pitch="variable" fo:font-size="8pt" fo:font-weight="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Requirement" style:family="paragraph" style:parent-style-name="Text_20_body" style:list-style-name="Requirement">
      <style:paragraph-properties fo:margin-left="1cm" fo:margin-right="0cm" fo:text-indent="-1cm" style:auto-text-indent="false">
        <style:tab-stops/>
      </style:paragraph-properties>
    </style:style>
    <style:style style:name="Text" style:family="paragraph" style:parent-style-name="Caption" style:class="extra"/>
    <style:style style:name="XML_20_code" style:display-name="XML code" style:family="paragraph" style:parent-style-name="Text" style:class="extra">
      <style:paragraph-properties fo:margin-top="0cm" fo:margin-bottom="0cm" loext:contextual-spacing="false"/>
      <style:text-properties style:font-name="Nimbus Mono L" fo:font-family="'Nimbus Mono L'" style:font-style-name="Regular" style:font-family-generic="modern" style:font-pitch="fixed" fo:font-size="10pt" fo:font-style="normal" style:font-weight-asian="normal"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name-asian="DejaVu Sans" style:font-family-asian="'DejaVu Sans'" style:font-pitch-asian="variable" style:font-size-asian="18pt" style:font-style-asian="normal" style:font-weight-asian="normal" style:font-name-complex="Liberation Sans1" style:font-family-complex="'Liberation Sans'"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style:line-height-at-least="0.353cm"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file_3a__2f__2f__2f_home_2f_steingod_2f_Documents_2f_Templates_2f_sios_25_2016_3a_9.otp_7e_LT_7e_Gliederung_20_1" style:display-name="file:///home/steingod/Documents/Templates/sios%2016:9.otp~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_7e_LT_7e_Gliederung_20_2" style:display-name="file:///home/steingod/Documents/Templates/sios%2016:9.otp~LT~Gliederung 2" style:family="paragraph" style:parent-style-name="file_3a__2f__2f__2f_home_2f_steingod_2f_Documents_2f_Templates_2f_sios_25_2016_3a_9.otp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file_3a__2f__2f__2f_home_2f_steingod_2f_Documents_2f_Templates_2f_sios_25_2016_3a_9.otp_7e_LT_7e_Gliederung_20_3" style:display-name="file:///home/steingod/Documents/Templates/sios%2016:9.otp~LT~Gliederung 3" style:family="paragraph" style:parent-style-name="file_3a__2f__2f__2f_home_2f_steingod_2f_Documents_2f_Templates_2f_sios_25_2016_3a_9.otp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file_3a__2f__2f__2f_home_2f_steingod_2f_Documents_2f_Templates_2f_sios_25_2016_3a_9.otp_7e_LT_7e_Gliederung_20_4" style:display-name="file:///home/steingod/Documents/Templates/sios%2016:9.otp~LT~Gliederung 4" style:family="paragraph" style:parent-style-name="file_3a__2f__2f__2f_home_2f_steingod_2f_Documents_2f_Templates_2f_sios_25_2016_3a_9.otp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font-size-asian="16pt" style:font-style-asian="normal" style:font-weight-asian="normal" style:text-emphasize="none"/>
    </style:style>
    <style:style style:name="file_3a__2f__2f__2f_home_2f_steingod_2f_Documents_2f_Templates_2f_sios_25_2016_3a_9.otp_7e_LT_7e_Gliederung_20_5" style:display-name="file:///home/steingod/Documents/Templates/sios%2016:9.otp~LT~Gliederung 5" style:family="paragraph" style:parent-style-name="file_3a__2f__2f__2f_home_2f_steingod_2f_Documents_2f_Templates_2f_sios_25_2016_3a_9.otp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file_3a__2f__2f__2f_home_2f_steingod_2f_Documents_2f_Templates_2f_sios_25_2016_3a_9.otp_7e_LT_7e_Gliederung_20_6" style:display-name="file:///home/steingod/Documents/Templates/sios%2016:9.otp~LT~Gliederung 6" style:family="paragraph" style:parent-style-name="file_3a__2f__2f__2f_home_2f_steingod_2f_Documents_2f_Templates_2f_sios_25_2016_3a_9.otp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file_3a__2f__2f__2f_home_2f_steingod_2f_Documents_2f_Templates_2f_sios_25_2016_3a_9.otp_7e_LT_7e_Gliederung_20_7" style:display-name="file:///home/steingod/Documents/Templates/sios%2016:9.otp~LT~Gliederung 7" style:family="paragraph" style:parent-style-name="file_3a__2f__2f__2f_home_2f_steingod_2f_Documents_2f_Templates_2f_sios_25_2016_3a_9.otp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file_3a__2f__2f__2f_home_2f_steingod_2f_Documents_2f_Templates_2f_sios_25_2016_3a_9.otp_7e_LT_7e_Gliederung_20_8" style:display-name="file:///home/steingod/Documents/Templates/sios%2016:9.otp~LT~Gliederung 8" style:family="paragraph" style:parent-style-name="file_3a__2f__2f__2f_home_2f_steingod_2f_Documents_2f_Templates_2f_sios_25_2016_3a_9.otp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file_3a__2f__2f__2f_home_2f_steingod_2f_Documents_2f_Templates_2f_sios_25_2016_3a_9.otp_7e_LT_7e_Gliederung_20_9" style:display-name="file:///home/steingod/Documents/Templates/sios%2016:9.otp~LT~Gliederung 9" style:family="paragraph" style:parent-style-name="file_3a__2f__2f__2f_home_2f_steingod_2f_Documents_2f_Templates_2f_sios_25_2016_3a_9.otp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file_3a__2f__2f__2f_home_2f_steingod_2f_Documents_2f_Templates_2f_sios_25_2016_3a_9.otp_7e_LT_7e_Titel" style:display-name="file:///home/steingod/Documents/Templates/sios%2016:9.otp~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_7e_LT_7e_Untertitel" style:display-name="file:///home/steingod/Documents/Templates/sios%2016:9.otp~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_7e_LT_7e_Notizen" style:display-name="file:///home/steingod/Documents/Templates/sios%2016:9.otp~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_7e_LT_7e_Hintergrundobjekte" style:display-name="file:///home/steingod/Documents/Templates/sios%2016:9.otp~LT~Hintergrundobjekte"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Arial" fo:font-family="Arial" style:font-family-generic="roman" style:font-pitch="variable" fo:font-size="18pt" fo:font-style="normal" fo:text-shadow="none" style:text-underline-style="none" fo:font-weight="normal" style:font-name-asian="DejaVu Sans" style:font-family-asian="'DejaVu Sans'" style:font-pitch-asian="variable" style:font-size-asian="18pt" style:font-style-asian="normal" style:font-weight-asian="normal" style:font-name-complex="Liberation Sans1" style:font-family-complex="'Liberation Sans'" style:font-pitch-complex="variable" style:font-size-complex="12pt"/>
    </style:style>
    <style:style style:name="file_3a__2f__2f__2f_home_2f_steingod_2f_Documents_2f_Templates_2f_sios_25_2016_3a_9.otp_7e_LT_7e_Hintergrund" style:display-name="file:///home/steingod/Documents/Templates/sios%2016:9.otp~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pitch-asian="variable" style:font-size-asian="18pt" style:font-name-complex="Liberation Sans1" style:font-family-complex="'Liberation Sans'"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Arial" fo:font-family="Arial" style:font-family-generic="roman" style:font-pitch="variable" fo:font-size="18pt" fo:font-style="normal" fo:text-shadow="none" style:text-underline-style="none" fo:font-weight="normal" style:font-name-asian="DejaVu Sans" style:font-family-asian="'DejaVu Sans'" style:font-pitch-asian="variable" style:font-size-asian="18pt" style:font-style-asian="normal" style:font-weight-asian="normal" style:font-name-complex="Liberation Sans1" style:font-family-complex="'Liberation Sans'"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Notes"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Outline_20_1" style:display-name="Outline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Outline_20_2" style:display-name="Outline 2" style:family="paragraph" style:parent-style-name="Outline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3" style:display-name="Outline 3" style:family="paragraph" style:parent-style-name="Outline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font-size-asian="16pt" style:font-style-asian="normal" style:font-weight-asian="normal" style:text-emphasize="none"/>
    </style:style>
    <style:style style:name="Outline_20_5" style:display-name="Outline 5" style:family="paragraph" style:parent-style-name="Outline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Outline_20_6" style:display-name="Outline 6" style:family="paragraph" style:parent-style-name="Outline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Outline_20_7" style:display-name="Outline 7" style:family="paragraph" style:parent-style-name="Outline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Outline_20_8" style:display-name="Outline 8" style:family="paragraph" style:parent-style-name="Outline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Outline_20_9" style:display-name="Outline 9" style:family="paragraph" style:parent-style-name="Outline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ƒtƒbƒ_5e__f181__5b__20__28__2022__b6_Žš_29_" style:display-name="ƒtƒbƒ^[ (•¶Žš)" style:family="paragraph" style:default-outline-level="">
      <style:paragraph-properties fo:text-align="start" style:justify-single-word="false" fo:orphans="2" fo:widows="2" style:writing-mode="lr-tb"/>
      <style:text-properties style:font-name="Times3" fo:font-family="Times, 'Times New Roman'"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ƒwƒbƒ_5f__f181__5b__20__28__2022__b6_Žš_29_" style:display-name="ƒwƒbƒ_[ (•¶Žš)" style:family="paragraph" style:default-outline-level="">
      <style:paragraph-properties fo:text-align="start" style:justify-single-word="false" fo:orphans="2" fo:widows="2" style:writing-mode="lr-tb"/>
      <style:text-properties style:font-name="Times3" fo:font-family="Times, 'Times New Roman'"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_f190__f181__201a__ab__f18f_o_201a__b5__20__28__2022__b6_Žš_29_" style:display-name="‚«o‚µ (•¶Žš)" style:family="paragraph" style:default-outline-level="">
      <style:paragraph-properties fo:text-align="start" style:justify-single-word="false" fo:orphans="2" fo:widows="2" style:writing-mode="lr-tb"/>
      <style:text-properties style:font-name="Arial" fo:font-family="Arial" style:font-family-generic="roman" style:font-pitch="variable" fo:font-size="9pt" style:letter-kerning="true" style:font-name-asian="DejaVu Sans" style:font-family-asian="'DejaVu Sans'" style:font-pitch-asian="variable" style:font-size-asian="9pt" style:font-name-complex="Liberation Sans1" style:font-family-complex="'Liberation Sans'" style:font-pitch-complex="variable" style:font-size-complex="12pt"/>
    </style:style>
    <style:style style:name="_2039_r_2019__f18d__2022__b6_Žš_2014_ñ_20__28__2022__b6_Žš_29_" style:display-name="‹r’•¶Žš—ñ (•¶Žš)" style:family="paragraph" style:default-outline-level="">
      <style:paragraph-properties fo:text-align="start" style:justify-single-word="false" fo:orphans="2" fo:widows="2" style:writing-mode="lr-tb"/>
      <style:text-properties style:font-name="Times3" fo:font-family="Times, 'Times New Roman'" style:font-family-generic="roman" style:font-pitch="variable" fo:font-size="10pt" style:letter-kerning="true" style:font-name-asian="DejaVu Sans" style:font-family-asian="'DejaVu Sans'" style:font-pitch-asian="variable" style:font-size-asian="10pt" style:font-name-complex="Liberation Sans1" style:font-family-complex="'Liberation Sans'" style:font-pitch-complex="variable" style:font-size-complex="12pt"/>
    </style:style>
    <style:style style:name="_2013__7b__2022__b6__20_2_20__28__2022__b6_Žš_29_" style:display-name="–{•¶ 2 (•¶Žš)" style:family="paragraph" style:default-outline-level="">
      <style:paragraph-properties fo:text-align="start" style:justify-single-word="false" fo:orphans="2" fo:widows="2" style:writing-mode="lr-tb"/>
      <style:text-properties style:font-name="Times3" fo:font-family="Times, 'Times New Roman'" style:font-family-generic="roman" style:font-pitch="variable" fo:font-size="10pt" style:letter-kerning="true" style:font-name-asian="DejaVu Sans" style:font-family-asian="'DejaVu Sans'" style:font-pitch-asian="variable" style:font-size-asian="10pt" style:font-name-complex="Liberation Sans1" style:font-family-complex="'Liberation Sans'" style:font-pitch-complex="variable" style:font-size-complex="12pt"/>
    </style:style>
    <style:style style:name="_2013__7b__2022__b6__20__28__2022__b6_Žš_29_" style:display-name="–{•¶ (•¶Žš)"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fo:font-weight="bold" style:letter-kerning="true" style:font-name-asian="DejaVu Sans" style:font-family-asian="'DejaVu Sans'" style:font-pitch-asian="variable" style:font-size-asian="10pt" style:font-weight-asian="bold" style:font-name-complex="Liberation Sans1" style:font-family-complex="'Liberation Sans'" style:font-pitch-complex="variable" style:font-size-complex="12pt"/>
    </style:style>
    <style:style style:name="WW-Default_20_Paragraph_20_Font" style:display-name="WW-Default Paragraph Fon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WW-Absatz-Standardschriftar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Absatz-Standardschriftar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WW8Num1z8"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WW8Num1z7"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WW8Num1z6"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WW8Num1z5"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WW8Num1z4"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WW8Num1z3"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WW8Num1z2"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WW8Num1z1"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WW8Num1z0"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Titel" style:family="paragraph" style:default-outline-level="">
      <style:paragraph-properties fo:margin-left="0cm" fo:margin-right="0cm" fo:margin-top="0.746cm" fo:margin-bottom="0.374cm" loext:contextual-spacing="false" fo:text-align="start" style:justify-single-word="false" fo:orphans="2" fo:widows="2" fo:text-indent="0cm" style:auto-text-indent="false" style:writing-mode="lr-tb"/>
      <style:text-properties fo:color="#000000" style:font-name="Liberation Sans" fo:font-family="'Liberation Sans', Arial"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Sprechblasentext" style:family="paragraph" style:default-outline-level="">
      <style:paragraph-properties fo:margin-left="0cm" fo:margin-right="0cm" fo:text-align="start" style:justify-single-word="false" fo:orphans="2" fo:widows="2" fo:text-indent="0cm" style:auto-text-indent="false" style:writing-mode="lr-tb"/>
      <style:text-properties fo:color="#000000" style:font-name="Arial" fo:font-family="Arial"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ootnote_20_text" style:display-name="footnote text" style:family="paragraph" style:default-outline-level="">
      <style:paragraph-properties fo:margin-left="0cm" fo:margin-right="0cm" fo:text-align="start" style:justify-single-word="false" fo:orphans="2" fo:widows="2" fo:text-indent="0cm" style:auto-text-indent="false" style:writing-mode="lr-tb"/>
      <style:text-properties fo:color="#000000" style:font-name="Times3" fo:font-family="Times, 'Times New Roman'"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Textkörper_20_2" style:display-name="Textkörper 2" style:family="paragraph" style:default-outline-level="">
      <style:paragraph-properties fo:margin-left="0cm" fo:margin-right="0cm" fo:line-height="150%" fo:text-align="center" style:justify-single-word="false" fo:orphans="2" fo:widows="2" fo:text-indent="0cm" style:auto-text-indent="false" style:writing-mode="lr-tb"/>
      <style:text-properties fo:color="#000000" style:font-name="Times3" fo:font-family="Times, 'Times New Roman'"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Lisa" style:family="paragraph" style:default-outline-level="">
      <style:paragraph-properties fo:margin-left="0cm" fo:margin-right="0cm" fo:text-align="start" style:justify-single-word="false" fo:orphans="2" fo:widows="2" fo:text-indent="2.24cm" style:auto-text-indent="false" style:writing-mode="lr-tb"/>
      <style:text-properties fo:color="#000000" style:font-name="Liberation Serif1" fo:font-family="'Liberation Serif', 'Times New Roman'"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Beschriftung" style:family="paragraph" style:default-outline-level="">
      <style:paragraph-properties fo:margin-left="0cm" fo:margin-right="0cm" fo:margin-top="0.374cm" fo:margin-bottom="0.374cm" loext:contextual-spacing="false" fo:text-align="start" style:justify-single-word="false" fo:orphans="2" fo:widows="2" fo:text-indent="0cm" style:auto-text-indent="false" style:writing-mode="lr-tb"/>
      <style:text-properties fo:color="#000000" style:font-name="Times3" fo:font-family="Times, 'Times New Roman'" style:font-family-generic="roman" style:font-pitch="variable" fo:font-size="12pt" fo:font-style="italic" style:letter-kerning="true" style:font-name-asian="DejaVu Sans" style:font-family-asian="'DejaVu Sans'" style:font-pitch-asian="variable" style:font-size-asian="12pt" style:font-style-asian="italic" style:font-name-complex="Liberation Sans1" style:font-family-complex="'Liberation Sans'" style:font-pitch-complex="variable" style:font-size-complex="12pt"/>
    </style:style>
    <style:style style:name="file_3a__2f__2f__2f_home_2f_steingod_2f_Documents_2f_Templates_2f_sios_25_2016_3a_9.otp1_7e_LT_7e_Gliederung_20_1" style:display-name="file:///home/steingod/Documents/Templates/sios%2016:9.otp1~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1_7e_LT_7e_Gliederung_20_2" style:display-name="file:///home/steingod/Documents/Templates/sios%2016:9.otp1~LT~Gliederung 2" style:family="paragraph" style:parent-style-name="file_3a__2f__2f__2f_home_2f_steingod_2f_Documents_2f_Templates_2f_sios_25_2016_3a_9.otp1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ile_3a__2f__2f__2f_home_2f_steingod_2f_Documents_2f_Templates_2f_sios_25_2016_3a_9.otp1_7e_LT_7e_Gliederung_20_3" style:display-name="file:///home/steingod/Documents/Templates/sios%2016:9.otp1~LT~Gliederung 3" style:family="paragraph" style:parent-style-name="file_3a__2f__2f__2f_home_2f_steingod_2f_Documents_2f_Templates_2f_sios_25_2016_3a_9.otp1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e_3a__2f__2f__2f_home_2f_steingod_2f_Documents_2f_Templates_2f_sios_25_2016_3a_9.otp1_7e_LT_7e_Gliederung_20_4" style:display-name="file:///home/steingod/Documents/Templates/sios%2016:9.otp1~LT~Gliederung 4" style:family="paragraph" style:parent-style-name="file_3a__2f__2f__2f_home_2f_steingod_2f_Documents_2f_Templates_2f_sios_25_2016_3a_9.otp1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ile_3a__2f__2f__2f_home_2f_steingod_2f_Documents_2f_Templates_2f_sios_25_2016_3a_9.otp1_7e_LT_7e_Gliederung_20_5" style:display-name="file:///home/steingod/Documents/Templates/sios%2016:9.otp1~LT~Gliederung 5" style:family="paragraph" style:parent-style-name="file_3a__2f__2f__2f_home_2f_steingod_2f_Documents_2f_Templates_2f_sios_25_2016_3a_9.otp1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_7e_LT_7e_Gliederung_20_6" style:display-name="file:///home/steingod/Documents/Templates/sios%2016:9.otp1~LT~Gliederung 6" style:family="paragraph" style:parent-style-name="file_3a__2f__2f__2f_home_2f_steingod_2f_Documents_2f_Templates_2f_sios_25_2016_3a_9.otp1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_7e_LT_7e_Gliederung_20_7" style:display-name="file:///home/steingod/Documents/Templates/sios%2016:9.otp1~LT~Gliederung 7" style:family="paragraph" style:parent-style-name="file_3a__2f__2f__2f_home_2f_steingod_2f_Documents_2f_Templates_2f_sios_25_2016_3a_9.otp1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_7e_LT_7e_Gliederung_20_8" style:display-name="file:///home/steingod/Documents/Templates/sios%2016:9.otp1~LT~Gliederung 8" style:family="paragraph" style:parent-style-name="file_3a__2f__2f__2f_home_2f_steingod_2f_Documents_2f_Templates_2f_sios_25_2016_3a_9.otp1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_7e_LT_7e_Gliederung_20_9" style:display-name="file:///home/steingod/Documents/Templates/sios%2016:9.otp1~LT~Gliederung 9" style:family="paragraph" style:parent-style-name="file_3a__2f__2f__2f_home_2f_steingod_2f_Documents_2f_Templates_2f_sios_25_2016_3a_9.otp1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_7e_LT_7e_Titel" style:display-name="file:///home/steingod/Documents/Templates/sios%2016:9.otp1~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letter-kerning="true"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1_7e_LT_7e_Untertitel" style:display-name="file:///home/steingod/Documents/Templates/sios%2016:9.otp1~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1_7e_LT_7e_Notizen" style:display-name="file:///home/steingod/Documents/Templates/sios%2016:9.otp1~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1_7e_LT_7e_Hintergrundobjekte" style:display-name="file:///home/steingod/Documents/Templates/sios%2016:9.otp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1_7e_LT_7e_Hintergrund" style:display-name="file:///home/steingod/Documents/Templates/sios%2016:9.otp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2_7e_LT_7e_Gliederung_20_1" style:display-name="file:///home/steingod/Documents/Templates/sios%2016:9.otp2~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2_7e_LT_7e_Gliederung_20_2" style:display-name="file:///home/steingod/Documents/Templates/sios%2016:9.otp2~LT~Gliederung 2" style:family="paragraph" style:parent-style-name="file_3a__2f__2f__2f_home_2f_steingod_2f_Documents_2f_Templates_2f_sios_25_2016_3a_9.otp2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ile_3a__2f__2f__2f_home_2f_steingod_2f_Documents_2f_Templates_2f_sios_25_2016_3a_9.otp2_7e_LT_7e_Gliederung_20_3" style:display-name="file:///home/steingod/Documents/Templates/sios%2016:9.otp2~LT~Gliederung 3" style:family="paragraph" style:parent-style-name="file_3a__2f__2f__2f_home_2f_steingod_2f_Documents_2f_Templates_2f_sios_25_2016_3a_9.otp2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e_3a__2f__2f__2f_home_2f_steingod_2f_Documents_2f_Templates_2f_sios_25_2016_3a_9.otp2_7e_LT_7e_Gliederung_20_4" style:display-name="file:///home/steingod/Documents/Templates/sios%2016:9.otp2~LT~Gliederung 4" style:family="paragraph" style:parent-style-name="file_3a__2f__2f__2f_home_2f_steingod_2f_Documents_2f_Templates_2f_sios_25_2016_3a_9.otp2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ile_3a__2f__2f__2f_home_2f_steingod_2f_Documents_2f_Templates_2f_sios_25_2016_3a_9.otp2_7e_LT_7e_Gliederung_20_5" style:display-name="file:///home/steingod/Documents/Templates/sios%2016:9.otp2~LT~Gliederung 5" style:family="paragraph" style:parent-style-name="file_3a__2f__2f__2f_home_2f_steingod_2f_Documents_2f_Templates_2f_sios_25_2016_3a_9.otp2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2_7e_LT_7e_Gliederung_20_6" style:display-name="file:///home/steingod/Documents/Templates/sios%2016:9.otp2~LT~Gliederung 6" style:family="paragraph" style:parent-style-name="file_3a__2f__2f__2f_home_2f_steingod_2f_Documents_2f_Templates_2f_sios_25_2016_3a_9.otp2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2_7e_LT_7e_Gliederung_20_7" style:display-name="file:///home/steingod/Documents/Templates/sios%2016:9.otp2~LT~Gliederung 7" style:family="paragraph" style:parent-style-name="file_3a__2f__2f__2f_home_2f_steingod_2f_Documents_2f_Templates_2f_sios_25_2016_3a_9.otp2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2_7e_LT_7e_Gliederung_20_8" style:display-name="file:///home/steingod/Documents/Templates/sios%2016:9.otp2~LT~Gliederung 8" style:family="paragraph" style:parent-style-name="file_3a__2f__2f__2f_home_2f_steingod_2f_Documents_2f_Templates_2f_sios_25_2016_3a_9.otp2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2_7e_LT_7e_Gliederung_20_9" style:display-name="file:///home/steingod/Documents/Templates/sios%2016:9.otp2~LT~Gliederung 9" style:family="paragraph" style:parent-style-name="file_3a__2f__2f__2f_home_2f_steingod_2f_Documents_2f_Templates_2f_sios_25_2016_3a_9.otp2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2_7e_LT_7e_Titel" style:display-name="file:///home/steingod/Documents/Templates/sios%2016:9.otp2~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letter-kerning="true"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2_7e_LT_7e_Untertitel" style:display-name="file:///home/steingod/Documents/Templates/sios%2016:9.otp2~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2_7e_LT_7e_Notizen" style:display-name="file:///home/steingod/Documents/Templates/sios%2016:9.otp2~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2_7e_LT_7e_Hintergrundobjekte" style:display-name="file:///home/steingod/Documents/Templates/sios%2016:9.otp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2_7e_LT_7e_Hintergrund" style:display-name="file:///home/steingod/Documents/Templates/sios%2016:9.otp2~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3_7e_LT_7e_Gliederung_20_1" style:display-name="file:///home/steingod/Documents/Templates/sios%2016:9.otp3~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3_7e_LT_7e_Gliederung_20_2" style:display-name="file:///home/steingod/Documents/Templates/sios%2016:9.otp3~LT~Gliederung 2" style:family="paragraph" style:parent-style-name="file_3a__2f__2f__2f_home_2f_steingod_2f_Documents_2f_Templates_2f_sios_25_2016_3a_9.otp3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ile_3a__2f__2f__2f_home_2f_steingod_2f_Documents_2f_Templates_2f_sios_25_2016_3a_9.otp3_7e_LT_7e_Gliederung_20_3" style:display-name="file:///home/steingod/Documents/Templates/sios%2016:9.otp3~LT~Gliederung 3" style:family="paragraph" style:parent-style-name="file_3a__2f__2f__2f_home_2f_steingod_2f_Documents_2f_Templates_2f_sios_25_2016_3a_9.otp3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e_3a__2f__2f__2f_home_2f_steingod_2f_Documents_2f_Templates_2f_sios_25_2016_3a_9.otp3_7e_LT_7e_Gliederung_20_4" style:display-name="file:///home/steingod/Documents/Templates/sios%2016:9.otp3~LT~Gliederung 4" style:family="paragraph" style:parent-style-name="file_3a__2f__2f__2f_home_2f_steingod_2f_Documents_2f_Templates_2f_sios_25_2016_3a_9.otp3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ile_3a__2f__2f__2f_home_2f_steingod_2f_Documents_2f_Templates_2f_sios_25_2016_3a_9.otp3_7e_LT_7e_Gliederung_20_5" style:display-name="file:///home/steingod/Documents/Templates/sios%2016:9.otp3~LT~Gliederung 5" style:family="paragraph" style:parent-style-name="file_3a__2f__2f__2f_home_2f_steingod_2f_Documents_2f_Templates_2f_sios_25_2016_3a_9.otp3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3_7e_LT_7e_Gliederung_20_6" style:display-name="file:///home/steingod/Documents/Templates/sios%2016:9.otp3~LT~Gliederung 6" style:family="paragraph" style:parent-style-name="file_3a__2f__2f__2f_home_2f_steingod_2f_Documents_2f_Templates_2f_sios_25_2016_3a_9.otp3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3_7e_LT_7e_Gliederung_20_7" style:display-name="file:///home/steingod/Documents/Templates/sios%2016:9.otp3~LT~Gliederung 7" style:family="paragraph" style:parent-style-name="file_3a__2f__2f__2f_home_2f_steingod_2f_Documents_2f_Templates_2f_sios_25_2016_3a_9.otp3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3_7e_LT_7e_Gliederung_20_8" style:display-name="file:///home/steingod/Documents/Templates/sios%2016:9.otp3~LT~Gliederung 8" style:family="paragraph" style:parent-style-name="file_3a__2f__2f__2f_home_2f_steingod_2f_Documents_2f_Templates_2f_sios_25_2016_3a_9.otp3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3_7e_LT_7e_Gliederung_20_9" style:display-name="file:///home/steingod/Documents/Templates/sios%2016:9.otp3~LT~Gliederung 9" style:family="paragraph" style:parent-style-name="file_3a__2f__2f__2f_home_2f_steingod_2f_Documents_2f_Templates_2f_sios_25_2016_3a_9.otp3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3_7e_LT_7e_Titel" style:display-name="file:///home/steingod/Documents/Templates/sios%2016:9.otp3~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letter-kerning="true"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3_7e_LT_7e_Untertitel" style:display-name="file:///home/steingod/Documents/Templates/sios%2016:9.otp3~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3_7e_LT_7e_Notizen" style:display-name="file:///home/steingod/Documents/Templates/sios%2016:9.otp3~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3_7e_LT_7e_Hintergrundobjekte" style:display-name="file:///home/steingod/Documents/Templates/sios%2016:9.otp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3_7e_LT_7e_Hintergrund" style:display-name="file:///home/steingod/Documents/Templates/sios%2016:9.otp3~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4_7e_LT_7e_Gliederung_20_1" style:display-name="file:///home/steingod/Documents/Templates/sios%2016:9.otp4~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4_7e_LT_7e_Gliederung_20_2" style:display-name="file:///home/steingod/Documents/Templates/sios%2016:9.otp4~LT~Gliederung 2" style:family="paragraph" style:parent-style-name="file_3a__2f__2f__2f_home_2f_steingod_2f_Documents_2f_Templates_2f_sios_25_2016_3a_9.otp4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ile_3a__2f__2f__2f_home_2f_steingod_2f_Documents_2f_Templates_2f_sios_25_2016_3a_9.otp4_7e_LT_7e_Gliederung_20_3" style:display-name="file:///home/steingod/Documents/Templates/sios%2016:9.otp4~LT~Gliederung 3" style:family="paragraph" style:parent-style-name="file_3a__2f__2f__2f_home_2f_steingod_2f_Documents_2f_Templates_2f_sios_25_2016_3a_9.otp4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e_3a__2f__2f__2f_home_2f_steingod_2f_Documents_2f_Templates_2f_sios_25_2016_3a_9.otp4_7e_LT_7e_Gliederung_20_4" style:display-name="file:///home/steingod/Documents/Templates/sios%2016:9.otp4~LT~Gliederung 4" style:family="paragraph" style:parent-style-name="file_3a__2f__2f__2f_home_2f_steingod_2f_Documents_2f_Templates_2f_sios_25_2016_3a_9.otp4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ile_3a__2f__2f__2f_home_2f_steingod_2f_Documents_2f_Templates_2f_sios_25_2016_3a_9.otp4_7e_LT_7e_Gliederung_20_5" style:display-name="file:///home/steingod/Documents/Templates/sios%2016:9.otp4~LT~Gliederung 5" style:family="paragraph" style:parent-style-name="file_3a__2f__2f__2f_home_2f_steingod_2f_Documents_2f_Templates_2f_sios_25_2016_3a_9.otp4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4_7e_LT_7e_Gliederung_20_6" style:display-name="file:///home/steingod/Documents/Templates/sios%2016:9.otp4~LT~Gliederung 6" style:family="paragraph" style:parent-style-name="file_3a__2f__2f__2f_home_2f_steingod_2f_Documents_2f_Templates_2f_sios_25_2016_3a_9.otp4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4_7e_LT_7e_Gliederung_20_7" style:display-name="file:///home/steingod/Documents/Templates/sios%2016:9.otp4~LT~Gliederung 7" style:family="paragraph" style:parent-style-name="file_3a__2f__2f__2f_home_2f_steingod_2f_Documents_2f_Templates_2f_sios_25_2016_3a_9.otp4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4_7e_LT_7e_Gliederung_20_8" style:display-name="file:///home/steingod/Documents/Templates/sios%2016:9.otp4~LT~Gliederung 8" style:family="paragraph" style:parent-style-name="file_3a__2f__2f__2f_home_2f_steingod_2f_Documents_2f_Templates_2f_sios_25_2016_3a_9.otp4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4_7e_LT_7e_Gliederung_20_9" style:display-name="file:///home/steingod/Documents/Templates/sios%2016:9.otp4~LT~Gliederung 9" style:family="paragraph" style:parent-style-name="file_3a__2f__2f__2f_home_2f_steingod_2f_Documents_2f_Templates_2f_sios_25_2016_3a_9.otp4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4_7e_LT_7e_Titel" style:display-name="file:///home/steingod/Documents/Templates/sios%2016:9.otp4~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letter-kerning="true"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4_7e_LT_7e_Untertitel" style:display-name="file:///home/steingod/Documents/Templates/sios%2016:9.otp4~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4_7e_LT_7e_Notizen" style:display-name="file:///home/steingod/Documents/Templates/sios%2016:9.otp4~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4_7e_LT_7e_Hintergrundobjekte" style:display-name="file:///home/steingod/Documents/Templates/sios%2016:9.otp4~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4_7e_LT_7e_Hintergrund" style:display-name="file:///home/steingod/Documents/Templates/sios%2016:9.otp4~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5_7e_LT_7e_Gliederung_20_1" style:display-name="file:///home/steingod/Documents/Templates/sios%2016:9.otp5~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5_7e_LT_7e_Gliederung_20_2" style:display-name="file:///home/steingod/Documents/Templates/sios%2016:9.otp5~LT~Gliederung 2" style:family="paragraph" style:parent-style-name="file_3a__2f__2f__2f_home_2f_steingod_2f_Documents_2f_Templates_2f_sios_25_2016_3a_9.otp5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ile_3a__2f__2f__2f_home_2f_steingod_2f_Documents_2f_Templates_2f_sios_25_2016_3a_9.otp5_7e_LT_7e_Gliederung_20_3" style:display-name="file:///home/steingod/Documents/Templates/sios%2016:9.otp5~LT~Gliederung 3" style:family="paragraph" style:parent-style-name="file_3a__2f__2f__2f_home_2f_steingod_2f_Documents_2f_Templates_2f_sios_25_2016_3a_9.otp5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e_3a__2f__2f__2f_home_2f_steingod_2f_Documents_2f_Templates_2f_sios_25_2016_3a_9.otp5_7e_LT_7e_Gliederung_20_4" style:display-name="file:///home/steingod/Documents/Templates/sios%2016:9.otp5~LT~Gliederung 4" style:family="paragraph" style:parent-style-name="file_3a__2f__2f__2f_home_2f_steingod_2f_Documents_2f_Templates_2f_sios_25_2016_3a_9.otp5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ile_3a__2f__2f__2f_home_2f_steingod_2f_Documents_2f_Templates_2f_sios_25_2016_3a_9.otp5_7e_LT_7e_Gliederung_20_5" style:display-name="file:///home/steingod/Documents/Templates/sios%2016:9.otp5~LT~Gliederung 5" style:family="paragraph" style:parent-style-name="file_3a__2f__2f__2f_home_2f_steingod_2f_Documents_2f_Templates_2f_sios_25_2016_3a_9.otp5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5_7e_LT_7e_Gliederung_20_6" style:display-name="file:///home/steingod/Documents/Templates/sios%2016:9.otp5~LT~Gliederung 6" style:family="paragraph" style:parent-style-name="file_3a__2f__2f__2f_home_2f_steingod_2f_Documents_2f_Templates_2f_sios_25_2016_3a_9.otp5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5_7e_LT_7e_Gliederung_20_7" style:display-name="file:///home/steingod/Documents/Templates/sios%2016:9.otp5~LT~Gliederung 7" style:family="paragraph" style:parent-style-name="file_3a__2f__2f__2f_home_2f_steingod_2f_Documents_2f_Templates_2f_sios_25_2016_3a_9.otp5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5_7e_LT_7e_Gliederung_20_8" style:display-name="file:///home/steingod/Documents/Templates/sios%2016:9.otp5~LT~Gliederung 8" style:family="paragraph" style:parent-style-name="file_3a__2f__2f__2f_home_2f_steingod_2f_Documents_2f_Templates_2f_sios_25_2016_3a_9.otp5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5_7e_LT_7e_Gliederung_20_9" style:display-name="file:///home/steingod/Documents/Templates/sios%2016:9.otp5~LT~Gliederung 9" style:family="paragraph" style:parent-style-name="file_3a__2f__2f__2f_home_2f_steingod_2f_Documents_2f_Templates_2f_sios_25_2016_3a_9.otp5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5_7e_LT_7e_Titel" style:display-name="file:///home/steingod/Documents/Templates/sios%2016:9.otp5~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letter-kerning="true"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5_7e_LT_7e_Untertitel" style:display-name="file:///home/steingod/Documents/Templates/sios%2016:9.otp5~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5_7e_LT_7e_Notizen" style:display-name="file:///home/steingod/Documents/Templates/sios%2016:9.otp5~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5_7e_LT_7e_Hintergrundobjekte" style:display-name="file:///home/steingod/Documents/Templates/sios%2016:9.otp5~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5_7e_LT_7e_Hintergrund" style:display-name="file:///home/steingod/Documents/Templates/sios%2016:9.otp5~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6_7e_LT_7e_Gliederung_20_1" style:display-name="file:///home/steingod/Documents/Templates/sios%2016:9.otp6~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6_7e_LT_7e_Gliederung_20_2" style:display-name="file:///home/steingod/Documents/Templates/sios%2016:9.otp6~LT~Gliederung 2" style:family="paragraph" style:parent-style-name="file_3a__2f__2f__2f_home_2f_steingod_2f_Documents_2f_Templates_2f_sios_25_2016_3a_9.otp6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ile_3a__2f__2f__2f_home_2f_steingod_2f_Documents_2f_Templates_2f_sios_25_2016_3a_9.otp6_7e_LT_7e_Gliederung_20_3" style:display-name="file:///home/steingod/Documents/Templates/sios%2016:9.otp6~LT~Gliederung 3" style:family="paragraph" style:parent-style-name="file_3a__2f__2f__2f_home_2f_steingod_2f_Documents_2f_Templates_2f_sios_25_2016_3a_9.otp6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e_3a__2f__2f__2f_home_2f_steingod_2f_Documents_2f_Templates_2f_sios_25_2016_3a_9.otp6_7e_LT_7e_Gliederung_20_4" style:display-name="file:///home/steingod/Documents/Templates/sios%2016:9.otp6~LT~Gliederung 4" style:family="paragraph" style:parent-style-name="file_3a__2f__2f__2f_home_2f_steingod_2f_Documents_2f_Templates_2f_sios_25_2016_3a_9.otp6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ile_3a__2f__2f__2f_home_2f_steingod_2f_Documents_2f_Templates_2f_sios_25_2016_3a_9.otp6_7e_LT_7e_Gliederung_20_5" style:display-name="file:///home/steingod/Documents/Templates/sios%2016:9.otp6~LT~Gliederung 5" style:family="paragraph" style:parent-style-name="file_3a__2f__2f__2f_home_2f_steingod_2f_Documents_2f_Templates_2f_sios_25_2016_3a_9.otp6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6_7e_LT_7e_Gliederung_20_6" style:display-name="file:///home/steingod/Documents/Templates/sios%2016:9.otp6~LT~Gliederung 6" style:family="paragraph" style:parent-style-name="file_3a__2f__2f__2f_home_2f_steingod_2f_Documents_2f_Templates_2f_sios_25_2016_3a_9.otp6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6_7e_LT_7e_Gliederung_20_7" style:display-name="file:///home/steingod/Documents/Templates/sios%2016:9.otp6~LT~Gliederung 7" style:family="paragraph" style:parent-style-name="file_3a__2f__2f__2f_home_2f_steingod_2f_Documents_2f_Templates_2f_sios_25_2016_3a_9.otp6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6_7e_LT_7e_Gliederung_20_8" style:display-name="file:///home/steingod/Documents/Templates/sios%2016:9.otp6~LT~Gliederung 8" style:family="paragraph" style:parent-style-name="file_3a__2f__2f__2f_home_2f_steingod_2f_Documents_2f_Templates_2f_sios_25_2016_3a_9.otp6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6_7e_LT_7e_Gliederung_20_9" style:display-name="file:///home/steingod/Documents/Templates/sios%2016:9.otp6~LT~Gliederung 9" style:family="paragraph" style:parent-style-name="file_3a__2f__2f__2f_home_2f_steingod_2f_Documents_2f_Templates_2f_sios_25_2016_3a_9.otp6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6_7e_LT_7e_Titel" style:display-name="file:///home/steingod/Documents/Templates/sios%2016:9.otp6~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letter-kerning="true"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6_7e_LT_7e_Untertitel" style:display-name="file:///home/steingod/Documents/Templates/sios%2016:9.otp6~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6_7e_LT_7e_Notizen" style:display-name="file:///home/steingod/Documents/Templates/sios%2016:9.otp6~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6_7e_LT_7e_Hintergrundobjekte" style:display-name="file:///home/steingod/Documents/Templates/sios%2016:9.otp6~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6_7e_LT_7e_Hintergrund" style:display-name="file:///home/steingod/Documents/Templates/sios%2016:9.otp6~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7_7e_LT_7e_Gliederung_20_1" style:display-name="file:///home/steingod/Documents/Templates/sios%2016:9.otp7~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7_7e_LT_7e_Gliederung_20_2" style:display-name="file:///home/steingod/Documents/Templates/sios%2016:9.otp7~LT~Gliederung 2" style:family="paragraph" style:parent-style-name="file_3a__2f__2f__2f_home_2f_steingod_2f_Documents_2f_Templates_2f_sios_25_2016_3a_9.otp7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ile_3a__2f__2f__2f_home_2f_steingod_2f_Documents_2f_Templates_2f_sios_25_2016_3a_9.otp7_7e_LT_7e_Gliederung_20_3" style:display-name="file:///home/steingod/Documents/Templates/sios%2016:9.otp7~LT~Gliederung 3" style:family="paragraph" style:parent-style-name="file_3a__2f__2f__2f_home_2f_steingod_2f_Documents_2f_Templates_2f_sios_25_2016_3a_9.otp7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e_3a__2f__2f__2f_home_2f_steingod_2f_Documents_2f_Templates_2f_sios_25_2016_3a_9.otp7_7e_LT_7e_Gliederung_20_4" style:display-name="file:///home/steingod/Documents/Templates/sios%2016:9.otp7~LT~Gliederung 4" style:family="paragraph" style:parent-style-name="file_3a__2f__2f__2f_home_2f_steingod_2f_Documents_2f_Templates_2f_sios_25_2016_3a_9.otp7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ile_3a__2f__2f__2f_home_2f_steingod_2f_Documents_2f_Templates_2f_sios_25_2016_3a_9.otp7_7e_LT_7e_Gliederung_20_5" style:display-name="file:///home/steingod/Documents/Templates/sios%2016:9.otp7~LT~Gliederung 5" style:family="paragraph" style:parent-style-name="file_3a__2f__2f__2f_home_2f_steingod_2f_Documents_2f_Templates_2f_sios_25_2016_3a_9.otp7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7_7e_LT_7e_Gliederung_20_6" style:display-name="file:///home/steingod/Documents/Templates/sios%2016:9.otp7~LT~Gliederung 6" style:family="paragraph" style:parent-style-name="file_3a__2f__2f__2f_home_2f_steingod_2f_Documents_2f_Templates_2f_sios_25_2016_3a_9.otp7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7_7e_LT_7e_Gliederung_20_7" style:display-name="file:///home/steingod/Documents/Templates/sios%2016:9.otp7~LT~Gliederung 7" style:family="paragraph" style:parent-style-name="file_3a__2f__2f__2f_home_2f_steingod_2f_Documents_2f_Templates_2f_sios_25_2016_3a_9.otp7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7_7e_LT_7e_Gliederung_20_8" style:display-name="file:///home/steingod/Documents/Templates/sios%2016:9.otp7~LT~Gliederung 8" style:family="paragraph" style:parent-style-name="file_3a__2f__2f__2f_home_2f_steingod_2f_Documents_2f_Templates_2f_sios_25_2016_3a_9.otp7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7_7e_LT_7e_Gliederung_20_9" style:display-name="file:///home/steingod/Documents/Templates/sios%2016:9.otp7~LT~Gliederung 9" style:family="paragraph" style:parent-style-name="file_3a__2f__2f__2f_home_2f_steingod_2f_Documents_2f_Templates_2f_sios_25_2016_3a_9.otp7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7_7e_LT_7e_Titel" style:display-name="file:///home/steingod/Documents/Templates/sios%2016:9.otp7~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letter-kerning="true"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7_7e_LT_7e_Untertitel" style:display-name="file:///home/steingod/Documents/Templates/sios%2016:9.otp7~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7_7e_LT_7e_Notizen" style:display-name="file:///home/steingod/Documents/Templates/sios%2016:9.otp7~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7_7e_LT_7e_Hintergrundobjekte" style:display-name="file:///home/steingod/Documents/Templates/sios%2016:9.otp7~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7_7e_LT_7e_Hintergrund" style:display-name="file:///home/steingod/Documents/Templates/sios%2016:9.otp7~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8_7e_LT_7e_Gliederung_20_1" style:display-name="file:///home/steingod/Documents/Templates/sios%2016:9.otp8~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8_7e_LT_7e_Gliederung_20_2" style:display-name="file:///home/steingod/Documents/Templates/sios%2016:9.otp8~LT~Gliederung 2" style:family="paragraph" style:parent-style-name="file_3a__2f__2f__2f_home_2f_steingod_2f_Documents_2f_Templates_2f_sios_25_2016_3a_9.otp8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ile_3a__2f__2f__2f_home_2f_steingod_2f_Documents_2f_Templates_2f_sios_25_2016_3a_9.otp8_7e_LT_7e_Gliederung_20_3" style:display-name="file:///home/steingod/Documents/Templates/sios%2016:9.otp8~LT~Gliederung 3" style:family="paragraph" style:parent-style-name="file_3a__2f__2f__2f_home_2f_steingod_2f_Documents_2f_Templates_2f_sios_25_2016_3a_9.otp8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e_3a__2f__2f__2f_home_2f_steingod_2f_Documents_2f_Templates_2f_sios_25_2016_3a_9.otp8_7e_LT_7e_Gliederung_20_4" style:display-name="file:///home/steingod/Documents/Templates/sios%2016:9.otp8~LT~Gliederung 4" style:family="paragraph" style:parent-style-name="file_3a__2f__2f__2f_home_2f_steingod_2f_Documents_2f_Templates_2f_sios_25_2016_3a_9.otp8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ile_3a__2f__2f__2f_home_2f_steingod_2f_Documents_2f_Templates_2f_sios_25_2016_3a_9.otp8_7e_LT_7e_Gliederung_20_5" style:display-name="file:///home/steingod/Documents/Templates/sios%2016:9.otp8~LT~Gliederung 5" style:family="paragraph" style:parent-style-name="file_3a__2f__2f__2f_home_2f_steingod_2f_Documents_2f_Templates_2f_sios_25_2016_3a_9.otp8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8_7e_LT_7e_Gliederung_20_6" style:display-name="file:///home/steingod/Documents/Templates/sios%2016:9.otp8~LT~Gliederung 6" style:family="paragraph" style:parent-style-name="file_3a__2f__2f__2f_home_2f_steingod_2f_Documents_2f_Templates_2f_sios_25_2016_3a_9.otp8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8_7e_LT_7e_Gliederung_20_7" style:display-name="file:///home/steingod/Documents/Templates/sios%2016:9.otp8~LT~Gliederung 7" style:family="paragraph" style:parent-style-name="file_3a__2f__2f__2f_home_2f_steingod_2f_Documents_2f_Templates_2f_sios_25_2016_3a_9.otp8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8_7e_LT_7e_Gliederung_20_8" style:display-name="file:///home/steingod/Documents/Templates/sios%2016:9.otp8~LT~Gliederung 8" style:family="paragraph" style:parent-style-name="file_3a__2f__2f__2f_home_2f_steingod_2f_Documents_2f_Templates_2f_sios_25_2016_3a_9.otp8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8_7e_LT_7e_Gliederung_20_9" style:display-name="file:///home/steingod/Documents/Templates/sios%2016:9.otp8~LT~Gliederung 9" style:family="paragraph" style:parent-style-name="file_3a__2f__2f__2f_home_2f_steingod_2f_Documents_2f_Templates_2f_sios_25_2016_3a_9.otp8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8_7e_LT_7e_Titel" style:display-name="file:///home/steingod/Documents/Templates/sios%2016:9.otp8~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letter-kerning="true"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8_7e_LT_7e_Untertitel" style:display-name="file:///home/steingod/Documents/Templates/sios%2016:9.otp8~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8_7e_LT_7e_Notizen" style:display-name="file:///home/steingod/Documents/Templates/sios%2016:9.otp8~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8_7e_LT_7e_Hintergrundobjekte" style:display-name="file:///home/steingod/Documents/Templates/sios%2016:9.otp8~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8_7e_LT_7e_Hintergrund" style:display-name="file:///home/steingod/Documents/Templates/sios%2016:9.otp8~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9_7e_LT_7e_Gliederung_20_1" style:display-name="file:///home/steingod/Documents/Templates/sios%2016:9.otp9~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9_7e_LT_7e_Gliederung_20_2" style:display-name="file:///home/steingod/Documents/Templates/sios%2016:9.otp9~LT~Gliederung 2" style:family="paragraph" style:parent-style-name="file_3a__2f__2f__2f_home_2f_steingod_2f_Documents_2f_Templates_2f_sios_25_2016_3a_9.otp9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ile_3a__2f__2f__2f_home_2f_steingod_2f_Documents_2f_Templates_2f_sios_25_2016_3a_9.otp9_7e_LT_7e_Gliederung_20_3" style:display-name="file:///home/steingod/Documents/Templates/sios%2016:9.otp9~LT~Gliederung 3" style:family="paragraph" style:parent-style-name="file_3a__2f__2f__2f_home_2f_steingod_2f_Documents_2f_Templates_2f_sios_25_2016_3a_9.otp9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e_3a__2f__2f__2f_home_2f_steingod_2f_Documents_2f_Templates_2f_sios_25_2016_3a_9.otp9_7e_LT_7e_Gliederung_20_4" style:display-name="file:///home/steingod/Documents/Templates/sios%2016:9.otp9~LT~Gliederung 4" style:family="paragraph" style:parent-style-name="file_3a__2f__2f__2f_home_2f_steingod_2f_Documents_2f_Templates_2f_sios_25_2016_3a_9.otp9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ile_3a__2f__2f__2f_home_2f_steingod_2f_Documents_2f_Templates_2f_sios_25_2016_3a_9.otp9_7e_LT_7e_Gliederung_20_5" style:display-name="file:///home/steingod/Documents/Templates/sios%2016:9.otp9~LT~Gliederung 5" style:family="paragraph" style:parent-style-name="file_3a__2f__2f__2f_home_2f_steingod_2f_Documents_2f_Templates_2f_sios_25_2016_3a_9.otp9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9_7e_LT_7e_Gliederung_20_6" style:display-name="file:///home/steingod/Documents/Templates/sios%2016:9.otp9~LT~Gliederung 6" style:family="paragraph" style:parent-style-name="file_3a__2f__2f__2f_home_2f_steingod_2f_Documents_2f_Templates_2f_sios_25_2016_3a_9.otp9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9_7e_LT_7e_Gliederung_20_7" style:display-name="file:///home/steingod/Documents/Templates/sios%2016:9.otp9~LT~Gliederung 7" style:family="paragraph" style:parent-style-name="file_3a__2f__2f__2f_home_2f_steingod_2f_Documents_2f_Templates_2f_sios_25_2016_3a_9.otp9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9_7e_LT_7e_Gliederung_20_8" style:display-name="file:///home/steingod/Documents/Templates/sios%2016:9.otp9~LT~Gliederung 8" style:family="paragraph" style:parent-style-name="file_3a__2f__2f__2f_home_2f_steingod_2f_Documents_2f_Templates_2f_sios_25_2016_3a_9.otp9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9_7e_LT_7e_Gliederung_20_9" style:display-name="file:///home/steingod/Documents/Templates/sios%2016:9.otp9~LT~Gliederung 9" style:family="paragraph" style:parent-style-name="file_3a__2f__2f__2f_home_2f_steingod_2f_Documents_2f_Templates_2f_sios_25_2016_3a_9.otp9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9_7e_LT_7e_Titel" style:display-name="file:///home/steingod/Documents/Templates/sios%2016:9.otp9~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letter-kerning="true"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9_7e_LT_7e_Untertitel" style:display-name="file:///home/steingod/Documents/Templates/sios%2016:9.otp9~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9_7e_LT_7e_Notizen" style:display-name="file:///home/steingod/Documents/Templates/sios%2016:9.otp9~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9_7e_LT_7e_Hintergrundobjekte" style:display-name="file:///home/steingod/Documents/Templates/sios%2016:9.otp9~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9_7e_LT_7e_Hintergrund" style:display-name="file:///home/steingod/Documents/Templates/sios%2016:9.otp9~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10_7e_LT_7e_Gliederung_20_1" style:display-name="file:///home/steingod/Documents/Templates/sios%2016:9.otp10~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10_7e_LT_7e_Gliederung_20_2" style:display-name="file:///home/steingod/Documents/Templates/sios%2016:9.otp10~LT~Gliederung 2" style:family="paragraph" style:parent-style-name="file_3a__2f__2f__2f_home_2f_steingod_2f_Documents_2f_Templates_2f_sios_25_2016_3a_9.otp10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ile_3a__2f__2f__2f_home_2f_steingod_2f_Documents_2f_Templates_2f_sios_25_2016_3a_9.otp10_7e_LT_7e_Gliederung_20_3" style:display-name="file:///home/steingod/Documents/Templates/sios%2016:9.otp10~LT~Gliederung 3" style:family="paragraph" style:parent-style-name="file_3a__2f__2f__2f_home_2f_steingod_2f_Documents_2f_Templates_2f_sios_25_2016_3a_9.otp10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e_3a__2f__2f__2f_home_2f_steingod_2f_Documents_2f_Templates_2f_sios_25_2016_3a_9.otp10_7e_LT_7e_Gliederung_20_4" style:display-name="file:///home/steingod/Documents/Templates/sios%2016:9.otp10~LT~Gliederung 4" style:family="paragraph" style:parent-style-name="file_3a__2f__2f__2f_home_2f_steingod_2f_Documents_2f_Templates_2f_sios_25_2016_3a_9.otp10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ile_3a__2f__2f__2f_home_2f_steingod_2f_Documents_2f_Templates_2f_sios_25_2016_3a_9.otp10_7e_LT_7e_Gliederung_20_5" style:display-name="file:///home/steingod/Documents/Templates/sios%2016:9.otp10~LT~Gliederung 5" style:family="paragraph" style:parent-style-name="file_3a__2f__2f__2f_home_2f_steingod_2f_Documents_2f_Templates_2f_sios_25_2016_3a_9.otp10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0_7e_LT_7e_Gliederung_20_6" style:display-name="file:///home/steingod/Documents/Templates/sios%2016:9.otp10~LT~Gliederung 6" style:family="paragraph" style:parent-style-name="file_3a__2f__2f__2f_home_2f_steingod_2f_Documents_2f_Templates_2f_sios_25_2016_3a_9.otp10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0_7e_LT_7e_Gliederung_20_7" style:display-name="file:///home/steingod/Documents/Templates/sios%2016:9.otp10~LT~Gliederung 7" style:family="paragraph" style:parent-style-name="file_3a__2f__2f__2f_home_2f_steingod_2f_Documents_2f_Templates_2f_sios_25_2016_3a_9.otp10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0_7e_LT_7e_Gliederung_20_8" style:display-name="file:///home/steingod/Documents/Templates/sios%2016:9.otp10~LT~Gliederung 8" style:family="paragraph" style:parent-style-name="file_3a__2f__2f__2f_home_2f_steingod_2f_Documents_2f_Templates_2f_sios_25_2016_3a_9.otp10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0_7e_LT_7e_Gliederung_20_9" style:display-name="file:///home/steingod/Documents/Templates/sios%2016:9.otp10~LT~Gliederung 9" style:family="paragraph" style:parent-style-name="file_3a__2f__2f__2f_home_2f_steingod_2f_Documents_2f_Templates_2f_sios_25_2016_3a_9.otp10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0_7e_LT_7e_Titel" style:display-name="file:///home/steingod/Documents/Templates/sios%2016:9.otp10~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letter-kerning="true"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10_7e_LT_7e_Untertitel" style:display-name="file:///home/steingod/Documents/Templates/sios%2016:9.otp10~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10_7e_LT_7e_Notizen" style:display-name="file:///home/steingod/Documents/Templates/sios%2016:9.otp10~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10_7e_LT_7e_Hintergrundobjekte" style:display-name="file:///home/steingod/Documents/Templates/sios%2016:9.otp10~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10_7e_LT_7e_Hintergrund" style:display-name="file:///home/steingod/Documents/Templates/sios%2016:9.otp10~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11_7e_LT_7e_Gliederung_20_1" style:display-name="file:///home/steingod/Documents/Templates/sios%2016:9.otp11~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11_7e_LT_7e_Gliederung_20_2" style:display-name="file:///home/steingod/Documents/Templates/sios%2016:9.otp11~LT~Gliederung 2" style:family="paragraph" style:parent-style-name="file_3a__2f__2f__2f_home_2f_steingod_2f_Documents_2f_Templates_2f_sios_25_2016_3a_9.otp11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ile_3a__2f__2f__2f_home_2f_steingod_2f_Documents_2f_Templates_2f_sios_25_2016_3a_9.otp11_7e_LT_7e_Gliederung_20_3" style:display-name="file:///home/steingod/Documents/Templates/sios%2016:9.otp11~LT~Gliederung 3" style:family="paragraph" style:parent-style-name="file_3a__2f__2f__2f_home_2f_steingod_2f_Documents_2f_Templates_2f_sios_25_2016_3a_9.otp11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e_3a__2f__2f__2f_home_2f_steingod_2f_Documents_2f_Templates_2f_sios_25_2016_3a_9.otp11_7e_LT_7e_Gliederung_20_4" style:display-name="file:///home/steingod/Documents/Templates/sios%2016:9.otp11~LT~Gliederung 4" style:family="paragraph" style:parent-style-name="file_3a__2f__2f__2f_home_2f_steingod_2f_Documents_2f_Templates_2f_sios_25_2016_3a_9.otp11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ile_3a__2f__2f__2f_home_2f_steingod_2f_Documents_2f_Templates_2f_sios_25_2016_3a_9.otp11_7e_LT_7e_Gliederung_20_5" style:display-name="file:///home/steingod/Documents/Templates/sios%2016:9.otp11~LT~Gliederung 5" style:family="paragraph" style:parent-style-name="file_3a__2f__2f__2f_home_2f_steingod_2f_Documents_2f_Templates_2f_sios_25_2016_3a_9.otp11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1_7e_LT_7e_Gliederung_20_6" style:display-name="file:///home/steingod/Documents/Templates/sios%2016:9.otp11~LT~Gliederung 6" style:family="paragraph" style:parent-style-name="file_3a__2f__2f__2f_home_2f_steingod_2f_Documents_2f_Templates_2f_sios_25_2016_3a_9.otp11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1_7e_LT_7e_Gliederung_20_7" style:display-name="file:///home/steingod/Documents/Templates/sios%2016:9.otp11~LT~Gliederung 7" style:family="paragraph" style:parent-style-name="file_3a__2f__2f__2f_home_2f_steingod_2f_Documents_2f_Templates_2f_sios_25_2016_3a_9.otp11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1_7e_LT_7e_Gliederung_20_8" style:display-name="file:///home/steingod/Documents/Templates/sios%2016:9.otp11~LT~Gliederung 8" style:family="paragraph" style:parent-style-name="file_3a__2f__2f__2f_home_2f_steingod_2f_Documents_2f_Templates_2f_sios_25_2016_3a_9.otp11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1_7e_LT_7e_Gliederung_20_9" style:display-name="file:///home/steingod/Documents/Templates/sios%2016:9.otp11~LT~Gliederung 9" style:family="paragraph" style:parent-style-name="file_3a__2f__2f__2f_home_2f_steingod_2f_Documents_2f_Templates_2f_sios_25_2016_3a_9.otp11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1_7e_LT_7e_Titel" style:display-name="file:///home/steingod/Documents/Templates/sios%2016:9.otp11~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letter-kerning="true"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11_7e_LT_7e_Untertitel" style:display-name="file:///home/steingod/Documents/Templates/sios%2016:9.otp11~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11_7e_LT_7e_Notizen" style:display-name="file:///home/steingod/Documents/Templates/sios%2016:9.otp11~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11_7e_LT_7e_Hintergrundobjekte" style:display-name="file:///home/steingod/Documents/Templates/sios%2016:9.otp1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11_7e_LT_7e_Hintergrund" style:display-name="file:///home/steingod/Documents/Templates/sios%2016:9.otp1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12_7e_LT_7e_Gliederung_20_1" style:display-name="file:///home/steingod/Documents/Templates/sios%2016:9.otp12~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12_7e_LT_7e_Gliederung_20_2" style:display-name="file:///home/steingod/Documents/Templates/sios%2016:9.otp12~LT~Gliederung 2" style:family="paragraph" style:parent-style-name="file_3a__2f__2f__2f_home_2f_steingod_2f_Documents_2f_Templates_2f_sios_25_2016_3a_9.otp12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ile_3a__2f__2f__2f_home_2f_steingod_2f_Documents_2f_Templates_2f_sios_25_2016_3a_9.otp12_7e_LT_7e_Gliederung_20_3" style:display-name="file:///home/steingod/Documents/Templates/sios%2016:9.otp12~LT~Gliederung 3" style:family="paragraph" style:parent-style-name="file_3a__2f__2f__2f_home_2f_steingod_2f_Documents_2f_Templates_2f_sios_25_2016_3a_9.otp12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e_3a__2f__2f__2f_home_2f_steingod_2f_Documents_2f_Templates_2f_sios_25_2016_3a_9.otp12_7e_LT_7e_Gliederung_20_4" style:display-name="file:///home/steingod/Documents/Templates/sios%2016:9.otp12~LT~Gliederung 4" style:family="paragraph" style:parent-style-name="file_3a__2f__2f__2f_home_2f_steingod_2f_Documents_2f_Templates_2f_sios_25_2016_3a_9.otp12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ile_3a__2f__2f__2f_home_2f_steingod_2f_Documents_2f_Templates_2f_sios_25_2016_3a_9.otp12_7e_LT_7e_Gliederung_20_5" style:display-name="file:///home/steingod/Documents/Templates/sios%2016:9.otp12~LT~Gliederung 5" style:family="paragraph" style:parent-style-name="file_3a__2f__2f__2f_home_2f_steingod_2f_Documents_2f_Templates_2f_sios_25_2016_3a_9.otp12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2_7e_LT_7e_Gliederung_20_6" style:display-name="file:///home/steingod/Documents/Templates/sios%2016:9.otp12~LT~Gliederung 6" style:family="paragraph" style:parent-style-name="file_3a__2f__2f__2f_home_2f_steingod_2f_Documents_2f_Templates_2f_sios_25_2016_3a_9.otp12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2_7e_LT_7e_Gliederung_20_7" style:display-name="file:///home/steingod/Documents/Templates/sios%2016:9.otp12~LT~Gliederung 7" style:family="paragraph" style:parent-style-name="file_3a__2f__2f__2f_home_2f_steingod_2f_Documents_2f_Templates_2f_sios_25_2016_3a_9.otp12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2_7e_LT_7e_Gliederung_20_8" style:display-name="file:///home/steingod/Documents/Templates/sios%2016:9.otp12~LT~Gliederung 8" style:family="paragraph" style:parent-style-name="file_3a__2f__2f__2f_home_2f_steingod_2f_Documents_2f_Templates_2f_sios_25_2016_3a_9.otp12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2_7e_LT_7e_Gliederung_20_9" style:display-name="file:///home/steingod/Documents/Templates/sios%2016:9.otp12~LT~Gliederung 9" style:family="paragraph" style:parent-style-name="file_3a__2f__2f__2f_home_2f_steingod_2f_Documents_2f_Templates_2f_sios_25_2016_3a_9.otp12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2_7e_LT_7e_Titel" style:display-name="file:///home/steingod/Documents/Templates/sios%2016:9.otp12~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letter-kerning="true"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12_7e_LT_7e_Untertitel" style:display-name="file:///home/steingod/Documents/Templates/sios%2016:9.otp12~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12_7e_LT_7e_Notizen" style:display-name="file:///home/steingod/Documents/Templates/sios%2016:9.otp12~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12_7e_LT_7e_Hintergrundobjekte" style:display-name="file:///home/steingod/Documents/Templates/sios%2016:9.otp1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12_7e_LT_7e_Hintergrund" style:display-name="file:///home/steingod/Documents/Templates/sios%2016:9.otp12~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Footnote_20_Symbol" style:display-name="Footnote Symbol"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Placeholder" style:family="text">
      <style:text-properties fo:font-variant="small-caps" fo:color="#008080" style:text-underline-style="dotte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width="0.499cm"/>
      </text:outline-level-style>
      <text:outline-level-style text:level="2" style:num-suffix=" " style:num-format="1" text:display-levels="2">
        <style:list-level-properties text:min-label-width="0.499cm"/>
      </text:outline-level-style>
      <text:outline-level-style text:level="3" style:num-suffix=" " style:num-format="1" text:display-levels="3">
        <style:list-level-properties text:min-label-width="0.499cm"/>
      </text:outline-level-style>
      <text:outline-level-style text:level="4" style:num-suffix=" " style:num-format="1" text:display-levels="4">
        <style:list-level-properties text:min-label-width="0.499cm"/>
      </text:outline-level-style>
      <text:outline-level-style text:level="5" style:num-suffix=" " style:num-format="1" text:display-levels="5">
        <style:list-level-properties text:min-label-width="0.499cm"/>
      </text:outline-level-style>
      <text:outline-level-style text:level="6" style:num-suffix=" " style:num-format="1" text:display-levels="6">
        <style:list-level-properties text:min-label-width="0.499cm"/>
      </text:outline-level-style>
      <text:outline-level-style text:level="7" style:num-suffix=" " style:num-format="1" text:display-levels="7">
        <style:list-level-properties text:min-label-width="0.499cm"/>
      </text:outline-level-style>
      <text:outline-level-style text:level="8" style:num-suffix=" " style:num-format="1" text:display-levels="8">
        <style:list-level-properties text:min-label-width="0.499cm"/>
      </text:outline-level-style>
      <text:outline-level-style text:level="9" style:num-suffix=" " style:num-format="1" text:display-levels="9">
        <style:list-level-properties text:min-label-width="0.499cm"/>
      </text:outline-level-style>
      <text:outline-level-style text:level="10" style:num-suffix=" " style:num-format="1" text:display-levels="10">
        <style:list-level-properties text:min-label-width="0.499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List_20_5" style:display-name="List 5">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Requirement">
      <text:list-level-style-number text:level="1" text:style-name="Numbering_20_Symbols" style:num-prefix="REQ.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REQ.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REQ. "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REQ. "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REQ. "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REQ. "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REQ. "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REQ. "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REQ. "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REQ. " style:num-suffix="." style:num-format="1" text:display-levels="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eference">
      <text:list-level-style-number text:level="1" style:num-prefix="[" style:num-suffix="]" style:num-format="1">
        <style:list-level-properties text:list-level-position-and-space-mode="label-alignment">
          <style:list-level-label-alignment text:label-followed-by="listtab" text:list-tab-stop-position="1.499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499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1.499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1.499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1.499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1.499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1.499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1.499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1.499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002cm" table:align="margins"/>
    </style:style>
    <style:style style:name="Table1.A" style:family="table-column">
      <style:table-column-properties style:column-width="5.334cm" style:rel-column-width="21845*"/>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MP1" style:family="paragraph" style:parent-style-name="Table_20_Contents">
      <style:paragraph-properties fo:margin-top="0cm" fo:margin-bottom="0cm" loext:contextual-spacing="false" fo:text-align="center" style:justify-single-word="false"/>
      <style:text-properties fo:font-size="8pt" fo:language="en" fo:country="GB" fo:font-weight="normal" officeooo:rsid="0132a95b" officeooo:paragraph-rsid="0132a95b"/>
    </style:style>
    <style:style style:name="MP2" style:family="paragraph" style:parent-style-name="Table_20_Contents">
      <style:paragraph-properties fo:margin-top="0cm" fo:margin-bottom="0cm" loext:contextual-spacing="false" fo:text-align="center" style:justify-single-word="false"/>
      <style:text-properties fo:font-size="8pt" fo:language="en" fo:country="GB" fo:font-weight="normal"/>
    </style:style>
    <style:style style:name="MP3" style:family="paragraph" style:parent-style-name="Header">
      <style:paragraph-properties fo:text-align="center" style:justify-single-word="false"/>
      <style:text-properties fo:language="en" fo:country="GB"/>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9.999cm" fo:margin-bottom="2.54cm" fo:margin-left="3.18cm" fo:margin-right="3.1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e1" table:style-name="Table1">
          <table:table-column table:style-name="Table1.A" table:number-columns-repeated="3"/>
          <table:table-row>
            <table:table-cell table:style-name="Table1.A1" office:value-type="string">
              <text:p text:style-name="MP1"/>
            </table:table-cell>
            <table:table-cell table:style-name="Table1.A1" office:value-type="string">
              <text:p text:style-name="MP2"><text:reference-ref text:reference-format="text" text:ref-name="Prosjektnavn"> METNO Metadata Format Specification</text:reference-ref></text:p>
            </table:table-cell>
            <table:table-cell table:style-name="Table1.C1" office:value-type="string">
              <text:p text:style-name="MP2">Page: <text:page-number text:select-page="current">5</text:page-number>/<text:page-count>39</text:page-count></text:p>
            </table:table-cell>
          </table:table-row>
        </table:table>
        <text:p text:style-name="MP3"/>
      </style:header>
    </style:master-page>
    <style:master-page style:name="First_20_Page" style:display-name="First Page" style:page-layout-name="Mpm2" style:next-style-name="Standard"/>
    <style:master-page style:name="Endnote" style:page-layout-name="Mpm3"/>
    <style:master-page style:name="Left_20_Page" style:display-name="Left Page" style:page-layout-name="Mpm4"/>
    <style:master-page style:name="Right_20_Page" style:display-name="Right Pag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METNO Technical Documentation</dc:title>
    <meta:creation-date>2013-03-05T17:10:28</meta:creation-date>
    <dc:language>en-GB</dc:language>
    <meta:editing-cycles>393</meta:editing-cycles>
    <meta:editing-duration>P6DT4H51M12S</meta:editing-duration>
    <meta:initial-creator>Øystein Godøy</meta:initial-creator>
    <dc:date>2017-03-09T11:48:03.874592233</dc:date>
    <dc:creator>Øystein Godøy</dc:creator>
    <meta:document-statistic meta:table-count="49" meta:image-count="0" meta:object-count="0" meta:page-count="39" meta:paragraph-count="1311" meta:word-count="6808" meta:character-count="51659" meta:non-whitespace-character-count="45753"/>
    <meta:user-defined meta:name="Info 0"/>
    <meta:user-defined meta:name="Info 1"/>
    <meta:user-defined meta:name="Info 2"/>
    <meta:user-defined meta:name="Info 3"/>
    <meta:template xlink:type="simple" xlink:actuate="onRequest" xlink:title="METNO Technical Documentation" xlink:href="../../../../../../../../Templates/TechDoc-usecase-template.ott" meta:date="2015-10-05T23:05:39.859351546"/>
  </office:meta>
</office:document-meta>
</file>